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rebuchet MS" svg:font-family="'Trebuchet MS', sans-serif"/>
    <style:font-face style:name="Verdana" svg:font-family="Verdana, sans-serif"/>
    <style:font-face style:name="DejaVu Sans1" svg:font-family="'DejaVu Sans'" style:font-family-generic="swiss"/>
    <style:font-face style:name="Segoe UI" svg:font-family="'Segoe UI'" style:font-family-generic="swiss"/>
    <style:font-face style:name="DejaVu Sans Mono" svg:font-family="'DejaVu Sans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1">
      <style:paragraph-properties fo:margin-left="0cm" fo:margin-right="0cm" fo:margin-top="0cm" fo:margin-bottom="0cm" style:contextual-spacing="false" fo:line-height="100%" fo:text-align="justify" style:justify-single-word="false" fo:text-indent="0cm" style:auto-text-indent="false"/>
    </style:style>
    <style:style style:name="P2" style:family="paragraph" style:parent-style-name="Heading_20_1">
      <style:paragraph-properties fo:margin-left="0cm" fo:margin-right="0cm" fo:margin-top="0cm" fo:margin-bottom="0cm" style:contextual-spacing="false" fo:line-height="100%" fo:text-align="justify" style:justify-single-word="false" fo:text-indent="0cm" style:auto-text-indent="false"/>
      <style:text-properties fo:font-style="italic" style:text-underline-style="solid" style:text-underline-width="auto" style:text-underline-color="font-color" style:font-style-asian="italic" style:font-style-complex="italic"/>
    </style:style>
    <style:style style:name="P3" style:family="paragraph" style:parent-style-name="Heading_20_2">
      <style:paragraph-properties fo:margin-left="0cm" fo:margin-right="0cm" fo:margin-top="0cm" fo:margin-bottom="0cm" style:contextual-spacing="false" fo:line-height="100%" fo:text-align="justify" style:justify-single-word="false" fo:text-indent="0cm" style:auto-text-indent="false"/>
    </style:style>
    <style:style style:name="P4" style:family="paragraph" style:parent-style-name="Heading_20_3">
      <style:paragraph-properties fo:margin-left="0cm" fo:margin-right="0cm" fo:margin-top="0cm" fo:margin-bottom="0cm" style:contextual-spacing="false" fo:line-height="100%" fo:text-align="justify" style:justify-single-word="false" fo:text-indent="0cm" style:auto-text-indent="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style>
    <style:style style:name="P7"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officeooo:paragraph-rsid="001b4d87"/>
    </style:style>
    <style:style style:name="P8"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officeooo:paragraph-rsid="001ea5de"/>
    </style:style>
    <style:style style:name="T1" style:family="text">
      <style:text-properties fo:font-variant="normal" fo:text-transform="none" fo:color="#092e20" style:font-name="Times New Roman" fo:font-size="16pt" fo:letter-spacing="normal" fo:font-style="normal" fo:font-weight="bold" style:font-size-asian="16pt" style:font-weight-asian="bold" style:font-size-complex="16pt" style:font-weight-complex="bold"/>
    </style:style>
    <style:style style:name="T2" style:family="text">
      <style:text-properties fo:font-variant="normal" fo:text-transform="none" fo:color="#092e20" style:font-name="Times New Roman" fo:font-size="18pt" fo:letter-spacing="normal"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3" style:family="text">
      <style:text-properties fo:font-variant="normal" fo:text-transform="none" fo:color="#c60f0f" style:text-line-through-style="none" style:font-name="Times New Roman" fo:font-size="16pt" fo:letter-spacing="normal" fo:font-style="normal" style:text-underline-style="none" fo:font-weight="bold" style:text-blinking="false" style:font-size-asian="16pt" style:font-weight-asian="bold" style:font-size-complex="16pt" style:font-weight-complex="bold"/>
    </style:style>
    <style:style style:name="T4" style:family="text">
      <style:text-properties fo:font-variant="normal" fo:text-transform="none" fo:color="#c60f0f" style:text-line-through-style="none" style:font-name="Times New Roman" fo:font-size="18pt" fo:letter-spacing="normal" fo:font-style="italic" style:text-underline-style="solid" style:text-underline-width="auto" style:text-underline-color="font-color" fo:font-weight="bold" style:text-blinking="false" style:font-size-asian="18pt" style:font-style-asian="italic" style:font-weight-asian="bold" style:font-size-complex="18pt" style:font-style-complex="italic" style:font-weight-complex="bold"/>
    </style:style>
    <style:style style:name="T5" style:family="text">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fo:font-weight="bold" style:font-size-asian="12pt" style:font-size-complex="12pt"/>
    </style:style>
    <style:style style:name="T8" style:family="text">
      <style:text-properties fo:font-variant="normal" fo:text-transform="none" fo:color="#ab5603"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9" style:family="text">
      <style:text-properties fo:font-variant="normal" fo:text-transform="none" fo:color="#ab5603" style:text-line-through-style="none" style:font-name="Times New Roman"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555555" style:font-name="Times New Roman" fo:font-size="12pt" fo:letter-spacing="normal" fo:font-style="normal" fo:font-weight="normal" style:font-size-asian="12pt" style:font-size-complex="12pt"/>
    </style:style>
    <style:style style:name="T11" style:family="text">
      <style:text-properties fo:font-variant="normal" fo:text-transform="none" fo:color="#234f32"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2" style:family="text">
      <style:text-properties fo:font-variant="normal" fo:text-transform="none" fo:color="#234f32" style:text-line-through-style="none" style:font-name="Times New Roman" fo:font-size="12pt" fo:letter-spacing="normal" fo:font-style="normal" style:text-underline-style="none" fo:font-weight="normal" style:text-blinking="false" style:font-size-asian="12pt" style:font-size-complex="12pt"/>
    </style:style>
    <style:style style:name="T13" style:family="text">
      <style:text-properties fo:font-variant="normal" fo:text-transform="none" fo:color="#234f32" style:text-line-through-style="none" style:font-name="Times New Roman" fo:font-size="12pt" fo:letter-spacing="normal" fo:font-style="normal" style:text-underline-style="none" fo:font-weight="bold" style:text-blinking="false" style:font-size-asian="12pt" style:font-size-complex="12pt"/>
    </style:style>
    <style:style style:name="T14" style:family="text">
      <style:text-properties fo:font-variant="normal" fo:text-transform="none" fo:color="#234f32" style:font-name="Times New Roman" fo:font-size="12pt" fo:letter-spacing="normal" fo:font-style="normal" fo:font-weight="normal" style:font-size-asian="12pt" style:font-size-complex="12pt"/>
    </style:style>
    <style:style style:name="T15" style:family="text">
      <style:text-properties fo:font-variant="normal" fo:text-transform="none" fo:color="#234f32" style:font-name="Times New Roman" fo:font-size="12pt" fo:letter-spacing="normal" fo:font-style="normal" fo:font-weight="bold" style:font-size-asian="12pt" style:font-size-complex="12pt"/>
    </style:style>
    <style:style style:name="T16" style:family="text">
      <style:text-properties fo:font-variant="normal" fo:text-transform="none" fo:color="#487858" style:font-name="Times New Roman" fo:font-size="12pt" fo:letter-spacing="normal" fo:font-style="normal" fo:font-weight="normal" style:font-size-asian="12pt" style:font-size-complex="12pt"/>
    </style:style>
    <style:style style:name="T17" style:family="text">
      <style:text-properties fo:color="#555555"/>
    </style:style>
    <style:style style:name="T18" style:family="text">
      <style:text-properties fo:font-weight="bold"/>
    </style:style>
    <style:style style:name="T19" style:family="text">
      <style:text-properties fo:color="#999999"/>
    </style:style>
    <style:style style:name="T20" style:family="text">
      <style:text-properties fo:color="#999999" fo:font-weight="bold"/>
    </style:style>
    <style:style style:name="T21" style:family="text">
      <style:text-properties fo:color="#999999" fo:font-style="normal" fo:font-weight="bold"/>
    </style:style>
    <style:style style:name="T22" style:family="text">
      <style:text-properties fo:color="#999999" fo:font-style="normal" fo:font-weight="normal"/>
    </style:style>
    <style:style style:name="T23" style:family="text">
      <style:text-properties fo:color="#008080"/>
    </style:style>
    <style:style style:name="T24" style:family="text">
      <style:text-properties fo:color="#008080" fo:font-style="normal" fo:font-weight="normal"/>
    </style:style>
    <style:style style:name="T25" style:family="text">
      <style:text-properties fo:color="#bb8844"/>
    </style:style>
    <style:style style:name="T26" style:family="text">
      <style:text-properties fo:color="#bb8844" fo:font-style="normal" fo:font-weight="normal"/>
    </style:style>
    <style:style style:name="T27" style:family="text">
      <style:text-properties fo:color="#445588" fo:font-weight="bold"/>
    </style:style>
    <style:style style:name="T28" style:family="text">
      <style:text-properties fo:color="#445588" fo:font-style="normal" fo:font-weight="bold"/>
    </style:style>
    <style:style style:name="T29" style:family="text">
      <style:text-properties fo:color="#990000" fo:font-weight="bold"/>
    </style:style>
    <style:style style:name="T30" style:family="text">
      <style:text-properties fo:color="#990000" fo:font-style="normal" fo:font-weight="bold"/>
    </style:style>
    <style:style style:name="T31" style:family="text">
      <style:text-properties fo:color="#aa0000"/>
    </style:style>
    <style:style style:name="T32" style:family="text">
      <style:text-properties fo:color="#999988" fo:font-style="italic"/>
    </style:style>
    <style:style style:name="T33" style:family="text">
      <style:text-properties fo:color="#999988" fo:font-style="italic" fo:font-weight="normal"/>
    </style:style>
    <style:style style:name="T34" style:family="text">
      <style:text-properties fo:color="#000080"/>
    </style:style>
    <style:style style:name="T35" style:family="text">
      <style:text-properties fo:color="#000080" fo:font-style="normal" fo:font-weight="normal"/>
    </style:style>
    <style:style style:name="T36" style:family="text">
      <style:text-properties fo:color="#009999"/>
    </style:style>
    <style:style style:name="T37" style:family="text">
      <style:text-properties fo:color="#009999" fo:font-style="normal" fo:font-weight="normal"/>
    </style:style>
    <style:style style:name="T38" style:family="text">
      <style:text-properties fo:color="#800080"/>
    </style:style>
    <style:style style:name="T39" style:family="text">
      <style:text-properties fo:font-style="normal" fo:font-weight="normal"/>
    </style:style>
    <style:style style:name="T40" style:family="text">
      <style:text-properties fo:font-style="normal" fo:font-weight="bold"/>
    </style:style>
    <style:style style:name="T41" style:family="text">
      <style:text-properties fo:language="uk" fo:country="UA" officeooo:rsid="00150f79"/>
    </style:style>
    <style:style style:name="T42" style:family="text">
      <style:text-properties fo:language="uk" fo:country="UA" officeooo:rsid="00193667"/>
    </style:style>
    <style:style style:name="T43" style:family="text">
      <style:text-properties fo:language="uk" fo:country="UA" officeooo:rsid="00225002"/>
    </style:style>
    <style:style style:name="T44" style:family="text">
      <style:text-properties fo:language="uk" fo:country="UA" officeooo:rsid="0024364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The Django template language</text:span><text:a xlink:type="simple" xlink:href="https://docs.djangoproject.com/en/1.6/topics/templates/#the-django-template-language"><text:span text:style-name="T3">¶</text:span></text:a></text:h>
      <text:p text:style-name="P6">About this document</text:p>
      <text:p text:style-name="P6"><text:span text:style-name="T5">This document explains the language syntax of the Django template system. If you’re looking for a more technical perspective on how it works and how to extend it, see </text:span><text:a xlink:type="simple" xlink:href="https://docs.djangoproject.com/en/1.6/ref/templates/api/"><text:span text:style-name="Emphasis"><text:span text:style-name="T8">The Django template language: For Python programmers</text:span></text:span></text:a><text:span text:style-name="T5">.</text:span></text:p>
      <text:p text:style-name="P6"><text:span text:style-name="T6">Django’s template language is designed to strike a balance between power and ease. It’s designed to feel comfortable to those used to working with HTML. If you have any exposure to other text-based template languages, such as </text:span><text:a xlink:type="simple" xlink:href="http://smarty.php.net/"><text:span text:style-name="T9">Smarty</text:span></text:a><text:span text:style-name="T6"> or </text:span><text:a xlink:type="simple" xlink:href="http://www.cheetahtemplate.org/"><text:span text:style-name="T9">CheetahTemplate</text:span></text:a><text:span text:style-name="T6">, you should feel right at home with Django’s templates.</text:span></text:p>
      <text:h text:style-name="P3" text:outline-level="2">Philosophy</text:h>
      <text:p text:style-name="P6">If you have a background in programming, or if you’re used to languages which mix programming code directly into HTML, you’ll want to bear in mind that the Django template system is not simply Python embedded into HTML. This is by design: the template system is meant to express presentation, not program logic.</text:p>
      <text:p text:style-name="P6"><text:span text:style-name="T5">The Django template system provides tags which function similarly to some programming constructs – an </text:span><text:a xlink:type="simple" xlink:href="https://docs.djangoproject.com/en/1.6/ref/templates/builtins/#std:templatetag-if"><text:span text:style-name="Teletype"><text:span text:style-name="T11">if</text:span></text:span></text:a><text:span text:style-name="T5"> tag for boolean tests, a </text:span><text:a xlink:type="simple" xlink:href="https://docs.djangoproject.com/en/1.6/ref/templates/builtins/#std:templatetag-for"><text:span text:style-name="Teletype"><text:span text:style-name="T11">for</text:span></text:span></text:a><text:span text:style-name="T5"> tag for looping, etc. – but these are not simply executed as the corresponding Python code, and the template system will not execute arbitrary Python expressions. Only the tags, filters and syntax listed below are supported by default (although you can add</text:span><text:a xlink:type="simple" xlink:href="https://docs.djangoproject.com/en/1.6/howto/custom-template-tags/"><text:span text:style-name="Emphasis"><text:span text:style-name="T8">your own extensions</text:span></text:span></text:a><text:span text:style-name="T5"> to the template language as needed).</text:span></text:p>
      <text:section text:style-name="Sect1" text:name="s-templates">
        <text:h text:style-name="P3" text:outline-level="2"><text:bookmark text:name="templates"/>Templates</text:h>
        <text:p text:style-name="P6">A template is simply a text file. It can generate any text-based format (HTML, XML, CSV, etc.).</text:p>
        <text:p text:style-name="P6"><text:span text:style-name="T6">A template contains </text:span><text:span text:style-name="Strong_20_Emphasis"><text:span text:style-name="T10">variables</text:span></text:span><text:span text:style-name="T6">, which get replaced with values when the template is evaluated, and </text:span><text:span text:style-name="Strong_20_Emphasis"><text:span text:style-name="T10">tags</text:span></text:span><text:span text:style-name="T6">, which control the logic of the template.</text:span></text:p>
        <text:p text:style-name="P6">Below is a minimal template that illustrates a few basics. Each element will be explained later in this document.</text:p>
        <text:p text:style-name="P6"><text:span text:style-name="T20">{%</text:span> <text:span text:style-name="T18">extends</text:span> <text:span text:style-name="T25">"base_generic.html"</text:span> <text:span text:style-name="T20">%}</text:span></text:p>
        <text:p text:style-name="P6"/>
        <text:p text:style-name="P6"><text:span text:style-name="T20">{%</text:span> <text:span text:style-name="T18">block</text:span> <text:span text:style-name="T23">title</text:span> <text:span text:style-name="T20">%}{{</text:span> <text:span text:style-name="T23">section.title</text:span> <text:span text:style-name="T20">}}{%</text:span> <text:span text:style-name="T18">endblock</text:span> <text:span text:style-name="T20">%}</text:span></text:p>
        <text:p text:style-name="P6"/>
        <text:p text:style-name="P6"><text:span text:style-name="T20">{%</text:span> <text:span text:style-name="T18">block</text:span> <text:span text:style-name="T23">content</text:span> <text:span text:style-name="T20">%}</text:span></text:p>
        <text:p text:style-name="P6"><text:span text:style-name="T34">&lt;h1&gt;</text:span><text:span text:style-name="T20">{{</text:span> <text:span text:style-name="T23">section.title</text:span> <text:span text:style-name="T20">}}</text:span><text:span text:style-name="T34">&lt;/h1&gt;</text:span></text:p>
        <text:p text:style-name="P6"/>
        <text:p text:style-name="P6"><text:span text:style-name="T20">{%</text:span> <text:span text:style-name="T18">for</text:span> <text:span text:style-name="T23">story</text:span> <text:span text:style-name="T18">in</text:span> <text:span text:style-name="T23">story_list</text:span> <text:span text:style-name="T20">%}</text:span></text:p>
        <text:p text:style-name="P6">&lt;h2&gt;</text:p>
        <text:p text:style-name="P6"><text:s text:c="2"/><text:span text:style-name="T35">&lt;a</text:span><text:span text:style-name="T39"> </text:span><text:span text:style-name="T24">href=</text:span><text:span text:style-name="T26">"</text:span><text:span text:style-name="T21">{{</text:span><text:span text:style-name="T39"> </text:span><text:span text:style-name="T24">story.get_absolute_url</text:span><text:span text:style-name="T39"> </text:span><text:span text:style-name="T21">}}</text:span><text:span text:style-name="T26">"</text:span><text:span text:style-name="T35">&gt;</text:span></text:p>
        <text:p text:style-name="P6"><text:s text:c="4"/><text:span text:style-name="T21">{{</text:span><text:span text:style-name="T39"> </text:span><text:span text:style-name="T24">story.headline</text:span><text:span text:style-name="T40">|</text:span><text:span text:style-name="T30">upper</text:span><text:span text:style-name="T39"> </text:span><text:span text:style-name="T21">}}</text:span></text:p>
        <text:p text:style-name="P6"><text:s text:c="2"/><text:span text:style-name="T35">&lt;/a&gt;</text:span></text:p>
        <text:p text:style-name="P6">&lt;/h2&gt;</text:p>
        <text:p text:style-name="P6"><text:span text:style-name="T34">&lt;p&gt;</text:span><text:span text:style-name="T20">{{</text:span> <text:span text:style-name="T23">story.tease</text:span><text:span text:style-name="T18">|</text:span><text:span text:style-name="T29">truncatewords</text:span><text:span text:style-name="T25">:"100"</text:span> <text:span text:style-name="T20">}}</text:span><text:span text:style-name="T34">&lt;/p&gt;</text:span></text:p>
        <text:p text:style-name="P6"><text:span text:style-name="T20">{%</text:span> <text:span text:style-name="T18">endfor</text:span> <text:span text:style-name="T20">%}</text:span></text:p>
        <text:p text:style-name="P6"><text:span text:style-name="T20">{%</text:span> <text:span text:style-name="T18">endblock</text:span> <text:span text:style-name="T20">%}</text:span></text:p>
        <text:h text:style-name="P3" text:outline-level="2">Philosophy</text:h>
        <text:p text:style-name="P6">Why use a text-based template instead of an XML-based one (like Zope’s TAL)? We wanted Django’s template language to be usable for more than just XML/HTML templates. At World Online, we use it for emails, JavaScript and CSV. You can use the template language for any text-based format.</text:p>
        <text:p text:style-name="P6">Oh, and one more thing: Making humans edit XML is sadistic!</text:p>
      </text:section>
      <text:section text:style-name="Sect1" text:name="s-variables">
        <text:p text:style-name="P6"><text:bookmark text:name="variables"/>Variables</text:p>
        <text:p text:style-name="P6"><text:span text:style-name="T6">Variables look like this: </text:span><text:span text:style-name="Teletype"><text:span text:style-name="T14">{{ variable }}</text:span></text:span><text:span text:style-name="T6">. When the template engine encounters a variable, it evaluates that variable and replaces it with the result. Variable names consist of any combination of alphanumeric characters and the underscore (</text:span><text:span text:style-name="Teletype"><text:span text:style-name="T14">"_"</text:span></text:span><text:span text:style-name="T6">). The dot (</text:span><text:span text:style-name="Teletype"><text:span text:style-name="T14">"."</text:span></text:span><text:span text:style-name="T6">) also appears in variable sections, although that has a special meaning, as indicated below. Importantly, </text:span><text:span text:style-name="Emphasis"><text:span text:style-name="T6">you cannot have spaces or punctuation characters in </text:span></text:span><text:soft-page-break/><text:span text:style-name="Emphasis"><text:span text:style-name="T6">variable names.</text:span></text:span></text:p>
        <text:p text:style-name="P6"><text:span text:style-name="T6">Use a dot (</text:span><text:span text:style-name="Teletype"><text:span text:style-name="T14">.</text:span></text:span><text:span text:style-name="T6">) to access attributes of a variable.</text:span></text:p>
        <text:p text:style-name="P6">Behind the scenes</text:p>
        <text:p text:style-name="P6">Technically, when the template system encounters a dot, it tries the following lookups, in this order:</text:p>
        <text:p text:style-name="P6">Dictionary lookup</text:p>
        <text:p text:style-name="P6">Attribute lookup</text:p>
        <text:p text:style-name="P6">Method call</text:p>
        <text:p text:style-name="P6">List-index lookup</text:p>
        <text:p text:style-name="P6"><text:span text:style-name="T6">This can cause some unexpected behavior with objects that override dictionary lookup. For example, consider the following code snippet that attempts to loop over a </text:span><text:span text:style-name="Teletype"><text:span text:style-name="T14">collections.defaultdict</text:span></text:span><text:span text:style-name="T6">:</text:span></text:p>
        <text:p text:style-name="P6"><text:span text:style-name="T20">{%</text:span> <text:span text:style-name="T18">for</text:span> <text:span text:style-name="T23">k</text:span><text:span text:style-name="T18">,</text:span> <text:span text:style-name="T23">v</text:span> <text:span text:style-name="T18">in</text:span> <text:span text:style-name="T23">defaultdict.iteritems</text:span> <text:span text:style-name="T20">%}</text:span></text:p>
        <text:p text:style-name="P6"><text:s text:c="4"/><text:span text:style-name="T39">Do something with k and v here...</text:span></text:p>
        <text:p text:style-name="P6"><text:span text:style-name="T20">{%</text:span> <text:span text:style-name="T18">endfor</text:span> <text:span text:style-name="T20">%}</text:span></text:p>
        <text:p text:style-name="P6"><text:span text:style-name="T6">Because dictionary lookup happens first, that behavior kicks in and provides a default value instead of using the intended</text:span><text:span text:style-name="Teletype"><text:span text:style-name="T14">.iteritems()</text:span></text:span><text:span text:style-name="T6"> method. In this case, consider converting to a dictionary first.</text:span></text:p>
        <text:p text:style-name="P6"><text:span text:style-name="T6">In the above example, </text:span><text:span text:style-name="Teletype"><text:span text:style-name="T14">{{ section.title }}</text:span></text:span><text:span text:style-name="T6"> will be replaced with the </text:span><text:span text:style-name="Teletype"><text:span text:style-name="T14">title</text:span></text:span><text:span text:style-name="T6"> attribute of the </text:span><text:span text:style-name="Teletype"><text:span text:style-name="T14">section</text:span></text:span><text:span text:style-name="T6"> object.</text:span></text:p>
        <text:p text:style-name="P6"><text:span text:style-name="T6">If you use a variable that doesn’t exist, the template system will insert the value of the </text:span><text:a xlink:type="simple" xlink:href="https://docs.djangoproject.com/en/1.6/ref/settings/#std:setting-TEMPLATE_STRING_IF_INVALID"><text:span text:style-name="Teletype"><text:span text:style-name="T12">TEMPLATE_STRING_IF_INVALID</text:span></text:span></text:a><text:span text:style-name="T6"> setting, which is set to </text:span><text:span text:style-name="Teletype"><text:span text:style-name="T14">''</text:span></text:span><text:span text:style-name="T6">(the empty string) by default.</text:span></text:p>
        <text:p text:style-name="P6"><text:span text:style-name="T6">Note that “bar” in a template expression like </text:span><text:span text:style-name="Teletype"><text:span text:style-name="T14">{{ foo.bar }}</text:span></text:span><text:span text:style-name="T6"> will be interpreted as a literal string and not using the value of the variable “bar”, if one exists in the template context.</text:span></text:p>
      </text:section>
      <text:section text:style-name="Sect1" text:name="s-filters">
        <text:h text:style-name="P3" text:outline-level="2"><text:bookmark text:name="filters"/>Filters</text:h>
        <text:p text:style-name="P6"><text:span text:style-name="T6">You can modify variables for display by using </text:span><text:span text:style-name="Strong_20_Emphasis"><text:span text:style-name="T10">filters</text:span></text:span><text:span text:style-name="T6">.</text:span></text:p>
        <text:p text:style-name="P6"><text:span text:style-name="T6">Filters look like this: </text:span><text:span text:style-name="Teletype"><text:span text:style-name="T14">{{ name|lower }}</text:span></text:span><text:span text:style-name="T6">. This displays the value of the </text:span><text:span text:style-name="Teletype"><text:span text:style-name="T14">{{ name }}</text:span></text:span><text:span text:style-name="T6"> variable after being filtered through the </text:span><text:a xlink:type="simple" xlink:href="https://docs.djangoproject.com/en/1.6/ref/templates/builtins/#std:templatefilter-lower"><text:span text:style-name="Teletype"><text:span text:style-name="T12">lower</text:span></text:span></text:a><text:span text:style-name="T6"> filter, which converts text to lowercase. Use a pipe (</text:span><text:span text:style-name="Teletype"><text:span text:style-name="T14">|</text:span></text:span><text:span text:style-name="T6">) to apply a filter.</text:span></text:p>
        <text:p text:style-name="P6"><text:span text:style-name="T6">Filters can be “chained.” The output of one filter is applied to the next. </text:span><text:span text:style-name="Teletype"><text:span text:style-name="T14">{{ text|escape|linebreaks }}</text:span></text:span><text:span text:style-name="T6"> is a common idiom for escaping text contents, then converting line breaks to </text:span><text:span text:style-name="Teletype"><text:span text:style-name="T14">&lt;p&gt;</text:span></text:span><text:span text:style-name="T6"> tags.</text:span></text:p>
        <text:p text:style-name="P6"><text:span text:style-name="T6">Some filters take arguments. A filter argument looks like this: </text:span><text:span text:style-name="Teletype"><text:span text:style-name="T14">{{ bio|truncatewords:30 }}</text:span></text:span><text:span text:style-name="T6">. This will display the first 30 words of the </text:span><text:span text:style-name="Teletype"><text:span text:style-name="T14">bio</text:span></text:span><text:span text:style-name="T6">variable.</text:span></text:p>
        <text:p text:style-name="P6"><text:span text:style-name="T6">Filter arguments that contain spaces must be quoted; for example, to join a list with commas and spaced you’d use </text:span><text:span text:style-name="Teletype"><text:span text:style-name="T14">{{ list|join:", " }}</text:span></text:span><text:span text:style-name="T6">.</text:span></text:p>
        <text:p text:style-name="P6"><text:span text:style-name="T6">Django provides about thirty built-in template filters. You can read all about them in the </text:span><text:a xlink:type="simple" xlink:href="https://docs.djangoproject.com/en/1.6/ref/templates/builtins/#ref-templates-builtins-filters"><text:span text:style-name="Emphasis"><text:span text:style-name="T9">built-in filter reference</text:span></text:span></text:a><text:span text:style-name="T6">. To give you a taste of what’s available, here are some of the more commonly used template filters:</text:span></text:p>
        <text:p text:style-name="P6"><text:a xlink:type="simple" xlink:href="https://docs.djangoproject.com/en/1.6/ref/templates/builtins/#std:templatefilter-default"><text:span text:style-name="Teletype"><text:span text:style-name="T13">default</text:span></text:span></text:a></text:p>
        <text:p text:style-name="P6">If a variable is false or empty, use given default. Otherwise, use the value of the variable</text:p>
        <text:p text:style-name="P6">For example:</text:p>
        <text:p text:style-name="P6"><text:span text:style-name="T20">{{</text:span> <text:span text:style-name="T23">value</text:span><text:span text:style-name="T18">|</text:span><text:span text:style-name="T29">default</text:span><text:span text:style-name="T25">:"nothing"</text:span> <text:span text:style-name="T20">}}</text:span></text:p>
        <text:p text:style-name="P6"><text:span text:style-name="T6">If </text:span><text:span text:style-name="Teletype"><text:span text:style-name="T14">value</text:span></text:span><text:span text:style-name="T6"> isn’t provided or is empty, the above will display “</text:span><text:span text:style-name="Teletype"><text:span text:style-name="T14">nothing</text:span></text:span><text:span text:style-name="T6">”.</text:span></text:p>
        <text:p text:style-name="P6"><text:a xlink:type="simple" xlink:href="https://docs.djangoproject.com/en/1.6/ref/templates/builtins/#std:templatefilter-length"><text:span text:style-name="Teletype"><text:span text:style-name="T13">length</text:span></text:span></text:a></text:p>
        <text:p text:style-name="P6">Returns the length of the value. This works for both strings and lists; for example:</text:p>
        <text:p text:style-name="P6"><text:span text:style-name="T20">{{</text:span> <text:span text:style-name="T23">value</text:span><text:span text:style-name="T18">|</text:span><text:span text:style-name="T29">length</text:span> <text:span text:style-name="T20">}}</text:span></text:p>
        <text:p text:style-name="P6"><text:span text:style-name="T6">If </text:span><text:span text:style-name="Teletype"><text:span text:style-name="T14">value</text:span></text:span><text:span text:style-name="T6"> is </text:span><text:span text:style-name="Teletype"><text:span text:style-name="T14">['a', 'b', 'c', 'd']</text:span></text:span><text:span text:style-name="T6">, the output will be </text:span><text:span text:style-name="Teletype"><text:span text:style-name="T14">4</text:span></text:span><text:span text:style-name="T6">.</text:span></text:p>
        <text:p text:style-name="P6"><text:a xlink:type="simple" xlink:href="https://docs.djangoproject.com/en/1.6/ref/templates/builtins/#std:templatefilter-striptags"><text:span text:style-name="Teletype"><text:span text:style-name="T13">striptags</text:span></text:span></text:a></text:p>
        <text:p text:style-name="P6">Strips all [X]HTML tags. For example:</text:p>
        <text:p text:style-name="P6"><text:span text:style-name="T20">{{</text:span> <text:span text:style-name="T23">value</text:span><text:span text:style-name="T18">|</text:span><text:span text:style-name="T29">striptags</text:span> <text:span text:style-name="T20">}}</text:span></text:p>
        <text:p text:style-name="P6"><text:span text:style-name="T6">If </text:span><text:span text:style-name="Teletype"><text:span text:style-name="T14">value</text:span></text:span><text:span text:style-name="T6"> is </text:span><text:span text:style-name="Teletype"><text:span text:style-name="T14">"&lt;b&gt;Joel&lt;/b&gt; &lt;button&gt;is&lt;/button&gt; a &lt;span&gt;slug&lt;/span&gt;"</text:span></text:span><text:span text:style-name="T6">, the output will be </text:span><text:span text:style-name="Teletype"><text:span text:style-name="T14">"Joel is a slug"</text:span></text:span><text:span text:style-name="T6">.</text:span></text:p>
        <text:p text:style-name="P6"><text:span text:style-name="T6">Again, these are just a few examples; see the </text:span><text:a xlink:type="simple" xlink:href="https://docs.djangoproject.com/en/1.6/ref/templates/builtins/#ref-templates-builtins-filters"><text:span text:style-name="Emphasis"><text:span text:style-name="T9">built-in filter reference</text:span></text:span></text:a><text:span text:style-name="T6"> for the complete list.</text:span></text:p>
        <text:p text:style-name="P6"><text:span text:style-name="T6">You can also create your own custom template filters; see </text:span><text:a xlink:type="simple" xlink:href="https://docs.djangoproject.com/en/1.6/howto/custom-template-tags/"><text:span text:style-name="Emphasis"><text:span text:style-name="T9">Custom template tags and filters</text:span></text:span></text:a><text:span text:style-name="T6">.</text:span></text:p>
        <text:p text:style-name="P6">See also</text:p>
        <text:p text:style-name="P6"><text:span text:style-name="T6">Django’s admin interface can include a complete reference of all template tags and filters available for a given site. See </text:span><text:a xlink:type="simple" xlink:href="https://docs.djangoproject.com/en/1.6/ref/contrib/admin/admindocs/"><text:span text:style-name="Emphasis"><text:span text:style-name="T9">The Django admin documentation generator</text:span></text:span></text:a><text:span text:style-name="T6">.</text:span></text:p>
      </text:section>
      <text:section text:style-name="Sect1" text:name="s-tags">
        <text:h text:style-name="P3" text:outline-level="2"><text:bookmark text:name="tags"/><text:soft-page-break/>Tags</text:h>
        <text:p text:style-name="P6"><text:span text:style-name="T6">Tags look like this: </text:span><text:span text:style-name="Teletype"><text:span text:style-name="T14">{% tag %}</text:span></text:span><text:span text:style-name="T6">. Tags are more complex than variables: Some create text in the output, some control flow by performing loops or logic, and some load external information into the template to be used by later variables.</text:span></text:p>
        <text:p text:style-name="P6"><text:span text:style-name="T6">Some tags require beginning and ending tags (i.e. </text:span><text:span text:style-name="Teletype"><text:span text:style-name="T14">{% tag %} ... tag contents ... {% endtag %}</text:span></text:span><text:span text:style-name="T6">).</text:span></text:p>
        <text:p text:style-name="P6"><text:span text:style-name="T6">Django ships with about two dozen built-in template tags. You can read all about them in the </text:span><text:a xlink:type="simple" xlink:href="https://docs.djangoproject.com/en/1.6/ref/templates/builtins/#ref-templates-builtins-tags"><text:span text:style-name="Emphasis"><text:span text:style-name="T9">built-in tag reference</text:span></text:span></text:a><text:span text:style-name="T6">. To give you a taste of what’s available, here are some of the more commonly used tags:</text:span></text:p>
        <text:p text:style-name="P6"><text:a xlink:type="simple" xlink:href="https://docs.djangoproject.com/en/1.6/ref/templates/builtins/#std:templatetag-for"><text:span text:style-name="Teletype"><text:span text:style-name="T13">for</text:span></text:span></text:a></text:p>
        <text:p text:style-name="P6"><text:span text:style-name="T6">Loop over each item in an array. For example, to display a list of athletes provided in </text:span><text:span text:style-name="Teletype"><text:span text:style-name="T14">athlete_list</text:span></text:span><text:span text:style-name="T6">:</text:span></text:p>
        <text:p text:style-name="P6">&lt;ul&gt;</text:p>
        <text:p text:style-name="P6"><text:span text:style-name="T20">{%</text:span> <text:span text:style-name="T18">for</text:span> <text:span text:style-name="T23">athlete</text:span> <text:span text:style-name="T18">in</text:span> <text:span text:style-name="T23">athlete_list</text:span> <text:span text:style-name="T20">%}</text:span></text:p>
        <text:p text:style-name="P6"><text:s text:c="4"/><text:span text:style-name="T35">&lt;li&gt;</text:span><text:span text:style-name="T21">{{</text:span><text:span text:style-name="T39"> </text:span><text:span text:style-name="T24">athlete.name</text:span><text:span text:style-name="T39"> </text:span><text:span text:style-name="T21">}}</text:span><text:span text:style-name="T35">&lt;/li&gt;</text:span></text:p>
        <text:p text:style-name="P6"><text:span text:style-name="T20">{%</text:span> <text:span text:style-name="T18">endfor</text:span> <text:span text:style-name="T20">%}</text:span></text:p>
        <text:p text:style-name="P6">&lt;/ul&gt;</text:p>
        <text:p text:style-name="P6"><text:a xlink:type="simple" xlink:href="https://docs.djangoproject.com/en/1.6/ref/templates/builtins/#std:templatetag-if"><text:span text:style-name="Teletype"><text:span text:style-name="T13">if</text:span></text:span></text:a><text:span text:style-name="T7"> and </text:span><text:span text:style-name="Teletype"><text:span text:style-name="T15">else</text:span></text:span></text:p>
        <text:p text:style-name="P6">Evaluates a variable, and if that variable is “true” the contents of the block are displayed:</text:p>
        <text:p text:style-name="P6"><text:span text:style-name="T20">{%</text:span> <text:span text:style-name="T18">if</text:span> <text:span text:style-name="T23">athlete_list</text:span> <text:span text:style-name="T20">%}</text:span></text:p>
        <text:p text:style-name="P6"><text:s text:c="4"/><text:span text:style-name="T39">Number of athletes: </text:span><text:span text:style-name="T21">{{</text:span><text:span text:style-name="T39"> </text:span><text:span text:style-name="T24">athlete_list</text:span><text:span text:style-name="T40">|</text:span><text:span text:style-name="T30">length</text:span><text:span text:style-name="T39"> </text:span><text:span text:style-name="T21">}}</text:span></text:p>
        <text:p text:style-name="P6"><text:span text:style-name="T20">{%</text:span> <text:span text:style-name="T18">else</text:span> <text:span text:style-name="T20">%}</text:span></text:p>
        <text:p text:style-name="P6"><text:s text:c="4"/><text:span text:style-name="T39">No athletes.</text:span></text:p>
        <text:p text:style-name="P6"><text:span text:style-name="T20">{%</text:span> <text:span text:style-name="T18">endif</text:span> <text:span text:style-name="T20">%}</text:span></text:p>
        <text:p text:style-name="P6"><text:span text:style-name="T6">In the above, if </text:span><text:span text:style-name="Teletype"><text:span text:style-name="T14">athlete_list</text:span></text:span><text:span text:style-name="T6"> is not empty, the number of athletes will be displayed by the </text:span><text:span text:style-name="Teletype"><text:span text:style-name="T14">{{ athlete_list|length }}</text:span></text:span><text:span text:style-name="T6"> variable.</text:span></text:p>
        <text:p text:style-name="P6"><text:span text:style-name="T6">You can also use filters and various operators in the </text:span><text:a xlink:type="simple" xlink:href="https://docs.djangoproject.com/en/1.6/ref/templates/builtins/#std:templatetag-if"><text:span text:style-name="Teletype"><text:span text:style-name="T12">if</text:span></text:span></text:a><text:span text:style-name="T6"> tag:</text:span></text:p>
        <text:p text:style-name="P6"><text:span text:style-name="T20">{%</text:span> <text:span text:style-name="T18">if</text:span> <text:span text:style-name="T23">athlete_list</text:span><text:span text:style-name="T18">|</text:span><text:span text:style-name="T29">length</text:span> <text:span text:style-name="T18">&gt;</text:span> <text:span text:style-name="T36">1</text:span> <text:span text:style-name="T20">%}</text:span></text:p>
        <text:p text:style-name="P6"><text:s text:c="3"/><text:span text:style-name="T39">Team: </text:span><text:span text:style-name="T21">{%</text:span><text:span text:style-name="T39"> </text:span><text:span text:style-name="T40">for</text:span><text:span text:style-name="T39"> </text:span><text:span text:style-name="T24">athlete</text:span><text:span text:style-name="T39"> </text:span><text:span text:style-name="T40">in</text:span><text:span text:style-name="T39"> </text:span><text:span text:style-name="T24">athlete_list</text:span><text:span text:style-name="T39"> </text:span><text:span text:style-name="T21">%}</text:span><text:span text:style-name="T39"> ... </text:span><text:span text:style-name="T21">{%</text:span><text:span text:style-name="T39"> </text:span><text:span text:style-name="T40">endfor</text:span><text:span text:style-name="T39"> </text:span><text:span text:style-name="T21">%}</text:span></text:p>
        <text:p text:style-name="P6"><text:span text:style-name="T20">{%</text:span> <text:span text:style-name="T18">else</text:span> <text:span text:style-name="T20">%}</text:span></text:p>
        <text:p text:style-name="P6"><text:s text:c="3"/><text:span text:style-name="T39">Athlete: </text:span><text:span text:style-name="T21">{{</text:span><text:span text:style-name="T39"> </text:span><text:span text:style-name="T24">athlete_list.0.name</text:span><text:span text:style-name="T39"> </text:span><text:span text:style-name="T21">}}</text:span></text:p>
        <text:p text:style-name="P6"><text:span text:style-name="T20">{%</text:span> <text:span text:style-name="T18">endif</text:span> <text:span text:style-name="T20">%}</text:span></text:p>
        <text:p text:style-name="P6"><text:span text:style-name="T6">While the above example works, be aware that most template filters return strings, so mathematical comparisons using filters will generally not work as you expect. </text:span><text:a xlink:type="simple" xlink:href="https://docs.djangoproject.com/en/1.6/ref/templates/builtins/#std:templatefilter-length"><text:span text:style-name="Teletype"><text:span text:style-name="T12">length</text:span></text:span></text:a><text:span text:style-name="T6"> is an exception.</text:span></text:p>
        <text:p text:style-name="P6"><text:a xlink:type="simple" xlink:href="https://docs.djangoproject.com/en/1.6/ref/templates/builtins/#std:templatetag-block"><text:span text:style-name="Teletype"><text:span text:style-name="T13">block</text:span></text:span></text:a><text:span text:style-name="T7"> and </text:span><text:a xlink:type="simple" xlink:href="https://docs.djangoproject.com/en/1.6/ref/templates/builtins/#std:templatetag-extends"><text:span text:style-name="Teletype"><text:span text:style-name="T13">extends</text:span></text:span></text:a></text:p>
        <text:p text:style-name="P6"><text:span text:style-name="T6">Set up </text:span><text:a xlink:type="simple" xlink:href="https://docs.djangoproject.com/en/1.6/topics/templates/#id1"><text:span text:style-name="T9">template inheritance</text:span></text:a><text:span text:style-name="T6"> (see below), a powerful way of cutting down on “boilerplate” in templates.</text:span></text:p>
        <text:p text:style-name="P6"><text:span text:style-name="T6">Again, the above is only a selection of the whole list; see the </text:span><text:a xlink:type="simple" xlink:href="https://docs.djangoproject.com/en/1.6/ref/templates/builtins/#ref-templates-builtins-tags"><text:span text:style-name="Emphasis"><text:span text:style-name="T9">built-in tag reference</text:span></text:span></text:a><text:span text:style-name="T6"> for the complete list.</text:span></text:p>
        <text:p text:style-name="P6"><text:span text:style-name="T6">You can also create your own custom template tags; see </text:span><text:a xlink:type="simple" xlink:href="https://docs.djangoproject.com/en/1.6/howto/custom-template-tags/"><text:span text:style-name="Emphasis"><text:span text:style-name="T9">Custom template tags and filters</text:span></text:span></text:a><text:span text:style-name="T6">.</text:span></text:p>
        <text:p text:style-name="P6">See also</text:p>
        <text:p text:style-name="P6"><text:span text:style-name="T6">Django’s admin interface can include a complete reference of all template tags and filters available for a given site. See </text:span><text:a xlink:type="simple" xlink:href="https://docs.djangoproject.com/en/1.6/ref/contrib/admin/admindocs/"><text:span text:style-name="Emphasis"><text:span text:style-name="T9">The Django admin documentation generator</text:span></text:span></text:a><text:span text:style-name="T6">.</text:span></text:p>
      </text:section>
      <text:section text:style-name="Sect1" text:name="s-comments">
        <text:h text:style-name="P3" text:outline-level="2"><text:bookmark text:name="template-comments"/><text:bookmark text:name="comments"/><text:bookmark text:name="s-template-comments"/>Comments</text:h>
        <text:p text:style-name="P6"><text:span text:style-name="T6">To comment-out part of a line in a template, use the comment syntax: </text:span><text:span text:style-name="Teletype"><text:span text:style-name="T14">{# #}</text:span></text:span><text:span text:style-name="T6">.</text:span></text:p>
        <text:p text:style-name="P6"><text:span text:style-name="T6">For example, this template would render as </text:span><text:span text:style-name="Teletype"><text:span text:style-name="T14">'hello'</text:span></text:span><text:span text:style-name="T6">:</text:span></text:p>
        <text:p text:style-name="P6"><text:span text:style-name="T32">{# greeting #}</text:span>hello</text:p>
        <text:p text:style-name="P6">A comment can contain any template code, invalid or not. For example:</text:p>
        <text:p text:style-name="P6">{# {% if foo %}bar{% else %} #}</text:p>
        <text:p text:style-name="P6"><text:span text:style-name="T6">This syntax can only be used for single-line comments (no newlines are permitted between the </text:span><text:span text:style-name="Teletype"><text:span text:style-name="T14">{#</text:span></text:span><text:span text:style-name="T6"> and </text:span><text:span text:style-name="Teletype"><text:span text:style-name="T14">#}</text:span></text:span><text:span text:style-name="T6"> delimiters). If you need to comment out a multiline portion of the template, see the </text:span><text:a xlink:type="simple" xlink:href="https://docs.djangoproject.com/en/1.6/ref/templates/builtins/#std:templatetag-comment"><text:span text:style-name="Teletype"><text:span text:style-name="T12">comment</text:span></text:span></text:a><text:span text:style-name="T6"> tag.</text:span></text:p>
      </text:section>
      <text:section text:style-name="Sect1" text:name="s-template-inheritance">
        <text:h text:style-name="P3" text:outline-level="2"><text:bookmark text:name="id11"/><text:bookmark text:name="template-inheritance"/><text:bookmark text:name="s-id11"/>Template inheritance</text:h>
        <text:p text:style-name="P6"><text:span text:style-name="T6">The most powerful – and thus the most complex – part of Django’s template engine is template inheritance. Template inheritance allows you to build a base “skeleton” template that contains all the common elements </text:span><text:soft-page-break/><text:span text:style-name="T6">of your site and defines </text:span><text:span text:style-name="Strong_20_Emphasis"><text:span text:style-name="T10">blocks</text:span></text:span><text:span text:style-name="T6"> that child templates can override.</text:span></text:p>
        <text:p text:style-name="P6">It’s easiest to understand template inheritance by starting with an example:</text:p>
        <text:p text:style-name="P6">&lt;!DOCTYPE html&gt;</text:p>
        <text:p text:style-name="P6"><text:span text:style-name="T34">&lt;html</text:span> <text:span text:style-name="T23">lang=</text:span><text:span text:style-name="T25">"en"</text:span><text:span text:style-name="T34">&gt;</text:span></text:p>
        <text:p text:style-name="P6">&lt;head&gt;</text:p>
        <text:p text:style-name="P6"><text:s text:c="4"/><text:span text:style-name="T35">&lt;link</text:span><text:span text:style-name="T39"> </text:span><text:span text:style-name="T24">rel=</text:span><text:span text:style-name="T26">"stylesheet"</text:span><text:span text:style-name="T39"> </text:span><text:span text:style-name="T24">href=</text:span><text:span text:style-name="T26">"style.css"</text:span><text:span text:style-name="T39"> </text:span><text:span text:style-name="T35">/&gt;</text:span></text:p>
        <text:p text:style-name="P6"><text:s text:c="4"/><text:span text:style-name="T35">&lt;title&gt;</text:span><text:span text:style-name="T21">{%</text:span><text:span text:style-name="T39"> </text:span><text:span text:style-name="T40">block</text:span><text:span text:style-name="T39"> </text:span><text:span text:style-name="T24">title</text:span><text:span text:style-name="T39"> </text:span><text:span text:style-name="T21">%}</text:span><text:span text:style-name="T39">My amazing site</text:span><text:span text:style-name="T21">{%</text:span><text:span text:style-name="T39"> </text:span><text:span text:style-name="T40">endblock</text:span><text:span text:style-name="T39"> </text:span><text:span text:style-name="T21">%}</text:span><text:span text:style-name="T35">&lt;/title&gt;</text:span></text:p>
        <text:p text:style-name="P6">&lt;/head&gt;</text:p>
        <text:p text:style-name="P6"/>
        <text:p text:style-name="P6">&lt;body&gt;</text:p>
        <text:p text:style-name="P6"><text:s text:c="4"/><text:span text:style-name="T35">&lt;div</text:span><text:span text:style-name="T39"> </text:span><text:span text:style-name="T24">id=</text:span><text:span text:style-name="T26">"sidebar"</text:span><text:span text:style-name="T35">&gt;</text:span></text:p>
        <text:p text:style-name="P6"><text:s text:c="8"/><text:span text:style-name="T21">{%</text:span><text:span text:style-name="T39"> </text:span><text:span text:style-name="T40">block</text:span><text:span text:style-name="T39"> </text:span><text:span text:style-name="T24">sidebar</text:span><text:span text:style-name="T39"> </text:span><text:span text:style-name="T21">%}</text:span></text:p>
        <text:p text:style-name="P6"><text:s text:c="8"/><text:span text:style-name="T35">&lt;ul&gt;</text:span></text:p>
        <text:p text:style-name="P6"><text:s text:c="12"/><text:span text:style-name="T35">&lt;li&gt;&lt;a</text:span><text:span text:style-name="T39"> </text:span><text:span text:style-name="T24">href=</text:span><text:span text:style-name="T26">"/"</text:span><text:span text:style-name="T35">&gt;</text:span><text:span text:style-name="T39">Home</text:span><text:span text:style-name="T35">&lt;/a&gt;&lt;/li&gt;</text:span></text:p>
        <text:p text:style-name="P6"><text:s text:c="12"/><text:span text:style-name="T35">&lt;li&gt;&lt;a</text:span><text:span text:style-name="T39"> </text:span><text:span text:style-name="T24">href=</text:span><text:span text:style-name="T26">"/blog/"</text:span><text:span text:style-name="T35">&gt;</text:span><text:span text:style-name="T39">Blog</text:span><text:span text:style-name="T35">&lt;/a&gt;&lt;/li&gt;</text:span></text:p>
        <text:p text:style-name="P6"><text:s text:c="8"/><text:span text:style-name="T35">&lt;/ul&gt;</text:span></text:p>
        <text:p text:style-name="P6"><text:s text:c="8"/><text:span text:style-name="T21">{%</text:span><text:span text:style-name="T39"> </text:span><text:span text:style-name="T40">endblock</text:span><text:span text:style-name="T39"> </text:span><text:span text:style-name="T21">%}</text:span></text:p>
        <text:p text:style-name="P6"><text:s text:c="4"/><text:span text:style-name="T35">&lt;/div&gt;</text:span></text:p>
        <text:p text:style-name="P6"/>
        <text:p text:style-name="P6"><text:s text:c="4"/><text:span text:style-name="T35">&lt;div</text:span><text:span text:style-name="T39"> </text:span><text:span text:style-name="T24">id=</text:span><text:span text:style-name="T26">"content"</text:span><text:span text:style-name="T35">&gt;</text:span></text:p>
        <text:p text:style-name="P6"><text:s text:c="8"/><text:span text:style-name="T21">{%</text:span><text:span text:style-name="T39"> </text:span><text:span text:style-name="T40">block</text:span><text:span text:style-name="T39"> </text:span><text:span text:style-name="T24">content</text:span><text:span text:style-name="T39"> </text:span><text:span text:style-name="T21">%}{%</text:span><text:span text:style-name="T39"> </text:span><text:span text:style-name="T40">endblock</text:span><text:span text:style-name="T39"> </text:span><text:span text:style-name="T21">%}</text:span></text:p>
        <text:p text:style-name="P6"><text:s text:c="4"/><text:span text:style-name="T35">&lt;/div&gt;</text:span></text:p>
        <text:p text:style-name="P6">&lt;/body&gt;</text:p>
        <text:p text:style-name="P6">&lt;/html&gt;</text:p>
        <text:p text:style-name="P6"><text:span text:style-name="T6">This template, which we’ll call </text:span><text:span text:style-name="Teletype"><text:span text:style-name="T14">base.html</text:span></text:span><text:span text:style-name="T6">, defines a simple HTML skeleton document that you might use for a simple two-column page. It’s the job of “child” templates to fill the empty blocks with content.</text:span></text:p>
        <text:p text:style-name="P6"><text:span text:style-name="T6">In this example, the </text:span><text:a xlink:type="simple" xlink:href="https://docs.djangoproject.com/en/1.6/ref/templates/builtins/#std:templatetag-block"><text:span text:style-name="Teletype"><text:span text:style-name="T12">block</text:span></text:span></text:a><text:span text:style-name="T6"> tag defines three blocks that child templates can fill in. All the </text:span><text:a xlink:type="simple" xlink:href="https://docs.djangoproject.com/en/1.6/ref/templates/builtins/#std:templatetag-block"><text:span text:style-name="Teletype"><text:span text:style-name="T12">block</text:span></text:span></text:a><text:span text:style-name="T6"> tag does is to tell the template engine that a child template may override those portions of the template.</text:span></text:p>
        <text:p text:style-name="P6">A child template might look like this:</text:p>
        <text:p text:style-name="P6"><text:span text:style-name="T20">{%</text:span> <text:span text:style-name="T18">extends</text:span> <text:span text:style-name="T25">"base.html"</text:span> <text:span text:style-name="T20">%}</text:span></text:p>
        <text:p text:style-name="P6"/>
        <text:p text:style-name="P6"><text:span text:style-name="T20">{%</text:span> <text:span text:style-name="T18">block</text:span> <text:span text:style-name="T23">title</text:span> <text:span text:style-name="T20">%}</text:span>My amazing blog<text:span text:style-name="T20">{%</text:span> <text:span text:style-name="T18">endblock</text:span> <text:span text:style-name="T20">%}</text:span></text:p>
        <text:p text:style-name="P6"/>
        <text:p text:style-name="P6"><text:span text:style-name="T20">{%</text:span> <text:span text:style-name="T18">block</text:span> <text:span text:style-name="T23">content</text:span> <text:span text:style-name="T20">%}</text:span></text:p>
        <text:p text:style-name="P6"><text:span text:style-name="T20">{%</text:span> <text:span text:style-name="T18">for</text:span> <text:span text:style-name="T23">entry</text:span> <text:span text:style-name="T18">in</text:span> <text:span text:style-name="T23">blog_entries</text:span> <text:span text:style-name="T20">%}</text:span></text:p>
        <text:p text:style-name="P6"><text:s text:c="4"/><text:span text:style-name="T35">&lt;h2&gt;</text:span><text:span text:style-name="T21">{{</text:span><text:span text:style-name="T39"> </text:span><text:span text:style-name="T24">entry.title</text:span><text:span text:style-name="T39"> </text:span><text:span text:style-name="T21">}}</text:span><text:span text:style-name="T35">&lt;/h2&gt;</text:span></text:p>
        <text:p text:style-name="P6"><text:s text:c="4"/><text:span text:style-name="T35">&lt;p&gt;</text:span><text:span text:style-name="T21">{{</text:span><text:span text:style-name="T39"> </text:span><text:span text:style-name="T24">entry.body</text:span><text:span text:style-name="T39"> </text:span><text:span text:style-name="T21">}}</text:span><text:span text:style-name="T35">&lt;/p&gt;</text:span></text:p>
        <text:p text:style-name="P6"><text:span text:style-name="T20">{%</text:span> <text:span text:style-name="T18">endfor</text:span> <text:span text:style-name="T20">%}</text:span></text:p>
        <text:p text:style-name="P6"><text:span text:style-name="T20">{%</text:span> <text:span text:style-name="T18">endblock</text:span> <text:span text:style-name="T20">%}</text:span></text:p>
        <text:p text:style-name="P6"><text:span text:style-name="T6">The </text:span><text:a xlink:type="simple" xlink:href="https://docs.djangoproject.com/en/1.6/ref/templates/builtins/#std:templatetag-extends"><text:span text:style-name="Teletype"><text:span text:style-name="T12">extends</text:span></text:span></text:a><text:span text:style-name="T6"> tag is the key here. It tells the template engine that this template “extends” another template. When the template system evaluates this template, first it locates the parent – in this case, “base.html”.</text:span></text:p>
        <text:p text:style-name="P6"><text:span text:style-name="T6">At that point, the template engine will notice the three </text:span><text:a xlink:type="simple" xlink:href="https://docs.djangoproject.com/en/1.6/ref/templates/builtins/#std:templatetag-block"><text:span text:style-name="Teletype"><text:span text:style-name="T12">block</text:span></text:span></text:a><text:span text:style-name="T6"> tags in </text:span><text:span text:style-name="Teletype"><text:span text:style-name="T14">base.html</text:span></text:span><text:span text:style-name="T6"> and replace those blocks with the contents of the child template. Depending on the value of </text:span><text:span text:style-name="Teletype"><text:span text:style-name="T14">blog_entries</text:span></text:span><text:span text:style-name="T6">, the output might look like:</text:span></text:p>
        <text:p text:style-name="P6">&lt;!DOCTYPE html&gt;</text:p>
        <text:p text:style-name="P6"><text:span text:style-name="T34">&lt;html</text:span> <text:span text:style-name="T23">lang=</text:span><text:span text:style-name="T25">"en"</text:span><text:span text:style-name="T34">&gt;</text:span></text:p>
        <text:p text:style-name="P6">&lt;head&gt;</text:p>
        <text:p text:style-name="P6"><text:s text:c="4"/><text:span text:style-name="T35">&lt;link</text:span><text:span text:style-name="T39"> </text:span><text:span text:style-name="T24">rel=</text:span><text:span text:style-name="T26">"stylesheet"</text:span><text:span text:style-name="T39"> </text:span><text:span text:style-name="T24">href=</text:span><text:span text:style-name="T26">"style.css"</text:span><text:span text:style-name="T39"> </text:span><text:span text:style-name="T35">/&gt;</text:span></text:p>
        <text:p text:style-name="P6"><text:s text:c="4"/><text:span text:style-name="T35">&lt;title&gt;</text:span><text:span text:style-name="T39">My amazing blog</text:span><text:span text:style-name="T35">&lt;/title&gt;</text:span></text:p>
        <text:p text:style-name="P6">&lt;/head&gt;</text:p>
        <text:p text:style-name="P6"/>
        <text:p text:style-name="P6">&lt;body&gt;</text:p>
        <text:p text:style-name="P6"><text:s text:c="4"/><text:span text:style-name="T35">&lt;div</text:span><text:span text:style-name="T39"> </text:span><text:span text:style-name="T24">id=</text:span><text:span text:style-name="T26">"sidebar"</text:span><text:span text:style-name="T35">&gt;</text:span></text:p>
        <text:p text:style-name="P6"><text:soft-page-break/><text:s text:c="8"/><text:span text:style-name="T35">&lt;ul&gt;</text:span></text:p>
        <text:p text:style-name="P6"><text:s text:c="12"/><text:span text:style-name="T35">&lt;li&gt;&lt;a</text:span><text:span text:style-name="T39"> </text:span><text:span text:style-name="T24">href=</text:span><text:span text:style-name="T26">"/"</text:span><text:span text:style-name="T35">&gt;</text:span><text:span text:style-name="T39">Home</text:span><text:span text:style-name="T35">&lt;/a&gt;&lt;/li&gt;</text:span></text:p>
        <text:p text:style-name="P6"><text:s text:c="12"/><text:span text:style-name="T35">&lt;li&gt;&lt;a</text:span><text:span text:style-name="T39"> </text:span><text:span text:style-name="T24">href=</text:span><text:span text:style-name="T26">"/blog/"</text:span><text:span text:style-name="T35">&gt;</text:span><text:span text:style-name="T39">Blog</text:span><text:span text:style-name="T35">&lt;/a&gt;&lt;/li&gt;</text:span></text:p>
        <text:p text:style-name="P6"><text:s text:c="8"/><text:span text:style-name="T35">&lt;/ul&gt;</text:span></text:p>
        <text:p text:style-name="P6"><text:s text:c="4"/><text:span text:style-name="T35">&lt;/div&gt;</text:span></text:p>
        <text:p text:style-name="P6"/>
        <text:p text:style-name="P6"><text:s text:c="4"/><text:span text:style-name="T35">&lt;div</text:span><text:span text:style-name="T39"> </text:span><text:span text:style-name="T24">id=</text:span><text:span text:style-name="T26">"content"</text:span><text:span text:style-name="T35">&gt;</text:span></text:p>
        <text:p text:style-name="P6"><text:s text:c="8"/><text:span text:style-name="T35">&lt;h2&gt;</text:span><text:span text:style-name="T39">Entry one</text:span><text:span text:style-name="T35">&lt;/h2&gt;</text:span></text:p>
        <text:p text:style-name="P6"><text:s text:c="8"/><text:span text:style-name="T35">&lt;p&gt;</text:span><text:span text:style-name="T39">This is my first entry.</text:span><text:span text:style-name="T35">&lt;/p&gt;</text:span></text:p>
        <text:p text:style-name="P6"/>
        <text:p text:style-name="P6"><text:s text:c="8"/><text:span text:style-name="T35">&lt;h2&gt;</text:span><text:span text:style-name="T39">Entry two</text:span><text:span text:style-name="T35">&lt;/h2&gt;</text:span></text:p>
        <text:p text:style-name="P6"><text:s text:c="8"/><text:span text:style-name="T35">&lt;p&gt;</text:span><text:span text:style-name="T39">This is my second entry.</text:span><text:span text:style-name="T35">&lt;/p&gt;</text:span></text:p>
        <text:p text:style-name="P6"><text:s text:c="4"/><text:span text:style-name="T35">&lt;/div&gt;</text:span></text:p>
        <text:p text:style-name="P6">&lt;/body&gt;</text:p>
        <text:p text:style-name="P6">&lt;/html&gt;</text:p>
        <text:p text:style-name="P6"><text:span text:style-name="T6">Note that since the child template didn’t define the </text:span><text:span text:style-name="Teletype"><text:span text:style-name="T14">sidebar</text:span></text:span><text:span text:style-name="T6"> block, the value from the parent template is used instead. Content within a</text:span><text:span text:style-name="Teletype"><text:span text:style-name="T14">{% block %}</text:span></text:span><text:span text:style-name="T6"> tag in a parent template is always used as a fallback.</text:span></text:p>
        <text:p text:style-name="P6">You can use as many levels of inheritance as needed. One common way of using inheritance is the following three-level approach:</text:p>
        <text:p text:style-name="P6"><text:span text:style-name="T6">Create a </text:span><text:span text:style-name="Teletype"><text:span text:style-name="T14">base.html</text:span></text:span><text:span text:style-name="T6"> template that holds the main look-and-feel of your site.</text:span></text:p>
        <text:p text:style-name="P6"><text:span text:style-name="T6">Create a </text:span><text:span text:style-name="Teletype"><text:span text:style-name="T14">base_SECTIONNAME.html</text:span></text:span><text:span text:style-name="T6"> template for each “section” of your site. For example, </text:span><text:span text:style-name="Teletype"><text:span text:style-name="T14">base_news.html</text:span></text:span><text:span text:style-name="T6">, </text:span><text:span text:style-name="Teletype"><text:span text:style-name="T14">base_sports.html</text:span></text:span><text:span text:style-name="T6">. These templates all extend </text:span><text:span text:style-name="Teletype"><text:span text:style-name="T14">base.html</text:span></text:span><text:span text:style-name="T6"> and include section-specific styles/design.</text:span></text:p>
        <text:p text:style-name="P6">Create individual templates for each type of page, such as a news article or blog entry. These templates extend the appropriate section template.</text:p>
        <text:p text:style-name="P6">This approach maximizes code reuse and makes it easy to add items to shared content areas, such as section-wide navigation.</text:p>
        <text:p text:style-name="P6">Here are some tips for working with inheritance:</text:p>
        <text:p text:style-name="P6"><text:span text:style-name="T6">If you use </text:span><text:a xlink:type="simple" xlink:href="https://docs.djangoproject.com/en/1.6/ref/templates/builtins/#std:templatetag-extends"><text:span text:style-name="Teletype"><text:span text:style-name="T12">{% extends %}</text:span></text:span></text:a><text:span text:style-name="T6"> in a template, it must be the first template tag in that template. Template inheritance won’t work, otherwise.</text:span></text:p>
        <text:p text:style-name="P6"><text:span text:style-name="T6">More </text:span><text:a xlink:type="simple" xlink:href="https://docs.djangoproject.com/en/1.6/ref/templates/builtins/#std:templatetag-block"><text:span text:style-name="Teletype"><text:span text:style-name="T12">{% block %}</text:span></text:span></text:a><text:span text:style-name="T6"> tags in your base templates are better. Remember, child templates don’t have to define all parent blocks, so you can fill in reasonable defaults in a number of blocks, then only define the ones you need later. It’s better to have more hooks than fewer hooks.</text:span></text:p>
        <text:p text:style-name="P6"><text:span text:style-name="T6">If you find yourself duplicating content in a number of templates, it probably means you should move that content to a </text:span><text:span text:style-name="Teletype"><text:span text:style-name="T14">{% block %}</text:span></text:span><text:span text:style-name="T6"> in a parent template.</text:span></text:p>
        <text:p text:style-name="P6"><text:span text:style-name="T6">If you need to get the content of the block from the parent template, the </text:span><text:span text:style-name="Teletype"><text:span text:style-name="T14">{{ block.super }}</text:span></text:span><text:span text:style-name="T6"> variable will do the trick. This is useful if you want to add to the contents of a parent block instead of completely overriding it. Data inserted using </text:span><text:span text:style-name="Teletype"><text:span text:style-name="T14">{{ block.super }}</text:span></text:span><text:span text:style-name="T6"> will not be automatically escaped (see the </text:span><text:a xlink:type="simple" xlink:href="https://docs.djangoproject.com/en/1.6/topics/templates/#automatic-html-escaping"><text:span text:style-name="T9">next section</text:span></text:a><text:span text:style-name="T6">), since it was already escaped, if necessary, in the parent template.</text:span></text:p>
        <text:p text:style-name="P6"><text:span text:style-name="T6">For extra readability, you can optionally give a </text:span><text:span text:style-name="Emphasis"><text:span text:style-name="T6">name</text:span></text:span><text:span text:style-name="T6"> to your </text:span><text:span text:style-name="Teletype"><text:span text:style-name="T14">{% endblock %}</text:span></text:span><text:span text:style-name="T6"> tag. For example:</text:span></text:p>
        <text:p text:style-name="P6"><text:span text:style-name="T20">{%</text:span> <text:span text:style-name="T18">block</text:span> <text:span text:style-name="T23">content</text:span> <text:span text:style-name="T20">%}</text:span></text:p>
        <text:p text:style-name="P6">...</text:p>
        <text:p text:style-name="P6"><text:span text:style-name="T20">{%</text:span> <text:span text:style-name="T18">endblock</text:span> <text:span text:style-name="T23">content</text:span> <text:span text:style-name="T20">%}</text:span></text:p>
        <text:p text:style-name="P6"><text:span text:style-name="T6">In larger templates, this technique helps you see which </text:span><text:span text:style-name="Teletype"><text:span text:style-name="T14">{% block %}</text:span></text:span><text:span text:style-name="T6"> tags are being closed.</text:span></text:p>
        <text:p text:style-name="P6"><text:span text:style-name="T6">Finally, note that you can’t define multiple </text:span><text:a xlink:type="simple" xlink:href="https://docs.djangoproject.com/en/1.6/ref/templates/builtins/#std:templatetag-block"><text:span text:style-name="Teletype"><text:span text:style-name="T12">block</text:span></text:span></text:a><text:span text:style-name="T6"> tags with the same name in the same template. This limitation exists because a block tag works in “both” directions. That is, a block tag doesn’t just provide a hole to fill – it also defines the content that fills the hole in the </text:span><text:span text:style-name="Emphasis"><text:span text:style-name="T6">parent</text:span></text:span><text:span text:style-name="T6">. If there were two similarly-named </text:span><text:a xlink:type="simple" xlink:href="https://docs.djangoproject.com/en/1.6/ref/templates/builtins/#std:templatetag-block"><text:span text:style-name="Teletype"><text:span text:style-name="T12">block</text:span></text:span></text:a><text:span text:style-name="T6"> tags in a template, that template’s parent wouldn’t know which one of the blocks’ content to use.</text:span></text:p>
      </text:section>
      <text:section text:style-name="Sect1" text:name="s-automatic-html-escaping">
        <text:h text:style-name="P3" text:outline-level="2"><text:bookmark text:name="id2"/><text:bookmark text:name="automatic-html-escaping"/><text:bookmark text:name="s-id2"/>Automatic HTML escaping</text:h>
        <text:p text:style-name="P6">When generating HTML from templates, there’s always a risk that a variable will include characters that <text:soft-page-break/>affect the resulting HTML. For example, consider this template fragment:</text:p>
        <text:p text:style-name="P6">Hello, <text:span text:style-name="T20">{{</text:span> <text:span text:style-name="T23">name</text:span> <text:span text:style-name="T20">}}</text:span>.</text:p>
        <text:p text:style-name="P6">At first, this seems like a harmless way to display a user’s name, but consider what would happen if the user entered his name as this:</text:p>
        <text:p text:style-name="P6"><text:span text:style-name="T34">&lt;script&gt;</text:span>alert(<text:span text:style-name="T25">'hello'</text:span>)<text:span text:style-name="T34">&lt;/script&gt;</text:span></text:p>
        <text:p text:style-name="P6">With this name value, the template would be rendered as:</text:p>
        <text:p text:style-name="P6">Hello, <text:span text:style-name="T34">&lt;script&gt;</text:span>alert(<text:span text:style-name="T25">'hello'</text:span>)<text:span text:style-name="T34">&lt;/script&gt;</text:span></text:p>
        <text:p text:style-name="P6">...which means the browser would pop-up a JavaScript alert box!</text:p>
        <text:p text:style-name="P6"><text:span text:style-name="T6">Similarly, what if the name contained a </text:span><text:span text:style-name="Teletype"><text:span text:style-name="T14">'&lt;'</text:span></text:span><text:span text:style-name="T6"> symbol, like this?</text:span></text:p>
        <text:p text:style-name="P6"><text:span text:style-name="T34">&lt;b&gt;</text:span>username</text:p>
        <text:p text:style-name="P6">That would result in a rendered template like this:</text:p>
        <text:p text:style-name="P6">Hello, <text:span text:style-name="T34">&lt;b&gt;</text:span>username</text:p>
        <text:p text:style-name="P6">...which, in turn, would result in the remainder of the Web page being bolded!</text:p>
        <text:p text:style-name="P6"><text:span text:style-name="T6">Clearly, user-submitted data shouldn’t be trusted blindly and inserted directly into your Web pages, because a malicious user could use this kind of hole to do potentially bad things. This type of security exploit is called a </text:span><text:a xlink:type="simple" xlink:href="http://en.wikipedia.org/wiki/Cross-site_scripting"><text:span text:style-name="T9">Cross Site Scripting</text:span></text:a><text:span text:style-name="T6"> (XSS) attack.</text:span></text:p>
        <text:p text:style-name="P6">To avoid this problem, you have two options:</text:p>
        <text:p text:style-name="P6"><text:span text:style-name="T6">One, you can make sure to run each untrusted variable through the </text:span><text:a xlink:type="simple" xlink:href="https://docs.djangoproject.com/en/1.6/ref/templates/builtins/#std:templatefilter-escape"><text:span text:style-name="Teletype"><text:span text:style-name="T12">escape</text:span></text:span></text:a><text:span text:style-name="T6"> filter (documented below), which converts potentially harmful HTML characters to unharmful ones. This was the default solution in Django for its first few years, but the problem is that it puts the onus on</text:span><text:span text:style-name="Emphasis"><text:span text:style-name="T6">you</text:span></text:span><text:span text:style-name="T6">, the developer / template author, to ensure you’re escaping everything. It’s easy to forget to escape data.</text:span></text:p>
        <text:p text:style-name="P6">Two, you can take advantage of Django’s automatic HTML escaping. The remainder of this section describes how auto-escaping works.</text:p>
        <text:p text:style-name="P6">By default in Django, every template automatically escapes the output of every variable tag. Specifically, these five characters are escaped:</text:p>
        <text:p text:style-name="P6"><text:span text:style-name="Teletype"><text:span text:style-name="T14">&lt;</text:span></text:span><text:span text:style-name="T6"> is converted to </text:span><text:span text:style-name="Teletype"><text:span text:style-name="T14">&amp;lt;</text:span></text:span></text:p>
        <text:p text:style-name="P6"><text:span text:style-name="Teletype"><text:span text:style-name="T14">&gt;</text:span></text:span><text:span text:style-name="T6"> is converted to </text:span><text:span text:style-name="Teletype"><text:span text:style-name="T14">&amp;gt;</text:span></text:span></text:p>
        <text:p text:style-name="P6"><text:span text:style-name="Teletype"><text:span text:style-name="T14">'</text:span></text:span><text:span text:style-name="T6"> (single quote) is converted to </text:span><text:span text:style-name="Teletype"><text:span text:style-name="T14">&amp;#39;</text:span></text:span></text:p>
        <text:p text:style-name="P6"><text:span text:style-name="Teletype"><text:span text:style-name="T14">"</text:span></text:span><text:span text:style-name="T6"> (double quote) is converted to </text:span><text:span text:style-name="Teletype"><text:span text:style-name="T14">&amp;quot;</text:span></text:span></text:p>
        <text:p text:style-name="P6"><text:span text:style-name="Teletype"><text:span text:style-name="T14">&amp;</text:span></text:span><text:span text:style-name="T6"> is converted to </text:span><text:span text:style-name="Teletype"><text:span text:style-name="T14">&amp;amp;</text:span></text:span></text:p>
        <text:p text:style-name="P6">Again, we stress that this behavior is on by default. If you’re using Django’s template system, you’re protected.</text:p>
        <text:section text:style-name="Sect1" text:name="s-how-to-turn-it-off">
          <text:h text:style-name="P3" text:outline-level="2"><text:bookmark text:name="how-to-turn-it-off"/>How to turn it off</text:h>
          <text:p text:style-name="P6">If you don’t want data to be auto-escaped, on a per-site, per-template level or per-variable level, you can turn it off in several ways.</text:p>
          <text:p text:style-name="P6"><text:span text:style-name="T6">Why would you want to turn it off? Because sometimes, template variables contain data that you </text:span><text:span text:style-name="Emphasis"><text:span text:style-name="T6">intend</text:span></text:span><text:span text:style-name="T6"> to be rendered as raw HTML, in which case you don’t want their contents to be escaped. For example, you might store a blob of HTML in your database and want to embed that directly into your template. Or, you might be using Django’s template system to produce text that is </text:span><text:span text:style-name="Emphasis"><text:span text:style-name="T6">not</text:span></text:span><text:span text:style-name="T6"> HTML – like an email message, for instance.</text:span></text:p>
          <text:section text:style-name="Sect1" text:name="s-for-individual-variables">
            <text:h text:style-name="P3" text:outline-level="2"><text:bookmark text:name="for-individual-variables"/>For individual variables</text:h>
            <text:p text:style-name="P6"><text:span text:style-name="T6">To disable auto-escaping for an individual variable, use the </text:span><text:a xlink:type="simple" xlink:href="https://docs.djangoproject.com/en/1.6/ref/templates/builtins/#std:templatefilter-safe"><text:span text:style-name="Teletype"><text:span text:style-name="T12">safe</text:span></text:span></text:a><text:span text:style-name="T6"> filter:</text:span></text:p>
            <text:p text:style-name="P6">This will be escaped: <text:span text:style-name="T20">{{</text:span> <text:span text:style-name="T23">data</text:span> <text:span text:style-name="T20">}}</text:span></text:p>
            <text:p text:style-name="P6">This will not be escaped: <text:span text:style-name="T20">{{</text:span> <text:span text:style-name="T23">data</text:span><text:span text:style-name="T18">|</text:span><text:span text:style-name="T29">safe</text:span> <text:span text:style-name="T20">}}</text:span></text:p>
            <text:p text:style-name="P6"><text:span text:style-name="T6">Think of </text:span><text:span text:style-name="Emphasis"><text:span text:style-name="T6">safe</text:span></text:span><text:span text:style-name="T6"> as shorthand for </text:span><text:span text:style-name="Emphasis"><text:span text:style-name="T6">safe from further escaping</text:span></text:span><text:span text:style-name="T6"> or </text:span><text:span text:style-name="Emphasis"><text:span text:style-name="T6">can be safely interpreted as HTML</text:span></text:span><text:span text:style-name="T6">. In this example, if </text:span><text:span text:style-name="Teletype"><text:span text:style-name="T14">data</text:span></text:span><text:span text:style-name="T6"> contains </text:span><text:span text:style-name="Teletype"><text:span text:style-name="T14">'&lt;b&gt;'</text:span></text:span><text:span text:style-name="T6">, the output will be:</text:span></text:p>
            <text:p text:style-name="P6">This will be escaped: <text:span text:style-name="T38">&amp;lt;</text:span>b<text:span text:style-name="T38">&amp;gt;</text:span></text:p>
            <text:p text:style-name="P6">This will not be escaped: <text:span text:style-name="T34">&lt;b&gt;</text:span></text:p>
          </text:section>
          <text:section text:style-name="Sect1" text:name="s-for-template-blocks">
            <text:h text:style-name="P3" text:outline-level="2"><text:bookmark text:name="for-template-blocks"/>For template blocks</text:h>
            <text:p text:style-name="P6"><text:span text:style-name="T6">To control auto-escaping for a template, wrap the template (or just a particular section of the template) in </text:span><text:soft-page-break/><text:span text:style-name="T6">the </text:span><text:a xlink:type="simple" xlink:href="https://docs.djangoproject.com/en/1.6/ref/templates/builtins/#std:templatetag-autoescape"><text:span text:style-name="Teletype"><text:span text:style-name="T12">autoescape</text:span></text:span></text:a><text:span text:style-name="T6"> tag, like so:</text:span></text:p>
            <text:p text:style-name="P6"><text:span text:style-name="T20">{%</text:span> <text:span text:style-name="T18">autoescape</text:span> <text:span text:style-name="T23">off</text:span> <text:span text:style-name="T20">%}</text:span></text:p>
            <text:p text:style-name="P6"><text:s text:c="4"/><text:span text:style-name="T39">Hello </text:span><text:span text:style-name="T21">{{</text:span><text:span text:style-name="T39"> </text:span><text:span text:style-name="T24">name</text:span><text:span text:style-name="T39"> </text:span><text:span text:style-name="T21">}}</text:span></text:p>
            <text:p text:style-name="P6"><text:span text:style-name="T20">{%</text:span> <text:span text:style-name="T18">endautoescape</text:span> <text:span text:style-name="T20">%}</text:span></text:p>
            <text:p text:style-name="P6"><text:span text:style-name="T6">The </text:span><text:a xlink:type="simple" xlink:href="https://docs.djangoproject.com/en/1.6/ref/templates/builtins/#std:templatetag-autoescape"><text:span text:style-name="Teletype"><text:span text:style-name="T12">autoescape</text:span></text:span></text:a><text:span text:style-name="T6"> tag takes either </text:span><text:span text:style-name="Teletype"><text:span text:style-name="T14">on</text:span></text:span><text:span text:style-name="T6"> or </text:span><text:span text:style-name="Teletype"><text:span text:style-name="T14">off</text:span></text:span><text:span text:style-name="T6"> as its argument. At times, you might want to force auto-escaping when it would otherwise be disabled. Here is an example template:</text:span></text:p>
            <text:p text:style-name="P6">Auto-escaping is on by default. Hello <text:span text:style-name="T20">{{</text:span> <text:span text:style-name="T23">name</text:span> <text:span text:style-name="T20">}}</text:span></text:p>
            <text:p text:style-name="P6"/>
            <text:p text:style-name="P6"><text:span text:style-name="T20">{%</text:span> <text:span text:style-name="T18">autoescape</text:span> <text:span text:style-name="T23">off</text:span> <text:span text:style-name="T20">%}</text:span></text:p>
            <text:p text:style-name="P6"><text:s text:c="4"/><text:span text:style-name="T39">This will not be auto-escaped: </text:span><text:span text:style-name="T21">{{</text:span><text:span text:style-name="T39"> </text:span><text:span text:style-name="T24">data</text:span><text:span text:style-name="T39"> </text:span><text:span text:style-name="T21">}}</text:span><text:span text:style-name="T39">.</text:span></text:p>
            <text:p text:style-name="P6"><text:s text:c="4"/><text:span text:style-name="T39">Nor this: </text:span><text:span text:style-name="T21">{{</text:span><text:span text:style-name="T39"> </text:span><text:span text:style-name="T24">other_data</text:span><text:span text:style-name="T39"> </text:span><text:span text:style-name="T21">}}</text:span></text:p>
            <text:p text:style-name="P6"><text:s text:c="4"/><text:span text:style-name="T21">{%</text:span><text:span text:style-name="T39"> </text:span><text:span text:style-name="T40">autoescape</text:span><text:span text:style-name="T39"> </text:span><text:span text:style-name="T24">on</text:span><text:span text:style-name="T39"> </text:span><text:span text:style-name="T21">%}</text:span></text:p>
            <text:p text:style-name="P6"><text:s text:c="8"/><text:span text:style-name="T39">Auto-escaping applies again: </text:span><text:span text:style-name="T21">{{</text:span><text:span text:style-name="T39"> </text:span><text:span text:style-name="T24">name</text:span><text:span text:style-name="T39"> </text:span><text:span text:style-name="T21">}}</text:span></text:p>
            <text:p text:style-name="P6"><text:s text:c="4"/><text:span text:style-name="T21">{%</text:span><text:span text:style-name="T39"> </text:span><text:span text:style-name="T40">endautoescape</text:span><text:span text:style-name="T39"> </text:span><text:span text:style-name="T21">%}</text:span></text:p>
            <text:p text:style-name="P6"><text:span text:style-name="T20">{%</text:span> <text:span text:style-name="T18">endautoescape</text:span> <text:span text:style-name="T20">%}</text:span></text:p>
            <text:p text:style-name="P6"><text:span text:style-name="T6">The auto-escaping tag passes its effect onto templates that extend the current one as well as templates included via the </text:span><text:a xlink:type="simple" xlink:href="https://docs.djangoproject.com/en/1.6/ref/templates/builtins/#std:templatetag-include"><text:span text:style-name="Teletype"><text:span text:style-name="T12">include</text:span></text:span></text:a><text:span text:style-name="T6"> tag, just like all block tags. For example:</text:span></text:p>
            <text:p text:style-name="P6"># base.html</text:p>
            <text:p text:style-name="P6">{% autoescape off %}</text:p>
            <text:p text:style-name="P6">&lt;h1&gt;{% block title %}{% endblock %}&lt;/h1&gt;</text:p>
            <text:p text:style-name="P6">{% block content %}</text:p>
            <text:p text:style-name="P6">{% endblock %}</text:p>
            <text:p text:style-name="P6">{% endautoescape %}</text:p>
            <text:p text:style-name="P6"># child.html</text:p>
            <text:p text:style-name="P6">{% extends "base.html" %}</text:p>
            <text:p text:style-name="P6">{% block title %}This &amp; that{% endblock %}</text:p>
            <text:p text:style-name="P6">{% block content %}{{ greeting }}{% endblock %}</text:p>
            <text:p text:style-name="P6"><text:span text:style-name="T6">Because auto-escaping is turned off in the base template, it will also be turned off in the child template, resulting in the following rendered HTML when the </text:span><text:span text:style-name="Teletype"><text:span text:style-name="T14">greeting</text:span></text:span><text:span text:style-name="T6"> variable contains the string </text:span><text:span text:style-name="Teletype"><text:span text:style-name="T14">&lt;b&gt;Hello!&lt;/b&gt;</text:span></text:span><text:span text:style-name="T6">:</text:span></text:p>
            <text:p text:style-name="P6">&lt;h1&gt;This &amp; that&lt;/h1&gt;</text:p>
            <text:p text:style-name="P6">&lt;b&gt;Hello!&lt;/b&gt;</text:p>
          </text:section>
        </text:section>
        <text:section text:style-name="Sect1" text:name="s-notes">
          <text:h text:style-name="P3" text:outline-level="2"><text:bookmark text:name="notes"/>Notes</text:h>
          <text:p text:style-name="P6">Generally, template authors don’t need to worry about auto-escaping very much. Developers on the Python side (people writing views and custom filters) need to think about the cases in which data shouldn’t be escaped, and mark data appropriately, so things Just Work in the template.</text:p>
          <text:p text:style-name="P6"><text:span text:style-name="T6">If you’re creating a template that might be used in situations where you’re not sure whether auto-escaping is enabled, then add an </text:span><text:a xlink:type="simple" xlink:href="https://docs.djangoproject.com/en/1.6/ref/templates/builtins/#std:templatefilter-escape"><text:span text:style-name="Teletype"><text:span text:style-name="T12">escape</text:span></text:span></text:a><text:span text:style-name="T6"> filter to any variable that needs escaping. When auto-escaping is on, there’s no danger of the </text:span><text:a xlink:type="simple" xlink:href="https://docs.djangoproject.com/en/1.6/ref/templates/builtins/#std:templatefilter-escape"><text:span text:style-name="Teletype"><text:span text:style-name="T12">escape</text:span></text:span></text:a><text:span text:style-name="T6"> filter </text:span><text:span text:style-name="Emphasis"><text:span text:style-name="T6">double-escaping</text:span></text:span><text:span text:style-name="T6"> data – the </text:span><text:a xlink:type="simple" xlink:href="https://docs.djangoproject.com/en/1.6/ref/templates/builtins/#std:templatefilter-escape"><text:span text:style-name="Teletype"><text:span text:style-name="T12">escape</text:span></text:span></text:a><text:span text:style-name="T6"> filter does not affect auto-escaped variables.</text:span></text:p>
        </text:section>
        <text:section text:style-name="Sect1" text:name="s-string-literals-and-automatic-escaping">
          <text:p text:style-name="P6"><text:bookmark text:name="id3"/><text:bookmark text:name="string-literals-and-automatic-escaping"/><text:bookmark text:name="s-id3"/>String literals and automatic escaping</text:p>
          <text:p text:style-name="P6">As we mentioned earlier, filter arguments can be strings:</text:p>
          <text:p text:style-name="P6"><text:span text:style-name="T20">{{</text:span> <text:span text:style-name="T23">data</text:span><text:span text:style-name="T18">|</text:span><text:span text:style-name="T29">default</text:span><text:span text:style-name="T25">:"This is a string literal."</text:span> <text:span text:style-name="T20">}}</text:span></text:p>
          <text:p text:style-name="P6"><text:span text:style-name="T6">All string literals are inserted </text:span><text:span text:style-name="Strong_20_Emphasis"><text:span text:style-name="T10">without</text:span></text:span><text:span text:style-name="T6"> any automatic escaping into the template – they act as if they were all passed through the </text:span><text:a xlink:type="simple" xlink:href="https://docs.djangoproject.com/en/1.6/ref/templates/builtins/#std:templatefilter-safe"><text:span text:style-name="Teletype"><text:span text:style-name="T12">safe</text:span></text:span></text:a><text:span text:style-name="T6"> filter. The reasoning behind this is that the template author is in control of what goes into the string literal, so they can make sure the text is correctly escaped when the template is written.</text:span></text:p>
          <text:p text:style-name="P6">This means you would write</text:p>
          <text:p text:style-name="P6"><text:span text:style-name="T20">{{</text:span> <text:span text:style-name="T23">data</text:span><text:span text:style-name="T18">|</text:span><text:span text:style-name="T29">default</text:span><text:span text:style-name="T25">:"3 &amp;lt; 2"</text:span> <text:span text:style-name="T20">}}</text:span></text:p>
          <text:p text:style-name="P6">...rather than</text:p>
          <text:p text:style-name="P6">{{ data|default:"3 &lt; 2" }} <text:s/>&lt;-- Bad! Don't do this.</text:p>
          <text:p text:style-name="P6">This doesn’t affect what happens to data coming from the variable itself. The variable’s contents are still automatically escaped, if necessary, because they’re beyond the control of the template author.</text:p>
        </text:section>
      </text:section>
      <text:section text:style-name="Sect1" text:name="s-accessing-method-calls">
        <text:h text:style-name="P3" text:outline-level="2"><text:bookmark text:name="template-accessing-methods"/><text:bookmark text:name="accessing-method-calls"/><text:bookmark text:name="s-template-accessing-methods"/><text:soft-page-break/>Accessing method calls</text:h>
        <text:p text:style-name="P6"><text:span text:style-name="T6">Most method calls attached to objects are also available from within templates. This means that templates have access to much more than just class attributes (like field names) and variables passed in from views. For example, the Django ORM provides the </text:span><text:a xlink:type="simple" xlink:href="https://docs.djangoproject.com/en/1.6/topics/db/queries/#topics-db-queries-related"><text:span text:style-name="Emphasis"><text:span text:style-name="T9">“entry_set”</text:span></text:span></text:a><text:span text:style-name="T6"> syntax for finding a collection of objects related on a foreign key. Therefore, given a model called “comment” with a foreign key relationship to a model called “task” you can loop through all comments attached to a given task like this:</text:span></text:p>
        <text:p text:style-name="P6"><text:span text:style-name="T20">{%</text:span> <text:span text:style-name="T18">for</text:span> <text:span text:style-name="T23">comment</text:span> <text:span text:style-name="T18">in</text:span> <text:span text:style-name="T23">task.comment_set.all</text:span> <text:span text:style-name="T20">%}</text:span></text:p>
        <text:p text:style-name="P6"><text:s text:c="4"/><text:span text:style-name="T21">{{</text:span><text:span text:style-name="T39"> </text:span><text:span text:style-name="T24">comment</text:span><text:span text:style-name="T39"> </text:span><text:span text:style-name="T21">}}</text:span></text:p>
        <text:p text:style-name="P6"><text:span text:style-name="T20">{%</text:span> <text:span text:style-name="T18">endfor</text:span> <text:span text:style-name="T20">%}</text:span></text:p>
        <text:p text:style-name="P6"><text:span text:style-name="T6">Similarly, </text:span><text:a xlink:type="simple" xlink:href="https://docs.djangoproject.com/en/1.6/ref/models/querysets/"><text:span text:style-name="Emphasis"><text:span text:style-name="T9">QuerySets</text:span></text:span></text:a><text:span text:style-name="T6"> provide a </text:span><text:span text:style-name="Teletype"><text:span text:style-name="T14">count()</text:span></text:span><text:span text:style-name="T6"> method to count the number of objects they contain. Therefore, you can obtain a count of all comments related to the current task with:</text:span></text:p>
        <text:p text:style-name="P6"><text:span text:style-name="T20">{{</text:span> <text:span text:style-name="T23">task.comment_set.all.count</text:span> <text:span text:style-name="T20">}}</text:span></text:p>
        <text:p text:style-name="P6">And of course you can easily access methods you’ve explicitly defined on your own models:</text:p>
        <text:p text:style-name="P6"># In model</text:p>
        <text:p text:style-name="P6">class Task(models.Model):</text:p>
        <text:p text:style-name="P6"><text:s text:c="4"/><text:span text:style-name="T39">def foo(self):</text:span></text:p>
        <text:p text:style-name="P6"><text:s text:c="8"/><text:span text:style-name="T39">return "bar"</text:span></text:p>
        <text:p text:style-name="P6"># In template</text:p>
        <text:p text:style-name="P6"><text:span text:style-name="T20">{{</text:span> <text:span text:style-name="T23">task.foo</text:span> <text:span text:style-name="T20">}}</text:span></text:p>
        <text:p text:style-name="P6">Because Django intentionally limits the amount of logic processing available in the template language, it is not possible to pass arguments to method calls accessed from within templates. Data should be calculated in views, then passed to templates for display.</text:p>
      </text:section>
      <text:section text:style-name="Sect1" text:name="s-custom-tag-and-filter-libraries">
        <text:h text:style-name="P3" text:outline-level="2"><text:bookmark text:name="loading-custom-template-libraries"/><text:bookmark text:name="custom-tag-and-filter-libraries"/><text:bookmark text:name="s-loading-custom-template-libraries"/>Custom tag and filter libraries</text:h>
        <text:p text:style-name="P6"><text:span text:style-name="T6">Certain applications provide custom tag and filter libraries. To access them in a template, use the </text:span><text:a xlink:type="simple" xlink:href="https://docs.djangoproject.com/en/1.6/ref/templates/builtins/#std:templatetag-load"><text:span text:style-name="Teletype"><text:span text:style-name="T12">load</text:span></text:span></text:a><text:span text:style-name="T6"> tag:</text:span></text:p>
        <text:p text:style-name="P6"><text:span text:style-name="T20">{%</text:span> <text:span text:style-name="T18">load</text:span> <text:span text:style-name="T23">comments</text:span> <text:span text:style-name="T20">%}</text:span></text:p>
        <text:p text:style-name="P6"><text:span text:style-name="T20">{%</text:span> <text:span text:style-name="T18">comment_form</text:span> <text:span text:style-name="T23">for</text:span> <text:span text:style-name="T23">blogs.entries</text:span> <text:span text:style-name="T23">entry.id</text:span> <text:span text:style-name="T18">with</text:span> <text:span text:style-name="T23">is_public</text:span> <text:span text:style-name="T23">yes</text:span> <text:span text:style-name="T20">%}</text:span></text:p>
        <text:p text:style-name="P6"><text:span text:style-name="T6">In the above, the </text:span><text:a xlink:type="simple" xlink:href="https://docs.djangoproject.com/en/1.6/ref/templates/builtins/#std:templatetag-load"><text:span text:style-name="Teletype"><text:span text:style-name="T12">load</text:span></text:span></text:a><text:span text:style-name="T6"> tag loads the </text:span><text:span text:style-name="Teletype"><text:span text:style-name="T14">comments</text:span></text:span><text:span text:style-name="T6"> tag library, which then makes the </text:span><text:span text:style-name="Teletype"><text:span text:style-name="T14">comment_form</text:span></text:span><text:span text:style-name="T6"> tag available for use. Consult the documentation area in your admin to find the list of custom libraries in your installation.</text:span></text:p>
        <text:p text:style-name="P6"><text:span text:style-name="T6">The </text:span><text:a xlink:type="simple" xlink:href="https://docs.djangoproject.com/en/1.6/ref/templates/builtins/#std:templatetag-load"><text:span text:style-name="Teletype"><text:span text:style-name="T12">load</text:span></text:span></text:a><text:span text:style-name="T6"> tag can take multiple library names, separated by spaces. Example:</text:span></text:p>
        <text:p text:style-name="P6"><text:span text:style-name="T20">{%</text:span> <text:span text:style-name="T18">load</text:span> <text:span text:style-name="T23">comments</text:span> <text:span text:style-name="T23">i18n</text:span> <text:span text:style-name="T20">%}</text:span></text:p>
        <text:p text:style-name="P6"><text:span text:style-name="T6">See </text:span><text:a xlink:type="simple" xlink:href="https://docs.djangoproject.com/en/1.6/howto/custom-template-tags/"><text:span text:style-name="Emphasis"><text:span text:style-name="T9">Custom template tags and filters</text:span></text:span></text:a><text:span text:style-name="T6"> for information on writing your own custom template libraries.</text:span></text:p>
        <text:section text:style-name="Sect1" text:name="s-custom-libraries-and-template-inheritance">
          <text:h text:style-name="P3" text:outline-level="2"><text:bookmark text:name="custom-libraries-and-template-inheritance"/>Custom libraries and template inheritance</text:h>
          <text:p text:style-name="P6">When you load a custom tag or filter library, the tags/filters are only made available to the current template – not any parent or child templates along the template-inheritance path.</text:p>
          <text:p text:style-name="P6"><text:span text:style-name="T6">For example, if a template </text:span><text:span text:style-name="Teletype"><text:span text:style-name="T14">foo.html</text:span></text:span><text:span text:style-name="T6"> has </text:span><text:span text:style-name="Teletype"><text:span text:style-name="T14">{% load comments %}</text:span></text:span><text:span text:style-name="T6">, a child template (e.g., one that has </text:span><text:span text:style-name="Teletype"><text:span text:style-name="T14">{% extends "foo.html" %}</text:span></text:span><text:span text:style-name="T6">) will </text:span><text:span text:style-name="Emphasis"><text:span text:style-name="T6">not</text:span></text:span><text:span text:style-name="T6">have access to the comments template tags and filters. The child template is responsible for its own </text:span><text:span text:style-name="Teletype"><text:span text:style-name="T14">{% load comments %}</text:span></text:span><text:span text:style-name="T6">.</text:span></text:p>
          <text:p text:style-name="P6">This is a feature for the sake of maintainability and sanity.</text:p>
        </text:section>
      </text:section>
      <text:h text:style-name="P1" text:outline-level="1"><text:span text:style-name="T2">The Django template language: For Python programmers</text:span><text:a xlink:type="simple" xlink:href="https://docs.djangoproject.com/en/1.6/ref/templates/api/#module-django.template"><text:span text:style-name="T4">¶</text:span></text:a></text:h>
      <text:p text:style-name="P6"><text:span text:style-name="T6">This document explains the Django template system from a technical perspective – how it works and how to extend it. If you’re just looking for reference on the language syntax, see </text:span><text:a xlink:type="simple" xlink:href="https://docs.djangoproject.com/en/1.6/topics/templates/"><text:span text:style-name="Emphasis"><text:span text:style-name="T9">The Django template language</text:span></text:span></text:a><text:span text:style-name="T6">.</text:span></text:p>
      <text:p text:style-name="P6"><text:span text:style-name="T6">If you’re looking to use the Django template system as part of another application – i.e., without the rest of the framework – make sure to read the</text:span><text:a xlink:type="simple" xlink:href="https://docs.djangoproject.com/en/1.6/ref/templates/api/#configuring-the-template-system-in-standalone-mode"><text:span text:style-name="T9">configuration</text:span></text:a><text:span text:style-name="T6"> section later in this document.</text:span></text:p>
      <text:section text:style-name="Sect1" text:name="s-basics">
        <text:h text:style-name="P3" text:outline-level="2"><text:bookmark text:name="basics"/>Basics</text:h>
        <text:p text:style-name="P6"><text:span text:style-name="T6">A </text:span><text:span text:style-name="Strong_20_Emphasis"><text:span text:style-name="T10">template</text:span></text:span><text:span text:style-name="T6"> is a text document, or a normal Python string, that is marked-up using the Django template language. A template can contain </text:span><text:span text:style-name="Strong_20_Emphasis"><text:span text:style-name="T10">block tags</text:span></text:span><text:span text:style-name="T6"> or </text:span><text:span text:style-name="Strong_20_Emphasis"><text:span text:style-name="T10">variables</text:span></text:span><text:span text:style-name="T6">.</text:span></text:p>
        <text:p text:style-name="P6"><text:span text:style-name="T6">A </text:span><text:span text:style-name="Strong_20_Emphasis"><text:span text:style-name="T10">block tag</text:span></text:span><text:span text:style-name="T6"> is a symbol within a template that does something.</text:span></text:p>
        <text:p text:style-name="P6">This definition is deliberately vague. For example, a block tag can output content, serve as a control <text:soft-page-break/>structure (an “if” statement or “for” loop), grab content from a database or enable access to other template tags.</text:p>
        <text:p text:style-name="P6"><text:span text:style-name="T6">Block tags are surrounded by </text:span><text:span text:style-name="Teletype"><text:span text:style-name="T14">"{%"</text:span></text:span><text:span text:style-name="T6"> and </text:span><text:span text:style-name="Teletype"><text:span text:style-name="T14">"%}"</text:span></text:span><text:span text:style-name="T6">.</text:span></text:p>
        <text:p text:style-name="P6">Example template with block tags:</text:p>
        <text:p text:style-name="P6"><text:span text:style-name="T20">{%</text:span> <text:span text:style-name="T18">if</text:span> <text:span text:style-name="T23">is_logged_in</text:span> <text:span text:style-name="T20">%}</text:span>Thanks for logging in!<text:span text:style-name="T20">{%</text:span> <text:span text:style-name="T18">else</text:span> <text:span text:style-name="T20">%}</text:span>Please log in.<text:span text:style-name="T20">{%</text:span> <text:span text:style-name="T18">endif</text:span> <text:span text:style-name="T20">%}</text:span></text:p>
        <text:p text:style-name="P6"><text:span text:style-name="T6">A </text:span><text:span text:style-name="Strong_20_Emphasis"><text:span text:style-name="T10">variable</text:span></text:span><text:span text:style-name="T6"> is a symbol within a template that outputs a value.</text:span></text:p>
        <text:p text:style-name="P6"><text:span text:style-name="T6">Variable tags are surrounded by </text:span><text:span text:style-name="Teletype"><text:span text:style-name="T14">"{{"</text:span></text:span><text:span text:style-name="T6"> and </text:span><text:span text:style-name="Teletype"><text:span text:style-name="T14">"}}"</text:span></text:span><text:span text:style-name="T6">.</text:span></text:p>
        <text:p text:style-name="P6">Example template with variables:</text:p>
        <text:p text:style-name="P6">My first name is <text:span text:style-name="T20">{{</text:span> <text:span text:style-name="T23">first_name</text:span> <text:span text:style-name="T20">}}</text:span>. My last name is <text:span text:style-name="T20">{{</text:span> <text:span text:style-name="T23">last_name</text:span> <text:span text:style-name="T20">}}</text:span>.</text:p>
        <text:p text:style-name="P6"><text:span text:style-name="T6">A </text:span><text:span text:style-name="Strong_20_Emphasis"><text:span text:style-name="T10">context</text:span></text:span><text:span text:style-name="T6"> is a “variable name” -&gt; “variable value” mapping that is passed to a template.</text:span></text:p>
        <text:p text:style-name="P6"><text:span text:style-name="T6">A template </text:span><text:span text:style-name="Strong_20_Emphasis"><text:span text:style-name="T10">renders</text:span></text:span><text:span text:style-name="T6"> a context by replacing the variable “holes” with values from the context and executing all block tags.</text:span></text:p>
      </text:section>
      <text:section text:style-name="Sect1" text:name="s-using-the-template-system">
        <text:h text:style-name="P3" text:outline-level="2"><text:bookmark text:name="using-the-template-system"/>Using the template system</text:h>
        <text:p text:style-name="P6"><text:bookmark text:name="django.template.Template"/><text:span text:style-name="Emphasis"><text:span text:style-name="T7">class </text:span></text:span><text:span text:style-name="Teletype"><text:span text:style-name="T7">Template</text:span></text:span></text:p>
        <text:p text:style-name="P6">Using the template system in Python is a two-step process:</text:p>
        <text:p text:style-name="P6"><text:span text:style-name="T6">First, you compile the raw template code into a </text:span><text:span text:style-name="Teletype"><text:span text:style-name="T14">Template</text:span></text:span><text:span text:style-name="T6"> object.</text:span></text:p>
        <text:p text:style-name="P6"><text:span text:style-name="T6">Then, you call the </text:span><text:span text:style-name="Teletype"><text:span text:style-name="T14">render()</text:span></text:span><text:span text:style-name="T6"> method of the </text:span><text:span text:style-name="Teletype"><text:span text:style-name="T14">Template</text:span></text:span><text:span text:style-name="T6"> object with a given context.</text:span></text:p>
        <text:section text:style-name="Sect1" text:name="s-compiling-a-string">
          <text:h text:style-name="P3" text:outline-level="2"><text:bookmark text:name="compiling-a-string"/>Compiling a string</text:h>
          <text:p text:style-name="P6"><text:span text:style-name="T6">The easiest way to create a </text:span><text:span text:style-name="Teletype"><text:span text:style-name="T14">Template</text:span></text:span><text:span text:style-name="T6"> object is by instantiating it directly. The class lives at </text:span><text:a xlink:type="simple" xlink:href="https://docs.djangoproject.com/en/1.6/ref/templates/api/#django.template.Template"><text:span text:style-name="Teletype"><text:span text:style-name="T12">django.template.Template</text:span></text:span></text:a><text:span text:style-name="T6">. The constructor takes one argument – the raw template code:</text:span></text:p>
          <text:p text:style-name="P6"><text:span text:style-name="T17">&gt;&gt;&gt; </text:span>from <text:span text:style-name="T17">django.template</text:span> import Template</text:p>
          <text:p text:style-name="P6"><text:span text:style-name="T17">&gt;&gt;&gt; </text:span>t <text:span text:style-name="T18">=</text:span> Template(<text:span text:style-name="T25">"My name is {{ my_name }}."</text:span>)</text:p>
          <text:p text:style-name="P6"><text:span text:style-name="T17">&gt;&gt;&gt; </text:span><text:span text:style-name="T18">print</text:span>(t)</text:p>
          <text:p text:style-name="P6">&lt;django.template.Template instance&gt;</text:p>
          <text:h text:style-name="P3" text:outline-level="2">Behind the scenes</text:h>
          <text:p text:style-name="P6"><text:span text:style-name="T6">The system only parses your raw template code once – when you create the </text:span><text:span text:style-name="Teletype"><text:span text:style-name="T14">Template</text:span></text:span><text:span text:style-name="T6"> object. From then on, it’s stored internally as a “node” structure for performance.</text:span></text:p>
          <text:p text:style-name="P6">Even the parsing itself is quite fast. Most of the parsing happens via a single call to a single, short, regular expression.</text:p>
        </text:section>
        <text:section text:style-name="Sect1" text:name="s-rendering-a-context">
          <text:h text:style-name="P3" text:outline-level="2"><text:bookmark text:name="rendering-a-context"/>Rendering a context</text:h>
          <text:p text:style-name="P6"><text:bookmark text:name="django.template.render"/><text:span text:style-name="Teletype"><text:span text:style-name="T7">render</text:span></text:span><text:span text:style-name="T7">(</text:span><text:span text:style-name="Emphasis"><text:span text:style-name="T7">context</text:span></text:span><text:span text:style-name="T7">)</text:span></text:p>
          <text:p text:style-name="P6"><text:span text:style-name="T6">Once you have a compiled </text:span><text:span text:style-name="Teletype"><text:span text:style-name="T14">Template</text:span></text:span><text:span text:style-name="T6"> object, you can render a context – or multiple contexts – with it. The </text:span><text:span text:style-name="Teletype"><text:span text:style-name="T14">Context</text:span></text:span><text:span text:style-name="T6"> class lives at</text:span><text:a xlink:type="simple" xlink:href="https://docs.djangoproject.com/en/1.6/ref/templates/api/#django.template.Context"><text:span text:style-name="Teletype"><text:span text:style-name="T12">django.template.Context</text:span></text:span></text:a><text:span text:style-name="T6">, and the constructor takes two (optional) arguments:</text:span></text:p>
          <text:p text:style-name="P6">A dictionary mapping variable names to variable values.</text:p>
          <text:p text:style-name="P6"><text:span text:style-name="T6">The name of the current application. This application name is used to help </text:span><text:a xlink:type="simple" xlink:href="https://docs.djangoproject.com/en/1.6/topics/http/urls/#topics-http-reversing-url-namespaces"><text:span text:style-name="Emphasis"><text:span text:style-name="T9">resolve namespaced URLs</text:span></text:span></text:a><text:span text:style-name="T6">. If you’re not using namespaced URLs, you can ignore this argument.</text:span></text:p>
          <text:p text:style-name="P6"><text:span text:style-name="T6">Call the </text:span><text:span text:style-name="Teletype"><text:span text:style-name="T14">Template</text:span></text:span><text:span text:style-name="T6"> object’s </text:span><text:span text:style-name="Teletype"><text:span text:style-name="T14">render()</text:span></text:span><text:span text:style-name="T6"> method with the context to “fill” the template:</text:span></text:p>
          <text:p text:style-name="P6"><text:span text:style-name="T17">&gt;&gt;&gt; </text:span>from <text:span text:style-name="T17">django.template</text:span> import Context, Template</text:p>
          <text:p text:style-name="P6"><text:span text:style-name="T17">&gt;&gt;&gt; </text:span>t <text:span text:style-name="T18">=</text:span> Template(<text:span text:style-name="T25">"My name is {{ my_name }}."</text:span>)</text:p>
          <text:p text:style-name="P6"/>
          <text:p text:style-name="P6"><text:span text:style-name="T17">&gt;&gt;&gt; </text:span>c <text:span text:style-name="T18">=</text:span> Context({<text:span text:style-name="T25">"my_name"</text:span>: <text:span text:style-name="T25">"Adrian"</text:span>})</text:p>
          <text:p text:style-name="P6"><text:span text:style-name="T17">&gt;&gt;&gt; </text:span>t<text:span text:style-name="T18">.</text:span>render(c)</text:p>
          <text:p text:style-name="P6">"My name is Adrian."</text:p>
          <text:p text:style-name="P6"/>
          <text:p text:style-name="P6"><text:span text:style-name="T17">&gt;&gt;&gt; </text:span>c <text:span text:style-name="T18">=</text:span> Context({<text:span text:style-name="T25">"my_name"</text:span>: <text:span text:style-name="T25">"Dolores"</text:span>})</text:p>
          <text:p text:style-name="P6"><text:span text:style-name="T17">&gt;&gt;&gt; </text:span>t<text:span text:style-name="T18">.</text:span>render(c)</text:p>
          <text:p text:style-name="P6">"My name is Dolores."</text:p>
          <text:section text:style-name="Sect1" text:name="s-variables-and-lookups">
            <text:h text:style-name="P3" text:outline-level="2"><text:bookmark text:name="variables-and-lookups"/>Variables and lookups</text:h>
            <text:p text:style-name="P6">Variable names must consist of any letter (A-Z), any digit (0-9), an underscore (but they must not start with <text:soft-page-break/>an underscore) or a dot.</text:p>
            <text:p text:style-name="P6"><text:span text:style-name="T6">Dots have a special meaning in template rendering. A dot in a variable name signifies a </text:span><text:span text:style-name="Strong_20_Emphasis"><text:span text:style-name="T10">lookup</text:span></text:span><text:span text:style-name="T6">. Specifically, when the template system encounters a dot in a variable name, it tries the following lookups, in this order:</text:span></text:p>
            <text:p text:style-name="P6"><text:span text:style-name="T6">Dictionary lookup. Example: </text:span><text:span text:style-name="Teletype"><text:span text:style-name="T14">foo["bar"]</text:span></text:span></text:p>
            <text:p text:style-name="P6"><text:span text:style-name="T6">Attribute lookup. Example: </text:span><text:span text:style-name="Teletype"><text:span text:style-name="T14">foo.bar</text:span></text:span></text:p>
            <text:p text:style-name="P6"><text:span text:style-name="T6">List-index lookup. Example: </text:span><text:span text:style-name="Teletype"><text:span text:style-name="T14">foo[bar]</text:span></text:span></text:p>
            <text:p text:style-name="P6"><text:span text:style-name="T6">Note that “bar” in a template expression like </text:span><text:span text:style-name="Teletype"><text:span text:style-name="T14">{{ foo.bar }}</text:span></text:span><text:span text:style-name="T6"> will be interpreted as a literal string and not using the value of the variable “bar”, if one exists in the template context.</text:span></text:p>
            <text:p text:style-name="P6">The template system uses the first lookup type that works. It’s short-circuit logic. Here are a few examples:</text:p>
            <text:p text:style-name="P6"><text:span text:style-name="T17">&gt;&gt;&gt; </text:span>from <text:span text:style-name="T17">django.template</text:span> import Context, Template</text:p>
            <text:p text:style-name="P6"><text:span text:style-name="T17">&gt;&gt;&gt; </text:span>t <text:span text:style-name="T18">=</text:span> Template(<text:span text:style-name="T25">"My name is {{ person.first_name }}."</text:span>)</text:p>
            <text:p text:style-name="P6"><text:span text:style-name="T17">&gt;&gt;&gt; </text:span>d <text:span text:style-name="T18">=</text:span> {<text:span text:style-name="T25">"person"</text:span>: {<text:span text:style-name="T25">"first_name"</text:span>: <text:span text:style-name="T25">"Joe"</text:span>, <text:span text:style-name="T25">"last_name"</text:span>: <text:span text:style-name="T25">"Johnson"</text:span>}}</text:p>
            <text:p text:style-name="P6"><text:span text:style-name="T17">&gt;&gt;&gt; </text:span>t<text:span text:style-name="T18">.</text:span>render(Context(d))</text:p>
            <text:p text:style-name="P6">"My name is Joe."</text:p>
            <text:p text:style-name="P6"/>
            <text:p text:style-name="P6"><text:span text:style-name="T17">&gt;&gt;&gt; </text:span><text:span text:style-name="T18">class</text:span> <text:span text:style-name="T27">PersonClass</text:span>: <text:span text:style-name="T18">pass</text:span></text:p>
            <text:p text:style-name="P6"><text:span text:style-name="T17">&gt;&gt;&gt; </text:span>p <text:span text:style-name="T18">=</text:span> PersonClass()</text:p>
            <text:p text:style-name="P6"><text:span text:style-name="T17">&gt;&gt;&gt; </text:span>p<text:span text:style-name="T18">.</text:span>first_name <text:span text:style-name="T18">=</text:span> <text:span text:style-name="T25">"Ron"</text:span></text:p>
            <text:p text:style-name="P6"><text:span text:style-name="T17">&gt;&gt;&gt; </text:span>p<text:span text:style-name="T18">.</text:span>last_name <text:span text:style-name="T18">=</text:span> <text:span text:style-name="T25">"Nasty"</text:span></text:p>
            <text:p text:style-name="P6"><text:span text:style-name="T17">&gt;&gt;&gt; </text:span>t<text:span text:style-name="T18">.</text:span>render(Context({<text:span text:style-name="T25">"person"</text:span>: p}))</text:p>
            <text:p text:style-name="P6">"My name is Ron."</text:p>
            <text:p text:style-name="P6"/>
            <text:p text:style-name="P6"><text:span text:style-name="T17">&gt;&gt;&gt; </text:span>t <text:span text:style-name="T18">=</text:span> Template(<text:span text:style-name="T25">"The first stooge in the list is {{ stooges.0 }}."</text:span>)</text:p>
            <text:p text:style-name="P6"><text:span text:style-name="T17">&gt;&gt;&gt; </text:span>c <text:span text:style-name="T18">=</text:span> Context({<text:span text:style-name="T25">"stooges"</text:span>: [<text:span text:style-name="T25">"Larry"</text:span>, <text:span text:style-name="T25">"Curly"</text:span>, <text:span text:style-name="T25">"Moe"</text:span>]})</text:p>
            <text:p text:style-name="P6"><text:span text:style-name="T17">&gt;&gt;&gt; </text:span>t<text:span text:style-name="T18">.</text:span>render(c)</text:p>
            <text:p text:style-name="P6">"The first stooge in the list is Larry."</text:p>
            <text:p text:style-name="P6">If any part of the variable is callable, the template system will try calling it. Example:</text:p>
            <text:p text:style-name="P6"><text:span text:style-name="T17">&gt;&gt;&gt; </text:span><text:span text:style-name="T18">class</text:span> <text:span text:style-name="T27">PersonClass2</text:span>:</text:p>
            <text:p text:style-name="P6"><text:span text:style-name="T17">... </text:span><text:s text:c="4"/><text:span text:style-name="T18">def</text:span> <text:span text:style-name="T29">name</text:span>(<text:span text:style-name="T19">self</text:span>):</text:p>
            <text:p text:style-name="P6"><text:span text:style-name="T17">... </text:span><text:s text:c="8"/><text:span text:style-name="T18">return</text:span> <text:span text:style-name="T25">"Samantha"</text:span></text:p>
            <text:p text:style-name="P6"><text:span text:style-name="T17">&gt;&gt;&gt; </text:span>t <text:span text:style-name="T18">=</text:span> Template(<text:span text:style-name="T25">"My name is {{ person.name }}."</text:span>)</text:p>
            <text:p text:style-name="P6"><text:span text:style-name="T17">&gt;&gt;&gt; </text:span>t<text:span text:style-name="T18">.</text:span>render(Context({<text:span text:style-name="T25">"person"</text:span>: PersonClass2}))</text:p>
            <text:p text:style-name="P6">"My name is Samantha."</text:p>
            <text:p text:style-name="P6">Callable variables are slightly more complex than variables which only require straight lookups. Here are some things to keep in mind:</text:p>
            <text:p text:style-name="P6"><text:span text:style-name="T6">If the variable raises an exception when called, the exception will be propagated, unless the exception has an attribute</text:span><text:span text:style-name="Teletype"><text:span text:style-name="T14">silent_variable_failure</text:span></text:span><text:span text:style-name="T6"> whose value is </text:span><text:span text:style-name="Teletype"><text:span text:style-name="T14">True</text:span></text:span><text:span text:style-name="T6">. If the exception </text:span><text:span text:style-name="Emphasis"><text:span text:style-name="T6">does</text:span></text:span><text:span text:style-name="T6"> have a </text:span><text:span text:style-name="Teletype"><text:span text:style-name="T14">silent_variable_failure</text:span></text:span><text:span text:style-name="T6"> attribute whose value is </text:span><text:span text:style-name="Teletype"><text:span text:style-name="T14">True</text:span></text:span><text:span text:style-name="T6">, the variable will render as an empty string. Example:</text:span></text:p>
            <text:p text:style-name="P6"><text:span text:style-name="T17">&gt;&gt;&gt; </text:span>t <text:span text:style-name="T18">=</text:span> Template(<text:span text:style-name="T25">"My name is {{ person.first_name }}."</text:span>)</text:p>
            <text:p text:style-name="P6"><text:span text:style-name="T17">&gt;&gt;&gt; </text:span><text:span text:style-name="T18">class</text:span> <text:span text:style-name="T27">PersonClass3</text:span>:</text:p>
            <text:p text:style-name="P6"><text:span text:style-name="T17">... </text:span><text:s text:c="4"/><text:span text:style-name="T18">def</text:span> <text:span text:style-name="T29">first_name</text:span>(<text:span text:style-name="T19">self</text:span>):</text:p>
            <text:p text:style-name="P6"><text:span text:style-name="T17">... </text:span><text:s text:c="8"/><text:span text:style-name="T18">raise</text:span> <text:span text:style-name="T29">AssertionError</text:span>(<text:span text:style-name="T25">"foo"</text:span>)</text:p>
            <text:p text:style-name="P6"><text:span text:style-name="T17">&gt;&gt;&gt; </text:span>p <text:span text:style-name="T18">=</text:span> PersonClass3()</text:p>
            <text:p text:style-name="P6"><text:span text:style-name="T17">&gt;&gt;&gt; </text:span>t<text:span text:style-name="T18">.</text:span>render(Context({<text:span text:style-name="T25">"person"</text:span>: p}))</text:p>
            <text:p text:style-name="P6">Traceback (most recent call last):</text:p>
            <text:p text:style-name="P6">...</text:p>
            <text:p text:style-name="P6"><text:span text:style-name="T31">AssertionError</text:span>: foo</text:p>
            <text:p text:style-name="P6"/>
            <text:p text:style-name="P6"><text:span text:style-name="T17">&gt;&gt;&gt; </text:span><text:span text:style-name="T18">class</text:span> <text:span text:style-name="T27">SilentAssertionError</text:span>(<text:span text:style-name="T29">Exception</text:span>):</text:p>
            <text:p text:style-name="P6"><text:span text:style-name="T17">... </text:span><text:s text:c="4"/>silent_variable_failure <text:span text:style-name="T18">=</text:span> <text:span text:style-name="T19">True</text:span></text:p>
            <text:p text:style-name="P6"><text:span text:style-name="T17">&gt;&gt;&gt; </text:span><text:span text:style-name="T18">class</text:span> <text:span text:style-name="T27">PersonClass4</text:span>:</text:p>
            <text:p text:style-name="P6"><text:span text:style-name="T17">... </text:span><text:s text:c="4"/><text:span text:style-name="T18">def</text:span> <text:span text:style-name="T29">first_name</text:span>(<text:span text:style-name="T19">self</text:span>):</text:p>
            <text:p text:style-name="P6"><text:soft-page-break/><text:span text:style-name="T17">... </text:span><text:s text:c="8"/><text:span text:style-name="T18">raise</text:span> SilentAssertionError</text:p>
            <text:p text:style-name="P6"><text:span text:style-name="T17">&gt;&gt;&gt; </text:span>p <text:span text:style-name="T18">=</text:span> PersonClass4()</text:p>
            <text:p text:style-name="P6"><text:span text:style-name="T17">&gt;&gt;&gt; </text:span>t<text:span text:style-name="T18">.</text:span>render(Context({<text:span text:style-name="T25">"person"</text:span>: p}))</text:p>
            <text:p text:style-name="P6">"My name is ."</text:p>
            <text:p text:style-name="P6"><text:span text:style-name="T6">Note that </text:span><text:a xlink:type="simple" xlink:href="https://docs.djangoproject.com/en/1.6/ref/exceptions/#django.core.exceptions.ObjectDoesNotExist"><text:span text:style-name="Teletype"><text:span text:style-name="T12">django.core.exceptions.ObjectDoesNotExist</text:span></text:span></text:a><text:span text:style-name="T6">, which is the base class for all Django database API </text:span><text:span text:style-name="Teletype"><text:span text:style-name="T14">DoesNotExist</text:span></text:span><text:span text:style-name="T6">exceptions, has </text:span><text:span text:style-name="Teletype"><text:span text:style-name="T14">silent_variable_failure = True</text:span></text:span><text:span text:style-name="T6">. So if you’re using Django templates with Django model objects, any </text:span><text:span text:style-name="Teletype"><text:span text:style-name="T14">DoesNotExist</text:span></text:span><text:span text:style-name="T6">exception will fail silently.</text:span></text:p>
            <text:p text:style-name="P6">A variable can only be called if it has no required arguments. Otherwise, the system will return an empty string.</text:p>
            <text:p text:style-name="P6"><text:bookmark text:name="alters-data-description"/>Obviously, there can be side effects when calling some variables, and it’d be either foolish or a security hole to allow the template system to access them.</text:p>
            <text:p text:style-name="P6"><text:span text:style-name="T6">A good example is the </text:span><text:a xlink:type="simple" xlink:href="https://docs.djangoproject.com/en/1.6/ref/models/instances/#django.db.models.Model.delete"><text:span text:style-name="Teletype"><text:span text:style-name="T12">delete()</text:span></text:span></text:a><text:span text:style-name="T6"> method on each Django model object. The template system shouldn’t be allowed to do something like this:</text:span></text:p>
            <text:p text:style-name="P6">I will now delete this valuable data. {{ data.delete }}</text:p>
            <text:p text:style-name="P6"><text:span text:style-name="T6">To prevent this, set an </text:span><text:span text:style-name="Teletype"><text:span text:style-name="T14">alters_data</text:span></text:span><text:span text:style-name="T6"> attribute on the callable variable. The template system won’t call a variable if it has </text:span><text:span text:style-name="Teletype"><text:span text:style-name="T14">alters_data=True</text:span></text:span><text:span text:style-name="T6">set, and will instead replace the variable with </text:span><text:a xlink:type="simple" xlink:href="https://docs.djangoproject.com/en/1.6/ref/settings/#std:setting-TEMPLATE_STRING_IF_INVALID"><text:span text:style-name="Teletype"><text:span text:style-name="T12">TEMPLATE_STRING_IF_INVALID</text:span></text:span></text:a><text:span text:style-name="T6">, unconditionally. The dynamically-generated </text:span><text:a xlink:type="simple" xlink:href="https://docs.djangoproject.com/en/1.6/ref/models/instances/#django.db.models.Model.delete"><text:span text:style-name="Teletype"><text:span text:style-name="T12">delete()</text:span></text:span></text:a><text:span text:style-name="T6"> and</text:span><text:a xlink:type="simple" xlink:href="https://docs.djangoproject.com/en/1.6/ref/models/instances/#django.db.models.Model.save"><text:span text:style-name="Teletype"><text:span text:style-name="T12">save()</text:span></text:span></text:a><text:span text:style-name="T6"> methods on Django model objects get </text:span><text:span text:style-name="Teletype"><text:span text:style-name="T14">alters_data=True</text:span></text:span><text:span text:style-name="T6"> automatically. Example:</text:span></text:p>
            <text:p text:style-name="P6"><text:span text:style-name="T18">def</text:span> <text:span text:style-name="T29">sensitive_function</text:span>(<text:span text:style-name="T19">self</text:span>):</text:p>
            <text:p text:style-name="P6"><text:s text:c="4"/><text:span text:style-name="T22">self</text:span><text:span text:style-name="T40">.</text:span><text:span text:style-name="T39">database_record</text:span><text:span text:style-name="T40">.</text:span><text:span text:style-name="T39">delete()</text:span></text:p>
            <text:p text:style-name="P6">sensitive_function<text:span text:style-name="T18">.</text:span>alters_data <text:span text:style-name="T18">=</text:span> <text:span text:style-name="T19">True</text:span></text:p>
            <text:p text:style-name="P6"><text:span text:style-name="T6">Occasionally you may want to turn off this feature for other reasons, and tell the template system to leave a variable un-called no matter what. To do so, set a </text:span><text:span text:style-name="Teletype"><text:span text:style-name="T14">do_not_call_in_templates</text:span></text:span><text:span text:style-name="T6"> attribute on the callable with the value </text:span><text:span text:style-name="Teletype"><text:span text:style-name="T14">True</text:span></text:span><text:span text:style-name="T6">. The template system then will act as if your variable is not callable (allowing you to access attributes of the callable, for example).</text:span></text:p>
          </text:section>
          <text:section text:style-name="Sect1" text:name="s-how-invalid-variables-are-handled">
            <text:h text:style-name="P3" text:outline-level="2"><text:bookmark text:name="invalid-template-variables"/><text:bookmark text:name="how-invalid-variables-are-handled"/><text:bookmark text:name="s-invalid-template-variables"/>How invalid variables are handled</text:h>
            <text:p text:style-name="P6"><text:span text:style-name="T6">Generally, if a variable doesn’t exist, the template system inserts the value of the </text:span><text:a xlink:type="simple" xlink:href="https://docs.djangoproject.com/en/1.6/ref/settings/#std:setting-TEMPLATE_STRING_IF_INVALID"><text:span text:style-name="Teletype"><text:span text:style-name="T12">TEMPLATE_STRING_IF_INVALID</text:span></text:span></text:a><text:span text:style-name="T6"> setting, which is set to </text:span><text:span text:style-name="Teletype"><text:span text:style-name="T14">''</text:span></text:span><text:span text:style-name="T6"> (the empty string) by default.</text:span></text:p>
            <text:p text:style-name="P6"><text:span text:style-name="T6">Filters that are applied to an invalid variable will only be applied if </text:span><text:a xlink:type="simple" xlink:href="https://docs.djangoproject.com/en/1.6/ref/settings/#std:setting-TEMPLATE_STRING_IF_INVALID"><text:span text:style-name="Teletype"><text:span text:style-name="T12">TEMPLATE_STRING_IF_INVALID</text:span></text:span></text:a><text:span text:style-name="T6"> is set to </text:span><text:span text:style-name="Teletype"><text:span text:style-name="T14">''</text:span></text:span><text:span text:style-name="T6"> (the empty string). If</text:span><text:a xlink:type="simple" xlink:href="https://docs.djangoproject.com/en/1.6/ref/settings/#std:setting-TEMPLATE_STRING_IF_INVALID"><text:span text:style-name="Teletype"><text:span text:style-name="T12">TEMPLATE_STRING_IF_INVALID</text:span></text:span></text:a><text:span text:style-name="T6"> is set to any other value, variable filters will be ignored.</text:span></text:p>
            <text:p text:style-name="P6"><text:span text:style-name="T6">This behavior is slightly different for the </text:span><text:span text:style-name="Teletype"><text:span text:style-name="T14">if</text:span></text:span><text:span text:style-name="T6">, </text:span><text:span text:style-name="Teletype"><text:span text:style-name="T14">for</text:span></text:span><text:span text:style-name="T6"> and </text:span><text:span text:style-name="Teletype"><text:span text:style-name="T14">regroup</text:span></text:span><text:span text:style-name="T6"> template tags. If an invalid variable is provided to one of these template tags, the variable will be interpreted as </text:span><text:span text:style-name="Teletype"><text:span text:style-name="T14">None</text:span></text:span><text:span text:style-name="T6">. Filters are always applied to invalid variables within these template tags.</text:span></text:p>
            <text:p text:style-name="P6"><text:span text:style-name="T6">If </text:span><text:a xlink:type="simple" xlink:href="https://docs.djangoproject.com/en/1.6/ref/settings/#std:setting-TEMPLATE_STRING_IF_INVALID"><text:span text:style-name="Teletype"><text:span text:style-name="T12">TEMPLATE_STRING_IF_INVALID</text:span></text:span></text:a><text:span text:style-name="T6"> contains a </text:span><text:span text:style-name="Teletype"><text:span text:style-name="T14">'%s'</text:span></text:span><text:span text:style-name="T6">, the format marker will be replaced with the name of the invalid variable.</text:span></text:p>
            <text:h text:style-name="P3" text:outline-level="2">For debug purposes only!</text:h>
            <text:p text:style-name="P6"><text:span text:style-name="T6">While </text:span><text:a xlink:type="simple" xlink:href="https://docs.djangoproject.com/en/1.6/ref/settings/#std:setting-TEMPLATE_STRING_IF_INVALID"><text:span text:style-name="Teletype"><text:span text:style-name="T12">TEMPLATE_STRING_IF_INVALID</text:span></text:span></text:a><text:span text:style-name="T6"> can be a useful debugging tool, it is a bad idea to turn it on as a ‘development default’.</text:span></text:p>
            <text:p text:style-name="P6"><text:span text:style-name="T6">Many templates, including those in the Admin site, rely upon the silence of the template system when a non-existent variable is encountered. If you assign a value other than </text:span><text:span text:style-name="Teletype"><text:span text:style-name="T14">''</text:span></text:span><text:span text:style-name="T6"> to </text:span><text:a xlink:type="simple" xlink:href="https://docs.djangoproject.com/en/1.6/ref/settings/#std:setting-TEMPLATE_STRING_IF_INVALID"><text:span text:style-name="Teletype"><text:span text:style-name="T12">TEMPLATE_STRING_IF_INVALID</text:span></text:span></text:a><text:span text:style-name="T6">, you will experience rendering problems with these templates and sites.</text:span></text:p>
            <text:p text:style-name="P6"><text:span text:style-name="T6">Generally, </text:span><text:a xlink:type="simple" xlink:href="https://docs.djangoproject.com/en/1.6/ref/settings/#std:setting-TEMPLATE_STRING_IF_INVALID"><text:span text:style-name="Teletype"><text:span text:style-name="T12">TEMPLATE_STRING_IF_INVALID</text:span></text:span></text:a><text:span text:style-name="T6"> should only be enabled in order to debug a specific template problem, then cleared once debugging is complete.</text:span></text:p>
          </text:section>
          <text:section text:style-name="Sect1" text:name="s-builtin-variables">
            <text:h text:style-name="P3" text:outline-level="2"><text:bookmark text:name="builtin-variables"/>Builtin variables</text:h>
            <text:p text:style-name="P6"><text:span text:style-name="T6">Every context contains </text:span><text:span text:style-name="Teletype"><text:span text:style-name="T14">True</text:span></text:span><text:span text:style-name="T6">, </text:span><text:span text:style-name="Teletype"><text:span text:style-name="T14">False</text:span></text:span><text:span text:style-name="T6"> and </text:span><text:span text:style-name="Teletype"><text:span text:style-name="T14">None</text:span></text:span><text:span text:style-name="T6">. As you would expect, these variables resolve to the corresponding Python objects.</text:span></text:p>
            <text:p text:style-name="P6">New in Django 1.5:</text:p>
            <text:p text:style-name="P6"><text:span text:style-name="T10">Before Django 1.5, these variables weren’t a special case, and they resolved to </text:span><text:span text:style-name="Teletype"><text:span text:style-name="T14">None</text:span></text:span><text:span text:style-name="T10"> unless you defined </text:span><text:soft-page-break/><text:span text:style-name="T10">them in the context.</text:span></text:p>
          </text:section>
        </text:section>
        <text:section text:style-name="Sect1" text:name="s-playing-with-context-objects">
          <text:h text:style-name="P3" text:outline-level="2"><text:bookmark text:name="playing-with-context-objects"/>Playing with Context objects</text:h>
          <text:p text:style-name="P6"><text:bookmark text:name="django.template.Context"/><text:span text:style-name="Emphasis"><text:span text:style-name="T7">class </text:span></text:span><text:span text:style-name="Teletype"><text:span text:style-name="T7">Context</text:span></text:span></text:p>
          <text:p text:style-name="P6"><text:span text:style-name="T6">Most of the time, you’ll instantiate </text:span><text:span text:style-name="Teletype"><text:span text:style-name="T14">Context</text:span></text:span><text:span text:style-name="T6"> objects by passing in a fully-populated dictionary to </text:span><text:span text:style-name="Teletype"><text:span text:style-name="T14">Context()</text:span></text:span><text:span text:style-name="T6">. But you can add and delete items from a </text:span><text:span text:style-name="Teletype"><text:span text:style-name="T14">Context</text:span></text:span><text:span text:style-name="T6"> object once it’s been instantiated, too, using standard dictionary syntax:</text:span></text:p>
          <text:p text:style-name="P6"><text:span text:style-name="T17">&gt;&gt;&gt; </text:span>from <text:span text:style-name="T17">django.template</text:span> import Context</text:p>
          <text:p text:style-name="P6"><text:span text:style-name="T17">&gt;&gt;&gt; </text:span>c <text:span text:style-name="T18">=</text:span> Context({<text:span text:style-name="T25">"foo"</text:span>: <text:span text:style-name="T25">"bar"</text:span>})</text:p>
          <text:p text:style-name="P6"><text:span text:style-name="T17">&gt;&gt;&gt; </text:span>c[<text:span text:style-name="T25">'foo'</text:span>]</text:p>
          <text:p text:style-name="P6">'bar'</text:p>
          <text:p text:style-name="P6"><text:span text:style-name="T17">&gt;&gt;&gt; </text:span><text:span text:style-name="T18">del</text:span> c[<text:span text:style-name="T25">'foo'</text:span>]</text:p>
          <text:p text:style-name="P6"><text:span text:style-name="T17">&gt;&gt;&gt; </text:span>c[<text:span text:style-name="T25">'foo'</text:span>]</text:p>
          <text:p text:style-name="P6">''</text:p>
          <text:p text:style-name="P6"><text:span text:style-name="T17">&gt;&gt;&gt; </text:span>c[<text:span text:style-name="T25">'newvariable'</text:span>] <text:span text:style-name="T18">=</text:span> <text:span text:style-name="T25">'hello'</text:span></text:p>
          <text:p text:style-name="P6"><text:span text:style-name="T17">&gt;&gt;&gt; </text:span>c[<text:span text:style-name="T25">'newvariable'</text:span>]</text:p>
          <text:p text:style-name="P6">'hello'</text:p>
          <text:p text:style-name="P6"><text:bookmark text:name="django.template.Context.pop"/><text:span text:style-name="Teletype"><text:span text:style-name="T7">Context.pop</text:span></text:span><text:span text:style-name="T7">()</text:span></text:p>
          <text:p text:style-name="P6"><text:bookmark text:name="django.template.Context.push"/><text:span text:style-name="Teletype"><text:span text:style-name="T7">Context.push</text:span></text:span><text:span text:style-name="T7">()</text:span></text:p>
          <text:p text:style-name="P6"><text:bookmark text:name="django.template.ContextPopException"/><text:span text:style-name="Emphasis"><text:span text:style-name="T7">exception </text:span></text:span><text:span text:style-name="Teletype"><text:span text:style-name="T7">ContextPopException</text:span></text:span></text:p>
          <text:p text:style-name="P6"><text:span text:style-name="T6">A </text:span><text:span text:style-name="Teletype"><text:span text:style-name="T14">Context</text:span></text:span><text:span text:style-name="T6"> object is a stack. That is, you can </text:span><text:span text:style-name="Teletype"><text:span text:style-name="T14">push()</text:span></text:span><text:span text:style-name="T6"> and </text:span><text:span text:style-name="Teletype"><text:span text:style-name="T14">pop()</text:span></text:span><text:span text:style-name="T6"> it. If you </text:span><text:span text:style-name="Teletype"><text:span text:style-name="T14">pop()</text:span></text:span><text:span text:style-name="T6"> too much, it’ll raise </text:span><text:span text:style-name="Teletype"><text:span text:style-name="T14">django.template.ContextPopException</text:span></text:span><text:span text:style-name="T6">:</text:span></text:p>
          <text:p text:style-name="P6">&gt;&gt;&gt; c = Context()</text:p>
          <text:p text:style-name="P6">&gt;&gt;&gt; c['foo'] = 'first level'</text:p>
          <text:p text:style-name="P6">&gt;&gt;&gt; c.push()</text:p>
          <text:p text:style-name="P6">&gt;&gt;&gt; c['foo'] = 'second level'</text:p>
          <text:p text:style-name="P6">&gt;&gt;&gt; c['foo']</text:p>
          <text:p text:style-name="P6">'second level'</text:p>
          <text:p text:style-name="P6">&gt;&gt;&gt; c.pop()</text:p>
          <text:p text:style-name="P6">&gt;&gt;&gt; c['foo']</text:p>
          <text:p text:style-name="P6">'first level'</text:p>
          <text:p text:style-name="P6">&gt;&gt;&gt; c['foo'] = 'overwritten'</text:p>
          <text:p text:style-name="P6">&gt;&gt;&gt; c['foo']</text:p>
          <text:p text:style-name="P6">'overwritten'</text:p>
          <text:p text:style-name="P6">&gt;&gt;&gt; c.pop()</text:p>
          <text:p text:style-name="P6">Traceback (most recent call last):</text:p>
          <text:p text:style-name="P6">...</text:p>
          <text:p text:style-name="P6">django.template.ContextPopException</text:p>
          <text:p text:style-name="P6"><text:bookmark text:name="django.template.update"/><text:span text:style-name="Teletype"><text:span text:style-name="T7">update</text:span></text:span><text:span text:style-name="T7">(</text:span><text:span text:style-name="Emphasis"><text:span text:style-name="T7">other_dict</text:span></text:span><text:span text:style-name="T7">)</text:span></text:p>
          <text:p text:style-name="P6"><text:span text:style-name="T6">In addition to </text:span><text:span text:style-name="Teletype"><text:span text:style-name="T14">push()</text:span></text:span><text:span text:style-name="T6"> and </text:span><text:span text:style-name="Teletype"><text:span text:style-name="T14">pop()</text:span></text:span><text:span text:style-name="T6">, the </text:span><text:span text:style-name="Teletype"><text:span text:style-name="T14">Context</text:span></text:span><text:span text:style-name="T6"> object also defines an </text:span><text:span text:style-name="Teletype"><text:span text:style-name="T14">update()</text:span></text:span><text:span text:style-name="T6"> method. This works like </text:span><text:span text:style-name="Teletype"><text:span text:style-name="T14">push()</text:span></text:span><text:span text:style-name="T6"> but takes a dictionary as an argument and pushes that dictionary onto the stack instead of an empty one.</text:span></text:p>
          <text:p text:style-name="P7"><text:span text:style-name="T17">&gt;&gt;&gt; </text:span>c <text:span text:style-name="T18">=</text:span> Context()</text:p>
          <text:p text:style-name="P6"><text:span text:style-name="T17">&gt;&gt;&gt; </text:span>c[<text:span text:style-name="T25">'foo'</text:span>] <text:span text:style-name="T18">=</text:span> <text:span text:style-name="T25">'first level'</text:span></text:p>
          <text:p text:style-name="P6"><text:span text:style-name="T17">&gt;&gt;&gt; </text:span>c<text:span text:style-name="T18">.</text:span>update({<text:span text:style-name="T25">'foo'</text:span>: <text:span text:style-name="T25">'updated'</text:span>})</text:p>
          <text:p text:style-name="P6">{'foo': 'updated'}</text:p>
          <text:p text:style-name="P6"><text:span text:style-name="T17">&gt;&gt;&gt; </text:span>c[<text:span text:style-name="T25">'foo'</text:span>]</text:p>
          <text:p text:style-name="P6">'updated'</text:p>
          <text:p text:style-name="P6"><text:span text:style-name="T17">&gt;&gt;&gt; </text:span>c<text:span text:style-name="T18">.</text:span>pop()</text:p>
          <text:p text:style-name="P6">{'foo': 'updated'}</text:p>
          <text:p text:style-name="P6"><text:span text:style-name="T17">&gt;&gt;&gt; </text:span>c[<text:span text:style-name="T25">'foo'</text:span>]</text:p>
          <text:p text:style-name="P6">'first level'</text:p>
          <text:p text:style-name="P6"><text:soft-page-break/><text:span text:style-name="T6">Using a </text:span><text:span text:style-name="Teletype"><text:span text:style-name="T14">Context</text:span></text:span><text:span text:style-name="T6"> as a stack comes in handy in some custom template tags, as you’ll see below.</text:span></text:p>
        </text:section>
        <text:section text:style-name="Sect1" text:name="s-subclassing-context-requestcontext">
          <text:h text:style-name="P3" text:outline-level="2"><text:bookmark text:name="id1"/><text:bookmark text:name="subclassing-context-requestcontext"/><text:bookmark text:name="s-id1"/>Subclassing Context: RequestContext</text:h>
          <text:p text:style-name="P6"><text:bookmark text:name="django.template.RequestContext"/><text:span text:style-name="Emphasis"><text:span text:style-name="T7">class </text:span></text:span><text:span text:style-name="Teletype"><text:span text:style-name="T7">RequestContext</text:span></text:span></text:p>
          <text:p text:style-name="P6"><text:span text:style-name="T6">Django comes with a special </text:span><text:span text:style-name="Teletype"><text:span text:style-name="T14">Context</text:span></text:span><text:span text:style-name="T6"> class, </text:span><text:span text:style-name="Teletype"><text:span text:style-name="T14">django.template.RequestContext</text:span></text:span><text:span text:style-name="T6">, that acts slightly differently than the normal</text:span><text:span text:style-name="Teletype"><text:span text:style-name="T14">django.template.Context</text:span></text:span><text:span text:style-name="T6">. The first difference is that it takes an </text:span><text:a xlink:type="simple" xlink:href="https://docs.djangoproject.com/en/1.6/ref/request-response/#django.http.HttpRequest"><text:span text:style-name="Teletype"><text:span text:style-name="T12">HttpRequest</text:span></text:span></text:a><text:span text:style-name="T6"> as its first argument. For example:</text:span></text:p>
          <text:p text:style-name="P6">c <text:span text:style-name="T18">=</text:span> RequestContext(request, {</text:p>
          <text:p text:style-name="P6"><text:s text:c="4"/><text:span text:style-name="T26">'foo'</text:span><text:span text:style-name="T39">: </text:span><text:span text:style-name="T26">'bar'</text:span><text:span text:style-name="T39">,</text:span></text:p>
          <text:p text:style-name="P6">})</text:p>
          <text:p text:style-name="P6"><text:span text:style-name="T6">The second difference is that it automatically populates the context with a few variables, according to your </text:span><text:a xlink:type="simple" xlink:href="https://docs.djangoproject.com/en/1.6/ref/settings/#std:setting-TEMPLATE_CONTEXT_PROCESSORS"><text:span text:style-name="Teletype"><text:span text:style-name="T12">TEMPLATE_CONTEXT_PROCESSORS</text:span></text:span></text:a><text:span text:style-name="T6">setting.</text:span></text:p>
          <text:p text:style-name="P6"><text:span text:style-name="T6">The </text:span><text:a xlink:type="simple" xlink:href="https://docs.djangoproject.com/en/1.6/ref/settings/#std:setting-TEMPLATE_CONTEXT_PROCESSORS"><text:span text:style-name="Teletype"><text:span text:style-name="T12">TEMPLATE_CONTEXT_PROCESSORS</text:span></text:span></text:a><text:span text:style-name="T6"> setting is a tuple of callables – called </text:span><text:span text:style-name="Strong_20_Emphasis"><text:span text:style-name="T10">context processors</text:span></text:span><text:span text:style-name="T6"> – that take a request object as their argument and return a dictionary of items to be merged into the context. By default, </text:span><text:a xlink:type="simple" xlink:href="https://docs.djangoproject.com/en/1.6/ref/settings/#std:setting-TEMPLATE_CONTEXT_PROCESSORS"><text:span text:style-name="Teletype"><text:span text:style-name="T12">TEMPLATE_CONTEXT_PROCESSORS</text:span></text:span></text:a><text:span text:style-name="T6"> is set to:</text:span></text:p>
          <text:p text:style-name="P6">(<text:span text:style-name="T25">"django.contrib.auth.context_processors.auth"</text:span>,</text:p>
          <text:p text:style-name="P6"><text:span text:style-name="T25">"django.core.context_processors.debug"</text:span>,</text:p>
          <text:p text:style-name="P6"><text:span text:style-name="T25">"django.core.context_processors.i18n"</text:span>,</text:p>
          <text:p text:style-name="P6"><text:span text:style-name="T25">"django.core.context_processors.media"</text:span>,</text:p>
          <text:p text:style-name="P6"><text:span text:style-name="T25">"django.core.context_processors.static"</text:span>,</text:p>
          <text:p text:style-name="P6"><text:span text:style-name="T25">"django.core.context_processors.tz"</text:span>,</text:p>
          <text:p text:style-name="P6"><text:span text:style-name="T25">"django.contrib.messages.context_processors.messages"</text:span>)</text:p>
          <text:p text:style-name="P6"><text:span text:style-name="T6">In addition to these, </text:span><text:span text:style-name="Teletype"><text:span text:style-name="T14">RequestContext</text:span></text:span><text:span text:style-name="T6"> always uses </text:span><text:span text:style-name="Teletype"><text:span text:style-name="T14">django.core.context_processors.csrf</text:span></text:span><text:span text:style-name="T6">. This is a security related context processor required by the admin and other contrib apps, and, in case of accidental misconfiguration, it is deliberately hardcoded in and cannot be turned off by the </text:span><text:a xlink:type="simple" xlink:href="https://docs.djangoproject.com/en/1.6/ref/settings/#std:setting-TEMPLATE_CONTEXT_PROCESSORS"><text:span text:style-name="Teletype"><text:span text:style-name="T12">TEMPLATE_CONTEXT_PROCESSORS</text:span></text:span></text:a><text:span text:style-name="T6"> setting.</text:span></text:p>
          <text:p text:style-name="P6">Each processor is applied in order. That means, if one processor adds a variable to the context and a second processor adds a variable with the same name, the second will override the first. The default processors are explained below.</text:p>
          <text:h text:style-name="P3" text:outline-level="2">When context processors are applied</text:h>
          <text:p text:style-name="P6"><text:span text:style-name="T6">When you use </text:span><text:span text:style-name="Teletype"><text:span text:style-name="T14">RequestContext</text:span></text:span><text:span text:style-name="T6">, the variables you supply directly are added first, followed any variables supplied by context processors. This means that a context processor may overwrite a variable you’ve supplied, so take care to avoid variable names which overlap with those supplied by your context processors.</text:span></text:p>
          <text:p text:style-name="P6"><text:span text:style-name="T6">Also, you can give </text:span><text:span text:style-name="Teletype"><text:span text:style-name="T14">RequestContext</text:span></text:span><text:span text:style-name="T6"> a list of additional processors, using the optional, third positional argument, </text:span><text:span text:style-name="Teletype"><text:span text:style-name="T14">processors</text:span></text:span><text:span text:style-name="T6">. In this example, the </text:span><text:span text:style-name="Teletype"><text:span text:style-name="T14">RequestContext</text:span></text:span><text:span text:style-name="T6"> instance gets a </text:span><text:span text:style-name="Teletype"><text:span text:style-name="T14">ip_address</text:span></text:span><text:span text:style-name="T6"> variable:</text:span></text:p>
          <text:p text:style-name="P6">from <text:span text:style-name="T17">django.http</text:span> import HttpResponse</text:p>
          <text:p text:style-name="P6">from <text:span text:style-name="T17">django.template</text:span> import RequestContext</text:p>
          <text:p text:style-name="P6"/>
          <text:p text:style-name="P6"><text:span text:style-name="T18">def</text:span> <text:span text:style-name="T29">ip_address_processor</text:span>(request):</text:p>
          <text:p text:style-name="P6"><text:s text:c="4"/><text:span text:style-name="T40">return</text:span><text:span text:style-name="T39"> {</text:span><text:span text:style-name="T26">'ip_address'</text:span><text:span text:style-name="T39">: request</text:span><text:span text:style-name="T40">.</text:span><text:span text:style-name="T39">META[</text:span><text:span text:style-name="T26">'REMOTE_ADDR'</text:span><text:span text:style-name="T39">]}</text:span></text:p>
          <text:p text:style-name="P6"/>
          <text:p text:style-name="P6"><text:span text:style-name="T18">def</text:span> <text:span text:style-name="T29">some_view</text:span>(request):</text:p>
          <text:p text:style-name="P6"><text:s text:c="4"/><text:span text:style-name="T33"># ...</text:span></text:p>
          <text:p text:style-name="P6"><text:s text:c="4"/><text:span text:style-name="T39">c </text:span><text:span text:style-name="T40">=</text:span><text:span text:style-name="T39"> RequestContext(request, {</text:span></text:p>
          <text:p text:style-name="P6"><text:s text:c="8"/><text:span text:style-name="T26">'foo'</text:span><text:span text:style-name="T39">: </text:span><text:span text:style-name="T26">'bar'</text:span><text:span text:style-name="T39">,</text:span></text:p>
          <text:p text:style-name="P6"><text:s text:c="4"/><text:span text:style-name="T39">}, [ip_address_processor])</text:span></text:p>
          <text:p text:style-name="P6"><text:s text:c="4"/><text:span text:style-name="T40">return</text:span><text:span text:style-name="T39"> HttpResponse(t</text:span><text:span text:style-name="T40">.</text:span><text:span text:style-name="T39">render(c))</text:span></text:p>
          <text:h text:style-name="P3" text:outline-level="2">Note</text:h>
          <text:p text:style-name="P6"><text:span text:style-name="T6">If you’re using Django’s </text:span><text:a xlink:type="simple" xlink:href="https://docs.djangoproject.com/en/1.6/topics/http/shortcuts/#django.shortcuts.render_to_response"><text:span text:style-name="Teletype"><text:span text:style-name="T12">render_to_response()</text:span></text:span></text:a><text:span text:style-name="T6"> shortcut to populate a template with the contents of a dictionary, your template will be passed a </text:span><text:span text:style-name="Teletype"><text:span text:style-name="T14">Context</text:span></text:span><text:span text:style-name="T6"> instance by default (not a </text:span><text:span text:style-name="Teletype"><text:span text:style-name="T14">RequestContext</text:span></text:span><text:span text:style-name="T6">). To use </text:span><text:soft-page-break/><text:span text:style-name="T6">a </text:span><text:span text:style-name="Teletype"><text:span text:style-name="T14">RequestContext</text:span></text:span><text:span text:style-name="T6"> in your template rendering, pass an optional third argument to </text:span><text:a xlink:type="simple" xlink:href="https://docs.djangoproject.com/en/1.6/topics/http/shortcuts/#django.shortcuts.render_to_response"><text:span text:style-name="Teletype"><text:span text:style-name="T12">render_to_response()</text:span></text:span></text:a><text:span text:style-name="T6">: a </text:span><text:span text:style-name="Teletype"><text:span text:style-name="T14">RequestContext</text:span></text:span><text:span text:style-name="T6"> instance. Your code might look like this:</text:span></text:p>
          <text:p text:style-name="P6">from <text:span text:style-name="T17">django.shortcuts</text:span> import render_to_response</text:p>
          <text:p text:style-name="P6">from <text:span text:style-name="T17">django.template</text:span> import RequestContext</text:p>
          <text:p text:style-name="P6"/>
          <text:p text:style-name="P6"><text:span text:style-name="T18">def</text:span> <text:span text:style-name="T29">some_view</text:span>(request):</text:p>
          <text:p text:style-name="P6"><text:s text:c="4"/><text:span text:style-name="T33"># ...</text:span></text:p>
          <text:p text:style-name="P6"><text:s text:c="4"/><text:span text:style-name="T40">return</text:span><text:span text:style-name="T39"> render_to_response(</text:span><text:span text:style-name="T26">'my_template.html'</text:span><text:span text:style-name="T39">,</text:span></text:p>
          <text:p text:style-name="P6"><text:s text:c="30"/><text:span text:style-name="T39">my_data_dictionary,</text:span></text:p>
          <text:p text:style-name="P6"><text:s text:c="30"/><text:span text:style-name="T39">context_instance</text:span><text:span text:style-name="T40">=</text:span><text:span text:style-name="T39">RequestContext(request))</text:span></text:p>
          <text:p text:style-name="P6"><text:span text:style-name="T6">Alternatively, use the </text:span><text:a xlink:type="simple" xlink:href="https://docs.djangoproject.com/en/1.6/topics/http/shortcuts/#django.shortcuts.render"><text:span text:style-name="Teletype"><text:span text:style-name="T12">render()</text:span></text:span></text:a><text:span text:style-name="T6"> shortcut which is the same as a call to </text:span><text:a xlink:type="simple" xlink:href="https://docs.djangoproject.com/en/1.6/topics/http/shortcuts/#django.shortcuts.render_to_response"><text:span text:style-name="Teletype"><text:span text:style-name="T12">render_to_response()</text:span></text:span></text:a><text:span text:style-name="T6"> with a context_instance argument that forces the use of a </text:span><text:span text:style-name="Teletype"><text:span text:style-name="T14">RequestContext</text:span></text:span><text:span text:style-name="T6">.</text:span></text:p>
          <text:p text:style-name="P6">Here’s what each of the default processors does:</text:p>
          <text:section text:style-name="Sect1" text:name="s-django-contrib-auth-context-processors-auth">
            <text:p text:style-name="P6"><text:bookmark text:name="django-contrib-auth-context-processors-auth"/>django.contrib.auth.context_processors.auth</text:p>
            <text:p text:style-name="P6"><text:span text:style-name="T6">If </text:span><text:a xlink:type="simple" xlink:href="https://docs.djangoproject.com/en/1.6/ref/settings/#std:setting-TEMPLATE_CONTEXT_PROCESSORS"><text:span text:style-name="Teletype"><text:span text:style-name="T12">TEMPLATE_CONTEXT_PROCESSORS</text:span></text:span></text:a><text:span text:style-name="T6"> contains this processor, every </text:span><text:span text:style-name="Teletype"><text:span text:style-name="T14">RequestContext</text:span></text:span><text:span text:style-name="T6"> will contain these variables:</text:span></text:p>
            <text:p text:style-name="P6"><text:span text:style-name="Teletype"><text:span text:style-name="T14">user</text:span></text:span><text:span text:style-name="T6"> – An </text:span><text:span text:style-name="Teletype"><text:span text:style-name="T14">auth.User</text:span></text:span><text:span text:style-name="T6"> instance representing the currently logged-in user (or an </text:span><text:span text:style-name="Teletype"><text:span text:style-name="T14">AnonymousUser</text:span></text:span><text:span text:style-name="T6"> instance, if the client isn’t logged in).</text:span></text:p>
            <text:p text:style-name="P6"><text:span text:style-name="Teletype"><text:span text:style-name="T14">perms</text:span></text:span><text:span text:style-name="T6"> – An instance of </text:span><text:span text:style-name="Teletype"><text:span text:style-name="T14">django.contrib.auth.context_processors.PermWrapper</text:span></text:span><text:span text:style-name="T6">, representing the permissions that the currently logged-in user has.</text:span></text:p>
          </text:section>
          <text:section text:style-name="Sect1" text:name="s-django-core-context-processors-debug">
            <text:p text:style-name="P6"><text:bookmark text:name="django-core-context-processors-debug"/>django.core.context_processors.debug</text:p>
            <text:p text:style-name="P6"><text:span text:style-name="T6">If </text:span><text:a xlink:type="simple" xlink:href="https://docs.djangoproject.com/en/1.6/ref/settings/#std:setting-TEMPLATE_CONTEXT_PROCESSORS"><text:span text:style-name="Teletype"><text:span text:style-name="T12">TEMPLATE_CONTEXT_PROCESSORS</text:span></text:span></text:a><text:span text:style-name="T6"> contains this processor, every </text:span><text:span text:style-name="Teletype"><text:span text:style-name="T14">RequestContext</text:span></text:span><text:span text:style-name="T6"> will contain these two variables – but only if your </text:span><text:a xlink:type="simple" xlink:href="https://docs.djangoproject.com/en/1.6/ref/settings/#std:setting-DEBUG"><text:span text:style-name="Teletype"><text:span text:style-name="T12">DEBUG</text:span></text:span></text:a><text:span text:style-name="T6">setting is set to </text:span><text:span text:style-name="Teletype"><text:span text:style-name="T14">True</text:span></text:span><text:span text:style-name="T6"> and the request’s IP address (</text:span><text:span text:style-name="Teletype"><text:span text:style-name="T14">request.META['REMOTE_ADDR']</text:span></text:span><text:span text:style-name="T6">) is in the </text:span><text:a xlink:type="simple" xlink:href="https://docs.djangoproject.com/en/1.6/ref/settings/#std:setting-INTERNAL_IPS"><text:span text:style-name="Teletype"><text:span text:style-name="T12">INTERNAL_IPS</text:span></text:span></text:a><text:span text:style-name="T6"> setting:</text:span></text:p>
            <text:p text:style-name="P6"><text:span text:style-name="Teletype"><text:span text:style-name="T14">debug</text:span></text:span><text:span text:style-name="T6"> – </text:span><text:span text:style-name="Teletype"><text:span text:style-name="T14">True</text:span></text:span><text:span text:style-name="T6">. You can use this in templates to test whether you’re in </text:span><text:a xlink:type="simple" xlink:href="https://docs.djangoproject.com/en/1.6/ref/settings/#std:setting-DEBUG"><text:span text:style-name="Teletype"><text:span text:style-name="T12">DEBUG</text:span></text:span></text:a><text:span text:style-name="T6"> mode.</text:span></text:p>
            <text:p text:style-name="P6"><text:span text:style-name="Teletype"><text:span text:style-name="T14">sql_queries</text:span></text:span><text:span text:style-name="T6"> – A list of </text:span><text:span text:style-name="Teletype"><text:span text:style-name="T14">{'sql': ..., 'time': ...}</text:span></text:span><text:span text:style-name="T6"> dictionaries, representing every SQL query that has happened so far during the request and how long it took. The list is in order by query.</text:span></text:p>
          </text:section>
          <text:section text:style-name="Sect1" text:name="s-django-core-context-processors-i18n">
            <text:p text:style-name="P6"><text:bookmark text:name="django-core-context-processors-i18n"/>django.core.context_processors.i18n</text:p>
            <text:p text:style-name="P6"><text:span text:style-name="T6">If </text:span><text:a xlink:type="simple" xlink:href="https://docs.djangoproject.com/en/1.6/ref/settings/#std:setting-TEMPLATE_CONTEXT_PROCESSORS"><text:span text:style-name="Teletype"><text:span text:style-name="T12">TEMPLATE_CONTEXT_PROCESSORS</text:span></text:span></text:a><text:span text:style-name="T6"> contains this processor, every </text:span><text:span text:style-name="Teletype"><text:span text:style-name="T14">RequestContext</text:span></text:span><text:span text:style-name="T6"> will contain these two variables:</text:span></text:p>
            <text:p text:style-name="P6"><text:span text:style-name="Teletype"><text:span text:style-name="T14">LANGUAGES</text:span></text:span><text:span text:style-name="T6"> – The value of the </text:span><text:a xlink:type="simple" xlink:href="https://docs.djangoproject.com/en/1.6/ref/settings/#std:setting-LANGUAGES"><text:span text:style-name="Teletype"><text:span text:style-name="T12">LANGUAGES</text:span></text:span></text:a><text:span text:style-name="T6"> setting.</text:span></text:p>
            <text:p text:style-name="P6"><text:span text:style-name="Teletype"><text:span text:style-name="T14">LANGUAGE_CODE</text:span></text:span><text:span text:style-name="T6"> – </text:span><text:span text:style-name="Teletype"><text:span text:style-name="T14">request.LANGUAGE_CODE</text:span></text:span><text:span text:style-name="T6">, if it exists. Otherwise, the value of the </text:span><text:a xlink:type="simple" xlink:href="https://docs.djangoproject.com/en/1.6/ref/settings/#std:setting-LANGUAGE_CODE"><text:span text:style-name="Teletype"><text:span text:style-name="T12">LANGUAGE_CODE</text:span></text:span></text:a><text:span text:style-name="T6"> setting.</text:span></text:p>
            <text:p text:style-name="P6"><text:span text:style-name="T6">See </text:span><text:a xlink:type="simple" xlink:href="https://docs.djangoproject.com/en/1.6/topics/i18n/"><text:span text:style-name="Emphasis"><text:span text:style-name="T9">Internationalization and localization</text:span></text:span></text:a><text:span text:style-name="T6"> for more.</text:span></text:p>
          </text:section>
          <text:section text:style-name="Sect1" text:name="s-django-core-context-processors-media">
            <text:p text:style-name="P6"><text:bookmark text:name="django-core-context-processors-media"/>django.core.context_processors.media</text:p>
            <text:p text:style-name="P6"><text:span text:style-name="T6">If </text:span><text:a xlink:type="simple" xlink:href="https://docs.djangoproject.com/en/1.6/ref/settings/#std:setting-TEMPLATE_CONTEXT_PROCESSORS"><text:span text:style-name="Teletype"><text:span text:style-name="T12">TEMPLATE_CONTEXT_PROCESSORS</text:span></text:span></text:a><text:span text:style-name="T6"> contains this processor, every </text:span><text:span text:style-name="Teletype"><text:span text:style-name="T14">RequestContext</text:span></text:span><text:span text:style-name="T6"> will contain a variable </text:span><text:span text:style-name="Teletype"><text:span text:style-name="T14">MEDIA_URL</text:span></text:span><text:span text:style-name="T6">, providing the value of the</text:span><text:a xlink:type="simple" xlink:href="https://docs.djangoproject.com/en/1.6/ref/settings/#std:setting-MEDIA_URL"><text:span text:style-name="Teletype"><text:span text:style-name="T12">MEDIA_URL</text:span></text:span></text:a><text:span text:style-name="T6"> setting.</text:span></text:p>
          </text:section>
          <text:section text:style-name="Sect1" text:name="s-django-core-context-processors-static">
            <text:p text:style-name="P6"><text:bookmark text:name="django-core-context-processors-static"/>django.core.context_processors.static</text:p>
            <text:p text:style-name="P6"><text:bookmark text:name="django.core.context_processors.static"/><text:span text:style-name="Teletype"><text:span text:style-name="T7">static</text:span></text:span><text:span text:style-name="T7">()</text:span></text:p>
            <text:p text:style-name="P6"><text:span text:style-name="T6">If </text:span><text:a xlink:type="simple" xlink:href="https://docs.djangoproject.com/en/1.6/ref/settings/#std:setting-TEMPLATE_CONTEXT_PROCESSORS"><text:span text:style-name="Teletype"><text:span text:style-name="T12">TEMPLATE_CONTEXT_PROCESSORS</text:span></text:span></text:a><text:span text:style-name="T6"> contains this processor, every </text:span><text:span text:style-name="Teletype"><text:span text:style-name="T14">RequestContext</text:span></text:span><text:span text:style-name="T6"> will contain a variable </text:span><text:span text:style-name="Teletype"><text:span text:style-name="T14">STATIC_URL</text:span></text:span><text:span text:style-name="T6">, providing the value of the </text:span><text:a xlink:type="simple" xlink:href="https://docs.djangoproject.com/en/1.6/ref/settings/#std:setting-STATIC_URL"><text:span text:style-name="Teletype"><text:span text:style-name="T12">STATIC_URL</text:span></text:span></text:a><text:span text:style-name="T6"> setting.</text:span></text:p>
          </text:section>
          <text:section text:style-name="Sect1" text:name="s-django-core-context-processors-csrf">
            <text:p text:style-name="P6"><text:bookmark text:name="django-core-context-processors-csrf"/>django.core.context_processors.csrf</text:p>
            <text:p text:style-name="P6"><text:span text:style-name="T6">This processor adds a token that is needed by the </text:span><text:a xlink:type="simple" xlink:href="https://docs.djangoproject.com/en/1.6/ref/templates/builtins/#std:templatetag-csrf_token"><text:span text:style-name="Teletype"><text:span text:style-name="T12">csrf_token</text:span></text:span></text:a><text:span text:style-name="T6"> template tag for protection against </text:span><text:a xlink:type="simple" xlink:href="https://docs.djangoproject.com/en/1.6/ref/contrib/csrf/"><text:span text:style-name="Emphasis"><text:span text:style-name="T9">Cross Site Request Forgeries</text:span></text:span></text:a><text:span text:style-name="T6">.</text:span></text:p>
          </text:section>
          <text:section text:style-name="Sect1" text:name="s-django-core-context-processors-request">
            <text:p text:style-name="P6"><text:bookmark text:name="django-core-context-processors-request"/>django.core.context_processors.request</text:p>
            <text:p text:style-name="P6"><text:span text:style-name="T6">If </text:span><text:a xlink:type="simple" xlink:href="https://docs.djangoproject.com/en/1.6/ref/settings/#std:setting-TEMPLATE_CONTEXT_PROCESSORS"><text:span text:style-name="Teletype"><text:span text:style-name="T12">TEMPLATE_CONTEXT_PROCESSORS</text:span></text:span></text:a><text:span text:style-name="T6"> contains this processor, every </text:span><text:span text:style-name="Teletype"><text:span text:style-name="T14">RequestContext</text:span></text:span><text:span text:style-name="T6"> will contain a variable </text:span><text:span text:style-name="Teletype"><text:span text:style-name="T14">request</text:span></text:span><text:span text:style-name="T6">, which is the current</text:span><text:a xlink:type="simple" xlink:href="https://docs.djangoproject.com/en/1.6/ref/request-response/#django.http.HttpRequest"><text:span text:style-name="Teletype"><text:span text:style-name="T12">HttpRequest</text:span></text:span></text:a><text:span text:style-name="T6">. Note that this processor is not enabled by default; you’ll have to activate it.</text:span></text:p>
          </text:section>
          <text:section text:style-name="Sect1" text:name="s-django-contrib-messages-context-processors-messages">
            <text:p text:style-name="P6"><text:bookmark text:name="django-contrib-messages-context-processors-messages"/>django.contrib.messages.context_processors.messages</text:p>
            <text:p text:style-name="P6"><text:span text:style-name="T6">If </text:span><text:a xlink:type="simple" xlink:href="https://docs.djangoproject.com/en/1.6/ref/settings/#std:setting-TEMPLATE_CONTEXT_PROCESSORS"><text:span text:style-name="Teletype"><text:span text:style-name="T12">TEMPLATE_CONTEXT_PROCESSORS</text:span></text:span></text:a><text:span text:style-name="T6"> contains this processor, every </text:span><text:span text:style-name="Teletype"><text:span text:style-name="T14">RequestContext</text:span></text:span><text:span text:style-name="T6"> will contain a single additional variable:</text:span></text:p>
            <text:p text:style-name="P6"><text:span text:style-name="Teletype"><text:span text:style-name="T14">messages</text:span></text:span><text:span text:style-name="T6"> – A list of messages (as strings) that have been set via the user model </text:span><text:soft-page-break/><text:span text:style-name="T6">(using </text:span><text:span text:style-name="Teletype"><text:span text:style-name="T14">user.message_set.create</text:span></text:span><text:span text:style-name="T6">) or through the</text:span><text:a xlink:type="simple" xlink:href="https://docs.djangoproject.com/en/1.6/ref/contrib/messages/"><text:span text:style-name="Emphasis"><text:span text:style-name="T9">messages framework</text:span></text:span></text:a><text:span text:style-name="T6">.</text:span></text:p>
          </text:section>
          <text:section text:style-name="Sect1" text:name="s-writing-your-own-context-processors">
            <text:h text:style-name="P3" text:outline-level="2"><text:bookmark text:name="writing-your-own-context-processors"/>Writing your own context processors</text:h>
            <text:p text:style-name="P6"><text:span text:style-name="T6">A context processor has a very simple interface: It’s just a Python function that takes one argument, an </text:span><text:a xlink:type="simple" xlink:href="https://docs.djangoproject.com/en/1.6/ref/request-response/#django.http.HttpRequest"><text:span text:style-name="Teletype"><text:span text:style-name="T12">HttpRequest</text:span></text:span></text:a><text:span text:style-name="T6"> object, and returns a dictionary that gets added to the template context. Each context processor </text:span><text:span text:style-name="Emphasis"><text:span text:style-name="T6">must</text:span></text:span><text:span text:style-name="T6"> return a dictionary.</text:span></text:p>
            <text:p text:style-name="P6"><text:span text:style-name="T6">Custom context processors can live anywhere in your code base. All Django cares about is that your custom context processors are pointed-to by your </text:span><text:a xlink:type="simple" xlink:href="https://docs.djangoproject.com/en/1.6/ref/settings/#std:setting-TEMPLATE_CONTEXT_PROCESSORS"><text:span text:style-name="Teletype"><text:span text:style-name="T12">TEMPLATE_CONTEXT_PROCESSORS</text:span></text:span></text:a><text:span text:style-name="T6"> setting.</text:span></text:p>
          </text:section>
        </text:section>
        <text:section text:style-name="Sect1" text:name="s-loading-templates">
          <text:h text:style-name="P3" text:outline-level="2"><text:bookmark text:name="loading-templates"/>Loading templates</text:h>
          <text:p text:style-name="P6"><text:span text:style-name="T6">Generally, you’ll store templates in files on your filesystem rather than using the low-level </text:span><text:span text:style-name="Teletype"><text:span text:style-name="T14">Template</text:span></text:span><text:span text:style-name="T6"> API yourself. Save templates in a directory specified as a </text:span><text:span text:style-name="Strong_20_Emphasis"><text:span text:style-name="T10">template directory</text:span></text:span><text:span text:style-name="T6">.</text:span></text:p>
          <text:p text:style-name="P6"><text:span text:style-name="T6">Django searches for template directories in a number of places, depending on your template-loader settings (see “Loader types” below), but the most basic way of specifying template directories is by using the </text:span><text:a xlink:type="simple" xlink:href="https://docs.djangoproject.com/en/1.6/ref/settings/#std:setting-TEMPLATE_DIRS"><text:span text:style-name="Teletype"><text:span text:style-name="T12">TEMPLATE_DIRS</text:span></text:span></text:a><text:span text:style-name="T6"> setting.</text:span></text:p>
          <text:section text:style-name="Sect1" text:name="s-the-template-dirs-setting">
            <text:p text:style-name="P6"><text:bookmark text:name="the-template-dirs-setting"/>The TEMPLATE_DIRS setting</text:p>
            <text:p text:style-name="P6"><text:span text:style-name="T6">Tell Django what your template directories are by using the </text:span><text:a xlink:type="simple" xlink:href="https://docs.djangoproject.com/en/1.6/ref/settings/#std:setting-TEMPLATE_DIRS"><text:span text:style-name="Teletype"><text:span text:style-name="T12">TEMPLATE_DIRS</text:span></text:span></text:a><text:span text:style-name="T6"> setting in your settings file. This should be set to a list or tuple of strings that contain full paths to your template directory(ies). Example:</text:span></text:p>
            <text:p text:style-name="P6">TEMPLATE_DIRS <text:span text:style-name="T18">=</text:span> (</text:p>
            <text:p text:style-name="P6"><text:s text:c="4"/><text:span text:style-name="T26">"/home/html/templates/lawrence.com"</text:span><text:span text:style-name="T39">,</text:span></text:p>
            <text:p text:style-name="P6"><text:s text:c="4"/><text:span text:style-name="T26">"/home/html/templates/default"</text:span><text:span text:style-name="T39">,</text:span></text:p>
            <text:p text:style-name="P6">)</text:p>
            <text:p text:style-name="P6"><text:span text:style-name="T6">Your templates can go anywhere you want, as long as the directories and templates are readable by the Web server. They can have any extension you want, such as </text:span><text:span text:style-name="Teletype"><text:span text:style-name="T14">.html</text:span></text:span><text:span text:style-name="T6"> or </text:span><text:span text:style-name="Teletype"><text:span text:style-name="T14">.txt</text:span></text:span><text:span text:style-name="T6">, or they can have no extension at all.</text:span></text:p>
            <text:p text:style-name="P6">Note that these paths should use Unix-style forward slashes, even on Windows.</text:p>
          </text:section>
          <text:section text:style-name="Sect1" text:name="s-module-django.template.loader">
            <text:h text:style-name="P3" text:outline-level="2"><text:bookmark text:name="ref-templates-api-the-python-api"/><text:bookmark text:name="the-python-api"/><text:bookmark text:name="module-django.template.loader"/><text:bookmark text:name="s-ref-templates-api-the-python-api"/><text:bookmark text:name="s-the-python-api"/>The Python API</text:h>
            <text:p text:style-name="P6"><text:span text:style-name="Teletype"><text:span text:style-name="T14">django.template.loader</text:span></text:span><text:span text:style-name="T6"> has two functions to load templates from files:</text:span></text:p>
            <text:p text:style-name="P6"><text:bookmark text:name="django.template.loader.get_template"/><text:span text:style-name="Teletype"><text:span text:style-name="T7">get_template</text:span></text:span><text:span text:style-name="T7">(</text:span><text:span text:style-name="Emphasis"><text:span text:style-name="T7">template_name</text:span></text:span><text:span text:style-name="T7">)</text:span></text:p>
            <text:p text:style-name="P6"><text:span text:style-name="Teletype"><text:span text:style-name="T14">get_template</text:span></text:span><text:span text:style-name="T6"> returns the compiled template (a </text:span><text:span text:style-name="Teletype"><text:span text:style-name="T14">Template</text:span></text:span><text:span text:style-name="T6"> object) for the template with the given name. If the template doesn’t exist, it raises</text:span><text:span text:style-name="Teletype"><text:span text:style-name="T14">django.template.TemplateDoesNotExist</text:span></text:span><text:span text:style-name="T6">.</text:span></text:p>
            <text:p text:style-name="P6"><text:bookmark text:name="django.template.loader.select_template"/><text:span text:style-name="Teletype"><text:span text:style-name="T7">select_template</text:span></text:span><text:span text:style-name="T7">(</text:span><text:span text:style-name="Emphasis"><text:span text:style-name="T7">template_name_list</text:span></text:span><text:span text:style-name="T7">)</text:span></text:p>
            <text:p text:style-name="P6"><text:span text:style-name="Teletype"><text:span text:style-name="T14">select_template</text:span></text:span><text:span text:style-name="T6"> is just like </text:span><text:span text:style-name="Teletype"><text:span text:style-name="T14">get_template</text:span></text:span><text:span text:style-name="T6">, except it takes a list of template names. Of the list, it returns the first template that exists.</text:span></text:p>
            <text:p text:style-name="P6"><text:span text:style-name="T6">For example, if you call </text:span><text:span text:style-name="Teletype"><text:span text:style-name="T14">get_template('story_detail.html')</text:span></text:span><text:span text:style-name="T6"> and have the above </text:span><text:a xlink:type="simple" xlink:href="https://docs.djangoproject.com/en/1.6/ref/settings/#std:setting-TEMPLATE_DIRS"><text:span text:style-name="Teletype"><text:span text:style-name="T12">TEMPLATE_DIRS</text:span></text:span></text:a><text:span text:style-name="T6"> setting, here are the files Django will look for, in order:</text:span></text:p>
            <text:p text:style-name="P6"><text:span text:style-name="Teletype"><text:span text:style-name="T14">/home/html/templates/lawrence.com/story_detail.html</text:span></text:span></text:p>
            <text:p text:style-name="P6"><text:span text:style-name="Teletype"><text:span text:style-name="T14">/home/html/templates/default/story_detail.html</text:span></text:span></text:p>
            <text:p text:style-name="P6"><text:span text:style-name="T6">If you call </text:span><text:span text:style-name="Teletype"><text:span text:style-name="T14">select_template(['story_253_detail.html', 'story_detail.html'])</text:span></text:span><text:span text:style-name="T6">, here’s what Django will look for:</text:span></text:p>
            <text:p text:style-name="P6"><text:span text:style-name="Teletype"><text:span text:style-name="T14">/home/html/templates/lawrence.com/story_253_detail.html</text:span></text:span></text:p>
            <text:p text:style-name="P6"><text:span text:style-name="Teletype"><text:span text:style-name="T14">/home/html/templates/default/story_253_detail.html</text:span></text:span></text:p>
            <text:p text:style-name="P6"><text:span text:style-name="Teletype"><text:span text:style-name="T14">/home/html/templates/lawrence.com/story_detail.html</text:span></text:span></text:p>
            <text:p text:style-name="P6"><text:span text:style-name="Teletype"><text:span text:style-name="T14">/home/html/templates/default/story_detail.html</text:span></text:span></text:p>
            <text:p text:style-name="P6">When Django finds a template that exists, it stops looking.</text:p>
            <text:h text:style-name="P3" text:outline-level="2">Tip</text:h>
            <text:p text:style-name="P6"><text:span text:style-name="T6">You can use </text:span><text:span text:style-name="Teletype"><text:span text:style-name="T14">select_template()</text:span></text:span><text:span text:style-name="T6"> for super-flexible “templatability.” For example, if you’ve written a news story and want some stories to have custom templates, use something like</text:span><text:span text:style-name="Teletype"><text:span text:style-name="T14">select_template(['story_%s_detail.html' % story.id, 'story_detail.html'])</text:span></text:span><text:span text:style-name="T6">. That’ll allow you to use a custom template for an individual story, with a fallback template for stories that don’t have custom templates.</text:span></text:p>
          </text:section>
          <text:section text:style-name="Sect1" text:name="s-using-subdirectories">
            <text:h text:style-name="P3" text:outline-level="2"><text:bookmark text:name="using-subdirectories"/>Using subdirectories</text:h>
            <text:p text:style-name="P6">It’s possible – and preferable – to organize templates in subdirectories of the template directory. The <text:soft-page-break/>convention is to make a subdirectory for each Django app, with subdirectories within those subdirectories as needed.</text:p>
            <text:p text:style-name="P6">Do this for your own sanity. Storing all templates in the root level of a single directory gets messy.</text:p>
            <text:p text:style-name="P6">To load a template that’s within a subdirectory, just use a slash, like so:</text:p>
            <text:p text:style-name="P6">get_template(<text:span text:style-name="T25">'news/story_detail.html'</text:span>)</text:p>
            <text:p text:style-name="P6"><text:span text:style-name="T6">Using the same </text:span><text:a xlink:type="simple" xlink:href="https://docs.djangoproject.com/en/1.6/ref/settings/#std:setting-TEMPLATE_DIRS"><text:span text:style-name="Teletype"><text:span text:style-name="T12">TEMPLATE_DIRS</text:span></text:span></text:a><text:span text:style-name="T6"> setting from above, this example </text:span><text:span text:style-name="Teletype"><text:span text:style-name="T14">get_template()</text:span></text:span><text:span text:style-name="T6"> call will attempt to load the following templates:</text:span></text:p>
            <text:p text:style-name="P6"><text:span text:style-name="Teletype"><text:span text:style-name="T14">/home/html/templates/lawrence.com/news/story_detail.html</text:span></text:span></text:p>
            <text:p text:style-name="P6"><text:span text:style-name="Teletype"><text:span text:style-name="T14">/home/html/templates/default/news/story_detail.html</text:span></text:span></text:p>
          </text:section>
          <text:section text:style-name="Sect1" text:name="s-loader-types">
            <text:h text:style-name="P3" text:outline-level="2"><text:bookmark text:name="template-loaders"/><text:bookmark text:name="loader-types"/><text:bookmark text:name="s-template-loaders"/>Loader types</text:h>
            <text:p text:style-name="P6">By default, Django uses a filesystem-based template loader, but Django comes with a few other template loaders, which know how to load templates from other sources.</text:p>
            <text:p text:style-name="P6"><text:span text:style-name="T6">Some of these other loaders are disabled by default, but you can activate them by editing your </text:span><text:a xlink:type="simple" xlink:href="https://docs.djangoproject.com/en/1.6/ref/settings/#std:setting-TEMPLATE_LOADERS"><text:span text:style-name="Teletype"><text:span text:style-name="T12">TEMPLATE_LOADERS</text:span></text:span></text:a><text:span text:style-name="T6"> setting. </text:span><text:a xlink:type="simple" xlink:href="https://docs.djangoproject.com/en/1.6/ref/settings/#std:setting-TEMPLATE_LOADERS"><text:span text:style-name="Teletype"><text:span text:style-name="T12">TEMPLATE_LOADERS</text:span></text:span></text:a><text:span text:style-name="T6">should be a tuple of strings, where each string represents a template loader class. Here are the template loaders that come with Django:</text:span></text:p>
            <text:p text:style-name="P6"><text:span text:style-name="Teletype"><text:span text:style-name="T14">django.template.loaders.filesystem.Loader</text:span></text:span></text:p>
            <text:p text:style-name="P6"><text:bookmark text:name="django.template.loaders.filesystem.Loader"/><text:span text:style-name="Emphasis"><text:span text:style-name="T7">class </text:span></text:span><text:span text:style-name="Teletype"><text:span text:style-name="T7">filesystem.Loader</text:span></text:span></text:p>
            <text:p text:style-name="P6"><text:span text:style-name="T6">Loads templates from the filesystem, according to </text:span><text:a xlink:type="simple" xlink:href="https://docs.djangoproject.com/en/1.6/ref/settings/#std:setting-TEMPLATE_DIRS"><text:span text:style-name="Teletype"><text:span text:style-name="T12">TEMPLATE_DIRS</text:span></text:span></text:a><text:span text:style-name="T6">. This loader is enabled by default.</text:span></text:p>
            <text:p text:style-name="P6"><text:span text:style-name="Teletype"><text:span text:style-name="T14">django.template.loaders.app_directories.Loader</text:span></text:span></text:p>
            <text:p text:style-name="P6"><text:bookmark text:name="django.template.loaders.app_directories.Loader"/><text:span text:style-name="Emphasis"><text:span text:style-name="T7">class </text:span></text:span><text:span text:style-name="Teletype"><text:span text:style-name="T7">app_directories.Loader</text:span></text:span></text:p>
            <text:p text:style-name="P6"><text:span text:style-name="T6">Loads templates from Django apps on the filesystem. For each app in </text:span><text:a xlink:type="simple" xlink:href="https://docs.djangoproject.com/en/1.6/ref/settings/#std:setting-INSTALLED_APPS"><text:span text:style-name="Teletype"><text:span text:style-name="T12">INSTALLED_APPS</text:span></text:span></text:a><text:span text:style-name="T6">, the loader looks for a </text:span><text:span text:style-name="Teletype"><text:span text:style-name="T14">templates</text:span></text:span><text:span text:style-name="T6"> subdirectory. If the directory exists, Django looks for templates in there.</text:span></text:p>
            <text:p text:style-name="P6">This means you can store templates with your individual apps. This also makes it easy to distribute Django apps with default templates.</text:p>
            <text:p text:style-name="P6">For example, for this setting:</text:p>
            <text:p text:style-name="P6">INSTALLED_APPS <text:span text:style-name="T18">=</text:span> (<text:span text:style-name="T25">'myproject.polls'</text:span>, <text:span text:style-name="T25">'myproject.music'</text:span>)</text:p>
            <text:p text:style-name="P6"><text:span text:style-name="T6">...then </text:span><text:span text:style-name="Teletype"><text:span text:style-name="T14">get_template('foo.html')</text:span></text:span><text:span text:style-name="T6"> will look for </text:span><text:span text:style-name="Teletype"><text:span text:style-name="T14">foo.html</text:span></text:span><text:span text:style-name="T6"> in these directories, in this order:</text:span></text:p>
            <text:p text:style-name="P6"><text:span text:style-name="Teletype"><text:span text:style-name="T14">/path/to/myproject/polls/templates/</text:span></text:span></text:p>
            <text:p text:style-name="P6"><text:span text:style-name="Teletype"><text:span text:style-name="T14">/path/to/myproject/music/templates/</text:span></text:span></text:p>
            <text:p text:style-name="P6">... and will use the one it finds first.</text:p>
            <text:p text:style-name="P6"><text:span text:style-name="T6">The order of </text:span><text:a xlink:type="simple" xlink:href="https://docs.djangoproject.com/en/1.6/ref/settings/#std:setting-INSTALLED_APPS"><text:span text:style-name="Teletype"><text:span text:style-name="T12">INSTALLED_APPS</text:span></text:span></text:a><text:span text:style-name="T6"> is significant! For example, if you want to customize the Django admin, you might choose to override the standard </text:span><text:span text:style-name="Teletype"><text:span text:style-name="T14">admin/base_site.html</text:span></text:span><text:span text:style-name="T6"> template, from </text:span><text:span text:style-name="Teletype"><text:span text:style-name="T14">django.contrib.admin</text:span></text:span><text:span text:style-name="T6">, with your own </text:span><text:span text:style-name="Teletype"><text:span text:style-name="T14">admin/base_site.html</text:span></text:span><text:span text:style-name="T6"> in </text:span><text:span text:style-name="Teletype"><text:span text:style-name="T14">myproject.polls</text:span></text:span><text:span text:style-name="T6">. You must then make sure that your </text:span><text:span text:style-name="Teletype"><text:span text:style-name="T14">myproject.polls</text:span></text:span><text:span text:style-name="T6"> comes </text:span><text:span text:style-name="Emphasis"><text:span text:style-name="T6">before</text:span></text:span><text:span text:style-name="T6"> </text:span><text:span text:style-name="Teletype"><text:span text:style-name="T14">django.contrib.admin</text:span></text:span><text:span text:style-name="T6"> in </text:span><text:a xlink:type="simple" xlink:href="https://docs.djangoproject.com/en/1.6/ref/settings/#std:setting-INSTALLED_APPS"><text:span text:style-name="Teletype"><text:span text:style-name="T12">INSTALLED_APPS</text:span></text:span></text:a><text:span text:style-name="T6">, otherwise</text:span><text:span text:style-name="Teletype"><text:span text:style-name="T14">django.contrib.admin</text:span></text:span><text:span text:style-name="T6">‘s will be loaded first and yours will be ignored.</text:span></text:p>
            <text:p text:style-name="P6"><text:span text:style-name="T6">Note that the loader performs an optimization when it is first imported: it caches a list of which </text:span><text:a xlink:type="simple" xlink:href="https://docs.djangoproject.com/en/1.6/ref/settings/#std:setting-INSTALLED_APPS"><text:span text:style-name="Teletype"><text:span text:style-name="T12">INSTALLED_APPS</text:span></text:span></text:a><text:span text:style-name="T6"> packages have a </text:span><text:span text:style-name="Teletype"><text:span text:style-name="T14">templates</text:span></text:span><text:span text:style-name="T6">subdirectory.</text:span></text:p>
            <text:p text:style-name="P6">This loader is enabled by default.</text:p>
            <text:p text:style-name="P6"><text:span text:style-name="Teletype"><text:span text:style-name="T14">django.template.loaders.eggs.Loader</text:span></text:span></text:p>
            <text:p text:style-name="P6"><text:bookmark text:name="django.template.loaders.eggs.Loader"/><text:span text:style-name="Emphasis"><text:span text:style-name="T7">class </text:span></text:span><text:span text:style-name="Teletype"><text:span text:style-name="T7">eggs.Loader</text:span></text:span></text:p>
            <text:p text:style-name="P6"><text:span text:style-name="T6">Just like </text:span><text:span text:style-name="Teletype"><text:span text:style-name="T14">app_directories</text:span></text:span><text:span text:style-name="T6"> above, but it loads templates from Python eggs rather than from the filesystem.</text:span></text:p>
            <text:p text:style-name="P6">This loader is disabled by default.</text:p>
            <text:p text:style-name="P6"><text:span text:style-name="Teletype"><text:span text:style-name="T14">django.template.loaders.cached.Loader</text:span></text:span></text:p>
            <text:p text:style-name="P6"><text:bookmark text:name="django.template.loaders.cached.Loader"/><text:span text:style-name="Emphasis"><text:span text:style-name="T7">class </text:span></text:span><text:span text:style-name="Teletype"><text:span text:style-name="T7">cached.Loader</text:span></text:span></text:p>
            <text:p text:style-name="P6">By default, the templating system will read and compile your templates every time they need to be rendered. While the Django templating system is quite fast, the overhead from reading and compiling templates can add up.</text:p>
            <text:p text:style-name="P6"><text:span text:style-name="T6">The cached template loader is a class-based loader that you configure with a list of other loaders that it should wrap. The wrapped loaders are used to locate unknown templates when they are first encountered. The cached loader then stores the compiled </text:span><text:span text:style-name="Teletype"><text:span text:style-name="T14">Template</text:span></text:span><text:span text:style-name="T6"> in memory. The cached </text:span><text:span text:style-name="Teletype"><text:span text:style-name="T14">Template</text:span></text:span><text:span text:style-name="T6"> instance is returned for subsequent requests to load the same template.</text:span></text:p>
            <text:p text:style-name="P6"><text:soft-page-break/><text:span text:style-name="T6">For example, to enable template caching with the </text:span><text:span text:style-name="Teletype"><text:span text:style-name="T14">filesystem</text:span></text:span><text:span text:style-name="T6"> and </text:span><text:span text:style-name="Teletype"><text:span text:style-name="T14">app_directories</text:span></text:span><text:span text:style-name="T6"> template loaders you might use the following settings:</text:span></text:p>
            <text:p text:style-name="P6">TEMPLATE_LOADERS <text:span text:style-name="T18">=</text:span> (</text:p>
            <text:p text:style-name="P6"><text:s text:c="4"/><text:span text:style-name="T39">(</text:span><text:span text:style-name="T26">'django.template.loaders.cached.Loader'</text:span><text:span text:style-name="T39">, (</text:span></text:p>
            <text:p text:style-name="P6"><text:s text:c="8"/><text:span text:style-name="T26">'django.template.loaders.filesystem.Loader'</text:span><text:span text:style-name="T39">,</text:span></text:p>
            <text:p text:style-name="P6"><text:s text:c="8"/><text:span text:style-name="T26">'django.template.loaders.app_directories.Loader'</text:span><text:span text:style-name="T39">,</text:span></text:p>
            <text:p text:style-name="P6"><text:s text:c="4"/><text:span text:style-name="T39">)),</text:span></text:p>
            <text:p text:style-name="P6">)</text:p>
            <text:h text:style-name="P3" text:outline-level="2">Note</text:h>
            <text:p text:style-name="P6"><text:span text:style-name="T6">All of the built-in Django template tags are safe to use with the cached loader, but if you’re using custom template tags that come from third party packages, or that you wrote yourself, you should ensure that the </text:span><text:span text:style-name="Teletype"><text:span text:style-name="T14">Node</text:span></text:span><text:span text:style-name="T6"> implementation for each tag is thread-safe. For more information, see </text:span><text:a xlink:type="simple" xlink:href="https://docs.djangoproject.com/en/1.6/howto/custom-template-tags/#template-tag-thread-safety"><text:span text:style-name="Emphasis"><text:span text:style-name="T9">template tag thread safety considerations</text:span></text:span></text:a><text:span text:style-name="T6">.</text:span></text:p>
            <text:p text:style-name="P6">This loader is disabled by default.</text:p>
            <text:p text:style-name="P6"><text:span text:style-name="T6">Django uses the template loaders in order according to the </text:span><text:a xlink:type="simple" xlink:href="https://docs.djangoproject.com/en/1.6/ref/settings/#std:setting-TEMPLATE_LOADERS"><text:span text:style-name="Teletype"><text:span text:style-name="T12">TEMPLATE_LOADERS</text:span></text:span></text:a><text:span text:style-name="T6"> setting. It uses each loader until a loader finds a match.</text:span></text:p>
          </text:section>
        </text:section>
      </text:section>
      <text:section text:style-name="Sect1" text:name="s-the-render-to-string-shortcut">
        <text:p text:style-name="P6"><text:bookmark text:name="the-render-to-string-shortcut"/><text:span text:style-name="T16">The </text:span><text:span text:style-name="Teletype"><text:span text:style-name="T14">render_to_string</text:span></text:span><text:span text:style-name="T16"> shortcut</text:span></text:p>
        <text:p text:style-name="P6"><text:bookmark text:name="django.template.loaders.django.template.loader.render_to_string"/><text:span text:style-name="Teletype"><text:span text:style-name="T7">django.template.loader.render_to_string</text:span></text:span><text:span text:style-name="T7">(</text:span><text:span text:style-name="Emphasis"><text:span text:style-name="T7">template_name</text:span></text:span><text:span text:style-name="T7">, </text:span><text:span text:style-name="Emphasis"><text:span text:style-name="T7">dictionary=None</text:span></text:span><text:span text:style-name="T7">, </text:span><text:span text:style-name="Emphasis"><text:span text:style-name="T7">context_instance=None</text:span></text:span><text:span text:style-name="T7">)</text:span></text:p>
        <text:p text:style-name="P6"><text:span text:style-name="T6">To cut down on the repetitive nature of loading and rendering templates, Django provides a shortcut function which largely automates the process:</text:span><text:span text:style-name="Teletype"><text:span text:style-name="T14">render_to_string()</text:span></text:span><text:span text:style-name="T6"> in </text:span><text:a xlink:type="simple" xlink:href="https://docs.djangoproject.com/en/1.6/ref/templates/api/#module-django.template.loader"><text:span text:style-name="Teletype"><text:span text:style-name="T12">django.template.loader</text:span></text:span></text:a><text:span text:style-name="T6">, which loads a template, renders it and returns the resulting string:</text:span></text:p>
        <text:p text:style-name="P6">from <text:span text:style-name="T17">django.template.loader</text:span> import render_to_string</text:p>
        <text:p text:style-name="P6">rendered <text:span text:style-name="T18">=</text:span> render_to_string(<text:span text:style-name="T25">'my_template.html'</text:span>, {<text:span text:style-name="T25">'foo'</text:span>: <text:span text:style-name="T25">'bar'</text:span>})</text:p>
        <text:p text:style-name="P6"><text:span text:style-name="T6">The </text:span><text:span text:style-name="Teletype"><text:span text:style-name="T14">render_to_string</text:span></text:span><text:span text:style-name="T6"> shortcut takes one required argument – </text:span><text:span text:style-name="Teletype"><text:span text:style-name="T14">template_name</text:span></text:span><text:span text:style-name="T6">, which should be the name of the template to load and render (or a list of template names, in which case Django will use the first template in the list that exists) – and two optional arguments:</text:span></text:p>
        <text:p text:style-name="P6">dictionary</text:p>
        <text:p text:style-name="P6">A dictionary to be used as variables and values for the template’s context. This can also be passed as the second positional argument.</text:p>
        <text:p text:style-name="P6">context_instance</text:p>
        <text:p text:style-name="P6"><text:span text:style-name="T6">An instance of </text:span><text:span text:style-name="Teletype"><text:span text:style-name="T14">Context</text:span></text:span><text:span text:style-name="T6"> or a subclass (e.g., an instance of </text:span><text:span text:style-name="Teletype"><text:span text:style-name="T14">RequestContext</text:span></text:span><text:span text:style-name="T6">) to use as the template’s context. This can also be passed as the third positional argument.</text:span></text:p>
        <text:p text:style-name="P6"><text:span text:style-name="T6">See also the </text:span><text:a xlink:type="simple" xlink:href="https://docs.djangoproject.com/en/1.6/topics/http/shortcuts/#django.shortcuts.render_to_response"><text:span text:style-name="Teletype"><text:span text:style-name="T12">render_to_response()</text:span></text:span></text:a><text:span text:style-name="T6"> shortcut, which calls </text:span><text:span text:style-name="Teletype"><text:span text:style-name="T14">render_to_string</text:span></text:span><text:span text:style-name="T6"> and feeds the result into an </text:span><text:a xlink:type="simple" xlink:href="https://docs.djangoproject.com/en/1.6/ref/request-response/#django.http.HttpResponse"><text:span text:style-name="Teletype"><text:span text:style-name="T12">HttpResponse</text:span></text:span></text:a><text:span text:style-name="T6"> suitable for returning directly from a view.</text:span></text:p>
      </text:section>
      <text:section text:style-name="Sect1" text:name="s-configuring-the-template-system-in-standalone-mode">
        <text:p text:style-name="P6"><text:bookmark text:name="configuring-the-template-system-in-standalone-mode"/>Configuring the template system in standalone mode</text:p>
        <text:h text:style-name="P3" text:outline-level="2">Note</text:h>
        <text:p text:style-name="P6">This section is only of interest to people trying to use the template system as an output component in another application. If you’re using the template system as part of a Django application, nothing here applies to you.</text:p>
        <text:p text:style-name="P6"><text:span text:style-name="T6">Normally, Django will load all the configuration information it needs from its own default configuration file, combined with the settings in the module given in the </text:span><text:bookmark text:name="index-0"/><text:a xlink:type="simple" xlink:href="https://docs.djangoproject.com/en/1.6/topics/settings/#envvar-DJANGO_SETTINGS_MODULE"><text:span text:style-name="Teletype"><text:span text:style-name="T12">DJANGO_SETTINGS_MODULE</text:span></text:span></text:a><text:span text:style-name="T6"> environment variable. But if you’re using the template system independently of the rest of Django, the environment variable approach isn’t very convenient, because you probably want to configure the template system in line with the rest of your application rather than dealing with settings files and pointing to them via environment variables.</text:span></text:p>
        <text:p text:style-name="P6"><text:span text:style-name="T6">To solve this problem, you need to use the manual configuration option described in </text:span><text:a xlink:type="simple" xlink:href="https://docs.djangoproject.com/en/1.6/topics/settings/#settings-without-django-settings-module"><text:span text:style-name="Emphasis"><text:span text:style-name="T9">Using settings without setting DJANGO_SETTINGS_MODULE</text:span></text:span></text:a><text:span text:style-name="T6">. Simply import the appropriate pieces of the templating system and then, </text:span><text:span text:style-name="Emphasis"><text:span text:style-name="T6">before</text:span></text:span><text:span text:style-name="T6"> you call any of the templating functions, call </text:span><text:a xlink:type="simple" xlink:href="https://docs.djangoproject.com/en/1.6/topics/settings/#django.conf.settings.configure"><text:span text:style-name="Teletype"><text:span text:style-name="T12">django.conf.settings.configure()</text:span></text:span></text:a><text:span text:style-name="T6"> with any settings you wish to specify. You might want to consider setting at least</text:span><text:a xlink:type="simple" xlink:href="https://docs.djangoproject.com/en/1.6/ref/settings/#std:setting-TEMPLATE_DIRS"><text:span text:style-name="Teletype"><text:span text:style-name="T12">TEMPLATE_DIRS</text:span></text:span></text:a><text:span text:style-name="T6"> (if you’re going to use template loaders), </text:span><text:a xlink:type="simple" xlink:href="https://docs.djangoproject.com/en/1.6/ref/settings/#std:setting-DEFAULT_CHARSET"><text:span text:style-name="Teletype"><text:span text:style-name="T12">DEFAULT_CHARSET</text:span></text:span></text:a><text:span text:style-name="T6"> (although the default of </text:span><text:span text:style-name="Teletype"><text:span text:style-name="T14">utf-8</text:span></text:span><text:span text:style-name="T6"> is probably fine) and</text:span><text:a xlink:type="simple" xlink:href="https://docs.djangoproject.com/en/1.6/ref/settings/#std:setting-TEMPLATE_DEBUG"><text:span text:style-name="Teletype"><text:span text:style-name="T12">TEMPLATE_DEBUG</text:span></text:span></text:a><text:span text:style-name="T6">. If you plan to use the </text:span><text:a xlink:type="simple" xlink:href="https://docs.djangoproject.com/en/1.6/ref/templates/builtins/#std:templatetag-url"><text:span text:style-name="Teletype"><text:span text:style-name="T12">url</text:span></text:span></text:a><text:span text:style-name="T6"> template tag, you will also need to set </text:span><text:soft-page-break/><text:span text:style-name="T6">the </text:span><text:a xlink:type="simple" xlink:href="https://docs.djangoproject.com/en/1.6/ref/settings/#std:setting-ROOT_URLCONF"><text:span text:style-name="Teletype"><text:span text:style-name="T12">ROOT_URLCONF</text:span></text:span></text:a><text:span text:style-name="T6"> setting. All available settings are described in the </text:span><text:a xlink:type="simple" xlink:href="https://docs.djangoproject.com/en/1.6/ref/settings/"><text:span text:style-name="Emphasis"><text:span text:style-name="T9">settings documentation</text:span></text:span></text:a><text:span text:style-name="T6">, and any setting starting with </text:span><text:span text:style-name="Teletype"><text:span text:style-name="T14">TEMPLATE_</text:span></text:span><text:span text:style-name="T6"> is of obvious interest.</text:span></text:p>
      </text:section>
      <text:section text:style-name="Sect1" text:name="s-using-an-alternative-template-language">
        <text:h text:style-name="P3" text:outline-level="2"><text:bookmark text:name="topic-template-alternate-language"/><text:bookmark text:name="using-an-alternative-template-language"/><text:bookmark text:name="s-topic-template-alternate-language"/>Using an alternative template language</text:h>
        <text:p text:style-name="P6"><text:span text:style-name="T6">The Django </text:span><text:span text:style-name="Teletype"><text:span text:style-name="T14">Template</text:span></text:span><text:span text:style-name="T6"> and </text:span><text:span text:style-name="Teletype"><text:span text:style-name="T14">Loader</text:span></text:span><text:span text:style-name="T6"> classes implement a simple API for loading and rendering templates. By providing some simple wrapper classes that implement this API we can use third party template systems like </text:span><text:a xlink:type="simple" xlink:href="http://jinja.pocoo.org/docs/"><text:span text:style-name="T9">Jinja2</text:span></text:a><text:span text:style-name="T6"> or </text:span><text:a xlink:type="simple" xlink:href="http://www.cheetahtemplate.org/"><text:span text:style-name="T9">Cheetah</text:span></text:a><text:span text:style-name="T6">. This allows us to use third-party template libraries without giving up useful Django features like the Django </text:span><text:span text:style-name="Teletype"><text:span text:style-name="T14">Context</text:span></text:span><text:span text:style-name="T6"> object and handy shortcuts like </text:span><text:a xlink:type="simple" xlink:href="https://docs.djangoproject.com/en/1.6/topics/http/shortcuts/#django.shortcuts.render_to_response"><text:span text:style-name="Teletype"><text:span text:style-name="T12">render_to_response()</text:span></text:span></text:a><text:span text:style-name="T6">.</text:span></text:p>
        <text:p text:style-name="P6"><text:span text:style-name="T6">The core component of the Django templating system is the </text:span><text:span text:style-name="Teletype"><text:span text:style-name="T14">Template</text:span></text:span><text:span text:style-name="T6"> class. This class has a very simple interface: it has a constructor that takes a single positional argument specifying the template string, and a </text:span><text:span text:style-name="Teletype"><text:span text:style-name="T14">render()</text:span></text:span><text:span text:style-name="T6"> method that takes a </text:span><text:a xlink:type="simple" xlink:href="https://docs.djangoproject.com/en/1.6/ref/templates/api/#django.template.Context"><text:span text:style-name="Teletype"><text:span text:style-name="T12">Context</text:span></text:span></text:a><text:span text:style-name="T6"> object and returns a string containing the rendered response.</text:span></text:p>
        <text:p text:style-name="P6"><text:span text:style-name="T6">Suppose we’re using a template language that defines a </text:span><text:span text:style-name="Teletype"><text:span text:style-name="T14">Template</text:span></text:span><text:span text:style-name="T6"> object with a </text:span><text:span text:style-name="Teletype"><text:span text:style-name="T14">render()</text:span></text:span><text:span text:style-name="T6"> method that takes a dictionary rather than a </text:span><text:span text:style-name="Teletype"><text:span text:style-name="T14">Context</text:span></text:span><text:span text:style-name="T6">object. We can write a simple wrapper that implements the Django </text:span><text:span text:style-name="Teletype"><text:span text:style-name="T14">Template</text:span></text:span><text:span text:style-name="T6"> interface:</text:span></text:p>
        <text:p text:style-name="P6">import <text:span text:style-name="T17">some_template_language</text:span></text:p>
        <text:p text:style-name="P6"><text:span text:style-name="T18">class</text:span> <text:span text:style-name="T27">Template</text:span>(some_template_language<text:span text:style-name="T18">.</text:span>Template):</text:p>
        <text:p text:style-name="P6"><text:s text:c="4"/><text:span text:style-name="T40">def</text:span><text:span text:style-name="T39"> </text:span><text:span text:style-name="T30">render</text:span><text:span text:style-name="T39">(</text:span><text:span text:style-name="T22">self</text:span><text:span text:style-name="T39">, context):</text:span></text:p>
        <text:p text:style-name="P6"><text:s text:c="8"/><text:span text:style-name="T33"># flatten the Django Context into a single dictionary.</text:span></text:p>
        <text:p text:style-name="P6"><text:s text:c="8"/><text:span text:style-name="T39">context_dict </text:span><text:span text:style-name="T40">=</text:span><text:span text:style-name="T39"> {}</text:span></text:p>
        <text:p text:style-name="P6"><text:s text:c="8"/><text:span text:style-name="T40">for</text:span><text:span text:style-name="T39"> d </text:span><text:span text:style-name="T40">in</text:span><text:span text:style-name="T39"> context</text:span><text:span text:style-name="T40">.</text:span><text:span text:style-name="T39">dicts:</text:span></text:p>
        <text:p text:style-name="P6"><text:s text:c="12"/><text:span text:style-name="T39">context_dict</text:span><text:span text:style-name="T40">.</text:span><text:span text:style-name="T39">update(d)</text:span></text:p>
        <text:p text:style-name="P6"><text:s text:c="8"/><text:span text:style-name="T40">return</text:span><text:span text:style-name="T39"> </text:span><text:span text:style-name="T22">super</text:span><text:span text:style-name="T39">(Template, </text:span><text:span text:style-name="T22">self</text:span><text:span text:style-name="T39">)</text:span><text:span text:style-name="T40">.</text:span><text:span text:style-name="T39">render(context_dict)</text:span></text:p>
        <text:p text:style-name="P6"><text:span text:style-name="T6">That’s all that’s required to make our fictional </text:span><text:span text:style-name="Teletype"><text:span text:style-name="T14">Template</text:span></text:span><text:span text:style-name="T6"> class compatible with the Django loading and rendering system!</text:span></text:p>
        <text:p text:style-name="P6"><text:span text:style-name="T6">The next step is to write a </text:span><text:span text:style-name="Teletype"><text:span text:style-name="T14">Loader</text:span></text:span><text:span text:style-name="T6"> class that returns instances of our custom template class instead of the default </text:span><text:a xlink:type="simple" xlink:href="https://docs.djangoproject.com/en/1.6/ref/templates/api/#django.template.Template"><text:span text:style-name="Teletype"><text:span text:style-name="T12">Template</text:span></text:span></text:a><text:span text:style-name="T6">. Custom </text:span><text:span text:style-name="Teletype"><text:span text:style-name="T14">Loader</text:span></text:span><text:span text:style-name="T6">classes should inherit from </text:span><text:span text:style-name="Teletype"><text:span text:style-name="T14">django.template.loader.BaseLoader</text:span></text:span><text:span text:style-name="T6"> and override the </text:span><text:span text:style-name="Teletype"><text:span text:style-name="T14">load_template_source()</text:span></text:span><text:span text:style-name="T6"> method, which takes a</text:span><text:span text:style-name="Teletype"><text:span text:style-name="T14">template_name</text:span></text:span><text:span text:style-name="T6"> argument, loads the template from disk (or elsewhere), and returns a tuple: </text:span><text:span text:style-name="Teletype"><text:span text:style-name="T14">(template_string, template_origin)</text:span></text:span><text:span text:style-name="T6">.</text:span></text:p>
        <text:p text:style-name="P6"><text:span text:style-name="T6">The </text:span><text:span text:style-name="Teletype"><text:span text:style-name="T14">load_template()</text:span></text:span><text:span text:style-name="T6"> method of the </text:span><text:span text:style-name="Teletype"><text:span text:style-name="T14">Loader</text:span></text:span><text:span text:style-name="T6"> class retrieves the template string by calling </text:span><text:span text:style-name="Teletype"><text:span text:style-name="T14">load_template_source()</text:span></text:span><text:span text:style-name="T6">, instantiates a </text:span><text:span text:style-name="Teletype"><text:span text:style-name="T14">Template</text:span></text:span><text:span text:style-name="T6">from the template source, and returns a tuple: </text:span><text:span text:style-name="Teletype"><text:span text:style-name="T14">(template, template_origin)</text:span></text:span><text:span text:style-name="T6">. Since this is the method that actually instantiates the</text:span><text:span text:style-name="Teletype"><text:span text:style-name="T14">Template</text:span></text:span><text:span text:style-name="T6">, we’ll need to override it to use our custom template class instead. We can inherit from the builtin</text:span><text:a xlink:type="simple" xlink:href="https://docs.djangoproject.com/en/1.6/ref/templates/api/#django.template.loaders.app_directories.Loader"><text:span text:style-name="Teletype"><text:span text:style-name="T12">django.template.loaders.app_directories.Loader</text:span></text:span></text:a><text:span text:style-name="T6"> to take advantage of the </text:span><text:span text:style-name="Teletype"><text:span text:style-name="T14">load_template_source()</text:span></text:span><text:span text:style-name="T6"> method implemented there:</text:span></text:p>
        <text:p text:style-name="P6">from <text:span text:style-name="T17">django.template.loaders</text:span> import app_directories</text:p>
        <text:p text:style-name="P6"><text:span text:style-name="T18">class</text:span> <text:span text:style-name="T27">Loader</text:span>(app_directories<text:span text:style-name="T18">.</text:span>Loader):</text:p>
        <text:p text:style-name="P6"><text:s text:c="4"/><text:span text:style-name="T39">is_usable </text:span><text:span text:style-name="T40">=</text:span><text:span text:style-name="T39"> </text:span><text:span text:style-name="T22">True</text:span></text:p>
        <text:p text:style-name="P6"/>
        <text:p text:style-name="P6"><text:s text:c="4"/><text:span text:style-name="T40">def</text:span><text:span text:style-name="T39"> </text:span><text:span text:style-name="T30">load_template</text:span><text:span text:style-name="T39">(</text:span><text:span text:style-name="T22">self</text:span><text:span text:style-name="T39">, template_name, template_dirs</text:span><text:span text:style-name="T40">=</text:span><text:span text:style-name="T22">None</text:span><text:span text:style-name="T39">):</text:span></text:p>
        <text:p text:style-name="P6"><text:s text:c="8"/><text:span text:style-name="T39">source, origin </text:span><text:span text:style-name="T40">=</text:span><text:span text:style-name="T39"> </text:span><text:span text:style-name="T22">self</text:span><text:span text:style-name="T40">.</text:span><text:span text:style-name="T39">load_template_source(template_name, template_dirs)</text:span></text:p>
        <text:p text:style-name="P6"><text:s text:c="8"/><text:span text:style-name="T39">template </text:span><text:span text:style-name="T40">=</text:span><text:span text:style-name="T39"> Template(source)</text:span></text:p>
        <text:p text:style-name="P6"><text:s text:c="8"/><text:span text:style-name="T40">return</text:span><text:span text:style-name="T39"> template, origin</text:span></text:p>
        <text:p text:style-name="P6">Finally, we need to modify our project settings, telling Django to use our custom loader. Now we can write all of our templates in our alternative template language while continuing to use the rest of the Django templating system.</text:p>
      </text:section>
      <text:h text:style-name="P2" text:outline-level="1">Request and response objects</text:h>
      <text:section text:style-name="Sect1" text:name="s-quick-overview">
        <text:h text:style-name="P3" text:outline-level="2"><text:bookmark text:name="quick-overview"/>Quick overview</text:h>
        <text:p text:style-name="P6">Django uses request and response objects to pass state through the system.</text:p>
        <text:p text:style-name="P6"><text:span text:style-name="T6">When a page is requested, Django creates an </text:span><text:a xlink:type="simple" xlink:href="https://docs.djangoproject.com/en/1.6/ref/request-response/#django.http.HttpRequest"><text:span text:style-name="Teletype"><text:span text:style-name="T12">HttpRequest</text:span></text:span></text:a><text:span text:style-name="T6"> object that contains metadata about the request. Then Django loads the appropriate view, passing the </text:span><text:a xlink:type="simple" xlink:href="https://docs.djangoproject.com/en/1.6/ref/request-response/#django.http.HttpRequest"><text:span text:style-name="Teletype"><text:span text:style-name="T12">HttpRequest</text:span></text:span></text:a><text:span text:style-name="T6"> as the first argument to the view function. Each view is responsible for returning an </text:span><text:a xlink:type="simple" xlink:href="https://docs.djangoproject.com/en/1.6/ref/request-response/#django.http.HttpResponse"><text:span text:style-name="Teletype"><text:span text:style-name="T12">HttpResponse</text:span></text:span></text:a><text:span text:style-name="T6"> object.</text:span></text:p>
        <text:p text:style-name="P6"><text:soft-page-break/><text:span text:style-name="T6">This document explains the APIs for </text:span><text:a xlink:type="simple" xlink:href="https://docs.djangoproject.com/en/1.6/ref/request-response/#django.http.HttpRequest"><text:span text:style-name="Teletype"><text:span text:style-name="T12">HttpRequest</text:span></text:span></text:a><text:span text:style-name="T6"> and </text:span><text:a xlink:type="simple" xlink:href="https://docs.djangoproject.com/en/1.6/ref/request-response/#django.http.HttpResponse"><text:span text:style-name="Teletype"><text:span text:style-name="T12">HttpResponse</text:span></text:span></text:a><text:span text:style-name="T6"> objects, which are defined in the </text:span><text:a xlink:type="simple" xlink:href="https://docs.djangoproject.com/en/1.6/ref/request-response/#module-django.http"><text:span text:style-name="Teletype"><text:span text:style-name="T12">django.http</text:span></text:span></text:a><text:span text:style-name="T6"> module.</text:span></text:p>
      </text:section>
      <text:section text:style-name="Sect1" text:name="s-httprequest-objects">
        <text:h text:style-name="P3" text:outline-level="2"><text:bookmark text:name="httprequest-objects"/>HttpRequest objects</text:h>
        <text:p text:style-name="P6"><text:bookmark text:name="django.http.HttpRequest"/><text:span text:style-name="Emphasis"><text:span text:style-name="T7">class </text:span></text:span><text:span text:style-name="Teletype"><text:span text:style-name="T7">HttpRequest</text:span></text:span></text:p>
        <text:section text:style-name="Sect1" text:name="s-attributes">
          <text:h text:style-name="P4" text:outline-level="3"><text:bookmark text:name="httprequest-attributes"/><text:bookmark text:name="attributes"/><text:bookmark text:name="s-httprequest-attributes"/>Attributes</text:h>
          <text:p text:style-name="P6"><text:span text:style-name="T6">All attributes should be considered read-only, unless stated otherwise below. </text:span><text:span text:style-name="Teletype"><text:span text:style-name="T14">session</text:span></text:span><text:span text:style-name="T6"> is a notable exception.</text:span></text:p>
          <text:p text:style-name="P6"><text:bookmark text:name="django.http.HttpRequest.body"/><text:span text:style-name="Teletype"><text:span text:style-name="T7">HttpRequest.body</text:span></text:span></text:p>
          <text:p text:style-name="P6"><text:span text:style-name="T6">The raw HTTP request body as a byte string. This is useful for processing data in different ways than conventional HTML forms: binary images, XML payload etc. For processing conventional form data, use </text:span><text:span text:style-name="Teletype"><text:span text:style-name="T14">HttpRequest.POST</text:span></text:span><text:span text:style-name="T6">.</text:span></text:p>
          <text:p text:style-name="P6"><text:span text:style-name="T6">You can also read from an HttpRequest using a file-like interface. See </text:span><text:a xlink:type="simple" xlink:href="https://docs.djangoproject.com/en/1.6/ref/request-response/#django.http.HttpRequest.read"><text:span text:style-name="Teletype"><text:span text:style-name="T12">HttpRequest.read()</text:span></text:span></text:a><text:span text:style-name="T6">.</text:span></text:p>
          <text:p text:style-name="P6"><text:bookmark text:name="django.http.HttpRequest.path"/><text:span text:style-name="Teletype"><text:span text:style-name="T7">HttpRequest.path</text:span></text:span></text:p>
          <text:p text:style-name="P6">A string representing the full path to the requested page, not including the domain.</text:p>
          <text:p text:style-name="P6"><text:span text:style-name="T6">Example: </text:span><text:span text:style-name="Teletype"><text:span text:style-name="T14">"/music/bands/the_beatles/"</text:span></text:span></text:p>
          <text:p text:style-name="P6"><text:bookmark text:name="django.http.HttpRequest.path_info"/><text:span text:style-name="Teletype"><text:span text:style-name="T7">HttpRequest.path_info</text:span></text:span></text:p>
          <text:p text:style-name="P6"><text:span text:style-name="T6">Under some Web server configurations, the portion of the URL after the host name is split up into a script prefix portion and a path info portion. The </text:span><text:span text:style-name="Teletype"><text:span text:style-name="T14">path_info</text:span></text:span><text:span text:style-name="T6"> attribute always contains the path info portion of the path, no matter what Web server is being used. Using this instead of </text:span><text:a xlink:type="simple" xlink:href="https://docs.djangoproject.com/en/1.6/ref/request-response/#django.http.HttpRequest.path"><text:span text:style-name="Teletype"><text:span text:style-name="T12">path</text:span></text:span></text:a><text:span text:style-name="T6">can make your code easier to move between test and deployment servers.</text:span></text:p>
          <text:p text:style-name="P6"><text:span text:style-name="T6">For example, if the </text:span><text:span text:style-name="Teletype"><text:span text:style-name="T14">WSGIScriptAlias</text:span></text:span><text:span text:style-name="T6"> for your application is set to </text:span><text:span text:style-name="Teletype"><text:span text:style-name="T14">"/minfo"</text:span></text:span><text:span text:style-name="T6">, then </text:span><text:span text:style-name="Teletype"><text:span text:style-name="T14">path</text:span></text:span><text:span text:style-name="T6"> might be </text:span><text:span text:style-name="Teletype"><text:span text:style-name="T14">"/minfo/music/bands/the_beatles/"</text:span></text:span><text:span text:style-name="T6">and </text:span><text:span text:style-name="Teletype"><text:span text:style-name="T14">path_info</text:span></text:span><text:span text:style-name="T6"> would be </text:span><text:span text:style-name="Teletype"><text:span text:style-name="T14">"/music/bands/the_beatles/"</text:span></text:span><text:span text:style-name="T6">.</text:span></text:p>
          <text:p text:style-name="P6"><text:bookmark text:name="django.http.HttpRequest.method"/><text:span text:style-name="Teletype"><text:span text:style-name="T7">HttpRequest.method</text:span></text:span></text:p>
          <text:p text:style-name="P6">A string representing the HTTP method used in the request. This is guaranteed to be uppercase. Example:</text:p>
          <text:p text:style-name="P6"><text:span text:style-name="T18">if</text:span> request<text:span text:style-name="T18">.</text:span>method <text:span text:style-name="T18">==</text:span> <text:span text:style-name="T25">'GET'</text:span>:</text:p>
          <text:p text:style-name="P6"><text:s text:c="4"/><text:span text:style-name="T39">do_something()</text:span></text:p>
          <text:p text:style-name="P6"><text:span text:style-name="T18">elif</text:span> request<text:span text:style-name="T18">.</text:span>method <text:span text:style-name="T18">==</text:span> <text:span text:style-name="T25">'POST'</text:span>:</text:p>
          <text:p text:style-name="P6"><text:s text:c="4"/><text:span text:style-name="T39">do_something_else()</text:span></text:p>
          <text:p text:style-name="P6"><text:bookmark text:name="django.http.HttpRequest.encoding"/><text:span text:style-name="Teletype"><text:span text:style-name="T7">HttpRequest.encoding</text:span></text:span></text:p>
          <text:p text:style-name="P6"><text:span text:style-name="T6">A string representing the current encoding used to decode form submission data (or </text:span><text:span text:style-name="Teletype"><text:span text:style-name="T14">None</text:span></text:span><text:span text:style-name="T6">, which means the </text:span><text:a xlink:type="simple" xlink:href="https://docs.djangoproject.com/en/1.6/ref/settings/#std:setting-DEFAULT_CHARSET"><text:span text:style-name="Teletype"><text:span text:style-name="T12">DEFAULT_CHARSET</text:span></text:span></text:a><text:span text:style-name="T6"> setting is used). You can write to this attribute to change the encoding used when accessing the form data. Any subsequent attribute accesses (such as reading from </text:span><text:span text:style-name="Teletype"><text:span text:style-name="T14">GET</text:span></text:span><text:span text:style-name="T6"> or </text:span><text:span text:style-name="Teletype"><text:span text:style-name="T14">POST</text:span></text:span><text:span text:style-name="T6">) will use the new </text:span><text:span text:style-name="Teletype"><text:span text:style-name="T14">encoding</text:span></text:span><text:span text:style-name="T6"> value. Useful if you know the form data is not in the </text:span><text:a xlink:type="simple" xlink:href="https://docs.djangoproject.com/en/1.6/ref/settings/#std:setting-DEFAULT_CHARSET"><text:span text:style-name="Teletype"><text:span text:style-name="T12">DEFAULT_CHARSET</text:span></text:span></text:a><text:span text:style-name="T6"> encoding.</text:span></text:p>
          <text:p text:style-name="P6"><text:bookmark text:name="django.http.HttpRequest.GET"/><text:span text:style-name="Teletype"><text:span text:style-name="T7">HttpRequest.GET</text:span></text:span></text:p>
          <text:p text:style-name="P6"><text:span text:style-name="T6">A dictionary-like object containing all given HTTP GET parameters. See the </text:span><text:a xlink:type="simple" xlink:href="https://docs.djangoproject.com/en/1.6/ref/request-response/#django.http.QueryDict"><text:span text:style-name="Teletype"><text:span text:style-name="T12">QueryDict</text:span></text:span></text:a><text:span text:style-name="T6"> documentation below.</text:span></text:p>
          <text:p text:style-name="P6"><text:bookmark text:name="django.http.HttpRequest.POST"/><text:span text:style-name="Teletype"><text:span text:style-name="T7">HttpRequest.POST</text:span></text:span></text:p>
          <text:p text:style-name="P6"><text:span text:style-name="T6">A dictionary-like object containing all given HTTP POST parameters, providing that the request contains form data. See the </text:span><text:a xlink:type="simple" xlink:href="https://docs.djangoproject.com/en/1.6/ref/request-response/#django.http.QueryDict"><text:span text:style-name="Teletype"><text:span text:style-name="T12">QueryDict</text:span></text:span></text:a><text:span text:style-name="T6">documentation below. If you need to access raw or non-form data posted in the request, access this through the </text:span><text:a xlink:type="simple" xlink:href="https://docs.djangoproject.com/en/1.6/ref/request-response/#django.http.HttpRequest.body"><text:span text:style-name="Teletype"><text:span text:style-name="T12">HttpRequest.body</text:span></text:span></text:a><text:span text:style-name="T6"> attribute instead.</text:span></text:p>
          <text:h text:style-name="P3" text:outline-level="2">Changed in Django 1.5:</text:h>
          <text:p text:style-name="P6">Before Django 1.5, HttpRequest.POST contained non-form data.</text:p>
          <text:p text:style-name="P6"><text:span text:style-name="T6">It’s possible that a request can come in via POST with an empty </text:span><text:span text:style-name="Teletype"><text:span text:style-name="T14">POST</text:span></text:span><text:span text:style-name="T6"> dictionary – if, say, a form is requested via the POST HTTP method but does not include form data. Therefore, you shouldn’t use </text:span><text:span text:style-name="Teletype"><text:span text:style-name="T14">if request.POST</text:span></text:span><text:span text:style-name="T6"> to check for use of the POST method; instead, use</text:span><text:span text:style-name="Teletype"><text:span text:style-name="T14">if request.method == "POST"</text:span></text:span><text:span text:style-name="T6"> (see above).</text:span></text:p>
          <text:p text:style-name="P6"><text:span text:style-name="T6">Note: </text:span><text:span text:style-name="Teletype"><text:span text:style-name="T14">POST</text:span></text:span><text:span text:style-name="T6"> does </text:span><text:span text:style-name="Emphasis"><text:span text:style-name="T6">not</text:span></text:span><text:span text:style-name="T6"> include file-upload information. See </text:span><text:span text:style-name="Teletype"><text:span text:style-name="T14">FILES</text:span></text:span><text:span text:style-name="T6">.</text:span></text:p>
          <text:p text:style-name="P6"><text:bookmark text:name="django.http.HttpRequest.REQUEST"/><text:span text:style-name="Teletype"><text:span text:style-name="T7">HttpRequest.REQUEST</text:span></text:span></text:p>
          <text:p text:style-name="P6"><text:span text:style-name="T6">For convenience, a dictionary-like object that searches </text:span><text:span text:style-name="Teletype"><text:span text:style-name="T14">POST</text:span></text:span><text:span text:style-name="T6"> first, then </text:span><text:span text:style-name="Teletype"><text:span text:style-name="T14">GET</text:span></text:span><text:span text:style-name="T6">. Inspired by PHP’s </text:span><text:span text:style-name="Teletype"><text:span text:style-name="T14">$_REQUEST</text:span></text:span><text:span text:style-name="T6">.</text:span></text:p>
          <text:p text:style-name="P6"><text:span text:style-name="T6">For example, if </text:span><text:span text:style-name="Teletype"><text:span text:style-name="T14">GET = {"name": "john"}</text:span></text:span><text:span text:style-name="T6"> and </text:span><text:span text:style-name="Teletype"><text:span text:style-name="T14">POST = {"age": '34'}</text:span></text:span><text:span text:style-name="T6">, </text:span><text:span text:style-name="Teletype"><text:span text:style-name="T14">REQUEST["name"]</text:span></text:span><text:span text:style-name="T6"> would be </text:span><text:span text:style-name="Teletype"><text:span text:style-name="T14">"john"</text:span></text:span><text:span text:style-name="T6">, </text:span><text:soft-page-break/><text:span text:style-name="T6">and </text:span><text:span text:style-name="Teletype"><text:span text:style-name="T14">REQUEST["age"]</text:span></text:span><text:span text:style-name="T6"> would be </text:span><text:span text:style-name="Teletype"><text:span text:style-name="T14">"34"</text:span></text:span><text:span text:style-name="T6">.</text:span></text:p>
          <text:p text:style-name="P6"><text:span text:style-name="T6">It’s strongly suggested that you use </text:span><text:span text:style-name="Teletype"><text:span text:style-name="T14">GET</text:span></text:span><text:span text:style-name="T6"> and </text:span><text:span text:style-name="Teletype"><text:span text:style-name="T14">POST</text:span></text:span><text:span text:style-name="T6"> instead of </text:span><text:span text:style-name="Teletype"><text:span text:style-name="T14">REQUEST</text:span></text:span><text:span text:style-name="T6">, because the former are more explicit.</text:span></text:p>
          <text:p text:style-name="P6"><text:bookmark text:name="django.http.HttpRequest.COOKIES"/><text:span text:style-name="Teletype"><text:span text:style-name="T7">HttpRequest.COOKIES</text:span></text:span></text:p>
          <text:p text:style-name="P6">A standard Python dictionary containing all cookies. Keys and values are strings.</text:p>
          <text:p text:style-name="P6"><text:bookmark text:name="django.http.HttpRequest.FILES"/><text:span text:style-name="Teletype"><text:span text:style-name="T7">HttpRequest.FILES</text:span></text:span></text:p>
          <text:p text:style-name="P6"><text:span text:style-name="T6">A dictionary-like object containing all uploaded files. Each key in </text:span><text:span text:style-name="Teletype"><text:span text:style-name="T14">FILES</text:span></text:span><text:span text:style-name="T6"> is the </text:span><text:span text:style-name="Teletype"><text:span text:style-name="T14">name</text:span></text:span><text:span text:style-name="T6"> from the </text:span><text:span text:style-name="Teletype"><text:span text:style-name="T14">&lt;input type="file" name="" /&gt;</text:span></text:span><text:span text:style-name="T6">. Each value in</text:span><text:span text:style-name="Teletype"><text:span text:style-name="T14">FILES</text:span></text:span><text:span text:style-name="T6"> is an </text:span><text:a xlink:type="simple" xlink:href="https://docs.djangoproject.com/en/1.6/ref/request-response/#django.http.UploadedFile"><text:span text:style-name="Teletype"><text:span text:style-name="T12">UploadedFile</text:span></text:span></text:a><text:span text:style-name="T6"> as described below.</text:span></text:p>
          <text:p text:style-name="P6"><text:span text:style-name="T6">See </text:span><text:a xlink:type="simple" xlink:href="https://docs.djangoproject.com/en/1.6/topics/files/"><text:span text:style-name="Emphasis"><text:span text:style-name="T9">Managing files</text:span></text:span></text:a><text:span text:style-name="T6"> for more information.</text:span></text:p>
          <text:p text:style-name="P6"><text:span text:style-name="T6">Note that </text:span><text:span text:style-name="Teletype"><text:span text:style-name="T14">FILES</text:span></text:span><text:span text:style-name="T6"> will only contain data if the request method was POST and the </text:span><text:span text:style-name="Teletype"><text:span text:style-name="T14">&lt;form&gt;</text:span></text:span><text:span text:style-name="T6"> that posted to the request had</text:span><text:span text:style-name="Teletype"><text:span text:style-name="T14">enctype="multipart/form-data"</text:span></text:span><text:span text:style-name="T6">. Otherwise, </text:span><text:span text:style-name="Teletype"><text:span text:style-name="T14">FILES</text:span></text:span><text:span text:style-name="T6"> will be a blank dictionary-like object.</text:span></text:p>
          <text:p text:style-name="P6"><text:bookmark text:name="django.http.HttpRequest.META"/><text:span text:style-name="Teletype"><text:span text:style-name="T7">HttpRequest.META</text:span></text:span></text:p>
          <text:p text:style-name="P6">A standard Python dictionary containing all available HTTP headers. Available headers depend on the client and server, but here are some examples:</text:p>
          <text:p text:style-name="P6"><text:span text:style-name="Teletype"><text:span text:style-name="T14">CONTENT_LENGTH</text:span></text:span><text:span text:style-name="T6"> – the length of the request body (as a string).</text:span></text:p>
          <text:p text:style-name="P6"><text:span text:style-name="Teletype"><text:span text:style-name="T14">CONTENT_TYPE</text:span></text:span><text:span text:style-name="T6"> – the MIME type of the request body.</text:span></text:p>
          <text:p text:style-name="P6"><text:span text:style-name="Teletype"><text:span text:style-name="T14">HTTP_ACCEPT_ENCODING</text:span></text:span><text:span text:style-name="T6"> – Acceptable encodings for the response.</text:span></text:p>
          <text:p text:style-name="P6"><text:span text:style-name="Teletype"><text:span text:style-name="T14">HTTP_ACCEPT_LANGUAGE</text:span></text:span><text:span text:style-name="T6"> – Acceptable languages for the response.</text:span></text:p>
          <text:p text:style-name="P6"><text:span text:style-name="Teletype"><text:span text:style-name="T14">HTTP_HOST</text:span></text:span><text:span text:style-name="T6"> – The HTTP Host header sent by the client.</text:span></text:p>
          <text:p text:style-name="P6"><text:span text:style-name="Teletype"><text:span text:style-name="T14">HTTP_REFERER</text:span></text:span><text:span text:style-name="T6"> – The referring page, if any.</text:span></text:p>
          <text:p text:style-name="P6"><text:span text:style-name="Teletype"><text:span text:style-name="T14">HTTP_USER_AGENT</text:span></text:span><text:span text:style-name="T6"> – The client’s user-agent string.</text:span></text:p>
          <text:p text:style-name="P6"><text:span text:style-name="Teletype"><text:span text:style-name="T14">QUERY_STRING</text:span></text:span><text:span text:style-name="T6"> – The query string, as a single (unparsed) string.</text:span></text:p>
          <text:p text:style-name="P6"><text:span text:style-name="Teletype"><text:span text:style-name="T14">REMOTE_ADDR</text:span></text:span><text:span text:style-name="T6"> – The IP address of the client.</text:span></text:p>
          <text:p text:style-name="P6"><text:span text:style-name="Teletype"><text:span text:style-name="T14">REMOTE_HOST</text:span></text:span><text:span text:style-name="T6"> – The hostname of the client.</text:span></text:p>
          <text:p text:style-name="P6"><text:span text:style-name="Teletype"><text:span text:style-name="T14">REMOTE_USER</text:span></text:span><text:span text:style-name="T6"> – The user authenticated by the Web server, if any.</text:span></text:p>
          <text:p text:style-name="P6"><text:span text:style-name="Teletype"><text:span text:style-name="T14">REQUEST_METHOD</text:span></text:span><text:span text:style-name="T6"> – A string such as </text:span><text:span text:style-name="Teletype"><text:span text:style-name="T14">"GET"</text:span></text:span><text:span text:style-name="T6"> or </text:span><text:span text:style-name="Teletype"><text:span text:style-name="T14">"POST"</text:span></text:span><text:span text:style-name="T6">.</text:span></text:p>
          <text:p text:style-name="P6"><text:span text:style-name="Teletype"><text:span text:style-name="T14">SERVER_NAME</text:span></text:span><text:span text:style-name="T6"> – The hostname of the server.</text:span></text:p>
          <text:p text:style-name="P6"><text:span text:style-name="Teletype"><text:span text:style-name="T14">SERVER_PORT</text:span></text:span><text:span text:style-name="T6"> – The port of the server (as a string).</text:span></text:p>
          <text:p text:style-name="P6"><text:span text:style-name="T6">With the exception of </text:span><text:span text:style-name="Teletype"><text:span text:style-name="T14">CONTENT_LENGTH</text:span></text:span><text:span text:style-name="T6"> and </text:span><text:span text:style-name="Teletype"><text:span text:style-name="T14">CONTENT_TYPE</text:span></text:span><text:span text:style-name="T6">, as given above, any HTTP headers in the request are converted to </text:span><text:span text:style-name="Teletype"><text:span text:style-name="T14">META</text:span></text:span><text:span text:style-name="T6"> keys by converting all characters to uppercase, replacing any hyphens with underscores and adding an </text:span><text:span text:style-name="Teletype"><text:span text:style-name="T14">HTTP_</text:span></text:span><text:span text:style-name="T6"> prefix to the name. So, for example, a header called </text:span><text:span text:style-name="Teletype"><text:span text:style-name="T14">X-Bender</text:span></text:span><text:span text:style-name="T6"> would be mapped to the </text:span><text:span text:style-name="Teletype"><text:span text:style-name="T14">META</text:span></text:span><text:span text:style-name="T6"> key </text:span><text:span text:style-name="Teletype"><text:span text:style-name="T14">HTTP_X_BENDER</text:span></text:span><text:span text:style-name="T6">.</text:span></text:p>
          <text:p text:style-name="P6"><text:bookmark text:name="django.http.HttpRequest.user"/><text:span text:style-name="Teletype"><text:span text:style-name="T7">HttpRequest.user</text:span></text:span></text:p>
          <text:p text:style-name="P6"><text:span text:style-name="T6">An object of type </text:span><text:a xlink:type="simple" xlink:href="https://docs.djangoproject.com/en/1.6/ref/settings/#std:setting-AUTH_USER_MODEL"><text:span text:style-name="Teletype"><text:span text:style-name="T12">AUTH_USER_MODEL</text:span></text:span></text:a><text:span text:style-name="T6"> representing the currently logged-in user. If the user isn’t currently logged in, </text:span><text:span text:style-name="Teletype"><text:span text:style-name="T14">user</text:span></text:span><text:span text:style-name="T6"> will be set to an instance of </text:span><text:a xlink:type="simple" xlink:href="https://docs.djangoproject.com/en/1.6/ref/contrib/auth/#django.contrib.auth.models.AnonymousUser"><text:span text:style-name="Teletype"><text:span text:style-name="T12">django.contrib.auth.models.AnonymousUser</text:span></text:span></text:a><text:span text:style-name="T6">. You can tell them apart with </text:span><text:a xlink:type="simple" xlink:href="https://docs.djangoproject.com/en/1.6/ref/contrib/auth/#django.contrib.auth.models.User.is_authenticated"><text:span text:style-name="Teletype"><text:span text:style-name="T12">is_authenticated()</text:span></text:span></text:a><text:span text:style-name="T6">, like so:</text:span></text:p>
          <text:p text:style-name="P6">if request.user.is_authenticated():</text:p>
          <text:p text:style-name="P6"><text:s text:c="4"/><text:span text:style-name="T39"># Do something for logged-in users.</text:span></text:p>
          <text:p text:style-name="P6">else:</text:p>
          <text:p text:style-name="P6"><text:s text:c="4"/><text:span text:style-name="T39"># Do something for anonymous users.</text:span></text:p>
          <text:p text:style-name="P6"><text:span text:style-name="Teletype"><text:span text:style-name="T14">user</text:span></text:span><text:span text:style-name="T6"> is only available if your Django installation has the </text:span><text:a xlink:type="simple" xlink:href="https://docs.djangoproject.com/en/1.6/ref/middleware/#django.contrib.auth.middleware.AuthenticationMiddleware"><text:span text:style-name="Teletype"><text:span text:style-name="T12">AuthenticationMiddleware</text:span></text:span></text:a><text:span text:style-name="T6"> activated. For more, see </text:span><text:a xlink:type="simple" xlink:href="https://docs.djangoproject.com/en/1.6/topics/auth/"><text:span text:style-name="Emphasis"><text:span text:style-name="T9">User authentication in Django</text:span></text:span></text:a><text:span text:style-name="T6">.</text:span></text:p>
          <text:p text:style-name="P6"><text:bookmark text:name="django.http.HttpRequest.session"/><text:span text:style-name="Teletype"><text:span text:style-name="T7">HttpRequest.session</text:span></text:span></text:p>
          <text:p text:style-name="P6"><text:span text:style-name="T6">A readable-and-writable, dictionary-like object that represents the current session. This is only available if your Django installation has session support activated. See the </text:span><text:a xlink:type="simple" xlink:href="https://docs.djangoproject.com/en/1.6/topics/http/sessions/"><text:span text:style-name="Emphasis"><text:span text:style-name="T9">session documentation</text:span></text:span></text:a><text:span text:style-name="T6"> for full details.</text:span></text:p>
          <text:p text:style-name="P6"><text:bookmark text:name="django.http.HttpRequest.urlconf"/><text:span text:style-name="Teletype"><text:span text:style-name="T7">HttpRequest.urlconf</text:span></text:span></text:p>
          <text:p text:style-name="P6"><text:span text:style-name="T6">Not defined by Django itself, but will be read if other code (e.g., a custom middleware class) sets it. When present, this will be used as the root URLconf for the current request, overriding the </text:span><text:a xlink:type="simple" xlink:href="https://docs.djangoproject.com/en/1.6/ref/settings/#std:setting-ROOT_URLCONF"><text:span text:style-name="Teletype"><text:span text:style-name="T12">ROOT_URLCONF</text:span></text:span></text:a><text:span text:style-name="T6"> setting. See </text:span><text:a xlink:type="simple" xlink:href="https://docs.djangoproject.com/en/1.6/topics/http/urls/#how-django-processes-a-request"><text:span text:style-name="Emphasis"><text:span text:style-name="T9">How Django processes a request</text:span></text:span></text:a><text:span text:style-name="T6"> for details.</text:span></text:p>
          <text:p text:style-name="P6"><text:bookmark text:name="django.http.HttpRequest.resolver_match"/><text:span text:style-name="Teletype"><text:span text:style-name="T7">HttpRequest.resolver_match</text:span></text:span></text:p>
          <text:h text:style-name="P3" text:outline-level="2"><text:soft-page-break/>New in Django 1.5.</text:h>
          <text:h text:style-name="P3" text:outline-level="2"><text:span text:style-name="T6">An instance of </text:span><text:a xlink:type="simple" xlink:href="https://docs.djangoproject.com/en/1.6/ref/urlresolvers/#django.core.urlresolvers.ResolverMatch"><text:span text:style-name="Teletype"><text:span text:style-name="T12">ResolverMatch</text:span></text:span></text:a><text:span text:style-name="T6"> representing the resolved url. This attribute is only set after url resolving took place, which means it’s available in all views but not in middleware methods which are executed before url resolving takes place (like </text:span><text:span text:style-name="Teletype"><text:span text:style-name="T14">process_request</text:span></text:span><text:span text:style-name="T6">, you can use</text:span><text:span text:style-name="Teletype"><text:span text:style-name="T14">process_view</text:span></text:span><text:span text:style-name="T6"> instead).</text:span></text:h>
        </text:section>
        <text:section text:style-name="Sect1" text:name="s-methods">
          <text:h text:style-name="P3" text:outline-level="2"><text:bookmark text:name="methods"/>Methods</text:h>
          <text:p text:style-name="P6"><text:bookmark text:name="django.http.HttpRequest.get_host"/><text:span text:style-name="Teletype"><text:span text:style-name="T7">HttpRequest.get_host</text:span></text:span><text:span text:style-name="T7">()</text:span></text:p>
          <text:p text:style-name="P6"><text:span text:style-name="T6">Returns the originating host of the request using information from the </text:span><text:span text:style-name="Teletype"><text:span text:style-name="T14">HTTP_X_FORWARDED_HOST</text:span></text:span><text:span text:style-name="T6"> (if </text:span><text:a xlink:type="simple" xlink:href="https://docs.djangoproject.com/en/1.6/ref/settings/#std:setting-USE_X_FORWARDED_HOST"><text:span text:style-name="Teletype"><text:span text:style-name="T12">USE_X_FORWARDED_HOST</text:span></text:span></text:a><text:span text:style-name="T6"> is enabled) and</text:span><text:span text:style-name="Teletype"><text:span text:style-name="T14">HTTP_HOST</text:span></text:span><text:span text:style-name="T6"> headers, in that order. If they don’t provide a value, the method uses a combination of </text:span><text:span text:style-name="Teletype"><text:span text:style-name="T14">SERVER_NAME</text:span></text:span><text:span text:style-name="T6"> and </text:span><text:span text:style-name="Teletype"><text:span text:style-name="T14">SERVER_PORT</text:span></text:span><text:span text:style-name="T6"> as detailed in </text:span><text:bookmark text:name="index-01"/><text:a xlink:type="simple" xlink:href="http://www.python.org/dev/peps/pep-3333"><text:span text:style-name="Strong_20_Emphasis"><text:span text:style-name="T9">PEP 3333</text:span></text:span></text:a><text:span text:style-name="T6">.</text:span></text:p>
          <text:p text:style-name="P6"><text:span text:style-name="T6">Example: </text:span><text:span text:style-name="Teletype"><text:span text:style-name="T14">"127.0.0.1:8000"</text:span></text:span></text:p>
          <text:p text:style-name="P6">Note</text:p>
          <text:p text:style-name="P6"><text:span text:style-name="T6">The </text:span><text:a xlink:type="simple" xlink:href="https://docs.djangoproject.com/en/1.6/ref/request-response/#django.http.HttpRequest.get_host"><text:span text:style-name="Teletype"><text:span text:style-name="T12">get_host()</text:span></text:span></text:a><text:span text:style-name="T6"> method fails when the host is behind multiple proxies. One solution is to use middleware to rewrite the proxy headers, as in the following example:</text:span></text:p>
          <text:p text:style-name="P6"><text:span text:style-name="T18">class</text:span> <text:span text:style-name="T27">MultipleProxyMiddleware</text:span>(<text:span text:style-name="T19">object</text:span>):</text:p>
          <text:p text:style-name="P6"><text:s text:c="4"/><text:span text:style-name="T39">FORWARDED_FOR_FIELDS </text:span><text:span text:style-name="T40">=</text:span><text:span text:style-name="T39"> [</text:span></text:p>
          <text:p text:style-name="P6"><text:s text:c="8"/><text:span text:style-name="T26">'HTTP_X_FORWARDED_FOR'</text:span><text:span text:style-name="T39">,</text:span></text:p>
          <text:p text:style-name="P6"><text:s text:c="8"/><text:span text:style-name="T26">'HTTP_X_FORWARDED_HOST'</text:span><text:span text:style-name="T39">,</text:span></text:p>
          <text:p text:style-name="P6"><text:s text:c="8"/><text:span text:style-name="T26">'HTTP_X_FORWARDED_SERVER'</text:span><text:span text:style-name="T39">,</text:span></text:p>
          <text:p text:style-name="P6"><text:s text:c="4"/><text:span text:style-name="T39">]</text:span></text:p>
          <text:p text:style-name="P6"><text:s text:c="4"/><text:span text:style-name="T40">def</text:span><text:span text:style-name="T39"> </text:span><text:span text:style-name="T30">process_request</text:span><text:span text:style-name="T39">(</text:span><text:span text:style-name="T22">self</text:span><text:span text:style-name="T39">, request):</text:span></text:p>
          <text:p text:style-name="P6"><text:s text:c="8"/><text:span text:style-name="T26">"""</text:span></text:p>
          <text:p text:style-name="P6"><text:s text:c="8"/><text:span text:style-name="T39">Rewrites the proxy headers so that only the most</text:span></text:p>
          <text:p text:style-name="P6"><text:s text:c="8"/><text:span text:style-name="T39">recent proxy is used.</text:span></text:p>
          <text:p text:style-name="P6"><text:s text:c="8"/><text:span text:style-name="T39">"""</text:span></text:p>
          <text:p text:style-name="P6"><text:s text:c="8"/><text:span text:style-name="T40">for</text:span><text:span text:style-name="T39"> field </text:span><text:span text:style-name="T40">in</text:span><text:span text:style-name="T39"> </text:span><text:span text:style-name="T22">self</text:span><text:span text:style-name="T40">.</text:span><text:span text:style-name="T39">FORWARDED_FOR_FIELDS:</text:span></text:p>
          <text:p text:style-name="P6"><text:s text:c="12"/><text:span text:style-name="T40">if</text:span><text:span text:style-name="T39"> field </text:span><text:span text:style-name="T40">in</text:span><text:span text:style-name="T39"> request</text:span><text:span text:style-name="T40">.</text:span><text:span text:style-name="T39">META:</text:span></text:p>
          <text:p text:style-name="P6"><text:s text:c="16"/><text:span text:style-name="T40">if</text:span><text:span text:style-name="T39"> </text:span><text:span text:style-name="T26">','</text:span><text:span text:style-name="T39"> </text:span><text:span text:style-name="T40">in</text:span><text:span text:style-name="T39"> request</text:span><text:span text:style-name="T40">.</text:span><text:span text:style-name="T39">META[field]:</text:span></text:p>
          <text:p text:style-name="P6"><text:s text:c="20"/><text:span text:style-name="T39">parts </text:span><text:span text:style-name="T40">=</text:span><text:span text:style-name="T39"> request</text:span><text:span text:style-name="T40">.</text:span><text:span text:style-name="T39">META[field]</text:span><text:span text:style-name="T40">.</text:span><text:span text:style-name="T39">split(</text:span><text:span text:style-name="T26">','</text:span><text:span text:style-name="T39">)</text:span></text:p>
          <text:p text:style-name="P6"><text:s text:c="20"/><text:span text:style-name="T39">request</text:span><text:span text:style-name="T40">.</text:span><text:span text:style-name="T39">META[field] </text:span><text:span text:style-name="T40">=</text:span><text:span text:style-name="T39"> parts[</text:span><text:span text:style-name="T40">-</text:span><text:span text:style-name="T37">1</text:span><text:span text:style-name="T39">]</text:span><text:span text:style-name="T40">.</text:span><text:span text:style-name="T39">strip()</text:span></text:p>
          <text:p text:style-name="P6"><text:span text:style-name="T6">This middleware should be positioned before any other middleware that relies on the value of </text:span><text:a xlink:type="simple" xlink:href="https://docs.djangoproject.com/en/1.6/ref/request-response/#django.http.HttpRequest.get_host"><text:span text:style-name="Teletype"><text:span text:style-name="T12">get_host()</text:span></text:span></text:a><text:span text:style-name="T6"> – for instance,</text:span><text:a xlink:type="simple" xlink:href="https://docs.djangoproject.com/en/1.6/ref/middleware/#django.middleware.common.CommonMiddleware"><text:span text:style-name="Teletype"><text:span text:style-name="T12">CommonMiddleware</text:span></text:span></text:a><text:span text:style-name="T6"> or </text:span><text:a xlink:type="simple" xlink:href="https://docs.djangoproject.com/en/1.6/ref/middleware/#django.middleware.csrf.CsrfViewMiddleware"><text:span text:style-name="Teletype"><text:span text:style-name="T12">CsrfViewMiddleware</text:span></text:span></text:a><text:span text:style-name="T6">.</text:span></text:p>
          <text:p text:style-name="P6"><text:bookmark text:name="django.http.HttpRequest.get_full_path"/><text:span text:style-name="Teletype"><text:span text:style-name="T7">HttpRequest.get_full_path</text:span></text:span><text:span text:style-name="T7">()</text:span></text:p>
          <text:p text:style-name="P6"><text:span text:style-name="T6">Returns the </text:span><text:span text:style-name="Teletype"><text:span text:style-name="T14">path</text:span></text:span><text:span text:style-name="T6">, plus an appended query string, if applicable.</text:span></text:p>
          <text:p text:style-name="P6"><text:span text:style-name="T6">Example: </text:span><text:span text:style-name="Teletype"><text:span text:style-name="T14">"/music/bands/the_beatles/?print=true"</text:span></text:span></text:p>
          <text:p text:style-name="P6"><text:bookmark text:name="django.http.HttpRequest.build_absolute_uri"/><text:span text:style-name="Teletype"><text:span text:style-name="T7">HttpRequest.build_absolute_uri</text:span></text:span><text:span text:style-name="T7">(</text:span><text:span text:style-name="Emphasis"><text:span text:style-name="T7">location</text:span></text:span><text:span text:style-name="T7">)</text:span></text:p>
          <text:p text:style-name="P6"><text:span text:style-name="T6">Returns the absolute URI form of </text:span><text:span text:style-name="Teletype"><text:span text:style-name="T14">location</text:span></text:span><text:span text:style-name="T6">. If no location is provided, the location will be set to </text:span><text:span text:style-name="Teletype"><text:span text:style-name="T14">request.get_full_path()</text:span></text:span><text:span text:style-name="T6">.</text:span></text:p>
          <text:p text:style-name="P6">If the location is already an absolute URI, it will not be altered. Otherwise the absolute URI is built using the server variables available in this request.</text:p>
          <text:p text:style-name="P6"><text:span text:style-name="T6">Example: </text:span><text:span text:style-name="Teletype"><text:span text:style-name="T14">"http://example.com/music/bands/the_beatles/?print=true"</text:span></text:span></text:p>
          <text:p text:style-name="P6"><text:bookmark text:name="django.http.HttpRequest.get_signed_cookie"/><text:span text:style-name="Teletype"><text:span text:style-name="T7">HttpRequest.get_signed_cookie</text:span></text:span><text:span text:style-name="T7">(</text:span><text:span text:style-name="Emphasis"><text:span text:style-name="T7">key</text:span></text:span><text:span text:style-name="T7">, </text:span><text:span text:style-name="Emphasis"><text:span text:style-name="T7">default=RAISE_ERROR</text:span></text:span><text:span text:style-name="T7">, </text:span><text:span text:style-name="Emphasis"><text:span text:style-name="T7">salt=''</text:span></text:span><text:span text:style-name="T7">, </text:span><text:span text:style-name="Emphasis"><text:span text:style-name="T7">max_age=None</text:span></text:span><text:span text:style-name="T7">)</text:span></text:p>
          <text:p text:style-name="P6"><text:span text:style-name="T6">Returns a cookie value for a signed cookie, or raises a </text:span><text:span text:style-name="Teletype"><text:span text:style-name="T14">django.core.signing.BadSignature</text:span></text:span><text:span text:style-name="T6"> exception if the signature is no longer valid. If you provide the </text:span><text:span text:style-name="Teletype"><text:span text:style-name="T14">default</text:span></text:span><text:span text:style-name="T6"> argument the exception will be suppressed and that default value will be returned instead.</text:span></text:p>
          <text:p text:style-name="P6"><text:span text:style-name="T6">The optional </text:span><text:span text:style-name="Teletype"><text:span text:style-name="T14">salt</text:span></text:span><text:span text:style-name="T6"> argument can be used to provide extra protection against brute force attacks on your secret key. If supplied, the </text:span><text:span text:style-name="Teletype"><text:span text:style-name="T14">max_age</text:span></text:span><text:span text:style-name="T6">argument will be checked against the signed timestamp attached to the cookie value to ensure the cookie is not older than </text:span><text:span text:style-name="Teletype"><text:span text:style-name="T14">max_age</text:span></text:span><text:span text:style-name="T6"> seconds.</text:span></text:p>
          <text:p text:style-name="P6">For example:</text:p>
          <text:p text:style-name="P6"><text:span text:style-name="T17">&gt;&gt;&gt; </text:span>request<text:span text:style-name="T18">.</text:span>get_signed_cookie(<text:span text:style-name="T25">'name'</text:span>)</text:p>
          <text:p text:style-name="P6">'Tony'</text:p>
          <text:p text:style-name="P6"><text:soft-page-break/><text:span text:style-name="T17">&gt;&gt;&gt; </text:span>request<text:span text:style-name="T18">.</text:span>get_signed_cookie(<text:span text:style-name="T25">'name'</text:span>, salt<text:span text:style-name="T18">=</text:span><text:span text:style-name="T25">'name-salt'</text:span>)</text:p>
          <text:p text:style-name="P6">'Tony' # assuming cookie was set using the same salt</text:p>
          <text:p text:style-name="P6"><text:span text:style-name="T17">&gt;&gt;&gt; </text:span>request<text:span text:style-name="T18">.</text:span>get_signed_cookie(<text:span text:style-name="T25">'non-existing-cookie'</text:span>)</text:p>
          <text:p text:style-name="P6">...</text:p>
          <text:p text:style-name="P6">KeyError: 'non-existing-cookie'</text:p>
          <text:p text:style-name="P6"><text:span text:style-name="T17">&gt;&gt;&gt; </text:span>request<text:span text:style-name="T18">.</text:span>get_signed_cookie(<text:span text:style-name="T25">'non-existing-cookie'</text:span>, <text:span text:style-name="T19">False</text:span>)</text:p>
          <text:p text:style-name="P6">False</text:p>
          <text:p text:style-name="P6"><text:span text:style-name="T17">&gt;&gt;&gt; </text:span>request<text:span text:style-name="T18">.</text:span>get_signed_cookie(<text:span text:style-name="T25">'cookie-that-was-tampered-with'</text:span>)</text:p>
          <text:p text:style-name="P6">...</text:p>
          <text:p text:style-name="P6">BadSignature: ...</text:p>
          <text:p text:style-name="P6"><text:span text:style-name="T17">&gt;&gt;&gt; </text:span>request<text:span text:style-name="T18">.</text:span>get_signed_cookie(<text:span text:style-name="T25">'name'</text:span>, max_age<text:span text:style-name="T18">=</text:span><text:span text:style-name="T36">60</text:span>)</text:p>
          <text:p text:style-name="P6">...</text:p>
          <text:p text:style-name="P6">SignatureExpired: Signature age 1677.3839159 &gt; 60 seconds</text:p>
          <text:p text:style-name="P6"><text:span text:style-name="T17">&gt;&gt;&gt; </text:span>request<text:span text:style-name="T18">.</text:span>get_signed_cookie(<text:span text:style-name="T25">'name'</text:span>, <text:span text:style-name="T19">False</text:span>, max_age<text:span text:style-name="T18">=</text:span><text:span text:style-name="T36">60</text:span>)</text:p>
          <text:p text:style-name="P6">False</text:p>
          <text:p text:style-name="P6"><text:span text:style-name="T6">See </text:span><text:a xlink:type="simple" xlink:href="https://docs.djangoproject.com/en/1.6/topics/signing/"><text:span text:style-name="Emphasis"><text:span text:style-name="T9">cryptographic signing</text:span></text:span></text:a><text:span text:style-name="T6"> for more information.</text:span></text:p>
          <text:p text:style-name="P6"><text:bookmark text:name="django.http.HttpRequest.is_secure"/><text:span text:style-name="Teletype"><text:span text:style-name="T7">HttpRequest.is_secure</text:span></text:span><text:span text:style-name="T7">()</text:span></text:p>
          <text:p text:style-name="P6"><text:span text:style-name="T6">Returns </text:span><text:span text:style-name="Teletype"><text:span text:style-name="T14">True</text:span></text:span><text:span text:style-name="T6"> if the request is secure; that is, if it was made with HTTPS.</text:span></text:p>
          <text:p text:style-name="P6"><text:bookmark text:name="django.http.HttpRequest.is_ajax"/><text:span text:style-name="Teletype"><text:span text:style-name="T7">HttpRequest.is_ajax</text:span></text:span><text:span text:style-name="T7">()</text:span></text:p>
          <text:p text:style-name="P6"><text:span text:style-name="T6">Returns </text:span><text:span text:style-name="Teletype"><text:span text:style-name="T14">True</text:span></text:span><text:span text:style-name="T6"> if the request was made via an </text:span><text:span text:style-name="Teletype"><text:span text:style-name="T14">XMLHttpRequest</text:span></text:span><text:span text:style-name="T6">, by checking the </text:span><text:span text:style-name="Teletype"><text:span text:style-name="T14">HTTP_X_REQUESTED_WITH</text:span></text:span><text:span text:style-name="T6"> header for the string</text:span><text:span text:style-name="Teletype"><text:span text:style-name="T14">'XMLHttpRequest'</text:span></text:span><text:span text:style-name="T6">. Most modern JavaScript libraries send this header. If you write your own XMLHttpRequest call (on the browser side), you’ll have to set this header manually if you want </text:span><text:span text:style-name="Teletype"><text:span text:style-name="T14">is_ajax()</text:span></text:span><text:span text:style-name="T6"> to work.</text:span></text:p>
          <text:p text:style-name="P6"><text:bookmark text:name="django.http.HttpRequest.read"/><text:span text:style-name="Teletype"><text:span text:style-name="T7">HttpRequest.read</text:span></text:span><text:span text:style-name="T7">(</text:span><text:span text:style-name="Emphasis"><text:span text:style-name="T7">size=None</text:span></text:span><text:span text:style-name="T7">)</text:span></text:p>
          <text:p text:style-name="P6"><text:bookmark text:name="django.http.HttpRequest.readline"/><text:span text:style-name="Teletype"><text:span text:style-name="T7">HttpRequest.readline</text:span></text:span><text:span text:style-name="T7">()</text:span></text:p>
          <text:p text:style-name="P6"><text:bookmark text:name="django.http.HttpRequest.readlines"/><text:span text:style-name="Teletype"><text:span text:style-name="T7">HttpRequest.readlines</text:span></text:span><text:span text:style-name="T7">()</text:span></text:p>
          <text:p text:style-name="P6"><text:bookmark text:name="django.http.HttpRequest.xreadlines"/><text:span text:style-name="Teletype"><text:span text:style-name="T7">HttpRequest.xreadlines</text:span></text:span><text:span text:style-name="T7">()</text:span></text:p>
          <text:p text:style-name="P6"><text:bookmark text:name="django.http.HttpRequest.__iter__"/><text:span text:style-name="Teletype"><text:span text:style-name="T7">HttpRequest.__iter__</text:span></text:span><text:span text:style-name="T7">()</text:span></text:p>
          <text:p text:style-name="P6">Methods implementing a file-like interface for reading from an HttpRequest instance. This makes it possible to consume an incoming request in a streaming fashion. A common use-case would be to process a big XML payload with iterative parser without constructing a whole XML tree in memory.</text:p>
          <text:p text:style-name="P6">Given this standard interface, an HttpRequest instance can be passed directly to an XML parser such as ElementTree:</text:p>
          <text:p text:style-name="P6">import <text:span text:style-name="T17">xml.etree.ElementTree</text:span> as <text:span text:style-name="T17">ET</text:span></text:p>
          <text:p text:style-name="P6"><text:span text:style-name="T18">for</text:span> element <text:span text:style-name="T18">in</text:span> ET<text:span text:style-name="T18">.</text:span>iterparse(request):</text:p>
          <text:p text:style-name="P6"><text:s text:c="4"/><text:span text:style-name="T39">process(element)</text:span></text:p>
        </text:section>
      </text:section>
      <text:section text:style-name="Sect1" text:name="s-uploadedfile-objects">
        <text:h text:style-name="P3" text:outline-level="2"><text:bookmark text:name="uploadedfile-objects"/>UploadedFile objects</text:h>
        <text:p text:style-name="P6"><text:bookmark text:name="django.http.UploadedFile"/><text:span text:style-name="Emphasis"><text:span text:style-name="T7">class </text:span></text:span><text:span text:style-name="Teletype"><text:span text:style-name="T7">UploadedFile</text:span></text:span></text:p>
        <text:section text:style-name="Sect1" text:name="s-id1">
          <text:p text:style-name="P6"><text:bookmark text:name="id12"/>Attributes</text:p>
          <text:p text:style-name="P6"><text:bookmark text:name="django.http.UploadedFile.name"/><text:span text:style-name="Teletype"><text:span text:style-name="T7">UploadedFile.name</text:span></text:span></text:p>
          <text:p text:style-name="P6">The name of the uploaded file.</text:p>
          <text:p text:style-name="P6"><text:bookmark text:name="django.http.UploadedFile.size"/><text:span text:style-name="Teletype"><text:span text:style-name="T7">UploadedFile.size</text:span></text:span></text:p>
          <text:p text:style-name="P6">The size, in bytes, of the uploaded file.</text:p>
        </text:section>
        <text:section text:style-name="Sect1" text:name="s-id2">
          <text:p text:style-name="P6"><text:bookmark text:name="id21"/>Methods</text:p>
          <text:p text:style-name="P6"><text:bookmark text:name="django.http.UploadedFile.chunks"/><text:span text:style-name="Teletype"><text:span text:style-name="T7">UploadedFile.chunks</text:span></text:span><text:span text:style-name="T7">(</text:span><text:span text:style-name="Emphasis"><text:span text:style-name="T7">chunk_size=None</text:span></text:span><text:span text:style-name="T7">)</text:span></text:p>
          <text:p text:style-name="P6">Returns a generator that yields sequential chunks of data.</text:p>
          <text:p text:style-name="P6"><text:bookmark text:name="django.http.UploadedFile.read"/><text:span text:style-name="Teletype"><text:span text:style-name="T7">UploadedFile.read</text:span></text:span><text:span text:style-name="T7">(</text:span><text:span text:style-name="Emphasis"><text:span text:style-name="T7">num_bytes=None</text:span></text:span><text:span text:style-name="T7">)</text:span></text:p>
          <text:p text:style-name="P6">Read a number of bytes from the file.</text:p>
        </text:section>
      </text:section>
      <text:section text:style-name="Sect1" text:name="s-querydict-objects">
        <text:h text:style-name="P3" text:outline-level="2"><text:bookmark text:name="querydict-objects"/>QueryDict objects</text:h>
        <text:p text:style-name="P6"><text:bookmark text:name="django.http.QueryDict"/><text:span text:style-name="Emphasis"><text:span text:style-name="T7">class </text:span></text:span><text:span text:style-name="Teletype"><text:span text:style-name="T7">QueryDict</text:span></text:span></text:p>
        <text:p text:style-name="P6"><text:span text:style-name="T6">In an </text:span><text:a xlink:type="simple" xlink:href="https://docs.djangoproject.com/en/1.6/ref/request-response/#django.http.HttpRequest"><text:span text:style-name="Teletype"><text:span text:style-name="T12">HttpRequest</text:span></text:span></text:a><text:span text:style-name="T6"> object, the </text:span><text:span text:style-name="Teletype"><text:span text:style-name="T14">GET</text:span></text:span><text:span text:style-name="T6"> and </text:span><text:span text:style-name="Teletype"><text:span text:style-name="T14">POST</text:span></text:span><text:span text:style-name="T6"> attributes are instances </text:span><text:soft-page-break/><text:span text:style-name="T6">of </text:span><text:span text:style-name="Teletype"><text:span text:style-name="T14">django.http.QueryDict</text:span></text:span><text:span text:style-name="T6">. </text:span><text:a xlink:type="simple" xlink:href="https://docs.djangoproject.com/en/1.6/ref/request-response/#django.http.QueryDict"><text:span text:style-name="Teletype"><text:span text:style-name="T12">QueryDict</text:span></text:span></text:a><text:span text:style-name="T6"> is a dictionary-like class customized to deal with multiple values for the same key. This is necessary because some HTML form elements, notably</text:span><text:span text:style-name="Teletype"><text:span text:style-name="T14">&lt;select multiple="multiple"&gt;</text:span></text:span><text:span text:style-name="T6">, pass multiple values for the same key.</text:span></text:p>
        <text:p text:style-name="P6"><text:span text:style-name="Teletype"><text:span text:style-name="T14">QueryDict</text:span></text:span><text:span text:style-name="T6"> instances are immutable, unless you create a </text:span><text:span text:style-name="Teletype"><text:span text:style-name="T14">copy()</text:span></text:span><text:span text:style-name="T6"> of them. That means you can’t change attributes of </text:span><text:span text:style-name="Teletype"><text:span text:style-name="T14">request.POST</text:span></text:span><text:span text:style-name="T6"> and</text:span><text:span text:style-name="Teletype"><text:span text:style-name="T14">request.GET</text:span></text:span><text:span text:style-name="T6"> directly.</text:span></text:p>
        <text:section text:style-name="Sect1" text:name="s-id3">
          <text:p text:style-name="P6"><text:bookmark text:name="id31"/>Methods</text:p>
          <text:p text:style-name="P6"><text:a xlink:type="simple" xlink:href="https://docs.djangoproject.com/en/1.6/ref/request-response/#django.http.QueryDict"><text:span text:style-name="Teletype"><text:span text:style-name="T12">QueryDict</text:span></text:span></text:a><text:span text:style-name="T6"> implements all the standard dictionary methods, because it’s a subclass of dictionary. Exceptions are outlined here:</text:span></text:p>
          <text:p text:style-name="P6"><text:bookmark text:name="django.http.QueryDict.__getitem__"/><text:span text:style-name="Teletype"><text:span text:style-name="T7">QueryDict.__getitem__</text:span></text:span><text:span text:style-name="T7">(</text:span><text:span text:style-name="Emphasis"><text:span text:style-name="T7">key</text:span></text:span><text:span text:style-name="T7">)</text:span></text:p>
          <text:p text:style-name="P6"><text:span text:style-name="T6">Returns the value for the given key. If the key has more than one value, </text:span><text:span text:style-name="Teletype"><text:span text:style-name="T14">__getitem__()</text:span></text:span><text:span text:style-name="T6"> returns the last value. Raises</text:span><text:span text:style-name="Teletype"><text:span text:style-name="T14">django.utils.datastructures.MultiValueDictKeyError</text:span></text:span><text:span text:style-name="T6"> if the key does not exist. (This is a subclass of Python’s standard </text:span><text:span text:style-name="Teletype"><text:span text:style-name="T14">KeyError</text:span></text:span><text:span text:style-name="T6">, so you can stick to catching </text:span><text:span text:style-name="Teletype"><text:span text:style-name="T14">KeyError</text:span></text:span><text:span text:style-name="T6">.)</text:span></text:p>
          <text:p text:style-name="P6"><text:bookmark text:name="django.http.QueryDict.__setitem__"/><text:span text:style-name="Teletype"><text:span text:style-name="T7">QueryDict.__setitem__</text:span></text:span><text:span text:style-name="T7">(</text:span><text:span text:style-name="Emphasis"><text:span text:style-name="T7">key</text:span></text:span><text:span text:style-name="T7">, </text:span><text:span text:style-name="Emphasis"><text:span text:style-name="T7">value</text:span></text:span><text:span text:style-name="T7">)</text:span></text:p>
          <text:p text:style-name="P6"><text:span text:style-name="T6">Sets the given key to </text:span><text:span text:style-name="Teletype"><text:span text:style-name="T14">[value]</text:span></text:span><text:span text:style-name="T6"> (a Python list whose single element is </text:span><text:span text:style-name="Teletype"><text:span text:style-name="T14">value</text:span></text:span><text:span text:style-name="T6">). Note that this, as other dictionary functions that have side effects, can only be called on a mutable </text:span><text:span text:style-name="Teletype"><text:span text:style-name="T14">QueryDict</text:span></text:span><text:span text:style-name="T6"> (one that was created via </text:span><text:span text:style-name="Teletype"><text:span text:style-name="T14">copy()</text:span></text:span><text:span text:style-name="T6">).</text:span></text:p>
          <text:p text:style-name="P6"><text:bookmark text:name="django.http.QueryDict.__contains__"/><text:span text:style-name="Teletype"><text:span text:style-name="T7">QueryDict.__contains__</text:span></text:span><text:span text:style-name="T7">(</text:span><text:span text:style-name="Emphasis"><text:span text:style-name="T7">key</text:span></text:span><text:span text:style-name="T7">)</text:span></text:p>
          <text:p text:style-name="P6"><text:span text:style-name="T6">Returns </text:span><text:span text:style-name="Teletype"><text:span text:style-name="T14">True</text:span></text:span><text:span text:style-name="T6"> if the given key is set. This lets you do, e.g., </text:span><text:span text:style-name="Teletype"><text:span text:style-name="T14">if "foo" in request.GET</text:span></text:span><text:span text:style-name="T6">.</text:span></text:p>
          <text:p text:style-name="P6"><text:bookmark text:name="django.http.QueryDict.get"/><text:span text:style-name="Teletype"><text:span text:style-name="T7">QueryDict.get</text:span></text:span><text:span text:style-name="T7">(</text:span><text:span text:style-name="Emphasis"><text:span text:style-name="T7">key</text:span></text:span><text:span text:style-name="T7">, </text:span><text:span text:style-name="Emphasis"><text:span text:style-name="T7">default</text:span></text:span><text:span text:style-name="T7">)</text:span></text:p>
          <text:p text:style-name="P6"><text:span text:style-name="T6">Uses the same logic as </text:span><text:span text:style-name="Teletype"><text:span text:style-name="T14">__getitem__()</text:span></text:span><text:span text:style-name="T6"> above, with a hook for returning a default value if the key doesn’t exist.</text:span></text:p>
          <text:p text:style-name="P6"><text:bookmark text:name="django.http.QueryDict.setdefault"/><text:span text:style-name="Teletype"><text:span text:style-name="T7">QueryDict.setdefault</text:span></text:span><text:span text:style-name="T7">(</text:span><text:span text:style-name="Emphasis"><text:span text:style-name="T7">key</text:span></text:span><text:span text:style-name="T7">, </text:span><text:span text:style-name="Emphasis"><text:span text:style-name="T7">default</text:span></text:span><text:span text:style-name="T7">)</text:span></text:p>
          <text:p text:style-name="P6"><text:span text:style-name="T6">Just like the standard dictionary </text:span><text:span text:style-name="Teletype"><text:span text:style-name="T14">setdefault()</text:span></text:span><text:span text:style-name="T6"> method, except it uses </text:span><text:span text:style-name="Teletype"><text:span text:style-name="T14">__setitem__()</text:span></text:span><text:span text:style-name="T6"> internally.</text:span></text:p>
          <text:p text:style-name="P6"><text:bookmark text:name="django.http.QueryDict.update"/><text:span text:style-name="Teletype"><text:span text:style-name="T7">QueryDict.update</text:span></text:span><text:span text:style-name="T7">(</text:span><text:span text:style-name="Emphasis"><text:span text:style-name="T7">other_dict</text:span></text:span><text:span text:style-name="T7">)</text:span></text:p>
          <text:p text:style-name="P6"><text:span text:style-name="T6">Takes either a </text:span><text:span text:style-name="Teletype"><text:span text:style-name="T14">QueryDict</text:span></text:span><text:span text:style-name="T6"> or standard dictionary. Just like the standard dictionary </text:span><text:span text:style-name="Teletype"><text:span text:style-name="T14">update()</text:span></text:span><text:span text:style-name="T6"> method, except it </text:span><text:span text:style-name="Emphasis"><text:span text:style-name="T6">appends</text:span></text:span><text:span text:style-name="T6"> to the current dictionary items rather than replacing them. For example:</text:span></text:p>
          <text:p text:style-name="P6"><text:span text:style-name="T17">&gt;&gt;&gt; </text:span>q <text:span text:style-name="T18">=</text:span> QueryDict(<text:span text:style-name="T25">'a=1'</text:span>)</text:p>
          <text:p text:style-name="P6"><text:span text:style-name="T17">&gt;&gt;&gt; </text:span>q <text:span text:style-name="T18">=</text:span> q<text:span text:style-name="T18">.</text:span>copy() <text:span text:style-name="T32"># to make it mutable</text:span></text:p>
          <text:p text:style-name="P6"><text:span text:style-name="T17">&gt;&gt;&gt; </text:span>q<text:span text:style-name="T18">.</text:span>update({<text:span text:style-name="T25">'a'</text:span>: <text:span text:style-name="T25">'2'</text:span>})</text:p>
          <text:p text:style-name="P6"><text:span text:style-name="T17">&gt;&gt;&gt; </text:span>q<text:span text:style-name="T18">.</text:span>getlist(<text:span text:style-name="T25">'a'</text:span>)</text:p>
          <text:p text:style-name="P6">[u'1', u'2']</text:p>
          <text:p text:style-name="P6"><text:span text:style-name="T17">&gt;&gt;&gt; </text:span>q[<text:span text:style-name="T25">'a'</text:span>] <text:span text:style-name="T32"># returns the last</text:span></text:p>
          <text:p text:style-name="P6">[u'2']</text:p>
          <text:p text:style-name="P6"><text:bookmark text:name="django.http.QueryDict.items"/><text:span text:style-name="Teletype"><text:span text:style-name="T7">QueryDict.items</text:span></text:span><text:span text:style-name="T7">()</text:span></text:p>
          <text:p text:style-name="P6"><text:span text:style-name="T6">Just like the standard dictionary </text:span><text:span text:style-name="Teletype"><text:span text:style-name="T14">items()</text:span></text:span><text:span text:style-name="T6"> method, except this uses the same last-value logic as </text:span><text:span text:style-name="Teletype"><text:span text:style-name="T14">__getitem__()</text:span></text:span><text:span text:style-name="T6">. For example:</text:span></text:p>
          <text:p text:style-name="P6"><text:span text:style-name="T17">&gt;&gt;&gt; </text:span>q <text:span text:style-name="T18">=</text:span> QueryDict(<text:span text:style-name="T25">'a=1&amp;a=2&amp;a=3'</text:span>)</text:p>
          <text:p text:style-name="P6"><text:span text:style-name="T17">&gt;&gt;&gt; </text:span>q<text:span text:style-name="T18">.</text:span>items()</text:p>
          <text:p text:style-name="P6">[(u'a', u'3')]</text:p>
          <text:p text:style-name="P6"><text:bookmark text:name="django.http.QueryDict.iteritems"/><text:span text:style-name="Teletype"><text:span text:style-name="T7">QueryDict.iteritems</text:span></text:span><text:span text:style-name="T7">()</text:span></text:p>
          <text:p text:style-name="P6"><text:span text:style-name="T6">Just like the standard dictionary </text:span><text:span text:style-name="Teletype"><text:span text:style-name="T14">iteritems()</text:span></text:span><text:span text:style-name="T6"> method. Like </text:span><text:a xlink:type="simple" xlink:href="https://docs.djangoproject.com/en/1.6/ref/request-response/#django.http.QueryDict.items"><text:span text:style-name="Teletype"><text:span text:style-name="T12">QueryDict.items()</text:span></text:span></text:a><text:span text:style-name="T6"> this uses the same last-value logic as</text:span><text:a xlink:type="simple" xlink:href="https://docs.djangoproject.com/en/1.6/ref/request-response/#django.http.QueryDict.__getitem__"><text:span text:style-name="Teletype"><text:span text:style-name="T12">QueryDict.__getitem__()</text:span></text:span></text:a><text:span text:style-name="T6">.</text:span></text:p>
          <text:p text:style-name="P6"><text:bookmark text:name="django.http.QueryDict.iterlists"/><text:span text:style-name="Teletype"><text:span text:style-name="T7">QueryDict.iterlists</text:span></text:span><text:span text:style-name="T7">()</text:span></text:p>
          <text:p text:style-name="P6"><text:span text:style-name="T6">Like </text:span><text:a xlink:type="simple" xlink:href="https://docs.djangoproject.com/en/1.6/ref/request-response/#django.http.QueryDict.iteritems"><text:span text:style-name="Teletype"><text:span text:style-name="T12">QueryDict.iteritems()</text:span></text:span></text:a><text:span text:style-name="T6"> except it includes all values, as a list, for each member of the dictionary.</text:span></text:p>
          <text:p text:style-name="P6"><text:bookmark text:name="django.http.QueryDict.values"/><text:span text:style-name="Teletype"><text:span text:style-name="T7">QueryDict.values</text:span></text:span><text:span text:style-name="T7">()</text:span></text:p>
          <text:p text:style-name="P6"><text:span text:style-name="T6">Just like the standard dictionary </text:span><text:span text:style-name="Teletype"><text:span text:style-name="T14">values()</text:span></text:span><text:span text:style-name="T6"> method, except this uses the same last-value logic as </text:span><text:span text:style-name="Teletype"><text:span text:style-name="T14">__getitem__()</text:span></text:span><text:span text:style-name="T6">. For example:</text:span></text:p>
          <text:p text:style-name="P6"><text:span text:style-name="T17">&gt;&gt;&gt; </text:span>q <text:span text:style-name="T18">=</text:span> QueryDict(<text:span text:style-name="T25">'a=1&amp;a=2&amp;a=3'</text:span>)</text:p>
          <text:p text:style-name="P6"><text:span text:style-name="T17">&gt;&gt;&gt; </text:span>q<text:span text:style-name="T18">.</text:span>values()</text:p>
          <text:p text:style-name="P6">[u'3']</text:p>
          <text:p text:style-name="P6"><text:bookmark text:name="django.http.QueryDict.itervalues"/><text:span text:style-name="Teletype"><text:span text:style-name="T7">QueryDict.itervalues</text:span></text:span><text:span text:style-name="T7">()</text:span></text:p>
          <text:p text:style-name="P6"><text:span text:style-name="T6">Just like </text:span><text:a xlink:type="simple" xlink:href="https://docs.djangoproject.com/en/1.6/ref/request-response/#django.http.QueryDict.values"><text:span text:style-name="Teletype"><text:span text:style-name="T12">QueryDict.values()</text:span></text:span></text:a><text:span text:style-name="T6">, except an iterator.</text:span></text:p>
          <text:p text:style-name="P6"><text:soft-page-break/><text:span text:style-name="T6">In addition, </text:span><text:span text:style-name="Teletype"><text:span text:style-name="T14">QueryDict</text:span></text:span><text:span text:style-name="T6"> has the following methods:</text:span></text:p>
          <text:p text:style-name="P6"><text:bookmark text:name="django.http.QueryDict.copy"/><text:span text:style-name="Teletype"><text:span text:style-name="T7">QueryDict.copy</text:span></text:span><text:span text:style-name="T7">()</text:span></text:p>
          <text:p text:style-name="P6"><text:span text:style-name="T6">Returns a copy of the object, using </text:span><text:span text:style-name="Teletype"><text:span text:style-name="T14">copy.deepcopy()</text:span></text:span><text:span text:style-name="T6"> from the Python standard library. The copy will be mutable – that is, you can change its values.</text:span></text:p>
          <text:p text:style-name="P6"><text:bookmark text:name="django.http.QueryDict.getlist"/><text:span text:style-name="Teletype"><text:span text:style-name="T7">QueryDict.getlist</text:span></text:span><text:span text:style-name="T7">(</text:span><text:span text:style-name="Emphasis"><text:span text:style-name="T7">key</text:span></text:span><text:span text:style-name="T7">, </text:span><text:span text:style-name="Emphasis"><text:span text:style-name="T7">default</text:span></text:span><text:span text:style-name="T7">)</text:span></text:p>
          <text:p text:style-name="P6">Returns the data with the requested key, as a Python list. Returns an empty list if the key doesn’t exist and no default value was provided. It’s guaranteed to return a list of some sort unless the default value was no list.</text:p>
          <text:p text:style-name="P6"><text:bookmark text:name="django.http.QueryDict.setlist"/><text:span text:style-name="Teletype"><text:span text:style-name="T7">QueryDict.setlist</text:span></text:span><text:span text:style-name="T7">(</text:span><text:span text:style-name="Emphasis"><text:span text:style-name="T7">key</text:span></text:span><text:span text:style-name="T7">, </text:span><text:span text:style-name="Emphasis"><text:span text:style-name="T7">list_</text:span></text:span><text:span text:style-name="T7">)</text:span></text:p>
          <text:p text:style-name="P6"><text:span text:style-name="T6">Sets the given key to </text:span><text:span text:style-name="Teletype"><text:span text:style-name="T14">list_</text:span></text:span><text:span text:style-name="T6"> (unlike </text:span><text:span text:style-name="Teletype"><text:span text:style-name="T14">__setitem__()</text:span></text:span><text:span text:style-name="T6">).</text:span></text:p>
          <text:p text:style-name="P6"><text:bookmark text:name="django.http.QueryDict.appendlist"/><text:span text:style-name="Teletype"><text:span text:style-name="T7">QueryDict.appendlist</text:span></text:span><text:span text:style-name="T7">(</text:span><text:span text:style-name="Emphasis"><text:span text:style-name="T7">key</text:span></text:span><text:span text:style-name="T7">, </text:span><text:span text:style-name="Emphasis"><text:span text:style-name="T7">item</text:span></text:span><text:span text:style-name="T7">)</text:span></text:p>
          <text:p text:style-name="P6">Appends an item to the internal list associated with key.</text:p>
          <text:p text:style-name="P6"><text:bookmark text:name="django.http.QueryDict.setlistdefault"/><text:span text:style-name="Teletype"><text:span text:style-name="T7">QueryDict.setlistdefault</text:span></text:span><text:span text:style-name="T7">(</text:span><text:span text:style-name="Emphasis"><text:span text:style-name="T7">key</text:span></text:span><text:span text:style-name="T7">, </text:span><text:span text:style-name="Emphasis"><text:span text:style-name="T7">default_list</text:span></text:span><text:span text:style-name="T7">)</text:span></text:p>
          <text:p text:style-name="P6"><text:span text:style-name="T6">Just like </text:span><text:span text:style-name="Teletype"><text:span text:style-name="T14">setdefault</text:span></text:span><text:span text:style-name="T6">, except it takes a list of values instead of a single value.</text:span></text:p>
          <text:p text:style-name="P6"><text:bookmark text:name="django.http.QueryDict.lists"/><text:span text:style-name="Teletype"><text:span text:style-name="T7">QueryDict.lists</text:span></text:span><text:span text:style-name="T7">()</text:span></text:p>
          <text:p text:style-name="P6"><text:span text:style-name="T6">Like </text:span><text:a xlink:type="simple" xlink:href="https://docs.djangoproject.com/en/1.6/ref/request-response/#django.http.QueryDict.items"><text:span text:style-name="Teletype"><text:span text:style-name="T12">items()</text:span></text:span></text:a><text:span text:style-name="T6">, except it includes all values, as a list, for each member of the dictionary. For example:</text:span></text:p>
          <text:p text:style-name="P6"><text:span text:style-name="T17">&gt;&gt;&gt; </text:span>q <text:span text:style-name="T18">=</text:span> QueryDict(<text:span text:style-name="T25">'a=1&amp;a=2&amp;a=3'</text:span>)</text:p>
          <text:p text:style-name="P6"><text:span text:style-name="T17">&gt;&gt;&gt; </text:span>q<text:span text:style-name="T18">.</text:span>lists()</text:p>
          <text:p text:style-name="P6">[(u'a', [u'1', u'2', u'3'])]</text:p>
          <text:p text:style-name="P6"><text:bookmark text:name="django.http.QueryDict.pop"/><text:span text:style-name="Teletype"><text:span text:style-name="T7">QueryDict.pop</text:span></text:span><text:span text:style-name="T7">(</text:span><text:span text:style-name="Emphasis"><text:span text:style-name="T7">key</text:span></text:span><text:span text:style-name="T7">)</text:span></text:p>
          <text:p text:style-name="P6"><text:span text:style-name="T6">Returns a list of values for the given key and removes them from the dictionary. Raises </text:span><text:span text:style-name="Teletype"><text:span text:style-name="T14">KeyError</text:span></text:span><text:span text:style-name="T6"> if the key does not exist. For example:</text:span></text:p>
          <text:p text:style-name="P6"><text:span text:style-name="T17">&gt;&gt;&gt; </text:span>q <text:span text:style-name="T18">=</text:span> QueryDict(<text:span text:style-name="T25">'a=1&amp;a=2&amp;a=3'</text:span>, mutable<text:span text:style-name="T18">=</text:span><text:span text:style-name="T19">True</text:span>)</text:p>
          <text:p text:style-name="P6"><text:span text:style-name="T17">&gt;&gt;&gt; </text:span>q<text:span text:style-name="T18">.</text:span>pop(<text:span text:style-name="T25">'a'</text:span>)</text:p>
          <text:p text:style-name="P6">[u'1', u'2', u'3']</text:p>
          <text:p text:style-name="P6"><text:bookmark text:name="django.http.QueryDict.popitem"/><text:span text:style-name="Teletype"><text:span text:style-name="T7">QueryDict.popitem</text:span></text:span><text:span text:style-name="T7">()</text:span></text:p>
          <text:p text:style-name="P6"><text:span text:style-name="T6">Removes an arbitrary member of the dictionary (since there’s no concept of ordering), and returns a two value tuple containing the key and a list of all values for the key. Raises </text:span><text:span text:style-name="Teletype"><text:span text:style-name="T14">KeyError</text:span></text:span><text:span text:style-name="T6"> when called on an empty dictionary. For example:</text:span></text:p>
          <text:p text:style-name="P6"><text:span text:style-name="T17">&gt;&gt;&gt; </text:span>q <text:span text:style-name="T18">=</text:span> QueryDict(<text:span text:style-name="T25">'a=1&amp;a=2&amp;a=3'</text:span>, mutable<text:span text:style-name="T18">=</text:span><text:span text:style-name="T19">True</text:span>)</text:p>
          <text:p text:style-name="P6"><text:span text:style-name="T17">&gt;&gt;&gt; </text:span>q<text:span text:style-name="T18">.</text:span>popitem()</text:p>
          <text:p text:style-name="P6">(u'a', [u'1', u'2', u'3'])</text:p>
          <text:p text:style-name="P6"><text:bookmark text:name="django.http.QueryDict.dict"/><text:span text:style-name="Teletype"><text:span text:style-name="T7">QueryDict.dict</text:span></text:span><text:span text:style-name="T7">()</text:span></text:p>
          <text:p text:style-name="P6"><text:span text:style-name="T6">Returns </text:span><text:span text:style-name="Teletype"><text:span text:style-name="T14">dict</text:span></text:span><text:span text:style-name="T6"> representation of </text:span><text:span text:style-name="Teletype"><text:span text:style-name="T14">QueryDict</text:span></text:span><text:span text:style-name="T6">. For every (key, list) pair in </text:span><text:span text:style-name="Teletype"><text:span text:style-name="T14">QueryDict</text:span></text:span><text:span text:style-name="T6">, </text:span><text:span text:style-name="Teletype"><text:span text:style-name="T14">dict</text:span></text:span><text:span text:style-name="T6"> will have (key, item), where item is one element of the list, using same logic as </text:span><text:a xlink:type="simple" xlink:href="https://docs.djangoproject.com/en/1.6/ref/request-response/#django.http.QueryDict.__getitem__"><text:span text:style-name="Teletype"><text:span text:style-name="T12">QueryDict.__getitem__()</text:span></text:span></text:a><text:span text:style-name="T6">:</text:span></text:p>
          <text:p text:style-name="P6"><text:span text:style-name="T17">&gt;&gt;&gt; </text:span>q <text:span text:style-name="T18">=</text:span> QueryDict(<text:span text:style-name="T25">'a=1&amp;a=3&amp;a=5'</text:span>)</text:p>
          <text:p text:style-name="P6"><text:span text:style-name="T17">&gt;&gt;&gt; </text:span>q<text:span text:style-name="T18">.</text:span>dict()</text:p>
          <text:p text:style-name="P6">{u'a': u'5'}</text:p>
          <text:p text:style-name="P6"><text:bookmark text:name="django.http.QueryDict.urlencode"/><text:span text:style-name="Teletype"><text:span text:style-name="T7">QueryDict.urlencode</text:span></text:span><text:span text:style-name="T7">([</text:span><text:span text:style-name="Emphasis"><text:span text:style-name="T7">safe</text:span></text:span><text:span text:style-name="T7">])</text:span></text:p>
          <text:p text:style-name="P6">Returns a string of the data in query-string format. Example:</text:p>
          <text:p text:style-name="P6"><text:span text:style-name="T17">&gt;&gt;&gt; </text:span>q <text:span text:style-name="T18">=</text:span> QueryDict(<text:span text:style-name="T25">'a=2&amp;b=3&amp;b=5'</text:span>)</text:p>
          <text:p text:style-name="P6"><text:span text:style-name="T17">&gt;&gt;&gt; </text:span>q<text:span text:style-name="T18">.</text:span>urlencode()</text:p>
          <text:p text:style-name="P6">'a=2&amp;b=3&amp;b=5'</text:p>
          <text:p text:style-name="P6">Optionally, urlencode can be passed characters which do not require encoding. For example:</text:p>
          <text:p text:style-name="P6"><text:span text:style-name="T17">&gt;&gt;&gt; </text:span>q <text:span text:style-name="T18">=</text:span> QueryDict(<text:span text:style-name="T25">''</text:span>, mutable<text:span text:style-name="T18">=</text:span><text:span text:style-name="T19">True</text:span>)</text:p>
          <text:p text:style-name="P6"><text:span text:style-name="T17">&gt;&gt;&gt; </text:span>q[<text:span text:style-name="T25">'next'</text:span>] <text:span text:style-name="T18">=</text:span> <text:span text:style-name="T25">'/a&amp;b/'</text:span></text:p>
          <text:p text:style-name="P6"><text:span text:style-name="T17">&gt;&gt;&gt; </text:span>q<text:span text:style-name="T18">.</text:span>urlencode(safe<text:span text:style-name="T18">=</text:span><text:span text:style-name="T25">'/'</text:span>)</text:p>
          <text:p text:style-name="P6">'next=/a%26b/'</text:p>
        </text:section>
      </text:section>
      <text:section text:style-name="Sect1" text:name="s-httpresponse-objects">
        <text:h text:style-name="P3" text:outline-level="2"><text:bookmark text:name="httpresponse-objects"/>HttpResponse objects</text:h>
        <text:p text:style-name="P6"><text:bookmark text:name="django.http.HttpResponse"/><text:span text:style-name="Emphasis"><text:span text:style-name="T7">class </text:span></text:span><text:span text:style-name="Teletype"><text:span text:style-name="T7">HttpResponse</text:span></text:span></text:p>
        <text:p text:style-name="P6"><text:span text:style-name="T6">In contrast to </text:span><text:a xlink:type="simple" xlink:href="https://docs.djangoproject.com/en/1.6/ref/request-response/#django.http.HttpRequest"><text:span text:style-name="Teletype"><text:span text:style-name="T12">HttpRequest</text:span></text:span></text:a><text:span text:style-name="T6"> objects, which are created automatically by Django, </text:span><text:a xlink:type="simple" xlink:href="https://docs.djangoproject.com/en/1.6/ref/request-response/#django.http.HttpResponse"><text:span text:style-name="Teletype"><text:span text:style-name="T12">HttpResponse</text:span></text:span></text:a><text:span text:style-name="T6"> objects are </text:span><text:soft-page-break/><text:span text:style-name="T6">your responsibility. Each view you write is responsible for instantiating, populating and returning an </text:span><text:a xlink:type="simple" xlink:href="https://docs.djangoproject.com/en/1.6/ref/request-response/#django.http.HttpResponse"><text:span text:style-name="Teletype"><text:span text:style-name="T12">HttpResponse</text:span></text:span></text:a><text:span text:style-name="T6">.</text:span></text:p>
        <text:p text:style-name="P6"><text:span text:style-name="T6">The </text:span><text:a xlink:type="simple" xlink:href="https://docs.djangoproject.com/en/1.6/ref/request-response/#django.http.HttpResponse"><text:span text:style-name="Teletype"><text:span text:style-name="T12">HttpResponse</text:span></text:span></text:a><text:span text:style-name="T6"> class lives in the </text:span><text:a xlink:type="simple" xlink:href="https://docs.djangoproject.com/en/1.6/ref/request-response/#module-django.http"><text:span text:style-name="Teletype"><text:span text:style-name="T12">django.http</text:span></text:span></text:a><text:span text:style-name="T6"> module.</text:span></text:p>
        <text:section text:style-name="Sect1" text:name="s-usage">
          <text:p text:style-name="P6"><text:bookmark text:name="usage"/>Usage</text:p>
          <text:section text:style-name="Sect1" text:name="s-passing-strings">
            <text:p text:style-name="P6"><text:bookmark text:name="passing-strings"/>Passing strings</text:p>
            <text:p text:style-name="P6"><text:span text:style-name="T6">Typical usage is to pass the contents of the page, as a string, to the </text:span><text:a xlink:type="simple" xlink:href="https://docs.djangoproject.com/en/1.6/ref/request-response/#django.http.HttpResponse"><text:span text:style-name="Teletype"><text:span text:style-name="T12">HttpResponse</text:span></text:span></text:a><text:span text:style-name="T6"> constructor:</text:span></text:p>
            <text:p text:style-name="P6"><text:span text:style-name="T17">&gt;&gt;&gt; </text:span>from <text:span text:style-name="T17">django.http</text:span> import HttpResponse</text:p>
            <text:p text:style-name="P6"><text:span text:style-name="T17">&gt;&gt;&gt; </text:span>response <text:span text:style-name="T18">=</text:span> HttpResponse(<text:span text:style-name="T25">"Here's the text of the Web page."</text:span>)</text:p>
            <text:p text:style-name="P6"><text:span text:style-name="T17">&gt;&gt;&gt; </text:span>response <text:span text:style-name="T18">=</text:span> HttpResponse(<text:span text:style-name="T25">"Text only, please."</text:span>, content_type<text:span text:style-name="T18">=</text:span><text:span text:style-name="T25">"text/plain"</text:span>)</text:p>
            <text:p text:style-name="P6"><text:span text:style-name="T6">But if you want to add content incrementally, you can use </text:span><text:span text:style-name="Teletype"><text:span text:style-name="T14">response</text:span></text:span><text:span text:style-name="T6"> as a file-like object:</text:span></text:p>
            <text:p text:style-name="P6"><text:span text:style-name="T17">&gt;&gt;&gt; </text:span>response <text:span text:style-name="T18">=</text:span> HttpResponse()</text:p>
            <text:p text:style-name="P6"><text:span text:style-name="T17">&gt;&gt;&gt; </text:span>response<text:span text:style-name="T18">.</text:span>write(<text:span text:style-name="T25">"&lt;p&gt;Here's the text of the Web page.&lt;/p&gt;"</text:span>)</text:p>
            <text:p text:style-name="P6"><text:span text:style-name="T17">&gt;&gt;&gt; </text:span>response<text:span text:style-name="T18">.</text:span>write(<text:span text:style-name="T25">"&lt;p&gt;Here's another paragraph.&lt;/p&gt;"</text:span>)</text:p>
          </text:section>
          <text:section text:style-name="Sect1" text:name="s-passing-iterators">
            <text:h text:style-name="P3" text:outline-level="2"><text:bookmark text:name="passing-iterators"/>Passing iterators</text:h>
            <text:p text:style-name="P6"><text:span text:style-name="T6">Finally, you can pass </text:span><text:span text:style-name="Teletype"><text:span text:style-name="T14">HttpResponse</text:span></text:span><text:span text:style-name="T6"> an iterator rather than strings. If you use this technique, the iterator should return strings.</text:span></text:p>
            <text:p text:style-name="P6"><text:span text:style-name="T6">Passing an iterator as content to </text:span><text:a xlink:type="simple" xlink:href="https://docs.djangoproject.com/en/1.6/ref/request-response/#django.http.HttpResponse"><text:span text:style-name="Teletype"><text:span text:style-name="T12">HttpResponse</text:span></text:span></text:a><text:span text:style-name="T6"> creates a streaming response if (and only if) no middleware accesses the</text:span><text:a xlink:type="simple" xlink:href="https://docs.djangoproject.com/en/1.6/ref/request-response/#django.http.HttpResponse.content"><text:span text:style-name="Teletype"><text:span text:style-name="T12">HttpResponse.content</text:span></text:span></text:a><text:span text:style-name="T6"> attribute before the response is returned.</text:span></text:p>
            <text:p text:style-name="P6">Changed in Django 1.5:</text:p>
            <text:p text:style-name="P6"><text:span text:style-name="T10">This technique is fragile and was deprecated in Django 1.5. If you need the response to be streamed from the iterator to the client, you should use the</text:span><text:a xlink:type="simple" xlink:href="https://docs.djangoproject.com/en/1.6/ref/request-response/#django.http.StreamingHttpResponse"><text:span text:style-name="Teletype"><text:span text:style-name="T12">StreamingHttpResponse</text:span></text:span></text:a><text:span text:style-name="T10"> class instead.</text:span></text:p>
            <text:p text:style-name="P6"><text:span text:style-name="T10">As of Django 1.7, when </text:span><text:a xlink:type="simple" xlink:href="https://docs.djangoproject.com/en/1.6/ref/request-response/#django.http.HttpResponse"><text:span text:style-name="Teletype"><text:span text:style-name="T12">HttpResponse</text:span></text:span></text:a><text:span text:style-name="T10"> is instantiated with an iterator, it will consume it immediately, store the response content as a string, and discard the iterator.</text:span></text:p>
            <text:p text:style-name="P6">Changed in Django 1.5:</text:p>
            <text:p text:style-name="P6"><text:span text:style-name="T10">You can now use </text:span><text:a xlink:type="simple" xlink:href="https://docs.djangoproject.com/en/1.6/ref/request-response/#django.http.HttpResponse"><text:span text:style-name="Teletype"><text:span text:style-name="T12">HttpResponse</text:span></text:span></text:a><text:span text:style-name="T10"> as a file-like object even if it was instantiated with an iterator. Django will consume and save the content of the iterator on first access.</text:span></text:p>
          </text:section>
          <text:section text:style-name="Sect1" text:name="s-setting-header-fields">
            <text:h text:style-name="P3" text:outline-level="2"><text:bookmark text:name="setting-header-fields"/>Setting header fields</text:h>
            <text:p text:style-name="P6">To set or remove a header field in your response, treat it like a dictionary:</text:p>
            <text:p text:style-name="P6"><text:span text:style-name="T17">&gt;&gt;&gt; </text:span>response <text:span text:style-name="T18">=</text:span> HttpResponse()</text:p>
            <text:p text:style-name="P6"><text:span text:style-name="T17">&gt;&gt;&gt; </text:span>response[<text:span text:style-name="T25">'Age'</text:span>] <text:span text:style-name="T18">=</text:span> <text:span text:style-name="T36">120</text:span></text:p>
            <text:p text:style-name="P6"><text:span text:style-name="T17">&gt;&gt;&gt; </text:span><text:span text:style-name="T18">del</text:span> response[<text:span text:style-name="T25">'Age'</text:span>]</text:p>
            <text:p text:style-name="P6"><text:span text:style-name="T6">Note that unlike a dictionary, </text:span><text:span text:style-name="Teletype"><text:span text:style-name="T14">del</text:span></text:span><text:span text:style-name="T6"> doesn’t raise </text:span><text:span text:style-name="Teletype"><text:span text:style-name="T14">KeyError</text:span></text:span><text:span text:style-name="T6"> if the header field doesn’t exist.</text:span></text:p>
            <text:p text:style-name="P6"><text:span text:style-name="T6">For setting the </text:span><text:span text:style-name="Teletype"><text:span text:style-name="T14">Cache-Control</text:span></text:span><text:span text:style-name="T6"> and </text:span><text:span text:style-name="Teletype"><text:span text:style-name="T14">Vary</text:span></text:span><text:span text:style-name="T6"> header fields, it is recommended to use the </text:span><text:a xlink:type="simple" xlink:href="https://docs.djangoproject.com/en/1.6/ref/utils/#django.utils.cache.patch_cache_control"><text:span text:style-name="Teletype"><text:span text:style-name="T12">patch_cache_control()</text:span></text:span></text:a><text:span text:style-name="T6"> and </text:span><text:a xlink:type="simple" xlink:href="https://docs.djangoproject.com/en/1.6/ref/utils/#django.utils.cache.patch_vary_headers"><text:span text:style-name="Teletype"><text:span text:style-name="T12">patch_vary_headers()</text:span></text:span></text:a><text:span text:style-name="T6">methods from </text:span><text:a xlink:type="simple" xlink:href="https://docs.djangoproject.com/en/1.6/ref/utils/#module-django.utils.cache"><text:span text:style-name="Teletype"><text:span text:style-name="T12">django.utils.cache</text:span></text:span></text:a><text:span text:style-name="T6">, since these fields can have multiple, comma-separated values. The “patch” methods ensure that other values, e.g. added by a middleware, are not removed.</text:span></text:p>
            <text:p text:style-name="P6"><text:span text:style-name="T6">HTTP header fields cannot contain newlines. An attempt to set a header field containing a newline character (CR or LF) will raise</text:span><text:span text:style-name="Teletype"><text:span text:style-name="T14">BadHeaderError</text:span></text:span></text:p>
          </text:section>
          <text:section text:style-name="Sect1" text:name="s-telling-the-browser-to-treat-the-response-as-a-file-attachment">
            <text:p text:style-name="P6"><text:bookmark text:name="telling-the-browser-to-treat-the-response-as-a-file-attachment"/>Telling the browser to treat the response as a file attachment</text:p>
            <text:p text:style-name="P6"><text:span text:style-name="T6">To tell the browser to treat the response as a file attachment, use the </text:span><text:span text:style-name="Teletype"><text:span text:style-name="T14">content_type</text:span></text:span><text:span text:style-name="T6"> argument and set the </text:span><text:span text:style-name="Teletype"><text:span text:style-name="T14">Content-Disposition</text:span></text:span><text:span text:style-name="T6"> header. For example, this is how you might return a Microsoft Excel spreadsheet:</text:span></text:p>
            <text:p text:style-name="P6"><text:span text:style-name="T17">&gt;&gt;&gt; </text:span>response <text:span text:style-name="T18">=</text:span> HttpResponse(my_data, content_type<text:span text:style-name="T18">=</text:span><text:span text:style-name="T25">'application/vnd.ms-excel'</text:span>)</text:p>
            <text:p text:style-name="P6"><text:span text:style-name="T17">&gt;&gt;&gt; </text:span>response[<text:span text:style-name="T25">'Content-Disposition'</text:span>] <text:span text:style-name="T18">=</text:span> <text:span text:style-name="T25">'attachment; filename="foo.xls"'</text:span></text:p>
            <text:p text:style-name="P6"><text:span text:style-name="T6">There’s nothing Django-specific about the </text:span><text:span text:style-name="Teletype"><text:span text:style-name="T14">Content-Disposition</text:span></text:span><text:span text:style-name="T6"> header, but it’s easy to forget the syntax, so we’ve included it here.</text:span></text:p>
          </text:section>
        </text:section>
        <text:section text:style-name="Sect1" text:name="s-id4">
          <text:p text:style-name="P6"><text:bookmark text:name="id4"/>Attributes</text:p>
          <text:p text:style-name="P6"><text:bookmark text:name="django.http.HttpResponse.content"/><text:span text:style-name="Teletype"><text:span text:style-name="T7">HttpResponse.content</text:span></text:span></text:p>
          <text:p text:style-name="P6">A string representing the content, encoded from a Unicode object if necessary.</text:p>
          <text:p text:style-name="P6"><text:bookmark text:name="django.http.HttpResponse.status_code"/><text:span text:style-name="Teletype"><text:span text:style-name="T7">HttpResponse.status_code</text:span></text:span></text:p>
          <text:p text:style-name="P6"><text:span text:style-name="T6">The </text:span><text:a xlink:type="simple" xlink:href="http://www.w3.org/Protocols/rfc2616/rfc2616-sec10.html#sec10"><text:span text:style-name="T9">HTTP status code</text:span></text:a><text:span text:style-name="T6"> for the response.</text:span></text:p>
          <text:p text:style-name="P6"><text:bookmark text:name="django.http.HttpResponse.reason_phrase"/><text:span text:style-name="Teletype"><text:span text:style-name="T7">HttpResponse.reason_phrase</text:span></text:span></text:p>
          <text:p text:style-name="P6"><text:soft-page-break/>New in Django 1.6.</text:p>
          <text:p text:style-name="P6">The HTTP reason phrase for the response.</text:p>
          <text:p text:style-name="P6"><text:bookmark text:name="django.http.HttpResponse.streaming"/><text:span text:style-name="Teletype"><text:span text:style-name="T7">HttpResponse.streaming</text:span></text:span></text:p>
          <text:p text:style-name="P6"><text:span text:style-name="T6">This is always </text:span><text:span text:style-name="Teletype"><text:span text:style-name="T14">False</text:span></text:span><text:span text:style-name="T6">.</text:span></text:p>
          <text:p text:style-name="P6">This attribute exists so middleware can treat streaming responses differently from regular responses.</text:p>
        </text:section>
        <text:section text:style-name="Sect1" text:name="s-id5">
          <text:p text:style-name="P6"><text:bookmark text:name="id5"/>Methods</text:p>
          <text:p text:style-name="P6"><text:bookmark text:name="django.http.HttpResponse.__init__"/><text:span text:style-name="Teletype"><text:span text:style-name="T7">HttpResponse.__init__</text:span></text:span><text:span text:style-name="T7">(</text:span><text:span text:style-name="Emphasis"><text:span text:style-name="T7">content=''</text:span></text:span><text:span text:style-name="T7">, </text:span><text:span text:style-name="Emphasis"><text:span text:style-name="T7">content_type=None</text:span></text:span><text:span text:style-name="T7">, </text:span><text:span text:style-name="Emphasis"><text:span text:style-name="T7">status=200</text:span></text:span><text:span text:style-name="T7">, </text:span><text:span text:style-name="Emphasis"><text:span text:style-name="T7">reason=None</text:span></text:span><text:span text:style-name="T7">)</text:span></text:p>
          <text:p text:style-name="P6"><text:span text:style-name="T6">Instantiates an </text:span><text:span text:style-name="Teletype"><text:span text:style-name="T14">HttpResponse</text:span></text:span><text:span text:style-name="T6"> object with the given page content and content type.</text:span></text:p>
          <text:p text:style-name="P6"><text:span text:style-name="Teletype"><text:span text:style-name="T14">content</text:span></text:span><text:span text:style-name="T6"> should be an iterator or a string. If it’s an iterator, it should return strings, and those strings will be joined together to form the content of the response. If it is not an iterator or a string, it will be converted to a string when accessed.</text:span></text:p>
          <text:p text:style-name="P6"><text:span text:style-name="Teletype"><text:span text:style-name="T14">content_type</text:span></text:span><text:span text:style-name="T6"> is the MIME type optionally completed by a character set encoding and is used to fill the HTTP </text:span><text:span text:style-name="Teletype"><text:span text:style-name="T14">Content-Type</text:span></text:span><text:span text:style-name="T6"> header. If not specified, it is formed by the </text:span><text:a xlink:type="simple" xlink:href="https://docs.djangoproject.com/en/1.6/ref/settings/#std:setting-DEFAULT_CONTENT_TYPE"><text:span text:style-name="Teletype"><text:span text:style-name="T12">DEFAULT_CONTENT_TYPE</text:span></text:span></text:a><text:span text:style-name="T6"> and </text:span><text:a xlink:type="simple" xlink:href="https://docs.djangoproject.com/en/1.6/ref/settings/#std:setting-DEFAULT_CHARSET"><text:span text:style-name="Teletype"><text:span text:style-name="T12">DEFAULT_CHARSET</text:span></text:span></text:a><text:span text:style-name="T6"> settings, by default: “</text:span><text:span text:style-name="Citation"><text:span text:style-name="T6">text/html; charset=utf-8</text:span></text:span><text:span text:style-name="T6">”.</text:span></text:p>
          <text:p text:style-name="P6"><text:span text:style-name="T6">Historically, this parameter was called </text:span><text:span text:style-name="Teletype"><text:span text:style-name="T14">mimetype</text:span></text:span><text:span text:style-name="T6"> (now deprecated).</text:span></text:p>
          <text:p text:style-name="P6"><text:span text:style-name="Teletype"><text:span text:style-name="T14">status</text:span></text:span><text:span text:style-name="T6"> is the </text:span><text:a xlink:type="simple" xlink:href="http://www.w3.org/Protocols/rfc2616/rfc2616-sec10.html#sec10"><text:span text:style-name="T9">HTTP status code</text:span></text:a><text:span text:style-name="T6"> for the response.</text:span></text:p>
          <text:p text:style-name="P6">New in Django 1.6.</text:p>
          <text:p text:style-name="P6"><text:span text:style-name="Teletype"><text:span text:style-name="T14">reason</text:span></text:span><text:span text:style-name="T6"> is the HTTP response phrase. If not provided, a default phrase will be used.</text:span></text:p>
          <text:p text:style-name="P6"><text:bookmark text:name="django.http.HttpResponse.__setitem__"/><text:span text:style-name="Teletype"><text:span text:style-name="T7">HttpResponse.__setitem__</text:span></text:span><text:span text:style-name="T7">(</text:span><text:span text:style-name="Emphasis"><text:span text:style-name="T7">header</text:span></text:span><text:span text:style-name="T7">, </text:span><text:span text:style-name="Emphasis"><text:span text:style-name="T7">value</text:span></text:span><text:span text:style-name="T7">)</text:span></text:p>
          <text:p text:style-name="P6"><text:span text:style-name="T6">Sets the given header name to the given value. Both </text:span><text:span text:style-name="Teletype"><text:span text:style-name="T14">header</text:span></text:span><text:span text:style-name="T6"> and </text:span><text:span text:style-name="Teletype"><text:span text:style-name="T14">value</text:span></text:span><text:span text:style-name="T6"> should be strings.</text:span></text:p>
          <text:p text:style-name="P6"><text:bookmark text:name="django.http.HttpResponse.__delitem__"/><text:span text:style-name="Teletype"><text:span text:style-name="T7">HttpResponse.__delitem__</text:span></text:span><text:span text:style-name="T7">(</text:span><text:span text:style-name="Emphasis"><text:span text:style-name="T7">header</text:span></text:span><text:span text:style-name="T7">)</text:span></text:p>
          <text:p text:style-name="P6">Deletes the header with the given name. Fails silently if the header doesn’t exist. Case-insensitive.</text:p>
          <text:p text:style-name="P6"><text:bookmark text:name="django.http.HttpResponse.__getitem__"/><text:span text:style-name="Teletype"><text:span text:style-name="T7">HttpResponse.__getitem__</text:span></text:span><text:span text:style-name="T7">(</text:span><text:span text:style-name="Emphasis"><text:span text:style-name="T7">header</text:span></text:span><text:span text:style-name="T7">)</text:span></text:p>
          <text:p text:style-name="P6">Returns the value for the given header name. Case-insensitive.</text:p>
          <text:p text:style-name="P6"><text:bookmark text:name="django.http.HttpResponse.has_header"/><text:span text:style-name="Teletype"><text:span text:style-name="T7">HttpResponse.has_header</text:span></text:span><text:span text:style-name="T7">(</text:span><text:span text:style-name="Emphasis"><text:span text:style-name="T7">header</text:span></text:span><text:span text:style-name="T7">)</text:span></text:p>
          <text:p text:style-name="P6"><text:span text:style-name="T6">Returns </text:span><text:span text:style-name="Teletype"><text:span text:style-name="T14">True</text:span></text:span><text:span text:style-name="T6"> or </text:span><text:span text:style-name="Teletype"><text:span text:style-name="T14">False</text:span></text:span><text:span text:style-name="T6"> based on a case-insensitive check for a header with the given name.</text:span></text:p>
          <text:p text:style-name="P6"><text:bookmark text:name="django.http.HttpResponse.set_cookie"/><text:span text:style-name="Teletype"><text:span text:style-name="T7">HttpResponse.set_cookie</text:span></text:span><text:span text:style-name="T7">(</text:span><text:span text:style-name="Emphasis"><text:span text:style-name="T7">key</text:span></text:span><text:span text:style-name="T7">, </text:span><text:span text:style-name="Emphasis"><text:span text:style-name="T7">value=''</text:span></text:span><text:span text:style-name="T7">, </text:span><text:span text:style-name="Emphasis"><text:span text:style-name="T7">max_age=None</text:span></text:span><text:span text:style-name="T7">, </text:span><text:span text:style-name="Emphasis"><text:span text:style-name="T7">expires=None</text:span></text:span><text:span text:style-name="T7">, </text:span><text:span text:style-name="Emphasis"><text:span text:style-name="T7">path='/'</text:span></text:span><text:span text:style-name="T7">, </text:span><text:span text:style-name="Emphasis"><text:span text:style-name="T7">domain=None</text:span></text:span><text:span text:style-name="T7">, </text:span><text:span text:style-name="Emphasis"><text:span text:style-name="T7">secure=None</text:span></text:span><text:span text:style-name="T7">,</text:span><text:span text:style-name="Emphasis"><text:span text:style-name="T7">httponly=False</text:span></text:span><text:span text:style-name="T7">)</text:span></text:p>
          <text:p text:style-name="P6"><text:span text:style-name="T6">Sets a cookie. The parameters are the same as in the </text:span><text:a xlink:type="simple" xlink:href="http://docs.python.org/2.7/library/cookie.html#Cookie.Morsel"><text:span text:style-name="Teletype"><text:span text:style-name="T12">Cookie.Morsel</text:span></text:span></text:a><text:span text:style-name="T6"> object in the Python standard library.</text:span></text:p>
          <text:p text:style-name="P6"><text:span text:style-name="Teletype"><text:span text:style-name="T14">max_age</text:span></text:span><text:span text:style-name="T6"> should be a number of seconds, or </text:span><text:span text:style-name="Teletype"><text:span text:style-name="T14">None</text:span></text:span><text:span text:style-name="T6"> (default) if the cookie should last only as long as the client’s browser session. If</text:span><text:span text:style-name="Teletype"><text:span text:style-name="T14">expires</text:span></text:span><text:span text:style-name="T6"> is not specified, it will be calculated.</text:span></text:p>
          <text:p text:style-name="P6"><text:span text:style-name="Teletype"><text:span text:style-name="T14">expires</text:span></text:span><text:span text:style-name="T6"> should either be a string in the format </text:span><text:span text:style-name="Teletype"><text:span text:style-name="T14">"Wdy, DD-Mon-YY HH:MM:SS GMT"</text:span></text:span><text:span text:style-name="T6"> or a </text:span><text:span text:style-name="Teletype"><text:span text:style-name="T14">datetime.datetime</text:span></text:span><text:span text:style-name="T6"> object in UTC. If </text:span><text:span text:style-name="Teletype"><text:span text:style-name="T14">expires</text:span></text:span><text:span text:style-name="T6">is a </text:span><text:span text:style-name="Teletype"><text:span text:style-name="T14">datetime</text:span></text:span><text:span text:style-name="T6"> object, the </text:span><text:span text:style-name="Teletype"><text:span text:style-name="T14">max_age</text:span></text:span><text:span text:style-name="T6"> will be calculated.</text:span></text:p>
          <text:p text:style-name="P6"><text:span text:style-name="T6">Use </text:span><text:span text:style-name="Teletype"><text:span text:style-name="T14">domain</text:span></text:span><text:span text:style-name="T6"> if you want to set a cross-domain cookie. For example, </text:span><text:span text:style-name="Teletype"><text:span text:style-name="T14">domain=".lawrence.com"</text:span></text:span><text:span text:style-name="T6"> will set a cookie that is readable by the domains www.lawrence.com, blogs.lawrence.com and calendars.lawrence.com. Otherwise, a cookie will only be readable by the domain that set it.</text:span></text:p>
          <text:p text:style-name="P6"><text:span text:style-name="T6">Use </text:span><text:span text:style-name="Teletype"><text:span text:style-name="T14">httponly=True</text:span></text:span><text:span text:style-name="T6"> if you want to prevent client-side JavaScript from having access to the cookie.</text:span></text:p>
          <text:p text:style-name="P6"><text:a xlink:type="simple" xlink:href="https://www.owasp.org/index.php/HTTPOnly"><text:span text:style-name="T9">HTTPOnly</text:span></text:a><text:span text:style-name="T6"> is a flag included in a Set-Cookie HTTP response header. It is not part of the </text:span><text:bookmark text:name="index-1"/><text:a xlink:type="simple" xlink:href="http://tools.ietf.org/html/rfc2109.html"><text:span text:style-name="Strong_20_Emphasis"><text:span text:style-name="T9">RFC 2109</text:span></text:span></text:a><text:span text:style-name="T6"> standard for cookies, and it isn’t honored consistently by all browsers. However, when it is honored, it can be a useful way to mitigate the risk of client side script accessing the protected cookie data.</text:span></text:p>
          <text:p text:style-name="P6"><text:bookmark text:name="django.http.HttpResponse.set_signed_cookie"/><text:span text:style-name="Teletype"><text:span text:style-name="T7">HttpResponse.set_signed_cookie</text:span></text:span><text:span text:style-name="T7">(</text:span><text:span text:style-name="Emphasis"><text:span text:style-name="T7">key</text:span></text:span><text:span text:style-name="T7">, </text:span><text:span text:style-name="Emphasis"><text:span text:style-name="T7">value</text:span></text:span><text:span text:style-name="T7">, </text:span><text:span text:style-name="Emphasis"><text:span text:style-name="T7">salt=''</text:span></text:span><text:span text:style-name="T7">, </text:span><text:span text:style-name="Emphasis"><text:span text:style-name="T7">max_age=None</text:span></text:span><text:span text:style-name="T7">, </text:span><text:span text:style-name="Emphasis"><text:span text:style-name="T7">expires=None</text:span></text:span><text:span text:style-name="T7">, </text:span><text:span text:style-name="Emphasis"><text:span text:style-name="T7">path='/'</text:span></text:span><text:span text:style-name="T7">, </text:span><text:span text:style-name="Emphasis"><text:span text:style-name="T7">domain=None</text:span></text:span><text:span text:style-name="T7">, </text:span><text:span text:style-name="Emphasis"><text:span text:style-name="T7">secure=None</text:span></text:span><text:span text:style-name="T7">,</text:span><text:span text:style-name="Emphasis"><text:span text:style-name="T7">httponly=True</text:span></text:span><text:span text:style-name="T7">)</text:span></text:p>
          <text:p text:style-name="P6"><text:span text:style-name="T6">Like </text:span><text:a xlink:type="simple" xlink:href="https://docs.djangoproject.com/en/1.6/ref/request-response/#django.http.HttpResponse.set_cookie"><text:span text:style-name="Teletype"><text:span text:style-name="T12">set_cookie()</text:span></text:span></text:a><text:span text:style-name="T6">, but </text:span><text:a xlink:type="simple" xlink:href="https://docs.djangoproject.com/en/1.6/topics/signing/"><text:span text:style-name="Emphasis"><text:span text:style-name="T9">cryptographic signing</text:span></text:span></text:a><text:span text:style-name="T6"> the cookie before setting it. Use in conjunction with </text:span><text:a xlink:type="simple" xlink:href="https://docs.djangoproject.com/en/1.6/ref/request-response/#django.http.HttpRequest.get_signed_cookie"><text:span text:style-name="Teletype"><text:span text:style-name="T12">HttpRequest.get_signed_cookie()</text:span></text:span></text:a><text:span text:style-name="T6">. You can use the optional </text:span><text:span text:style-name="Teletype"><text:span text:style-name="T14">salt</text:span></text:span><text:span text:style-name="T6"> argument for added key strength, but you will need to remember to pass it to the corresponding</text:span><text:a xlink:type="simple" xlink:href="https://docs.djangoproject.com/en/1.6/ref/request-response/#django.http.HttpRequest.get_signed_cookie"><text:span text:style-name="Teletype"><text:span text:style-name="T12">HttpRequest.get_signed_cookie()</text:span></text:span></text:a><text:span text:style-name="T6"> call.</text:span></text:p>
          <text:p text:style-name="P6"><text:bookmark text:name="django.http.HttpResponse.delete_cookie"/><text:span text:style-name="Teletype"><text:span text:style-name="T7">HttpResponse.delete_cookie</text:span></text:span><text:span text:style-name="T7">(</text:span><text:span text:style-name="Emphasis"><text:span text:style-name="T7">key</text:span></text:span><text:span text:style-name="T7">, </text:span><text:span text:style-name="Emphasis"><text:span text:style-name="T7">path='/'</text:span></text:span><text:span text:style-name="T7">, </text:span><text:span text:style-name="Emphasis"><text:span text:style-name="T7">domain=None</text:span></text:span><text:span text:style-name="T7">)</text:span></text:p>
          <text:p text:style-name="P6">Deletes the cookie with the given key. Fails silently if the key doesn’t exist.</text:p>
          <text:p text:style-name="P6"><text:span text:style-name="T6">Due to the way cookies work, </text:span><text:span text:style-name="Teletype"><text:span text:style-name="T14">path</text:span></text:span><text:span text:style-name="T6"> and </text:span><text:span text:style-name="Teletype"><text:span text:style-name="T14">domain</text:span></text:span><text:span text:style-name="T6"> should be the same values you used in </text:span><text:span text:style-name="Teletype"><text:span text:style-name="T14">set_cookie()</text:span></text:span><text:span text:style-name="T6"> – otherwise the cookie may not be deleted.</text:span></text:p>
          <text:p text:style-name="P6"><text:bookmark text:name="django.http.HttpResponse.write"/><text:span text:style-name="Teletype"><text:span text:style-name="T7">HttpResponse.write</text:span></text:span><text:span text:style-name="T7">(</text:span><text:span text:style-name="Emphasis"><text:span text:style-name="T7">content</text:span></text:span><text:span text:style-name="T7">)</text:span></text:p>
          <text:p text:style-name="P6"><text:span text:style-name="T6">This method makes an </text:span><text:a xlink:type="simple" xlink:href="https://docs.djangoproject.com/en/1.6/ref/request-response/#django.http.HttpResponse"><text:span text:style-name="Teletype"><text:span text:style-name="T12">HttpResponse</text:span></text:span></text:a><text:span text:style-name="T6"> instance a file-like object.</text:span></text:p>
          <text:p text:style-name="P6"><text:bookmark text:name="django.http.HttpResponse.flush"/><text:soft-page-break/><text:span text:style-name="Teletype"><text:span text:style-name="T7">HttpResponse.flush</text:span></text:span><text:span text:style-name="T7">()</text:span></text:p>
          <text:p text:style-name="P6"><text:span text:style-name="T6">This method makes an </text:span><text:a xlink:type="simple" xlink:href="https://docs.djangoproject.com/en/1.6/ref/request-response/#django.http.HttpResponse"><text:span text:style-name="Teletype"><text:span text:style-name="T12">HttpResponse</text:span></text:span></text:a><text:span text:style-name="T6"> instance a file-like object.</text:span></text:p>
          <text:p text:style-name="P6"><text:bookmark text:name="django.http.HttpResponse.tell"/><text:span text:style-name="Teletype"><text:span text:style-name="T7">HttpResponse.tell</text:span></text:span><text:span text:style-name="T7">()</text:span></text:p>
          <text:p text:style-name="P6"><text:span text:style-name="T6">This method makes an </text:span><text:a xlink:type="simple" xlink:href="https://docs.djangoproject.com/en/1.6/ref/request-response/#django.http.HttpResponse"><text:span text:style-name="Teletype"><text:span text:style-name="T12">HttpResponse</text:span></text:span></text:a><text:span text:style-name="T6"> instance a file-like object.</text:span></text:p>
        </text:section>
        <text:section text:style-name="Sect1" text:name="s-httpresponse-subclasses">
          <text:h text:style-name="P3" text:outline-level="2"><text:bookmark text:name="ref-httpresponse-subclasses"/><text:bookmark text:name="httpresponse-subclasses"/><text:bookmark text:name="s-ref-httpresponse-subclasses"/>HttpResponse subclasses</text:h>
          <text:p text:style-name="P6"><text:span text:style-name="T6">Django includes a number of </text:span><text:span text:style-name="Teletype"><text:span text:style-name="T14">HttpResponse</text:span></text:span><text:span text:style-name="T6"> subclasses that handle different types of HTTP responses. Like </text:span><text:span text:style-name="Teletype"><text:span text:style-name="T14">HttpResponse</text:span></text:span><text:span text:style-name="T6">, these subclasses live in </text:span><text:a xlink:type="simple" xlink:href="https://docs.djangoproject.com/en/1.6/ref/request-response/#module-django.http"><text:span text:style-name="Teletype"><text:span text:style-name="T12">django.http</text:span></text:span></text:a><text:span text:style-name="T6">.</text:span></text:p>
          <text:p text:style-name="P6"><text:bookmark text:name="django.http.HttpResponseRedirect"/><text:span text:style-name="Emphasis"><text:span text:style-name="T7">class </text:span></text:span><text:span text:style-name="Teletype"><text:span text:style-name="T7">HttpResponseRedirect</text:span></text:span></text:p>
          <text:p text:style-name="P6"><text:span text:style-name="T6">The first argument to the constructor is required – the path to redirect to. This can be a fully qualified URL (e.g.</text:span><text:span text:style-name="Teletype"><text:span text:style-name="T14">'http://www.yahoo.com/search/'</text:span></text:span><text:span text:style-name="T6">) or an absolute path with no domain (e.g. </text:span><text:span text:style-name="Teletype"><text:span text:style-name="T14">'/search/'</text:span></text:span><text:span text:style-name="T6">). See </text:span><text:a xlink:type="simple" xlink:href="https://docs.djangoproject.com/en/1.6/ref/request-response/#django.http.HttpResponse"><text:span text:style-name="Teletype"><text:span text:style-name="T12">HttpResponse</text:span></text:span></text:a><text:span text:style-name="T6"> for other optional constructor arguments. Note that this returns an HTTP status code 302.</text:span></text:p>
          <text:p text:style-name="P6"><text:bookmark text:name="django.http.HttpResponseRedirect.url"/><text:span text:style-name="Teletype"><text:span text:style-name="T7">url</text:span></text:span></text:p>
          <text:h text:style-name="P3" text:outline-level="2">New in Django 1.6.</text:h>
          <text:p text:style-name="P6"><text:span text:style-name="T6">This read-only attribute represents the URL the response will redirect to (equivalent to the </text:span><text:span text:style-name="Teletype"><text:span text:style-name="T14">Location</text:span></text:span><text:span text:style-name="T6"> response header).</text:span></text:p>
          <text:p text:style-name="P6"><text:bookmark text:name="django.http.HttpResponsePermanentRedirect"/><text:span text:style-name="Emphasis"><text:span text:style-name="T7">class </text:span></text:span><text:span text:style-name="Teletype"><text:span text:style-name="T7">HttpResponsePermanentRedirect</text:span></text:span></text:p>
          <text:p text:style-name="P6"><text:span text:style-name="T6">Like </text:span><text:a xlink:type="simple" xlink:href="https://docs.djangoproject.com/en/1.6/ref/request-response/#django.http.HttpResponseRedirect"><text:span text:style-name="Teletype"><text:span text:style-name="T12">HttpResponseRedirect</text:span></text:span></text:a><text:span text:style-name="T6">, but it returns a permanent redirect (HTTP status code 301) instead of a “found” redirect (status code 302).</text:span></text:p>
          <text:p text:style-name="P6"><text:bookmark text:name="django.http.HttpResponseNotModified"/><text:span text:style-name="Emphasis"><text:span text:style-name="T7">class </text:span></text:span><text:span text:style-name="Teletype"><text:span text:style-name="T7">HttpResponseNotModified</text:span></text:span></text:p>
          <text:p text:style-name="P6">The constructor doesn’t take any arguments and no content should be added to this response. Use this to designate that a page hasn’t been modified since the user’s last request (status code 304).</text:p>
          <text:p text:style-name="P6"><text:bookmark text:name="django.http.HttpResponseBadRequest"/><text:span text:style-name="Emphasis"><text:span text:style-name="T7">class </text:span></text:span><text:span text:style-name="Teletype"><text:span text:style-name="T7">HttpResponseBadRequest</text:span></text:span></text:p>
          <text:p text:style-name="P6"><text:span text:style-name="T6">Acts just like </text:span><text:a xlink:type="simple" xlink:href="https://docs.djangoproject.com/en/1.6/ref/request-response/#django.http.HttpResponse"><text:span text:style-name="Teletype"><text:span text:style-name="T12">HttpResponse</text:span></text:span></text:a><text:span text:style-name="T6"> but uses a 400 status code.</text:span></text:p>
          <text:p text:style-name="P6"><text:bookmark text:name="django.http.HttpResponseNotFound"/><text:span text:style-name="Emphasis"><text:span text:style-name="T7">class </text:span></text:span><text:span text:style-name="Teletype"><text:span text:style-name="T7">HttpResponseNotFound</text:span></text:span></text:p>
          <text:p text:style-name="P6"><text:span text:style-name="T6">Acts just like </text:span><text:a xlink:type="simple" xlink:href="https://docs.djangoproject.com/en/1.6/ref/request-response/#django.http.HttpResponse"><text:span text:style-name="Teletype"><text:span text:style-name="T12">HttpResponse</text:span></text:span></text:a><text:span text:style-name="T6"> but uses a 404 status code.</text:span></text:p>
          <text:p text:style-name="P6"><text:bookmark text:name="django.http.HttpResponseForbidden"/><text:span text:style-name="Emphasis"><text:span text:style-name="T7">class </text:span></text:span><text:span text:style-name="Teletype"><text:span text:style-name="T7">HttpResponseForbidden</text:span></text:span></text:p>
          <text:p text:style-name="P6"><text:span text:style-name="T6">Acts just like </text:span><text:a xlink:type="simple" xlink:href="https://docs.djangoproject.com/en/1.6/ref/request-response/#django.http.HttpResponse"><text:span text:style-name="Teletype"><text:span text:style-name="T12">HttpResponse</text:span></text:span></text:a><text:span text:style-name="T6"> but uses a 403 status code.</text:span></text:p>
          <text:p text:style-name="P6"><text:bookmark text:name="django.http.HttpResponseNotAllowed"/><text:span text:style-name="Emphasis"><text:span text:style-name="T7">class </text:span></text:span><text:span text:style-name="Teletype"><text:span text:style-name="T7">HttpResponseNotAllowed</text:span></text:span></text:p>
          <text:p text:style-name="P6"><text:span text:style-name="T6">Like </text:span><text:a xlink:type="simple" xlink:href="https://docs.djangoproject.com/en/1.6/ref/request-response/#django.http.HttpResponse"><text:span text:style-name="Teletype"><text:span text:style-name="T12">HttpResponse</text:span></text:span></text:a><text:span text:style-name="T6">, but uses a 405 status code. The first argument to the constructor is required: a list of permitted methods (e.g.</text:span><text:span text:style-name="Teletype"><text:span text:style-name="T14">['GET', 'POST']</text:span></text:span><text:span text:style-name="T6">).</text:span></text:p>
          <text:p text:style-name="P6"><text:bookmark text:name="django.http.HttpResponseGone"/><text:span text:style-name="Emphasis"><text:span text:style-name="T7">class </text:span></text:span><text:span text:style-name="Teletype"><text:span text:style-name="T7">HttpResponseGone</text:span></text:span></text:p>
          <text:p text:style-name="P6"><text:span text:style-name="T6">Acts just like </text:span><text:a xlink:type="simple" xlink:href="https://docs.djangoproject.com/en/1.6/ref/request-response/#django.http.HttpResponse"><text:span text:style-name="Teletype"><text:span text:style-name="T12">HttpResponse</text:span></text:span></text:a><text:span text:style-name="T6"> but uses a 410 status code.</text:span></text:p>
          <text:p text:style-name="P6"><text:bookmark text:name="django.http.HttpResponseServerError"/><text:span text:style-name="Emphasis"><text:span text:style-name="T7">class </text:span></text:span><text:span text:style-name="Teletype"><text:span text:style-name="T7">HttpResponseServerError</text:span></text:span></text:p>
          <text:p text:style-name="P6"><text:span text:style-name="T6">Acts just like </text:span><text:a xlink:type="simple" xlink:href="https://docs.djangoproject.com/en/1.6/ref/request-response/#django.http.HttpResponse"><text:span text:style-name="Teletype"><text:span text:style-name="T12">HttpResponse</text:span></text:span></text:a><text:span text:style-name="T6"> but uses a 500 status code.</text:span></text:p>
          <text:h text:style-name="P3" text:outline-level="2">Note</text:h>
          <text:p text:style-name="P6"><text:span text:style-name="T6">If a custom subclass of </text:span><text:a xlink:type="simple" xlink:href="https://docs.djangoproject.com/en/1.6/ref/request-response/#django.http.HttpResponse"><text:span text:style-name="Teletype"><text:span text:style-name="T12">HttpResponse</text:span></text:span></text:a><text:span text:style-name="T6"> implements a </text:span><text:span text:style-name="Teletype"><text:span text:style-name="T14">render</text:span></text:span><text:span text:style-name="T6"> method, Django will treat it as emulating a</text:span><text:a xlink:type="simple" xlink:href="https://docs.djangoproject.com/en/1.6/ref/template-response/#django.template.response.SimpleTemplateResponse"><text:span text:style-name="Teletype"><text:span text:style-name="T12">SimpleTemplateResponse</text:span></text:span></text:a><text:span text:style-name="T6">, and the </text:span><text:span text:style-name="Teletype"><text:span text:style-name="T14">render</text:span></text:span><text:span text:style-name="T6"> method must itself return a valid response object.</text:span></text:p>
        </text:section>
      </text:section>
      <text:section text:style-name="Sect1" text:name="s-streaminghttpresponse-objects">
        <text:p text:style-name="P6"><text:bookmark text:name="httpresponse-streaming"/><text:bookmark text:name="streaminghttpresponse-objects"/><text:bookmark text:name="s-httpresponse-streaming"/>StreamingHttpResponse objects</text:p>
        <text:p text:style-name="P6">New in Django 1.5.</text:p>
        <text:p text:style-name="P6"><text:bookmark text:name="django.http.StreamingHttpResponse"/><text:span text:style-name="Emphasis"><text:span text:style-name="T7">class </text:span></text:span><text:span text:style-name="Teletype"><text:span text:style-name="T7">StreamingHttpResponse</text:span></text:span></text:p>
        <text:p text:style-name="P6"><text:span text:style-name="T6">The </text:span><text:a xlink:type="simple" xlink:href="https://docs.djangoproject.com/en/1.6/ref/request-response/#django.http.StreamingHttpResponse"><text:span text:style-name="Teletype"><text:span text:style-name="T12">StreamingHttpResponse</text:span></text:span></text:a><text:span text:style-name="T6"> class is used to stream a response from Django to the browser. You might want to do this if generating the response takes too long or uses too much memory. For instance, it’s useful for generating large CSV files.</text:span></text:p>
        <text:h text:style-name="P3" text:outline-level="2">Performance considerations</text:h>
        <text:p text:style-name="P6">Django is designed for short-lived requests. Streaming responses will tie a worker process for the entire duration of the response. This may result in poor performance.</text:p>
        <text:p text:style-name="P6">Generally speaking, you should perform expensive tasks outside of the request-response cycle, rather than resorting to a streamed response.</text:p>
        <text:p text:style-name="P6"><text:span text:style-name="T6">The </text:span><text:a xlink:type="simple" xlink:href="https://docs.djangoproject.com/en/1.6/ref/request-response/#django.http.StreamingHttpResponse"><text:span text:style-name="Teletype"><text:span text:style-name="T12">StreamingHttpResponse</text:span></text:span></text:a><text:span text:style-name="T6"> is not a subclass of </text:span><text:a xlink:type="simple" xlink:href="https://docs.djangoproject.com/en/1.6/ref/request-response/#django.http.HttpResponse"><text:span text:style-name="Teletype"><text:span text:style-name="T12">HttpResponse</text:span></text:span></text:a><text:span text:style-name="T6">, because it features a slightly different API. However, it is almost identical, with the following notable differences:</text:span></text:p>
        <text:p text:style-name="P6"><text:soft-page-break/>It should be given an iterator that yields strings as content.</text:p>
        <text:p text:style-name="P6">You cannot access its content, except by iterating the response object itself. This should only occur when the response is returned to the client.</text:p>
        <text:p text:style-name="P6"><text:span text:style-name="T6">It has no </text:span><text:span text:style-name="Teletype"><text:span text:style-name="T14">content</text:span></text:span><text:span text:style-name="T6"> attribute. Instead, it has a </text:span><text:a xlink:type="simple" xlink:href="https://docs.djangoproject.com/en/1.6/ref/request-response/#django.http.StreamingHttpResponse.streaming_content"><text:span text:style-name="Teletype"><text:span text:style-name="T12">streaming_content</text:span></text:span></text:a><text:span text:style-name="T6"> attribute.</text:span></text:p>
        <text:p text:style-name="P6"><text:span text:style-name="T6">You cannot use the file-like object </text:span><text:span text:style-name="Teletype"><text:span text:style-name="T14">tell()</text:span></text:span><text:span text:style-name="T6"> or </text:span><text:span text:style-name="Teletype"><text:span text:style-name="T14">write()</text:span></text:span><text:span text:style-name="T6"> methods. Doing so will raise an exception.</text:span></text:p>
        <text:p text:style-name="P6"><text:a xlink:type="simple" xlink:href="https://docs.djangoproject.com/en/1.6/ref/request-response/#django.http.StreamingHttpResponse"><text:span text:style-name="Teletype"><text:span text:style-name="T12">StreamingHttpResponse</text:span></text:span></text:a><text:span text:style-name="T6"> should only be used in situations where it is absolutely required that the whole content isn’t iterated before transferring the data to the client. Because the content can’t be accessed, many middlewares can’t function normally. For example the </text:span><text:span text:style-name="Teletype"><text:span text:style-name="T14">ETag</text:span></text:span><text:span text:style-name="T6"> and</text:span><text:span text:style-name="Teletype"><text:span text:style-name="T14">Content- Length</text:span></text:span><text:span text:style-name="T6"> headers can’t be generated for streaming responses.</text:span></text:p>
        <text:section text:style-name="Sect1" text:name="s-id6">
          <text:p text:style-name="P6"><text:bookmark text:name="id6"/>Attributes</text:p>
          <text:p text:style-name="P6"><text:bookmark text:name="django.http.StreamingHttpResponse.streaming_content"/><text:span text:style-name="Teletype"><text:span text:style-name="T7">StreamingHttpResponse.streaming_content</text:span></text:span></text:p>
          <text:p text:style-name="P6">An iterator of strings representing the content.</text:p>
          <text:p text:style-name="P6"><text:span text:style-name="Teletype"><text:span text:style-name="T7">HttpResponse.status_code</text:span></text:span></text:p>
          <text:p text:style-name="P6"><text:span text:style-name="T6">The </text:span><text:a xlink:type="simple" xlink:href="http://www.w3.org/Protocols/rfc2616/rfc2616-sec10.html#sec10"><text:span text:style-name="T9">HTTP status code</text:span></text:a><text:span text:style-name="T6"> for the response.</text:span></text:p>
          <text:p text:style-name="P6"><text:span text:style-name="Teletype"><text:span text:style-name="T7">HttpResponse.reason_phrase</text:span></text:span></text:p>
          <text:p text:style-name="P6">New in Django 1.6.</text:p>
          <text:p text:style-name="P6">The HTTP reason phrase for the response.</text:p>
          <text:p text:style-name="P6"><text:span text:style-name="Teletype"><text:span text:style-name="T7">HttpResponse.streaming</text:span></text:span></text:p>
          <text:p text:style-name="P6"><text:span text:style-name="T6">This is always </text:span><text:span text:style-name="Teletype"><text:span text:style-name="T14">True</text:span></text:span><text:span text:style-name="T6">.</text:span></text:p>
        </text:section>
      </text:section>
      <text:h text:style-name="P2" text:outline-level="1">Class-based views</text:h>
      <text:p text:style-name="P6"><text:span text:style-name="T6">A view is a callable which takes a request and returns a response. This can be more than just a function, and Django provides an example of some classes which can be used as views. These allow you to structure your views and reuse code by harnessing inheritance and mixins. There are also some generic views for simple tasks which we’ll get to later, but you may want to design your own structure of reusable views which suits your use case. For full details, see the </text:span><text:a xlink:type="simple" xlink:href="https://docs.djangoproject.com/en/1.6/ref/class-based-views/"><text:span text:style-name="Emphasis"><text:span text:style-name="T9">class-based views reference documentation</text:span></text:span></text:a><text:span text:style-name="T6">.</text:span></text:p>
      <text:p text:style-name="P6"><text:a xlink:type="simple" xlink:href="https://docs.djangoproject.com/en/1.6/topics/class-based-views/intro/"><text:span text:style-name="T9">Introduction to Class-based views</text:span></text:a></text:p>
      <text:p text:style-name="P6"><text:a xlink:type="simple" xlink:href="https://docs.djangoproject.com/en/1.6/topics/class-based-views/generic-display/"><text:span text:style-name="T9">Class-based generic views</text:span></text:a></text:p>
      <text:p text:style-name="P6"><text:a xlink:type="simple" xlink:href="https://docs.djangoproject.com/en/1.6/topics/class-based-views/generic-editing/"><text:span text:style-name="T9">Form handling with class-based views</text:span></text:a></text:p>
      <text:p text:style-name="P6"><text:a xlink:type="simple" xlink:href="https://docs.djangoproject.com/en/1.6/topics/class-based-views/mixins/"><text:span text:style-name="T9">Using mixins with class-based views</text:span></text:a></text:p>
      <text:section text:style-name="Sect1" text:name="s-basic-examples">
        <text:h text:style-name="P3" text:outline-level="2"><text:bookmark text:name="basic-examples"/>Basic examples</text:h>
        <text:p text:style-name="P6"><text:span text:style-name="T6">Django provides base view classes which will suit a wide range of applications. All views inherit from the </text:span><text:a xlink:type="simple" xlink:href="https://docs.djangoproject.com/en/1.6/ref/class-based-views/base/#django.views.generic.base.View"><text:span text:style-name="Teletype"><text:span text:style-name="T12">View</text:span></text:span></text:a><text:span text:style-name="T6"> class, which handles linking the view in to the URLs, HTTP method dispatching and other simple features. </text:span><text:a xlink:type="simple" xlink:href="https://docs.djangoproject.com/en/1.6/ref/class-based-views/base/#django.views.generic.base.RedirectView"><text:span text:style-name="Teletype"><text:span text:style-name="T12">RedirectView</text:span></text:span></text:a><text:span text:style-name="T6"> is for a simple HTTP redirect, and </text:span><text:a xlink:type="simple" xlink:href="https://docs.djangoproject.com/en/1.6/ref/class-based-views/base/#django.views.generic.base.TemplateView"><text:span text:style-name="Teletype"><text:span text:style-name="T12">TemplateView</text:span></text:span></text:a><text:span text:style-name="T6">extends the base class to make it also render a template.</text:span></text:p>
      </text:section>
      <text:section text:style-name="Sect1" text:name="s-simple-usage-in-your-urlconf">
        <text:h text:style-name="P3" text:outline-level="2"><text:bookmark text:name="simple-usage-in-your-urlconf"/>Simple usage in your URLconf</text:h>
        <text:p text:style-name="P6"><text:span text:style-name="T6">The simplest way to use generic views is to create them directly in your URLconf. If you’re only changing a few simple attributes on a class-based view, you can simply pass them into the </text:span><text:a xlink:type="simple" xlink:href="https://docs.djangoproject.com/en/1.6/ref/class-based-views/base/#django.views.generic.base.View.as_view"><text:span text:style-name="Teletype"><text:span text:style-name="T12">as_view()</text:span></text:span></text:a><text:span text:style-name="T6"> method call itself:</text:span></text:p>
        <text:p text:style-name="P6">from <text:span text:style-name="T17">django.conf.urls</text:span> import patterns</text:p>
        <text:p text:style-name="P6">from <text:span text:style-name="T17">django.views.generic</text:span> import TemplateView</text:p>
        <text:p text:style-name="P6">urlpatterns <text:span text:style-name="T18">=</text:span> patterns(<text:span text:style-name="T25">''</text:span>,</text:p>
        <text:p text:style-name="P6"><text:s text:c="4"/><text:span text:style-name="T39">(</text:span><text:span text:style-name="T26">r'^about/'</text:span><text:span text:style-name="T39">, TemplateView</text:span><text:span text:style-name="T40">.</text:span><text:span text:style-name="T39">as_view(template_name</text:span><text:span text:style-name="T40">=</text:span><text:span text:style-name="T26">"about.html"</text:span><text:span text:style-name="T39">)),</text:span></text:p>
        <text:p text:style-name="P6">)</text:p>
        <text:p text:style-name="P6"><text:span text:style-name="T6">Any arguments passed to </text:span><text:a xlink:type="simple" xlink:href="https://docs.djangoproject.com/en/1.6/ref/class-based-views/base/#django.views.generic.base.View.as_view"><text:span text:style-name="Teletype"><text:span text:style-name="T12">as_view()</text:span></text:span></text:a><text:span text:style-name="T6"> will override attributes set on the class. In this example, we set </text:span><text:span text:style-name="Teletype"><text:span text:style-name="T14">template_name</text:span></text:span><text:span text:style-name="T6"> on the </text:span><text:span text:style-name="Teletype"><text:span text:style-name="T14">TemplateView</text:span></text:span><text:span text:style-name="T6">. A similar overriding pattern can be used for the </text:span><text:span text:style-name="Teletype"><text:span text:style-name="T14">url</text:span></text:span><text:span text:style-name="T6"> attribute on </text:span><text:a xlink:type="simple" xlink:href="https://docs.djangoproject.com/en/1.6/ref/class-based-views/base/#django.views.generic.base.RedirectView"><text:span text:style-name="Teletype"><text:span text:style-name="T12">RedirectView</text:span></text:span></text:a><text:span text:style-name="T6">.</text:span></text:p>
      </text:section>
      <text:section text:style-name="Sect1" text:name="s-subclassing-generic-views">
        <text:h text:style-name="P3" text:outline-level="2"><text:bookmark text:name="subclassing-generic-views"/>Subclassing generic views</text:h>
        <text:p text:style-name="P6"><text:span text:style-name="T6">The second, more powerful way to use generic views is to inherit from an existing view and override attributes (such as the </text:span><text:span text:style-name="Teletype"><text:span text:style-name="T14">template_name</text:span></text:span><text:span text:style-name="T6">) or methods (such as </text:span><text:span text:style-name="Teletype"><text:span text:style-name="T14">get_context_data</text:span></text:span><text:span text:style-name="T6">) in your subclass to provide new values or methods. Consider, for example, a view that just displays one template, </text:span><text:span text:style-name="Teletype"><text:span text:style-name="T14">about.html</text:span></text:span><text:span text:style-name="T6">. Django </text:span><text:soft-page-break/><text:span text:style-name="T6">has a generic view to do this - </text:span><text:a xlink:type="simple" xlink:href="https://docs.djangoproject.com/en/1.6/ref/class-based-views/base/#django.views.generic.base.TemplateView"><text:span text:style-name="Teletype"><text:span text:style-name="T12">TemplateView</text:span></text:span></text:a><text:span text:style-name="T6"> - so we can just subclass it, and override the template name:</text:span></text:p>
        <text:p text:style-name="P6"># some_app/views.py</text:p>
        <text:p text:style-name="P6">from <text:span text:style-name="T17">django.views.generic</text:span> import TemplateView</text:p>
        <text:p text:style-name="P6"><text:span text:style-name="T18">class</text:span> <text:span text:style-name="T27">AboutView</text:span>(TemplateView):</text:p>
        <text:p text:style-name="P6"><text:s text:c="4"/><text:span text:style-name="T39">template_name </text:span><text:span text:style-name="T40">=</text:span><text:span text:style-name="T39"> </text:span><text:span text:style-name="T26">"about.html"</text:span></text:p>
        <text:p text:style-name="P6"><text:span text:style-name="T6">Then we just need to add this new view into our URLconf. </text:span><text:a xlink:type="simple" xlink:href="https://docs.djangoproject.com/en/1.6/ref/class-based-views/base/#django.views.generic.base.TemplateView"><text:span text:style-name="Teletype"><text:span text:style-name="T12">TemplateView</text:span></text:span></text:a><text:span text:style-name="T6"> is a class, not a function, so we point the URL to the </text:span><text:a xlink:type="simple" xlink:href="https://docs.djangoproject.com/en/1.6/ref/class-based-views/base/#django.views.generic.base.View.as_view"><text:span text:style-name="Teletype"><text:span text:style-name="T12">as_view()</text:span></text:span></text:a><text:span text:style-name="T6"> class method instead, which provides a function-like entry to class-based views:</text:span></text:p>
        <text:p text:style-name="P6"># urls.py</text:p>
        <text:p text:style-name="P6">from <text:span text:style-name="T17">django.conf.urls</text:span> import patterns</text:p>
        <text:p text:style-name="P6">from <text:span text:style-name="T17">some_app.views</text:span> import AboutView</text:p>
        <text:p text:style-name="P6"/>
        <text:p text:style-name="P6">urlpatterns <text:span text:style-name="T18">=</text:span> patterns(<text:span text:style-name="T25">''</text:span>,</text:p>
        <text:p text:style-name="P6"><text:s text:c="4"/><text:span text:style-name="T39">(</text:span><text:span text:style-name="T26">r'^about/'</text:span><text:span text:style-name="T39">, AboutView</text:span><text:span text:style-name="T40">.</text:span><text:span text:style-name="T39">as_view()),</text:span></text:p>
        <text:p text:style-name="P6">)</text:p>
        <text:p text:style-name="P6"><text:span text:style-name="T6">For more information on how to use the built in generic views, consult the next topic on </text:span><text:a xlink:type="simple" xlink:href="https://docs.djangoproject.com/en/1.6/topics/class-based-views/generic-display/"><text:span text:style-name="Emphasis"><text:span text:style-name="T9">generic class based views</text:span></text:span></text:a><text:span text:style-name="T6">.</text:span></text:p>
        <text:section text:style-name="Sect1" text:name="s-supporting-other-http-methods">
          <text:h text:style-name="P3" text:outline-level="2"><text:bookmark text:name="id15"/><text:bookmark text:name="supporting-other-http-methods"/><text:bookmark text:name="s-id14"/>Supporting other HTTP methods</text:h>
          <text:p text:style-name="P6">Suppose somebody wants to access our book library over HTTP using the views as an API. The API client would connect every now and then and download book data for the books published since last visit. But if no new books appeared since then, it is a waste of CPU time and bandwidth to fetch the books from the database, render a full response and send it to the client. It might be preferable to ask the API when the most recent book was published.</text:p>
          <text:p text:style-name="P6">We map the URL to book list view in the URLconf:</text:p>
          <text:p text:style-name="P6">from <text:span text:style-name="T17">django.conf.urls</text:span> import patterns</text:p>
          <text:p text:style-name="P6">from <text:span text:style-name="T17">books.views</text:span> import BookListView</text:p>
          <text:p text:style-name="P6"/>
          <text:p text:style-name="P6">urlpatterns <text:span text:style-name="T18">=</text:span> patterns(<text:span text:style-name="T25">''</text:span>,</text:p>
          <text:p text:style-name="P6"><text:s text:c="4"/><text:span text:style-name="T39">(</text:span><text:span text:style-name="T26">r'^books/$'</text:span><text:span text:style-name="T39">, BookListView</text:span><text:span text:style-name="T40">.</text:span><text:span text:style-name="T39">as_view()),</text:span></text:p>
          <text:p text:style-name="P6">)</text:p>
          <text:p text:style-name="P6">And the view:</text:p>
          <text:p text:style-name="P6">from <text:span text:style-name="T17">django.http</text:span> import HttpResponse</text:p>
          <text:p text:style-name="P6">from <text:span text:style-name="T17">django.views.generic</text:span> import ListView</text:p>
          <text:p text:style-name="P6">from <text:span text:style-name="T17">books.models</text:span> import Book</text:p>
          <text:p text:style-name="P6"/>
          <text:p text:style-name="P6"><text:span text:style-name="T18">class</text:span> <text:span text:style-name="T27">BookListView</text:span>(ListView):</text:p>
          <text:p text:style-name="P6"><text:s text:c="4"/><text:span text:style-name="T39">model </text:span><text:span text:style-name="T40">=</text:span><text:span text:style-name="T39"> Book</text:span></text:p>
          <text:p text:style-name="P6"/>
          <text:p text:style-name="P6"><text:s text:c="4"/><text:span text:style-name="T40">def</text:span><text:span text:style-name="T39"> </text:span><text:span text:style-name="T30">head</text:span><text:span text:style-name="T39">(</text:span><text:span text:style-name="T22">self</text:span><text:span text:style-name="T39">, </text:span><text:span text:style-name="T40">*</text:span><text:span text:style-name="T39">args, </text:span><text:span text:style-name="T40">**</text:span><text:span text:style-name="T39">kwargs):</text:span></text:p>
          <text:p text:style-name="P6"><text:s text:c="8"/><text:span text:style-name="T39">last_book </text:span><text:span text:style-name="T40">=</text:span><text:span text:style-name="T39"> </text:span><text:span text:style-name="T22">self</text:span><text:span text:style-name="T40">.</text:span><text:span text:style-name="T39">get_queryset()</text:span><text:span text:style-name="T40">.</text:span><text:span text:style-name="T39">latest(</text:span><text:span text:style-name="T26">'publication_date'</text:span><text:span text:style-name="T39">)</text:span></text:p>
          <text:p text:style-name="P6"><text:s text:c="8"/><text:span text:style-name="T39">response </text:span><text:span text:style-name="T40">=</text:span><text:span text:style-name="T39"> HttpResponse(</text:span><text:span text:style-name="T26">''</text:span><text:span text:style-name="T39">)</text:span></text:p>
          <text:p text:style-name="P6"><text:s text:c="8"/><text:span text:style-name="T33"># RFC 1123 date format</text:span></text:p>
          <text:p text:style-name="P6"><text:s text:c="8"/><text:span text:style-name="T39">response[</text:span><text:span text:style-name="T26">'Last-Modified'</text:span><text:span text:style-name="T39">] </text:span><text:span text:style-name="T40">=</text:span><text:span text:style-name="T39"> last_book</text:span><text:span text:style-name="T40">.</text:span><text:span text:style-name="T39">publication_date</text:span><text:span text:style-name="T40">.</text:span><text:span text:style-name="T39">strftime(</text:span><text:span text:style-name="T26">'%a, %d %b %Y %H:%M:%S GMT'</text:span><text:span text:style-name="T39">)</text:span></text:p>
          <text:p text:style-name="P6"><text:s text:c="8"/><text:span text:style-name="T40">return</text:span><text:span text:style-name="T39"> response</text:span></text:p>
          <text:p text:style-name="P6"><text:span text:style-name="T6">If the view is accessed from a </text:span><text:span text:style-name="Teletype"><text:span text:style-name="T14">GET</text:span></text:span><text:span text:style-name="T6"> request, a plain-and-simple object list is returned in the response (using </text:span><text:span text:style-name="Teletype"><text:span text:style-name="T14">book_list.html</text:span></text:span><text:span text:style-name="T6"> template). But if the client issues a </text:span><text:span text:style-name="Teletype"><text:span text:style-name="T14">HEAD</text:span></text:span><text:span text:style-name="T6"> request, the response has an empty body and the </text:span><text:span text:style-name="Teletype"><text:span text:style-name="T14">Last-Modified</text:span></text:span><text:span text:style-name="T6"> header indicates when the most recent book was published. Based on this information, the client may or may not download the full object list.</text:span></text:p>
        </text:section>
      </text:section>
      <text:h text:style-name="P3" text:outline-level="2">Class-based views</text:h>
      <text:p text:style-name="P6"><text:span text:style-name="T6">Class-based views API reference. For introductory material, see </text:span><text:a xlink:type="simple" xlink:href="https://docs.djangoproject.com/en/1.6/topics/class-based-views/"><text:span text:style-name="Emphasis"><text:span text:style-name="T9">Class-based views</text:span></text:span></text:a><text:span text:style-name="T6">.</text:span></text:p>
      <text:p text:style-name="P6"><text:a xlink:type="simple" xlink:href="https://docs.djangoproject.com/en/1.6/ref/class-based-views/base/">Base views</text:a><text:span text:style-name="T9"> </text:span><text:a xlink:type="simple" xlink:href="https://docs.djangoproject.com/en/1.6/ref/class-based-views/base/#view">View</text:a><text:span text:style-name="T9"> </text:span><text:a xlink:type="simple" xlink:href="https://docs.djangoproject.com/en/1.6/ref/class-based-views/base/#templateview">TemplateView</text:a><text:span text:style-name="T9"> </text:span><text:a xlink:type="simple" xlink:href="https://docs.djangoproject.com/en/1.6/ref/class-based-views/base/#redirectview">RedirectView</text:a><text:span text:style-name="T9"> </text:span><text:a xlink:type="simple" xlink:href="https://docs.djangoproject.com/en/1.6/ref/class-based-views/generic-display/">Generic display views</text:a><text:span text:style-name="T9"> </text:span><text:a xlink:type="simple" xlink:href="https://docs.djangoproject.com/en/1.6/ref/class-based-views/generic-display/#detailview">DetailView</text:a><text:span text:style-name="T9"> </text:span><text:a xlink:type="simple" xlink:href="https://docs.djangoproject.com/en/1.6/ref/class-based-views/generic-display/#listview">ListView</text:a><text:span text:style-name="T9"> </text:span><text:a xlink:type="simple" xlink:href="https://docs.djangoproject.com/en/1.6/ref/class-based-views/generic-editing/">Generic editing </text:a><text:soft-page-break/><text:a xlink:type="simple" xlink:href="https://docs.djangoproject.com/en/1.6/ref/class-based-views/generic-editing/">views</text:a><text:span text:style-name="T9"> </text:span><text:a xlink:type="simple" xlink:href="https://docs.djangoproject.com/en/1.6/ref/class-based-views/generic-editing/#formview">FormView</text:a><text:span text:style-name="T9"> </text:span><text:a xlink:type="simple" xlink:href="https://docs.djangoproject.com/en/1.6/ref/class-based-views/generic-editing/#createview">CreateView</text:a><text:span text:style-name="T9"> </text:span><text:a xlink:type="simple" xlink:href="https://docs.djangoproject.com/en/1.6/ref/class-based-views/generic-editing/#updateview">UpdateView</text:a><text:span text:style-name="T9"> </text:span><text:a xlink:type="simple" xlink:href="https://docs.djangoproject.com/en/1.6/ref/class-based-views/generic-editing/#deleteview">DeleteView</text:a><text:span text:style-name="T9"> </text:span><text:a xlink:type="simple" xlink:href="https://docs.djangoproject.com/en/1.6/ref/class-based-views/generic-date-based/">Generic date views</text:a><text:span text:style-name="T9"> </text:span><text:a xlink:type="simple" xlink:href="https://docs.djangoproject.com/en/1.6/ref/class-based-views/generic-date-based/#archiveindexview">ArchiveIndexView</text:a><text:span text:style-name="T9"> </text:span><text:a xlink:type="simple" xlink:href="https://docs.djangoproject.com/en/1.6/ref/class-based-views/generic-date-based/#yeararchiveview">YearArchiveView</text:a><text:span text:style-name="T9"> <text:s/></text:span><text:a xlink:type="simple" xlink:href="https://docs.djangoproject.com/en/1.6/ref/class-based-views/generic-date-based/#montharchiveview">MonthArchiveView</text:a><text:span text:style-name="T9"> </text:span><text:a xlink:type="simple" xlink:href="https://docs.djangoproject.com/en/1.6/ref/class-based-views/generic-date-based/#weekarchiveview">WeekArchiveView</text:a><text:span text:style-name="T9"> </text:span><text:a xlink:type="simple" xlink:href="https://docs.djangoproject.com/en/1.6/ref/class-based-views/generic-date-based/#dayarchiveview">DayArchiveView</text:a><text:span text:style-name="T9"> </text:span><text:a xlink:type="simple" xlink:href="https://docs.djangoproject.com/en/1.6/ref/class-based-views/generic-date-based/#todayarchiveview">TodayArchiveView</text:a><text:span text:style-name="T9"> </text:span><text:a xlink:type="simple" xlink:href="https://docs.djangoproject.com/en/1.6/ref/class-based-views/generic-date-based/#datedetailview">DateDetailView</text:a><text:span text:style-name="T9"> </text:span><text:a xlink:type="simple" xlink:href="https://docs.djangoproject.com/en/1.6/ref/class-based-views/mixins/">Class-based views <text:s text:c="2"/>mixins</text:a><text:span text:style-name="T9"> </text:span><text:a xlink:type="simple" xlink:href="https://docs.djangoproject.com/en/1.6/ref/class-based-views/mixins-simple/">Simple mixins</text:a><text:span text:style-name="T9"> </text:span><text:a xlink:type="simple" xlink:href="https://docs.djangoproject.com/en/1.6/ref/class-based-views/mixins-simple/#contextmixin">ContextMixin</text:a><text:span text:style-name="T9"> </text:span><text:a xlink:type="simple" xlink:href="https://docs.djangoproject.com/en/1.6/ref/class-based-views/mixins-simple/#templateresponsemixin">TemplateResponseMixin</text:a><text:span text:style-name="T9"> </text:span><text:a xlink:type="simple" xlink:href="https://docs.djangoproject.com/en/1.6/ref/class-based-views/mixins-single-object/">Single object mixins</text:a><text:span text:style-name="T9"> </text:span><text:a xlink:type="simple" xlink:href="https://docs.djangoproject.com/en/1.6/ref/class-based-views/mixins-single-object/#singleobjectmixin">SingleObjectMixin</text:a><text:span text:style-name="T9"> </text:span><text:a xlink:type="simple" xlink:href="https://docs.djangoproject.com/en/1.6/ref/class-based-views/mixins-single-object/#singleobjecttemplateresponsemixin">SingleObjectTemplateResponseMixin</text:a><text:span text:style-name="T9"> <text:s/></text:span><text:a xlink:type="simple" xlink:href="https://docs.djangoproject.com/en/1.6/ref/class-based-views/mixins-multiple-object/">Multiple object mixins</text:a><text:span text:style-name="T9"> </text:span><text:a xlink:type="simple" xlink:href="https://docs.djangoproject.com/en/1.6/ref/class-based-views/mixins-multiple-object/#multipleobjectmixin">MultipleObjectMixin</text:a><text:span text:style-name="T9"> </text:span><text:a xlink:type="simple" xlink:href="https://docs.djangoproject.com/en/1.6/ref/class-based-views/mixins-multiple-object/#multipleobjecttemplateresponsemixin">MultipleObjectTemplateResponseMixin</text:a><text:span text:style-name="T9"> </text:span><text:a xlink:type="simple" xlink:href="https://docs.djangoproject.com/en/1.6/ref/class-based-views/mixins-editing/">Editing mixins</text:a><text:span text:style-name="T9"> </text:span><text:a xlink:type="simple" xlink:href="https://docs.djangoproject.com/en/1.6/ref/class-based-views/mixins-editing/#formmixin">FormMixin</text:a><text:span text:style-name="T9"> </text:span><text:a xlink:type="simple" xlink:href="https://docs.djangoproject.com/en/1.6/ref/class-based-views/mixins-editing/#modelformmixin">ModelFormMixin</text:a><text:span text:style-name="T9"> </text:span><text:a xlink:type="simple" xlink:href="https://docs.djangoproject.com/en/1.6/ref/class-based-views/mixins-editing/#processformview">ProcessFormView</text:a><text:span text:style-name="T9"> <text:s/></text:span><text:a xlink:type="simple" xlink:href="https://docs.djangoproject.com/en/1.6/ref/class-based-views/mixins-date-based/">Date-based mixins</text:a><text:span text:style-name="T9"> </text:span><text:a xlink:type="simple" xlink:href="https://docs.djangoproject.com/en/1.6/ref/class-based-views/mixins-date-based/#yearmixin">YearMixin</text:a><text:span text:style-name="T9"> </text:span><text:a xlink:type="simple" xlink:href="https://docs.djangoproject.com/en/1.6/ref/class-based-views/mixins-date-based/#monthmixin">MonthMixin</text:a><text:span text:style-name="T9"> </text:span><text:a xlink:type="simple" xlink:href="https://docs.djangoproject.com/en/1.6/ref/class-based-views/mixins-date-based/#daymixin">DayMixin</text:a><text:span text:style-name="T9"> </text:span><text:a xlink:type="simple" xlink:href="https://docs.djangoproject.com/en/1.6/ref/class-based-views/mixins-date-based/#weekmixin">WeekMixin</text:a><text:span text:style-name="T9"> <text:s/></text:span><text:a xlink:type="simple" xlink:href="https://docs.djangoproject.com/en/1.6/ref/class-based-views/mixins-date-based/#datemixin">DateMixin</text:a><text:span text:style-name="T9"> </text:span><text:a xlink:type="simple" xlink:href="https://docs.djangoproject.com/en/1.6/ref/class-based-views/mixins-date-based/#basedatelistview">BaseDateListView</text:a><text:span text:style-name="T9"> </text:span><text:a xlink:type="simple" xlink:href="https://docs.djangoproject.com/en/1.6/ref/class-based-views/flattened-index/">Class-based generic views - flattened index</text:a><text:span text:style-name="T9"> </text:span><text:a xlink:type="simple" xlink:href="https://docs.djangoproject.com/en/1.6/ref/class-based-views/flattened-index/#simple-generic-views">Simple generic views</text:a><text:span text:style-name="T9"> </text:span><text:a xlink:type="simple" xlink:href="https://docs.djangoproject.com/en/1.6/ref/class-based-views/flattened-index/#view">View</text:a><text:span text:style-name="T9"> </text:span><text:a xlink:type="simple" xlink:href="https://docs.djangoproject.com/en/1.6/ref/class-based-views/flattened-index/#templateview">TemplateView</text:a><text:span text:style-name="T9"> <text:s/></text:span><text:a xlink:type="simple" xlink:href="https://docs.djangoproject.com/en/1.6/ref/class-based-views/flattened-index/#redirectview">RedirectView</text:a><text:span text:style-name="T9"> </text:span><text:a xlink:type="simple" xlink:href="https://docs.djangoproject.com/en/1.6/ref/class-based-views/flattened-index/#detail-views">Detail Views</text:a><text:span text:style-name="T9"> </text:span><text:a xlink:type="simple" xlink:href="https://docs.djangoproject.com/en/1.6/ref/class-based-views/flattened-index/#detailview">DetailView</text:a><text:span text:style-name="T9"> <text:s/></text:span><text:a xlink:type="simple" xlink:href="https://docs.djangoproject.com/en/1.6/ref/class-based-views/flattened-index/#list-views">List Views</text:a><text:span text:style-name="T9"> </text:span><text:a xlink:type="simple" xlink:href="https://docs.djangoproject.com/en/1.6/ref/class-based-views/flattened-index/#listview">ListView</text:a><text:span text:style-name="T9"> </text:span><text:a xlink:type="simple" xlink:href="https://docs.djangoproject.com/en/1.6/ref/class-based-views/flattened-index/#editing-views">Editing views</text:a><text:span text:style-name="T9"> </text:span><text:a xlink:type="simple" xlink:href="https://docs.djangoproject.com/en/1.6/ref/class-based-views/flattened-index/#formview">FormView</text:a><text:span text:style-name="T9"> </text:span><text:a xlink:type="simple" xlink:href="https://docs.djangoproject.com/en/1.6/ref/class-based-views/flattened-index/#createview">CreateView</text:a><text:span text:style-name="T9"> </text:span><text:a xlink:type="simple" xlink:href="https://docs.djangoproject.com/en/1.6/ref/class-based-views/flattened-index/#updateview">UpdateView</text:a><text:span text:style-name="T9"> </text:span><text:a xlink:type="simple" xlink:href="https://docs.djangoproject.com/en/1.6/ref/class-based-views/flattened-index/#deleteview">DeleteView</text:a><text:span text:style-name="T9"> <text:s/></text:span><text:a xlink:type="simple" xlink:href="https://docs.djangoproject.com/en/1.6/ref/class-based-views/flattened-index/#date-based-views">Date-based views</text:a><text:span text:style-name="T9"> </text:span><text:a xlink:type="simple" xlink:href="https://docs.djangoproject.com/en/1.6/ref/class-based-views/flattened-index/#archiveindexview">ArchiveIndexView</text:a><text:span text:style-name="T9"> </text:span><text:a xlink:type="simple" xlink:href="https://docs.djangoproject.com/en/1.6/ref/class-based-views/flattened-index/#yeararchiveview">YearArchiveView</text:a><text:span text:style-name="T9"> </text:span><text:a xlink:type="simple" xlink:href="https://docs.djangoproject.com/en/1.6/ref/class-based-views/flattened-index/#montharchiveview">MonthArchiveView</text:a><text:span text:style-name="T9"> </text:span><text:a xlink:type="simple" xlink:href="https://docs.djangoproject.com/en/1.6/ref/class-based-views/flattened-index/#weekarchiveview">WeekArchiveView</text:a><text:span text:style-name="T9"> </text:span><text:a xlink:type="simple" xlink:href="https://docs.djangoproject.com/en/1.6/ref/class-based-views/flattened-index/#dayarchiveview">DayArchiveView</text:a><text:span text:style-name="T9"> <text:s/></text:span><text:a xlink:type="simple" xlink:href="https://docs.djangoproject.com/en/1.6/ref/class-based-views/flattened-index/#todayarchiveview">TodayArchiveView</text:a><text:span text:style-name="T9"> </text:span><text:a xlink:type="simple" xlink:href="https://docs.djangoproject.com/en/1.6/ref/class-based-views/flattened-index/#datedetailview">DateDetailView</text:a></text:p>
      <text:section text:style-name="Sect1" text:name="s-specification">
        <text:h text:style-name="P3" text:outline-level="2"><text:bookmark text:name="specification"/>Specification</text:h>
        <text:p text:style-name="P6"><text:span text:style-name="T6">Each request served by a class-based view has an independent state; therefore, it is safe to store state variables on the instance (i.e.,</text:span><text:span text:style-name="Teletype"><text:span text:style-name="T14">self.foo = 3</text:span></text:span><text:span text:style-name="T6"> is a thread-safe operation).</text:span></text:p>
        <text:p text:style-name="P6"><text:span text:style-name="T6">A class-based view is deployed into a URL pattern using the </text:span><text:a xlink:type="simple" xlink:href="https://docs.djangoproject.com/en/1.6/ref/class-based-views/base/#django.views.generic.base.View.as_view"><text:span text:style-name="Teletype"><text:span text:style-name="T12">as_view()</text:span></text:span></text:a><text:span text:style-name="T6"> classmethod:</text:span></text:p>
        <text:p text:style-name="P6">urlpatterns <text:span text:style-name="T18">=</text:span> patterns(<text:span text:style-name="T25">''</text:span>,</text:p>
        <text:p text:style-name="P6"><text:s text:c="4"/><text:span text:style-name="T39">(</text:span><text:span text:style-name="T26">r'^view/$'</text:span><text:span text:style-name="T39">, MyView</text:span><text:span text:style-name="T40">.</text:span><text:span text:style-name="T39">as_view(size</text:span><text:span text:style-name="T40">=</text:span><text:span text:style-name="T37">42</text:span><text:span text:style-name="T39">)),</text:span></text:p>
        <text:p text:style-name="P8">)</text:p>
        <text:h text:style-name="P3" text:outline-level="2">Thread safety with view arguments</text:h>
        <text:p text:style-name="P6">Arguments passed to a view are shared between every instance of a view. This means that you shouldn’t use a list, dictionary, or any other mutable object as an argument to a view. If you do and the shared object is modified, the actions of one user visiting your view could have an effect on subsequent users visiting the same view.</text:p>
        <text:p text:style-name="P6"><text:span text:style-name="T6">Arguments passed into </text:span><text:a xlink:type="simple" xlink:href="https://docs.djangoproject.com/en/1.6/ref/class-based-views/base/#django.views.generic.base.View.as_view"><text:span text:style-name="Teletype"><text:span text:style-name="T12">as_view()</text:span></text:span></text:a><text:span text:style-name="T6"> will be assigned onto the instance that is used to service a request. Using the previous example, this means that every request on </text:span><text:span text:style-name="Teletype"><text:span text:style-name="T14">MyView</text:span></text:span><text:span text:style-name="T6"> is able to use </text:span><text:span text:style-name="Teletype"><text:span text:style-name="T14">self.size</text:span></text:span><text:span text:style-name="T6">. Arguments must correspond to attributes that already exist on the class (return </text:span><text:span text:style-name="Teletype"><text:span text:style-name="T14">True</text:span></text:span><text:span text:style-name="T6"> on a</text:span><text:span text:style-name="Teletype"><text:span text:style-name="T14">hasattr</text:span></text:span><text:span text:style-name="T6"> check).</text:span></text:p>
      </text:section>
      <text:section text:style-name="Sect1" text:name="s-base-vs-generic-views">
        <text:h text:style-name="P3" text:outline-level="2"><text:bookmark text:name="base-vs-generic-views"/>Base vs Generic views</text:h>
        <text:p text:style-name="P6"><text:span text:style-name="T6">Base class-based views can be thought of as </text:span><text:span text:style-name="Emphasis"><text:span text:style-name="T6">parent</text:span></text:span><text:span text:style-name="T6"> views, which can be used by themselves or inherited from. They may not provide all the capabilities required for projects, in which case there are Mixins which extend what base views can do.</text:span></text:p>
        <text:p text:style-name="P6">Django’s generic views are built off of those base views, and were developed as a shortcut for common usage patterns such as displaying the details of an object. They take certain common idioms and patterns found in view development and abstract them so that you can quickly write common views of data without having to repeat yourself.</text:p>
        <text:p text:style-name="P6"><text:span text:style-name="T6">Most generic views require the </text:span><text:span text:style-name="Teletype"><text:span text:style-name="T14">queryset</text:span></text:span><text:span text:style-name="T6"> key, which is a </text:span><text:span text:style-name="Teletype"><text:span text:style-name="T14">QuerySet</text:span></text:span><text:span text:style-name="T6"> instance; see </text:span><text:a xlink:type="simple" xlink:href="https://docs.djangoproject.com/en/1.6/topics/db/queries/"><text:span text:style-name="Emphasis"><text:span text:style-name="T9">Making queries</text:span></text:span></text:a><text:span text:style-name="T6"> for more information about </text:span><text:span text:style-name="Teletype"><text:span text:style-name="T14">QuerySet</text:span></text:span><text:span text:style-name="T6"> objects.</text:span></text:p>
      </text:section>
      <text:h text:style-name="P3" text:outline-level="2">Introduction to Class-based views</text:h>
      <text:p text:style-name="P6">Class-based views provide an alternative way to implement views as Python objects instead of functions. They do not replace function-based views, but have certain differences and advantages when compared to function-based views:</text:p>
      <text:p text:style-name="P6"><text:span text:style-name="T6">Organization of code related to specific HTTP methods (</text:span><text:span text:style-name="Teletype"><text:span text:style-name="T14">GET</text:span></text:span><text:span text:style-name="T6">, </text:span><text:span text:style-name="Teletype"><text:span text:style-name="T14">POST</text:span></text:span><text:span text:style-name="T6">, etc) can be addressed by separate methods instead of conditional branching.</text:span></text:p>
      <text:p text:style-name="P6">Object oriented techniques such as mixins (multiple inheritance) can be used to factor code into reusable components.</text:p>
      <text:section text:style-name="Sect1" text:name="s-the-relationship-and-history-of-generic-views-class-based-views-and-class-based-generic-views">
        <text:p text:style-name="P6"><text:bookmark text:name="the-relationship-and-history-of-generic-views-class-based-views-and-class-based-generic-views"/>The relationship and history of generic views, class-based views, and class-based generic views</text:p>
        <text:p text:style-name="P6"><text:span text:style-name="T6">In the beginning there was only the view function contract, Django passed your function an </text:span><text:a xlink:type="simple" xlink:href="https://docs.djangoproject.com/en/1.6/ref/request-response/#django.http.HttpRequest"><text:span text:style-name="Teletype"><text:span text:style-name="T12">HttpRequest</text:span></text:span></text:a><text:span text:style-name="T6"> and expected back an </text:span><text:a xlink:type="simple" xlink:href="https://docs.djangoproject.com/en/1.6/ref/request-response/#django.http.HttpResponse"><text:span text:style-name="Teletype"><text:span text:style-name="T12">HttpResponse</text:span></text:span></text:a><text:span text:style-name="T6">. This was the extent of what Django provided.</text:span></text:p>
        <text:p text:style-name="P6">Early on it was recognized that there were common idioms and patterns found in view development. Function-based generic views were introduced to abstract these patterns and ease view development for the common cases.</text:p>
        <text:p text:style-name="P6">The problem with function-based generic views is that while they covered the simple cases well, there was <text:soft-page-break/>no way to extend or customize them beyond some simple configuration options, limiting their usefulness in many real-world applications.</text:p>
        <text:p text:style-name="P6">Class-based generic views were created with the same objective as function-based generic views, to make view development easier. However, the way the solution is implemented, through the use of mixins, provides a toolkit that results in class-based generic views being more extensible and flexible than their function-based counterparts.</text:p>
        <text:p text:style-name="P6">If you have tried function based generic views in the past and found them lacking, you should not think of class-based generic views as simply a class-based equivalent, but rather as a fresh approach to solving the original problems that generic views were meant to solve.</text:p>
        <text:p text:style-name="P6"><text:span text:style-name="T6">The toolkit of base classes and mixins that Django uses to build class-based generic views are built for maximum flexibility, and as such have many hooks in the form of default method implementations and attributes that you are unlikely to be concerned with in the simplest use cases. For example, instead of limiting you to a class based attribute for </text:span><text:span text:style-name="Teletype"><text:span text:style-name="T14">form_class</text:span></text:span><text:span text:style-name="T6">, the implementation uses a </text:span><text:span text:style-name="Teletype"><text:span text:style-name="T14">get_form</text:span></text:span><text:span text:style-name="T6"> method, which calls a</text:span><text:span text:style-name="Teletype"><text:span text:style-name="T14">get_form_class</text:span></text:span><text:span text:style-name="T6"> method, which in its default implementation just returns the </text:span><text:span text:style-name="Teletype"><text:span text:style-name="T14">form_class</text:span></text:span><text:span text:style-name="T6"> attribute of the class. This gives you several options for specifying what form to use, from a simple attribute, to a fully dynamic, callable hook. These options seem to add hollow complexity for simple situations, but without them, more advanced designs would be limited.</text:span></text:p>
      </text:section>
      <text:section text:style-name="Sect1" text:name="s-using-class-based-views">
        <text:h text:style-name="P3" text:outline-level="2"><text:bookmark text:name="using-class-based-views"/>Using class-based views</text:h>
        <text:p text:style-name="P6">At its core, a class-based view allows you to respond to different HTTP request methods with different class instance methods, instead of with conditionally branching code inside a single view function.</text:p>
        <text:p text:style-name="P6"><text:span text:style-name="T6">So where the code to handle HTTP </text:span><text:span text:style-name="Teletype"><text:span text:style-name="T14">GET</text:span></text:span><text:span text:style-name="T6"> in a view function would look something like:</text:span></text:p>
        <text:p text:style-name="P6">from <text:span text:style-name="T17">django.http</text:span> import HttpResponse</text:p>
        <text:p text:style-name="P6"><text:span text:style-name="T18">def</text:span> <text:span text:style-name="T29">my_view</text:span>(request):</text:p>
        <text:p text:style-name="P6"><text:s text:c="4"/><text:span text:style-name="T40">if</text:span><text:span text:style-name="T39"> request</text:span><text:span text:style-name="T40">.</text:span><text:span text:style-name="T39">method </text:span><text:span text:style-name="T40">==</text:span><text:span text:style-name="T39"> </text:span><text:span text:style-name="T26">'GET'</text:span><text:span text:style-name="T39">:</text:span></text:p>
        <text:p text:style-name="P6"><text:s text:c="8"/><text:span text:style-name="T33"># &lt;view logic&gt;</text:span></text:p>
        <text:p text:style-name="P6"><text:s text:c="8"/><text:span text:style-name="T40">return</text:span><text:span text:style-name="T39"> HttpResponse(</text:span><text:span text:style-name="T26">'result'</text:span><text:span text:style-name="T39">)</text:span></text:p>
        <text:p text:style-name="P6">In a class-based view, this would become:</text:p>
        <text:p text:style-name="P6">from <text:span text:style-name="T17">django.http</text:span> import HttpResponse</text:p>
        <text:p text:style-name="P6">from <text:span text:style-name="T17">django.views.generic.base</text:span> import View</text:p>
        <text:p text:style-name="P6"><text:span text:style-name="T18">class</text:span> <text:span text:style-name="T27">MyView</text:span>(View):</text:p>
        <text:p text:style-name="P6"><text:s text:c="4"/><text:span text:style-name="T40">def</text:span><text:span text:style-name="T39"> </text:span><text:span text:style-name="T30">get</text:span><text:span text:style-name="T39">(</text:span><text:span text:style-name="T22">self</text:span><text:span text:style-name="T39">, request):</text:span></text:p>
        <text:p text:style-name="P6"><text:s text:c="8"/><text:span text:style-name="T33"># &lt;view logic&gt;</text:span></text:p>
        <text:p text:style-name="P6"><text:s text:c="8"/><text:span text:style-name="T40">return</text:span><text:span text:style-name="T39"> HttpResponse(</text:span><text:span text:style-name="T26">'result'</text:span><text:span text:style-name="T39">)</text:span></text:p>
        <text:p text:style-name="P6"><text:span text:style-name="T6">Because Django’s URL resolver expects to send the request and associated arguments to a callable function, not a class, class-based views have an </text:span><text:a xlink:type="simple" xlink:href="https://docs.djangoproject.com/en/1.6/ref/class-based-views/base/#django.views.generic.base.View.as_view"><text:span text:style-name="Teletype"><text:span text:style-name="T12">as_view()</text:span></text:span></text:a><text:span text:style-name="T6"> class method which serves as the callable entry point to your class. The </text:span><text:span text:style-name="Teletype"><text:span text:style-name="T14">as_view</text:span></text:span><text:span text:style-name="T6"> entry point creates an instance of your class and calls its </text:span><text:a xlink:type="simple" xlink:href="https://docs.djangoproject.com/en/1.6/ref/class-based-views/base/#django.views.generic.base.View.dispatch"><text:span text:style-name="Teletype"><text:span text:style-name="T12">dispatch()</text:span></text:span></text:a><text:span text:style-name="T6"> method. </text:span><text:span text:style-name="Teletype"><text:span text:style-name="T14">dispatch</text:span></text:span><text:span text:style-name="T6"> looks at the request to determine whether it is a </text:span><text:span text:style-name="Teletype"><text:span text:style-name="T14">GET</text:span></text:span><text:span text:style-name="T6">, </text:span><text:span text:style-name="Teletype"><text:span text:style-name="T14">POST</text:span></text:span><text:span text:style-name="T6">, etc, and relays the request to a matching method if one is defined, or raises </text:span><text:a xlink:type="simple" xlink:href="https://docs.djangoproject.com/en/1.6/ref/request-response/#django.http.HttpResponseNotAllowed"><text:span text:style-name="Teletype"><text:span text:style-name="T12">HttpResponseNotAllowed</text:span></text:span></text:a><text:span text:style-name="T6"> if not:</text:span></text:p>
        <text:p text:style-name="P6"># urls.py</text:p>
        <text:p text:style-name="P6">from <text:span text:style-name="T17">django.conf.urls</text:span> import patterns</text:p>
        <text:p text:style-name="P6">from <text:span text:style-name="T17">myapp.views</text:span> import MyView</text:p>
        <text:p text:style-name="P6"/>
        <text:p text:style-name="P6">urlpatterns <text:span text:style-name="T18">=</text:span> patterns(<text:span text:style-name="T25">''</text:span>,</text:p>
        <text:p text:style-name="P6"><text:s text:c="4"/><text:span text:style-name="T39">(</text:span><text:span text:style-name="T26">r'^about/'</text:span><text:span text:style-name="T39">, MyView</text:span><text:span text:style-name="T40">.</text:span><text:span text:style-name="T39">as_view()),</text:span></text:p>
        <text:p text:style-name="P6">)</text:p>
        <text:p text:style-name="P6"><text:span text:style-name="T6">It is worth noting that what your method returns is identical to what you return from a function-based view, namely some form of </text:span><text:a xlink:type="simple" xlink:href="https://docs.djangoproject.com/en/1.6/ref/request-response/#django.http.HttpResponse"><text:span text:style-name="Teletype"><text:span text:style-name="T12">HttpResponse</text:span></text:span></text:a><text:span text:style-name="T6">. This means that </text:span><text:a xlink:type="simple" xlink:href="https://docs.djangoproject.com/en/1.6/topics/http/shortcuts/"><text:span text:style-name="Emphasis"><text:span text:style-name="T9">http shortcuts</text:span></text:span></text:a><text:span text:style-name="T6"> or </text:span><text:a xlink:type="simple" xlink:href="https://docs.djangoproject.com/en/1.6/ref/template-response/#django.template.response.TemplateResponse"><text:span text:style-name="Teletype"><text:span text:style-name="T12">TemplateResponse</text:span></text:span></text:a><text:span text:style-name="T6"> objects are valid to use inside a class-based view.</text:span></text:p>
        <text:p text:style-name="P6">While a minimal class-based view does not require any class attributes to perform its job, class attributes are useful in many class-based designs, and there are two ways to configure or set class attributes.</text:p>
        <text:p text:style-name="P6"><text:span text:style-name="T6">The first is the standard Python way of subclassing and overriding attributes and methods in the subclass. So </text:span><text:soft-page-break/><text:span text:style-name="T6">that if your parent class had an attribute </text:span><text:span text:style-name="Teletype"><text:span text:style-name="T14">greeting</text:span></text:span><text:span text:style-name="T6"> like this:</text:span></text:p>
        <text:p text:style-name="P6">from <text:span text:style-name="T17">django.http</text:span> import HttpResponse</text:p>
        <text:p text:style-name="P6">from <text:span text:style-name="T17">django.views.generic.base</text:span> import View</text:p>
        <text:p text:style-name="P6"/>
        <text:p text:style-name="P6"><text:span text:style-name="T18">class</text:span> <text:span text:style-name="T27">GreetingView</text:span>(View):</text:p>
        <text:p text:style-name="P6"><text:s text:c="4"/><text:span text:style-name="T39">greeting </text:span><text:span text:style-name="T40">=</text:span><text:span text:style-name="T39"> </text:span><text:span text:style-name="T26">"Good Day"</text:span></text:p>
        <text:p text:style-name="P6"/>
        <text:p text:style-name="P6"><text:s text:c="4"/><text:span text:style-name="T40">def</text:span><text:span text:style-name="T39"> </text:span><text:span text:style-name="T30">get</text:span><text:span text:style-name="T39">(</text:span><text:span text:style-name="T22">self</text:span><text:span text:style-name="T39">, request):</text:span></text:p>
        <text:p text:style-name="P6"><text:s text:c="8"/><text:span text:style-name="T40">return</text:span><text:span text:style-name="T39"> HttpResponse(</text:span><text:span text:style-name="T22">self</text:span><text:span text:style-name="T40">.</text:span><text:span text:style-name="T39">greeting)</text:span></text:p>
        <text:p text:style-name="P6">You can override that in a subclass:</text:p>
        <text:p text:style-name="P6"><text:span text:style-name="T18">class</text:span> <text:span text:style-name="T27">MorningGreetingView</text:span>(GreetingView):</text:p>
        <text:p text:style-name="P6"><text:s text:c="4"/><text:span text:style-name="T39">greeting </text:span><text:span text:style-name="T40">=</text:span><text:span text:style-name="T39"> </text:span><text:span text:style-name="T26">"Morning to ya"</text:span></text:p>
        <text:p text:style-name="P6"><text:span text:style-name="T6">Another option is to configure class attributes as keyword arguments to the </text:span><text:a xlink:type="simple" xlink:href="https://docs.djangoproject.com/en/1.6/ref/class-based-views/base/#django.views.generic.base.View.as_view"><text:span text:style-name="Teletype"><text:span text:style-name="T12">as_view()</text:span></text:span></text:a><text:span text:style-name="T6"> call in the URLconf:</text:span></text:p>
        <text:p text:style-name="P6">urlpatterns <text:span text:style-name="T18">=</text:span> patterns(<text:span text:style-name="T25">''</text:span>,</text:p>
        <text:p text:style-name="P6"><text:s text:c="4"/><text:span text:style-name="T39">(</text:span><text:span text:style-name="T26">r'^about/'</text:span><text:span text:style-name="T39">, GreetingView</text:span><text:span text:style-name="T40">.</text:span><text:span text:style-name="T39">as_view(greeting</text:span><text:span text:style-name="T40">=</text:span><text:span text:style-name="T26">"G'day"</text:span><text:span text:style-name="T39">)),</text:span></text:p>
        <text:p text:style-name="P6">)</text:p>
        <text:p text:style-name="P6">Note</text:p>
        <text:p text:style-name="P6"><text:span text:style-name="T6">While your class is instantiated for each request dispatched to it, class attributes set through the </text:span><text:a xlink:type="simple" xlink:href="https://docs.djangoproject.com/en/1.6/ref/class-based-views/base/#django.views.generic.base.View.as_view"><text:span text:style-name="Teletype"><text:span text:style-name="T12">as_view()</text:span></text:span></text:a><text:span text:style-name="T6"> entry point are configured only once at the time your URLs are imported.</text:span></text:p>
      </text:section>
      <text:section text:style-name="Sect1" text:name="s-using-mixins">
        <text:h text:style-name="P3" text:outline-level="2"><text:bookmark text:name="using-mixins"/>Using mixins</text:h>
        <text:p text:style-name="P6">Mixins are a form of multiple inheritance where behaviors and attributes of multiple parent classes can be combined.</text:p>
        <text:p text:style-name="P6"><text:span text:style-name="T6">For example, in the generic class-based views there is a mixin called </text:span><text:a xlink:type="simple" xlink:href="https://docs.djangoproject.com/en/1.6/ref/class-based-views/mixins-simple/#django.views.generic.base.TemplateResponseMixin"><text:span text:style-name="Teletype"><text:span text:style-name="T12">TemplateResponseMixin</text:span></text:span></text:a><text:span text:style-name="T6"> whose primary purpose is to define the method</text:span><text:a xlink:type="simple" xlink:href="https://docs.djangoproject.com/en/1.6/ref/class-based-views/mixins-simple/#django.views.generic.base.TemplateResponseMixin.render_to_response"><text:span text:style-name="Teletype"><text:span text:style-name="T12">render_to_response()</text:span></text:span></text:a><text:span text:style-name="T6">. When combined with the behavior of the </text:span><text:a xlink:type="simple" xlink:href="https://docs.djangoproject.com/en/1.6/ref/class-based-views/base/#django.views.generic.base.View"><text:span text:style-name="Teletype"><text:span text:style-name="T12">View</text:span></text:span></text:a><text:span text:style-name="T6"> base class, the result is a </text:span><text:a xlink:type="simple" xlink:href="https://docs.djangoproject.com/en/1.6/ref/class-based-views/base/#django.views.generic.base.TemplateView"><text:span text:style-name="Teletype"><text:span text:style-name="T12">TemplateView</text:span></text:span></text:a><text:span text:style-name="T6"> class that will dispatch requests to the appropriate matching methods (a behavior defined in the </text:span><text:span text:style-name="Teletype"><text:span text:style-name="T14">View</text:span></text:span><text:span text:style-name="T6"> base class), and that has a </text:span><text:a xlink:type="simple" xlink:href="https://docs.djangoproject.com/en/1.6/ref/class-based-views/mixins-simple/#django.views.generic.base.TemplateResponseMixin.render_to_response"><text:span text:style-name="Teletype"><text:span text:style-name="T12">render_to_response()</text:span></text:span></text:a><text:span text:style-name="T6"> method that uses a </text:span><text:a xlink:type="simple" xlink:href="https://docs.djangoproject.com/en/1.6/ref/class-based-views/mixins-simple/#django.views.generic.base.TemplateResponseMixin.template_name"><text:span text:style-name="Teletype"><text:span text:style-name="T12">template_name</text:span></text:span></text:a><text:span text:style-name="T6"> attribute to return a </text:span><text:a xlink:type="simple" xlink:href="https://docs.djangoproject.com/en/1.6/ref/template-response/#django.template.response.TemplateResponse"><text:span text:style-name="Teletype"><text:span text:style-name="T12">TemplateResponse</text:span></text:span></text:a><text:span text:style-name="T6"> object (a behavior defined in the </text:span><text:span text:style-name="Teletype"><text:span text:style-name="T14">TemplateResponseMixin</text:span></text:span><text:span text:style-name="T6">).</text:span></text:p>
        <text:p text:style-name="P6">Mixins are an excellent way of reusing code across multiple classes, but they come with some cost. The more your code is scattered among mixins, the harder it will be to read a child class and know what exactly it is doing, and the harder it will be to know which methods from which mixins to override if you are subclassing something that has a deep inheritance tree.</text:p>
        <text:p text:style-name="P6"><text:span text:style-name="T6">Note also that you can only inherit from one generic view - that is, only one parent class may inherit from </text:span><text:a xlink:type="simple" xlink:href="https://docs.djangoproject.com/en/1.6/ref/class-based-views/base/#django.views.generic.base.View"><text:span text:style-name="Teletype"><text:span text:style-name="T12">View</text:span></text:span></text:a><text:span text:style-name="T6"> and the rest (if any) should be mixins. Trying to inherit from more than one class that inherits from </text:span><text:span text:style-name="Teletype"><text:span text:style-name="T14">View</text:span></text:span><text:span text:style-name="T6"> - for example, trying to use a form at the top of a list and combining</text:span><text:a xlink:type="simple" xlink:href="https://docs.djangoproject.com/en/1.6/ref/class-based-views/mixins-editing/#django.views.generic.edit.ProcessFormView"><text:span text:style-name="Teletype"><text:span text:style-name="T12">ProcessFormView</text:span></text:span></text:a><text:span text:style-name="T6"> and </text:span><text:a xlink:type="simple" xlink:href="https://docs.djangoproject.com/en/1.6/ref/class-based-views/generic-display/#django.views.generic.list.ListView"><text:span text:style-name="Teletype"><text:span text:style-name="T12">ListView</text:span></text:span></text:a><text:span text:style-name="T6"> - won’t work as expected.</text:span></text:p>
      </text:section>
      <text:section text:style-name="Sect1" text:name="s-handling-forms-with-class-based-views">
        <text:h text:style-name="P3" text:outline-level="2"><text:bookmark text:name="handling-forms-with-class-based-views"/>Handling forms with class-based views</text:h>
        <text:p text:style-name="P6">A basic function-based view that handles forms may look something like this:</text:p>
        <text:p text:style-name="P6">from <text:span text:style-name="T17">django.http</text:span> import HttpResponseRedirect</text:p>
        <text:p text:style-name="P6">from <text:span text:style-name="T17">django.shortcuts</text:span> import render</text:p>
        <text:p text:style-name="P6">from <text:span text:style-name="T17">.forms</text:span> import MyForm</text:p>
        <text:p text:style-name="P6"><text:span text:style-name="T18">def</text:span> <text:span text:style-name="T29">myview</text:span>(request):</text:p>
        <text:p text:style-name="P6"><text:s text:c="4"/><text:span text:style-name="T40">if</text:span><text:span text:style-name="T39"> request</text:span><text:span text:style-name="T40">.</text:span><text:span text:style-name="T39">method </text:span><text:span text:style-name="T40">==</text:span><text:span text:style-name="T39"> </text:span><text:span text:style-name="T26">"POST"</text:span><text:span text:style-name="T39">:</text:span></text:p>
        <text:p text:style-name="P6"><text:s text:c="8"/><text:span text:style-name="T39">form </text:span><text:span text:style-name="T40">=</text:span><text:span text:style-name="T39"> MyForm(request</text:span><text:span text:style-name="T40">.</text:span><text:span text:style-name="T39">POST)</text:span></text:p>
        <text:p text:style-name="P6"><text:s text:c="8"/><text:span text:style-name="T40">if</text:span><text:span text:style-name="T39"> form</text:span><text:span text:style-name="T40">.</text:span><text:span text:style-name="T39">is_valid():</text:span></text:p>
        <text:p text:style-name="P6"><text:s text:c="12"/><text:span text:style-name="T33"># &lt;process form cleaned data&gt;</text:span></text:p>
        <text:p text:style-name="P6"><text:s text:c="12"/><text:span text:style-name="T40">return</text:span><text:span text:style-name="T39"> HttpResponseRedirect(</text:span><text:span text:style-name="T26">'/success/'</text:span><text:span text:style-name="T39">)</text:span></text:p>
        <text:p text:style-name="P6"><text:s text:c="4"/><text:span text:style-name="T40">else</text:span><text:span text:style-name="T39">:</text:span></text:p>
        <text:p text:style-name="P6"><text:s text:c="8"/><text:span text:style-name="T39">form </text:span><text:span text:style-name="T40">=</text:span><text:span text:style-name="T39"> MyForm(initial</text:span><text:span text:style-name="T40">=</text:span><text:span text:style-name="T39">{</text:span><text:span text:style-name="T26">'key'</text:span><text:span text:style-name="T39">: </text:span><text:span text:style-name="T26">'value'</text:span><text:span text:style-name="T39">})</text:span></text:p>
        <text:p text:style-name="P6"/>
        <text:p text:style-name="P6"><text:s text:c="4"/><text:span text:style-name="T40">return</text:span><text:span text:style-name="T39"> render(request, </text:span><text:span text:style-name="T26">'form_template.html'</text:span><text:span text:style-name="T39">, {</text:span><text:span text:style-name="T26">'form'</text:span><text:span text:style-name="T39">: form})</text:span></text:p>
        <text:p text:style-name="P6"><text:soft-page-break/>A similar class-based view might look like:</text:p>
        <text:p text:style-name="P6">from <text:span text:style-name="T17">django.http</text:span> import HttpResponseRedirect</text:p>
        <text:p text:style-name="P6">from <text:span text:style-name="T17">django.shortcuts</text:span> import render</text:p>
        <text:p text:style-name="P6">from <text:span text:style-name="T17">django.views.generic.base</text:span> import View</text:p>
        <text:p text:style-name="P6"/>
        <text:p text:style-name="P6">from <text:span text:style-name="T17">.forms</text:span> import MyForm</text:p>
        <text:p text:style-name="P6"/>
        <text:p text:style-name="P6"><text:span text:style-name="T18">class</text:span> <text:span text:style-name="T27">MyFormView</text:span>(View):</text:p>
        <text:p text:style-name="P6"><text:s text:c="4"/><text:span text:style-name="T39">form_class </text:span><text:span text:style-name="T40">=</text:span><text:span text:style-name="T39"> MyForm</text:span></text:p>
        <text:p text:style-name="P6"><text:s text:c="4"/><text:span text:style-name="T39">initial </text:span><text:span text:style-name="T40">=</text:span><text:span text:style-name="T39"> {</text:span><text:span text:style-name="T26">'key'</text:span><text:span text:style-name="T39">: </text:span><text:span text:style-name="T26">'value'</text:span><text:span text:style-name="T39">}</text:span></text:p>
        <text:p text:style-name="P6"><text:s text:c="4"/><text:span text:style-name="T39">template_name </text:span><text:span text:style-name="T40">=</text:span><text:span text:style-name="T39"> </text:span><text:span text:style-name="T26">'form_template.html'</text:span></text:p>
        <text:p text:style-name="P6"/>
        <text:p text:style-name="P6"><text:s text:c="4"/><text:span text:style-name="T40">def</text:span><text:span text:style-name="T39"> </text:span><text:span text:style-name="T30">get</text:span><text:span text:style-name="T39">(</text:span><text:span text:style-name="T22">self</text:span><text:span text:style-name="T39">, request, </text:span><text:span text:style-name="T40">*</text:span><text:span text:style-name="T39">args, </text:span><text:span text:style-name="T40">**</text:span><text:span text:style-name="T39">kwargs):</text:span></text:p>
        <text:p text:style-name="P6"><text:s text:c="8"/><text:span text:style-name="T39">form </text:span><text:span text:style-name="T40">=</text:span><text:span text:style-name="T39"> </text:span><text:span text:style-name="T22">self</text:span><text:span text:style-name="T40">.</text:span><text:span text:style-name="T39">form_class(initial</text:span><text:span text:style-name="T40">=</text:span><text:span text:style-name="T22">self</text:span><text:span text:style-name="T40">.</text:span><text:span text:style-name="T39">initial)</text:span></text:p>
        <text:p text:style-name="P6"><text:s text:c="8"/><text:span text:style-name="T40">return</text:span><text:span text:style-name="T39"> render(request, </text:span><text:span text:style-name="T22">self</text:span><text:span text:style-name="T40">.</text:span><text:span text:style-name="T39">template_name, {</text:span><text:span text:style-name="T26">'form'</text:span><text:span text:style-name="T39">: form})</text:span></text:p>
        <text:p text:style-name="P6"/>
        <text:p text:style-name="P6"><text:s text:c="4"/><text:span text:style-name="T40">def</text:span><text:span text:style-name="T39"> </text:span><text:span text:style-name="T30">post</text:span><text:span text:style-name="T39">(</text:span><text:span text:style-name="T22">self</text:span><text:span text:style-name="T39">, request, </text:span><text:span text:style-name="T40">*</text:span><text:span text:style-name="T39">args, </text:span><text:span text:style-name="T40">**</text:span><text:span text:style-name="T39">kwargs):</text:span></text:p>
        <text:p text:style-name="P6"><text:s text:c="8"/><text:span text:style-name="T39">form </text:span><text:span text:style-name="T40">=</text:span><text:span text:style-name="T39"> </text:span><text:span text:style-name="T22">self</text:span><text:span text:style-name="T40">.</text:span><text:span text:style-name="T39">form_class(request</text:span><text:span text:style-name="T40">.</text:span><text:span text:style-name="T39">POST)</text:span></text:p>
        <text:p text:style-name="P6"><text:s text:c="8"/><text:span text:style-name="T40">if</text:span><text:span text:style-name="T39"> form</text:span><text:span text:style-name="T40">.</text:span><text:span text:style-name="T39">is_valid():</text:span></text:p>
        <text:p text:style-name="P6"><text:s text:c="12"/><text:span text:style-name="T33"># &lt;process form cleaned data&gt;</text:span></text:p>
        <text:p text:style-name="P6"><text:s text:c="12"/><text:span text:style-name="T40">return</text:span><text:span text:style-name="T39"> HttpResponseRedirect(</text:span><text:span text:style-name="T26">'/success/'</text:span><text:span text:style-name="T39">)</text:span></text:p>
        <text:p text:style-name="P6"/>
        <text:p text:style-name="P6"><text:s text:c="8"/><text:span text:style-name="T40">return</text:span><text:span text:style-name="T39"> render(request, </text:span><text:span text:style-name="T22">self</text:span><text:span text:style-name="T40">.</text:span><text:span text:style-name="T39">template_name, {</text:span><text:span text:style-name="T26">'form'</text:span><text:span text:style-name="T39">: form})</text:span></text:p>
        <text:p text:style-name="P6"><text:span text:style-name="T6">This is a very simple case, but you can see that you would then have the option of customizing this view by overriding any of the class attributes, e.g. </text:span><text:span text:style-name="Teletype"><text:span text:style-name="T14">form_class</text:span></text:span><text:span text:style-name="T6">, via URLconf configuration, or subclassing and overriding one or more of the methods (or both!).</text:span></text:p>
      </text:section>
      <text:section text:style-name="Sect1" text:name="s-decorating-class-based-views">
        <text:h text:style-name="P3" text:outline-level="2"><text:bookmark text:name="decorating-class-based-views"/>Decorating class-based views</text:h>
        <text:p text:style-name="P6"><text:span text:style-name="T6">The extension of class-based views isn’t limited to using mixins. You can use also use decorators. Since class-based views aren’t functions, decorating them works differently depending on if you’re using </text:span><text:span text:style-name="Teletype"><text:span text:style-name="T14">as_view</text:span></text:span><text:span text:style-name="T6"> or creating a subclass.</text:span></text:p>
        <text:section text:style-name="Sect1" text:name="s-decorating-in-urlconf">
          <text:h text:style-name="P3" text:outline-level="2"><text:bookmark text:name="decorating-in-urlconf"/>Decorating in URLconf</text:h>
          <text:p text:style-name="P6"><text:span text:style-name="T6">The simplest way of decorating class-based views is to decorate the result of the </text:span><text:a xlink:type="simple" xlink:href="https://docs.djangoproject.com/en/1.6/ref/class-based-views/base/#django.views.generic.base.View.as_view"><text:span text:style-name="Teletype"><text:span text:style-name="T12">as_view()</text:span></text:span></text:a><text:span text:style-name="T6"> method. The easiest place to do this is in the URLconf where you deploy your view:</text:span></text:p>
          <text:p text:style-name="P6">from <text:span text:style-name="T17">django.contrib.auth.decorators</text:span> import login_required, permission_required</text:p>
          <text:p text:style-name="P6">from <text:span text:style-name="T17">django.views.generic</text:span> import TemplateView</text:p>
          <text:p text:style-name="P6"/>
          <text:p text:style-name="P6">from <text:span text:style-name="T17">.views</text:span> import VoteView</text:p>
          <text:p text:style-name="P6"/>
          <text:p text:style-name="P6">urlpatterns <text:span text:style-name="T18">=</text:span> patterns(<text:span text:style-name="T25">''</text:span>,</text:p>
          <text:p text:style-name="P6"><text:s text:c="4"/><text:span text:style-name="T39">(</text:span><text:span text:style-name="T26">r'^about/'</text:span><text:span text:style-name="T39">, login_required(TemplateView</text:span><text:span text:style-name="T40">.</text:span><text:span text:style-name="T39">as_view(template_name</text:span><text:span text:style-name="T40">=</text:span><text:span text:style-name="T26">"secret.html"</text:span><text:span text:style-name="T39">))),</text:span></text:p>
          <text:p text:style-name="P6"><text:s text:c="4"/><text:span text:style-name="T39">(</text:span><text:span text:style-name="T26">r'^vote/'</text:span><text:span text:style-name="T39">, permission_required(</text:span><text:span text:style-name="T26">'polls.can_vote'</text:span><text:span text:style-name="T39">)(VoteView</text:span><text:span text:style-name="T40">.</text:span><text:span text:style-name="T39">as_view())),</text:span></text:p>
          <text:p text:style-name="P6">)</text:p>
          <text:p text:style-name="P6">This approach applies the decorator on a per-instance basis. If you want every instance of a view to be decorated, you need to take a different approach.</text:p>
        </text:section>
        <text:section text:style-name="Sect1" text:name="s-decorating-the-class">
          <text:h text:style-name="P3" text:outline-level="2"><text:bookmark text:name="id13"/><text:bookmark text:name="decorating-the-class"/><text:bookmark text:name="s-id12"/>Decorating the class</text:h>
          <text:p text:style-name="P6"><text:span text:style-name="T6">To decorate every instance of a class-based view, you need to decorate the class definition itself. To do this you apply the decorator to the</text:span><text:a xlink:type="simple" xlink:href="https://docs.djangoproject.com/en/1.6/ref/class-based-views/base/#django.views.generic.base.View.dispatch"><text:span text:style-name="Teletype"><text:span text:style-name="T12">dispatch()</text:span></text:span></text:a><text:span text:style-name="T6"> method of the class.</text:span></text:p>
          <text:p text:style-name="P6"><text:span text:style-name="T6">A method on a class isn’t quite the same as a standalone function, so you can’t just apply a function decorator to the method – you need to transform it into a method decorator first. The </text:span><text:span text:style-name="Teletype"><text:span text:style-name="T14">method_decorator</text:span></text:span><text:span text:style-name="T6"> decorator transforms a function decorator into a method decorator so that it can be </text:span><text:soft-page-break/><text:span text:style-name="T6">used on an instance method. For example:</text:span></text:p>
          <text:p text:style-name="P6">from <text:span text:style-name="T17">django.contrib.auth.decorators</text:span> import login_required</text:p>
          <text:p text:style-name="P6">from <text:span text:style-name="T17">django.utils.decorators</text:span> import method_decorator</text:p>
          <text:p text:style-name="P6">from <text:span text:style-name="T17">django.views.generic</text:span> import TemplateView</text:p>
          <text:p text:style-name="P6"/>
          <text:p text:style-name="P6"><text:span text:style-name="T18">class</text:span> <text:span text:style-name="T27">ProtectedView</text:span>(TemplateView):</text:p>
          <text:p text:style-name="P6"><text:s text:c="4"/><text:span text:style-name="T39">template_name </text:span><text:span text:style-name="T40">=</text:span><text:span text:style-name="T39"> </text:span><text:span text:style-name="T26">'secret.html'</text:span></text:p>
          <text:p text:style-name="P6"/>
          <text:p text:style-name="P6"><text:s text:c="4"/><text:span text:style-name="T39">@method_decorator(login_required)</text:span></text:p>
          <text:p text:style-name="P6"><text:s text:c="4"/><text:span text:style-name="T40">def</text:span><text:span text:style-name="T39"> </text:span><text:span text:style-name="T30">dispatch</text:span><text:span text:style-name="T39">(</text:span><text:span text:style-name="T22">self</text:span><text:span text:style-name="T39">, </text:span><text:span text:style-name="T40">*</text:span><text:span text:style-name="T39">args, </text:span><text:span text:style-name="T40">**</text:span><text:span text:style-name="T39">kwargs):</text:span></text:p>
          <text:p text:style-name="P6"><text:s text:c="8"/><text:span text:style-name="T40">return</text:span><text:span text:style-name="T39"> </text:span><text:span text:style-name="T22">super</text:span><text:span text:style-name="T39">(ProtectedView, </text:span><text:span text:style-name="T22">self</text:span><text:span text:style-name="T39">)</text:span><text:span text:style-name="T40">.</text:span><text:span text:style-name="T39">dispatch(</text:span><text:span text:style-name="T40">*</text:span><text:span text:style-name="T39">args, </text:span><text:span text:style-name="T40">**</text:span><text:span text:style-name="T39">kwargs)</text:span></text:p>
          <text:p text:style-name="P6"><text:span text:style-name="T6">In this example, every instance of </text:span><text:span text:style-name="Teletype"><text:span text:style-name="T14">ProtectedView</text:span></text:span><text:span text:style-name="T6"> will have login protection.</text:span></text:p>
          <text:p text:style-name="P6">Note</text:p>
          <text:p text:style-name="P6"><text:span text:style-name="Teletype"><text:span text:style-name="T14">method_decorator</text:span></text:span><text:span text:style-name="T6"> passes </text:span><text:span text:style-name="Teletype"><text:span text:style-name="T14">*args</text:span></text:span><text:span text:style-name="T6"> and </text:span><text:span text:style-name="Teletype"><text:span text:style-name="T14">**kwargs</text:span></text:span><text:span text:style-name="T6"> as parameters to the decorated method on the class. If your method does not accept a compatible set of parameters it will raise a </text:span><text:span text:style-name="Teletype"><text:span text:style-name="T14">TypeError</text:span></text:span><text:span text:style-name="T6"> exception.</text:span></text:p>
        </text:section>
      </text:section>
      <text:p text:style-name="P6"/>
      <text:h text:style-name="P3" text:outline-level="2">Class-based generic views</text:h>
      <text:p text:style-name="P6">Writing Web applications can be monotonous, because we repeat certain patterns again and again. Django tries to take away some of that monotony at the model and template layers, but Web developers also experience this boredom at the view level.</text:p>
      <text:p text:style-name="P6"><text:span text:style-name="T6">Django’s </text:span><text:span text:style-name="Emphasis"><text:span text:style-name="T6">generic views</text:span></text:span><text:span text:style-name="T6"> were developed to ease that pain. They take certain common idioms and patterns found in view development and abstract them so that you can quickly write common views of data without having to write too much code.</text:span></text:p>
      <text:p text:style-name="P6"><text:span text:style-name="T6">We can recognize certain common tasks, like displaying a list of objects, and write code that displays a list of </text:span><text:span text:style-name="Emphasis"><text:span text:style-name="T6">any</text:span></text:span><text:span text:style-name="T6"> object. Then the model in question can be passed as an extra argument to the URLconf.</text:span></text:p>
      <text:p text:style-name="P6">Django ships with generic views to do the following:</text:p>
      <text:p text:style-name="P6"><text:span text:style-name="T6">Display list and detail pages for a single object. If we were creating an application to manage conferences then a </text:span><text:span text:style-name="Teletype"><text:span text:style-name="T14">TalkListView</text:span></text:span><text:span text:style-name="T6"> and a</text:span><text:span text:style-name="Teletype"><text:span text:style-name="T14">RegisteredUserListView</text:span></text:span><text:span text:style-name="T6"> would be examples of list views. A single talk page is an example of what we call a “detail” view.</text:span></text:p>
      <text:p text:style-name="P6">Present date-based objects in year/month/day archive pages, associated detail, and “latest” pages.</text:p>
      <text:p text:style-name="P6">Allow users to create, update, and delete objects – with or without authorization.</text:p>
      <text:p text:style-name="P6">Taken together, these views provide easy interfaces to perform the most common tasks developers encounter.</text:p>
      <text:section text:style-name="Sect1" text:name="s-extending-generic-views">
        <text:h text:style-name="P3" text:outline-level="2"><text:bookmark text:name="extending-generic-views"/>Extending generic views</text:h>
        <text:p text:style-name="P6">There’s no question that using generic views can speed up development substantially. In most projects, however, there comes a moment when the generic views no longer suffice. Indeed, the most common question asked by new Django developers is how to make generic views handle a wider array of situations.</text:p>
        <text:p text:style-name="P6">This is one of the reasons generic views were redesigned for the 1.3 release - previously, they were just view functions with a bewildering array of options; now, rather than passing in a large amount of configuration in the URLconf, the recommended way to extend generic views is to subclass them, and override their attributes or methods.</text:p>
        <text:p text:style-name="P6">That said, generic views will have a limit. If you find you’re struggling to implement your view as a subclass of a generic view, then you may find it more effective to write just the code you need, using your own class-based or functional views.</text:p>
        <text:p text:style-name="P6">More examples of generic views are available in some third party applications, or you could write your own as needed.</text:p>
      </text:section>
      <text:section text:style-name="Sect1" text:name="s-generic-views-of-objects">
        <text:h text:style-name="P3" text:outline-level="2"><text:bookmark text:name="generic-views-of-objects"/>Generic views of objects</text:h>
        <text:p text:style-name="P6"><text:a xlink:type="simple" xlink:href="https://docs.djangoproject.com/en/1.6/ref/class-based-views/base/#django.views.generic.base.TemplateView"><text:span text:style-name="Teletype"><text:span text:style-name="T12">TemplateView</text:span></text:span></text:a><text:span text:style-name="T6"> certainly is useful, but Django’s generic views really shine when it comes to presenting views of your database content. Because it’s such a common task, Django comes with a handful of built-in generic views that make generating list and detail views of objects incredibly easy.</text:span></text:p>
        <text:p text:style-name="P6"><text:soft-page-break/>Let’s start by looking at some examples of showing a list of objects or an individual object.</text:p>
        <text:p text:style-name="P6">We’ll be using these models:</text:p>
        <text:p text:style-name="P6"># models.py</text:p>
        <text:p text:style-name="P6">from <text:span text:style-name="T17">django.db</text:span> import models</text:p>
        <text:p text:style-name="P6"/>
        <text:p text:style-name="P6"><text:span text:style-name="T18">class</text:span> <text:span text:style-name="T27">Publisher</text:span>(models<text:span text:style-name="T18">.</text:span>Model):</text:p>
        <text:p text:style-name="P6"><text:s text:c="4"/><text:span text:style-name="T39">name </text:span><text:span text:style-name="T40">=</text:span><text:span text:style-name="T39"> models</text:span><text:span text:style-name="T40">.</text:span><text:span text:style-name="T39">CharField(max_length</text:span><text:span text:style-name="T40">=</text:span><text:span text:style-name="T37">30</text:span><text:span text:style-name="T39">)</text:span></text:p>
        <text:p text:style-name="P6"><text:s text:c="4"/><text:span text:style-name="T39">address </text:span><text:span text:style-name="T40">=</text:span><text:span text:style-name="T39"> models</text:span><text:span text:style-name="T40">.</text:span><text:span text:style-name="T39">CharField(max_length</text:span><text:span text:style-name="T40">=</text:span><text:span text:style-name="T37">50</text:span><text:span text:style-name="T39">)</text:span></text:p>
        <text:p text:style-name="P6"><text:s text:c="4"/><text:span text:style-name="T39">city </text:span><text:span text:style-name="T40">=</text:span><text:span text:style-name="T39"> models</text:span><text:span text:style-name="T40">.</text:span><text:span text:style-name="T39">CharField(max_length</text:span><text:span text:style-name="T40">=</text:span><text:span text:style-name="T37">60</text:span><text:span text:style-name="T39">)</text:span></text:p>
        <text:p text:style-name="P6"><text:s text:c="4"/><text:span text:style-name="T39">state_province </text:span><text:span text:style-name="T40">=</text:span><text:span text:style-name="T39"> models</text:span><text:span text:style-name="T40">.</text:span><text:span text:style-name="T39">CharField(max_length</text:span><text:span text:style-name="T40">=</text:span><text:span text:style-name="T37">30</text:span><text:span text:style-name="T39">)</text:span></text:p>
        <text:p text:style-name="P6"><text:s text:c="4"/><text:span text:style-name="T39">country </text:span><text:span text:style-name="T40">=</text:span><text:span text:style-name="T39"> models</text:span><text:span text:style-name="T40">.</text:span><text:span text:style-name="T39">CharField(max_length</text:span><text:span text:style-name="T40">=</text:span><text:span text:style-name="T37">50</text:span><text:span text:style-name="T39">)</text:span></text:p>
        <text:p text:style-name="P6"><text:s text:c="4"/><text:span text:style-name="T39">website </text:span><text:span text:style-name="T40">=</text:span><text:span text:style-name="T39"> models</text:span><text:span text:style-name="T40">.</text:span><text:span text:style-name="T39">URLField()</text:span></text:p>
        <text:p text:style-name="P6"/>
        <text:p text:style-name="P6"><text:s text:c="4"/><text:span text:style-name="T40">class</text:span><text:span text:style-name="T39"> </text:span><text:span text:style-name="T28">Meta</text:span><text:span text:style-name="T39">:</text:span></text:p>
        <text:p text:style-name="P6"><text:s text:c="8"/><text:span text:style-name="T39">ordering </text:span><text:span text:style-name="T40">=</text:span><text:span text:style-name="T39"> [</text:span><text:span text:style-name="T26">"-name"</text:span><text:span text:style-name="T39">]</text:span></text:p>
        <text:p text:style-name="P6"/>
        <text:p text:style-name="P6"><text:s text:c="4"/><text:span text:style-name="T33"># On Python 3: def __str__(self):</text:span></text:p>
        <text:p text:style-name="P6"><text:s text:c="4"/><text:span text:style-name="T40">def</text:span><text:span text:style-name="T39"> </text:span><text:span text:style-name="T30">__unicode__</text:span><text:span text:style-name="T39">(</text:span><text:span text:style-name="T22">self</text:span><text:span text:style-name="T39">):</text:span></text:p>
        <text:p text:style-name="P6"><text:s text:c="8"/><text:span text:style-name="T40">return</text:span><text:span text:style-name="T39"> </text:span><text:span text:style-name="T22">self</text:span><text:span text:style-name="T40">.</text:span><text:span text:style-name="T39">name</text:span></text:p>
        <text:p text:style-name="P6"/>
        <text:p text:style-name="P6"><text:span text:style-name="T18">class</text:span> <text:span text:style-name="T27">Author</text:span>(models<text:span text:style-name="T18">.</text:span>Model):</text:p>
        <text:p text:style-name="P6"><text:s text:c="4"/><text:span text:style-name="T39">salutation </text:span><text:span text:style-name="T40">=</text:span><text:span text:style-name="T39"> models</text:span><text:span text:style-name="T40">.</text:span><text:span text:style-name="T39">CharField(max_length</text:span><text:span text:style-name="T40">=</text:span><text:span text:style-name="T37">10</text:span><text:span text:style-name="T39">)</text:span></text:p>
        <text:p text:style-name="P6"><text:s text:c="4"/><text:span text:style-name="T39">name </text:span><text:span text:style-name="T40">=</text:span><text:span text:style-name="T39"> models</text:span><text:span text:style-name="T40">.</text:span><text:span text:style-name="T39">CharField(max_length</text:span><text:span text:style-name="T40">=</text:span><text:span text:style-name="T37">200</text:span><text:span text:style-name="T39">)</text:span></text:p>
        <text:p text:style-name="P6"><text:s text:c="4"/><text:span text:style-name="T39">email </text:span><text:span text:style-name="T40">=</text:span><text:span text:style-name="T39"> models</text:span><text:span text:style-name="T40">.</text:span><text:span text:style-name="T39">EmailField()</text:span></text:p>
        <text:p text:style-name="P6"><text:s text:c="4"/><text:span text:style-name="T39">headshot </text:span><text:span text:style-name="T40">=</text:span><text:span text:style-name="T39"> models</text:span><text:span text:style-name="T40">.</text:span><text:span text:style-name="T39">ImageField(upload_to</text:span><text:span text:style-name="T40">=</text:span><text:span text:style-name="T26">'author_headshots'</text:span><text:span text:style-name="T39">)</text:span></text:p>
        <text:p text:style-name="P6"/>
        <text:p text:style-name="P6"><text:s text:c="4"/><text:span text:style-name="T33"># On Python 3: def __str__(self):</text:span></text:p>
        <text:p text:style-name="P6"><text:s text:c="4"/><text:span text:style-name="T40">def</text:span><text:span text:style-name="T39"> </text:span><text:span text:style-name="T30">__unicode__</text:span><text:span text:style-name="T39">(</text:span><text:span text:style-name="T22">self</text:span><text:span text:style-name="T39">):</text:span></text:p>
        <text:p text:style-name="P6"><text:s text:c="8"/><text:span text:style-name="T40">return</text:span><text:span text:style-name="T39"> </text:span><text:span text:style-name="T22">self</text:span><text:span text:style-name="T40">.</text:span><text:span text:style-name="T39">name</text:span></text:p>
        <text:p text:style-name="P6"/>
        <text:p text:style-name="P6"><text:span text:style-name="T18">class</text:span> <text:span text:style-name="T27">Book</text:span>(models<text:span text:style-name="T18">.</text:span>Model):</text:p>
        <text:p text:style-name="P6"><text:s text:c="4"/><text:span text:style-name="T39">title </text:span><text:span text:style-name="T40">=</text:span><text:span text:style-name="T39"> models</text:span><text:span text:style-name="T40">.</text:span><text:span text:style-name="T39">CharField(max_length</text:span><text:span text:style-name="T40">=</text:span><text:span text:style-name="T37">100</text:span><text:span text:style-name="T39">)</text:span></text:p>
        <text:p text:style-name="P6"><text:s text:c="4"/><text:span text:style-name="T39">authors </text:span><text:span text:style-name="T40">=</text:span><text:span text:style-name="T39"> models</text:span><text:span text:style-name="T40">.</text:span><text:span text:style-name="T39">ManyToManyField(</text:span><text:span text:style-name="T26">'Author'</text:span><text:span text:style-name="T39">)</text:span></text:p>
        <text:p text:style-name="P6"><text:s text:c="4"/><text:span text:style-name="T39">publisher </text:span><text:span text:style-name="T40">=</text:span><text:span text:style-name="T39"> models</text:span><text:span text:style-name="T40">.</text:span><text:span text:style-name="T39">ForeignKey(Publisher)</text:span></text:p>
        <text:p text:style-name="P6"><text:s text:c="4"/><text:span text:style-name="T39">publication_date </text:span><text:span text:style-name="T40">=</text:span><text:span text:style-name="T39"> models</text:span><text:span text:style-name="T40">.</text:span><text:span text:style-name="T39">DateField()</text:span></text:p>
        <text:p text:style-name="P6">Now we need to define a view:</text:p>
        <text:p text:style-name="P6"># views.py</text:p>
        <text:p text:style-name="P6">from <text:span text:style-name="T17">django.views.generic</text:span> import ListView</text:p>
        <text:p text:style-name="P6">from <text:span text:style-name="T17">books.models</text:span> import Publisher</text:p>
        <text:p text:style-name="P6"/>
        <text:p text:style-name="P6"><text:span text:style-name="T18">class</text:span> <text:span text:style-name="T27">PublisherList</text:span>(ListView):</text:p>
        <text:p text:style-name="P6"><text:s text:c="4"/><text:span text:style-name="T39">model </text:span><text:span text:style-name="T40">=</text:span><text:span text:style-name="T39"> Publisher</text:span></text:p>
        <text:p text:style-name="P6">Finally hook that view into your urls:</text:p>
        <text:p text:style-name="P6"># urls.py</text:p>
        <text:p text:style-name="P6">from <text:span text:style-name="T17">django.conf.urls</text:span> import patterns, url</text:p>
        <text:p text:style-name="P6">from <text:span text:style-name="T17">books.views</text:span> import PublisherList</text:p>
        <text:p text:style-name="P6"/>
        <text:p text:style-name="P6">urlpatterns <text:span text:style-name="T18">=</text:span> patterns(<text:span text:style-name="T25">''</text:span>,</text:p>
        <text:p text:style-name="P6"><text:s text:c="4"/><text:span text:style-name="T39">url(</text:span><text:span text:style-name="T26">r'^publishers/$'</text:span><text:span text:style-name="T39">, PublisherList</text:span><text:span text:style-name="T40">.</text:span><text:span text:style-name="T39">as_view()),</text:span></text:p>
        <text:p text:style-name="P6">)</text:p>
        <text:p text:style-name="P6"><text:span text:style-name="T6">That’s all the Python code we need to write. We still need to write a template, however. We could explicitly tell the view which template to use by adding a </text:span><text:span text:style-name="Teletype"><text:span text:style-name="T14">template_name</text:span></text:span><text:span text:style-name="T6"> attribute to the view, but in the absence of an </text:span><text:soft-page-break/><text:span text:style-name="T6">explicit template Django will infer one from the object’s name. In this case, the inferred template will be </text:span><text:span text:style-name="Teletype"><text:span text:style-name="T14">"books/publisher_list.html"</text:span></text:span><text:span text:style-name="T6"> – the “books” part comes from the name of the app that defines the model, while the “publisher” bit is just the lowercased version of the model’s name.</text:span></text:p>
        <text:p text:style-name="P6">Note</text:p>
        <text:p text:style-name="P6"><text:span text:style-name="T6">Thus, when (for example) the </text:span><text:a xlink:type="simple" xlink:href="https://docs.djangoproject.com/en/1.6/ref/templates/api/#django.template.loaders.app_directories.Loader"><text:span text:style-name="Teletype"><text:span text:style-name="T12">django.template.loaders.app_directories.Loader</text:span></text:span></text:a><text:span text:style-name="T6"> template loader is enabled in</text:span><text:a xlink:type="simple" xlink:href="https://docs.djangoproject.com/en/1.6/ref/settings/#std:setting-TEMPLATE_LOADERS"><text:span text:style-name="Teletype"><text:span text:style-name="T12">TEMPLATE_LOADERS</text:span></text:span></text:a><text:span text:style-name="T6">, a template location could be: /path/to/project/books/templates/books/publisher_list.html</text:span></text:p>
        <text:p text:style-name="P6"><text:span text:style-name="T6">This template will be rendered against a context containing a variable called </text:span><text:span text:style-name="Teletype"><text:span text:style-name="T14">object_list</text:span></text:span><text:span text:style-name="T6"> that contains all the publisher objects. A very simple template might look like the following:</text:span></text:p>
        <text:p text:style-name="P6"><text:span text:style-name="T20">{%</text:span> <text:span text:style-name="T18">extends</text:span> <text:span text:style-name="T25">"base.html"</text:span> <text:span text:style-name="T20">%}</text:span></text:p>
        <text:p text:style-name="P6"/>
        <text:p text:style-name="P6"><text:span text:style-name="T20">{%</text:span> <text:span text:style-name="T18">block</text:span> <text:span text:style-name="T23">content</text:span> <text:span text:style-name="T20">%}</text:span></text:p>
        <text:p text:style-name="P6"><text:s text:c="4"/><text:span text:style-name="T35">&lt;h2&gt;</text:span><text:span text:style-name="T39">Publishers</text:span><text:span text:style-name="T35">&lt;/h2&gt;</text:span></text:p>
        <text:p text:style-name="P6"><text:s text:c="4"/><text:span text:style-name="T35">&lt;ul&gt;</text:span></text:p>
        <text:p text:style-name="P6"><text:s text:c="8"/><text:span text:style-name="T21">{%</text:span><text:span text:style-name="T39"> </text:span><text:span text:style-name="T40">for</text:span><text:span text:style-name="T39"> </text:span><text:span text:style-name="T24">publisher</text:span><text:span text:style-name="T39"> </text:span><text:span text:style-name="T40">in</text:span><text:span text:style-name="T39"> </text:span><text:span text:style-name="T24">object_list</text:span><text:span text:style-name="T39"> </text:span><text:span text:style-name="T21">%}</text:span></text:p>
        <text:p text:style-name="P6"><text:s text:c="12"/><text:span text:style-name="T35">&lt;li&gt;</text:span><text:span text:style-name="T21">{{</text:span><text:span text:style-name="T39"> </text:span><text:span text:style-name="T24">publisher.name</text:span><text:span text:style-name="T39"> </text:span><text:span text:style-name="T21">}}</text:span><text:span text:style-name="T35">&lt;/li&gt;</text:span></text:p>
        <text:p text:style-name="P6"><text:s text:c="8"/><text:span text:style-name="T21">{%</text:span><text:span text:style-name="T39"> </text:span><text:span text:style-name="T40">endfor</text:span><text:span text:style-name="T39"> </text:span><text:span text:style-name="T21">%}</text:span></text:p>
        <text:p text:style-name="P6"><text:s text:c="4"/><text:span text:style-name="T35">&lt;/ul&gt;</text:span></text:p>
        <text:p text:style-name="P6"><text:span text:style-name="T20">{%</text:span> <text:span text:style-name="T18">endblock</text:span> <text:span text:style-name="T20">%}</text:span></text:p>
        <text:p text:style-name="P6"><text:span text:style-name="T6">That’s really all there is to it. All the cool features of generic views come from changing the attributes set on the generic view. The </text:span><text:a xlink:type="simple" xlink:href="https://docs.djangoproject.com/en/1.6/ref/class-based-views/"><text:span text:style-name="Emphasis"><text:span text:style-name="T9">generic views reference</text:span></text:span></text:a><text:span text:style-name="T6"> documents all the generic views and their options in detail; the rest of this document will consider some of the common ways you might customize and extend generic views.</text:span></text:p>
        <text:section text:style-name="Sect1" text:name="s-making-friendly-template-contexts">
          <text:h text:style-name="P3" text:outline-level="2"><text:bookmark text:name="making-friendly-template-contexts"/>Making “friendly” template contexts</text:h>
          <text:p text:style-name="P6"><text:span text:style-name="T6">You might have noticed that our sample publisher list template stores all the publishers in a variable named </text:span><text:span text:style-name="Teletype"><text:span text:style-name="T14">object_list</text:span></text:span><text:span text:style-name="T6">. While this works just fine, it isn’t all that “friendly” to template authors: they have to “just know” that they’re dealing with publishers here.</text:span></text:p>
          <text:p text:style-name="P6"><text:span text:style-name="T6">Well, if you’re dealing with a model object, this is already done for you. When you are dealing with an object or queryset, Django is able to populate the context using the lower cased version of the model class’ name. This is provided in addition to the default </text:span><text:span text:style-name="Teletype"><text:span text:style-name="T14">object_list</text:span></text:span><text:span text:style-name="T6"> entry, but contains exactly the same data, i.e. </text:span><text:span text:style-name="Teletype"><text:span text:style-name="T14">publisher_list</text:span></text:span><text:span text:style-name="T6">.</text:span></text:p>
          <text:p text:style-name="P6"><text:span text:style-name="T6">If this still isn’t a good match, you can manually set the name of the context variable. The </text:span><text:span text:style-name="Teletype"><text:span text:style-name="T14">context_object_name</text:span></text:span><text:span text:style-name="T6"> attribute on a generic view specifies the context variable to use:</text:span></text:p>
          <text:p text:style-name="P6"># views.py</text:p>
          <text:p text:style-name="P6">from <text:span text:style-name="T17">django.views.generic</text:span> import ListView</text:p>
          <text:p text:style-name="P6">from <text:span text:style-name="T17">books.models</text:span> import Publisher</text:p>
          <text:p text:style-name="P6"/>
          <text:p text:style-name="P6"><text:span text:style-name="T18">class</text:span> <text:span text:style-name="T27">PublisherList</text:span>(ListView):</text:p>
          <text:p text:style-name="P6"><text:s text:c="4"/><text:span text:style-name="T39">model </text:span><text:span text:style-name="T40">=</text:span><text:span text:style-name="T39"> Publisher</text:span></text:p>
          <text:p text:style-name="P6"><text:s text:c="4"/><text:span text:style-name="T39">context_object_name </text:span><text:span text:style-name="T40">=</text:span><text:span text:style-name="T39"> </text:span><text:span text:style-name="T26">'my_favourite_publishers'</text:span></text:p>
          <text:p text:style-name="P6"><text:span text:style-name="T6">Providing a useful </text:span><text:span text:style-name="Teletype"><text:span text:style-name="T14">context_object_name</text:span></text:span><text:span text:style-name="T6"> is always a good idea. Your coworkers who design templates will thank you.</text:span></text:p>
        </text:section>
        <text:section text:style-name="Sect1" text:name="s-adding-extra-context">
          <text:h text:style-name="P3" text:outline-level="2"><text:bookmark text:name="id14"/><text:bookmark text:name="adding-extra-context"/><text:bookmark text:name="s-id13"/>Adding extra context</text:h>
          <text:p text:style-name="P6"><text:span text:style-name="T6">Often you simply need to present some extra information beyond that provided by the generic view. For example, think of showing a list of all the books on each publisher detail page. The </text:span><text:a xlink:type="simple" xlink:href="https://docs.djangoproject.com/en/1.6/ref/class-based-views/generic-display/#django.views.generic.detail.DetailView"><text:span text:style-name="Teletype"><text:span text:style-name="T12">DetailView</text:span></text:span></text:a><text:span text:style-name="T6"> generic view provides the publisher to the context, but how do we get additional information in that template?</text:span></text:p>
          <text:p text:style-name="P6"><text:span text:style-name="T6">The answer is to subclass </text:span><text:a xlink:type="simple" xlink:href="https://docs.djangoproject.com/en/1.6/ref/class-based-views/generic-display/#django.views.generic.detail.DetailView"><text:span text:style-name="Teletype"><text:span text:style-name="T12">DetailView</text:span></text:span></text:a><text:span text:style-name="T6"> and provide your own implementation of the </text:span><text:span text:style-name="Teletype"><text:span text:style-name="T14">get_context_data</text:span></text:span><text:span text:style-name="T6"> method. The default implementation simply adds the object being displayed to the template, but you can override it to send more:</text:span></text:p>
          <text:p text:style-name="P6">from <text:span text:style-name="T17">django.views.generic</text:span> import DetailView</text:p>
          <text:p text:style-name="P6">from <text:span text:style-name="T17">books.models</text:span> import Publisher, Book</text:p>
          <text:p text:style-name="P6"><text:soft-page-break/></text:p>
          <text:p text:style-name="P6"><text:span text:style-name="T18">class</text:span> <text:span text:style-name="T27">PublisherDetail</text:span>(DetailView):</text:p>
          <text:p text:style-name="P6"/>
          <text:p text:style-name="P6"><text:s text:c="4"/><text:span text:style-name="T39">model </text:span><text:span text:style-name="T40">=</text:span><text:span text:style-name="T39"> Publisher</text:span></text:p>
          <text:p text:style-name="P6"/>
          <text:p text:style-name="P6"><text:s text:c="4"/><text:span text:style-name="T40">def</text:span><text:span text:style-name="T39"> </text:span><text:span text:style-name="T30">get_context_data</text:span><text:span text:style-name="T39">(</text:span><text:span text:style-name="T22">self</text:span><text:span text:style-name="T39">, </text:span><text:span text:style-name="T40">**</text:span><text:span text:style-name="T39">kwargs):</text:span></text:p>
          <text:p text:style-name="P6"><text:s text:c="8"/><text:span text:style-name="T33"># Call the base implementation first to get a context</text:span></text:p>
          <text:p text:style-name="P6"><text:s text:c="8"/><text:span text:style-name="T39">context </text:span><text:span text:style-name="T40">=</text:span><text:span text:style-name="T39"> </text:span><text:span text:style-name="T22">super</text:span><text:span text:style-name="T39">(PublisherDetail, </text:span><text:span text:style-name="T22">self</text:span><text:span text:style-name="T39">)</text:span><text:span text:style-name="T40">.</text:span><text:span text:style-name="T39">get_context_data(</text:span><text:span text:style-name="T40">**</text:span><text:span text:style-name="T39">kwargs)</text:span></text:p>
          <text:p text:style-name="P6"><text:s text:c="8"/><text:span text:style-name="T33"># Add in a QuerySet of all the books</text:span></text:p>
          <text:p text:style-name="P6"><text:s text:c="8"/><text:span text:style-name="T39">context[</text:span><text:span text:style-name="T26">'book_list'</text:span><text:span text:style-name="T39">] </text:span><text:span text:style-name="T40">=</text:span><text:span text:style-name="T39"> Book</text:span><text:span text:style-name="T40">.</text:span><text:span text:style-name="T39">objects</text:span><text:span text:style-name="T40">.</text:span><text:span text:style-name="T39">all()</text:span></text:p>
          <text:p text:style-name="P6"><text:s text:c="8"/><text:span text:style-name="T40">return</text:span><text:span text:style-name="T39"> context</text:span></text:p>
          <text:p text:style-name="P6">Note</text:p>
          <text:p text:style-name="P6"><text:span text:style-name="T6">Generally, </text:span><text:span text:style-name="Teletype"><text:span text:style-name="T14">get_context_data</text:span></text:span><text:span text:style-name="T6"> will merge the context data of all parent classes with those of the current class. To preserve this behavior in your own classes where you want to alter the context, you should be sure to call </text:span><text:span text:style-name="Teletype"><text:span text:style-name="T14">get_context_data</text:span></text:span><text:span text:style-name="T6"> on the super class. When no two classes try to define the same key, this will give the expected results. However if any class attempts to override a key after parent classes have set it (after the call to super), any children of that class will also need to explicitly set it after super if they want to be sure to override all parents. If you’re having trouble, review the method resolution order of your view.</text:span></text:p>
        </text:section>
        <text:section text:style-name="Sect1" text:name="s-viewing-subsets-of-objects">
          <text:h text:style-name="P3" text:outline-level="2"><text:bookmark text:name="generic-views-list-subsets"/><text:bookmark text:name="viewing-subsets-of-objects"/><text:bookmark text:name="s-generic-views-list-subsets"/>Viewing subsets of objects</text:h>
          <text:p text:style-name="P6"><text:span text:style-name="T6">Now let’s take a closer look at the </text:span><text:span text:style-name="Teletype"><text:span text:style-name="T14">model</text:span></text:span><text:span text:style-name="T6"> argument we’ve been using all along. The </text:span><text:span text:style-name="Teletype"><text:span text:style-name="T14">model</text:span></text:span><text:span text:style-name="T6"> argument, which specifies the database model that the view will operate upon, is available on all the generic views that operate on a single object or a collection of objects. However, the </text:span><text:span text:style-name="Teletype"><text:span text:style-name="T14">model</text:span></text:span><text:span text:style-name="T6"> argument is not the only way to specify the objects that the view will operate upon – you can also specify the list of objects using the </text:span><text:span text:style-name="Teletype"><text:span text:style-name="T14">queryset</text:span></text:span><text:span text:style-name="T6"> argument:</text:span></text:p>
          <text:p text:style-name="P6">from <text:span text:style-name="T17">django.views.generic</text:span> import DetailView</text:p>
          <text:p text:style-name="P6">from <text:span text:style-name="T17">books.models</text:span> import Publisher</text:p>
          <text:p text:style-name="P6"/>
          <text:p text:style-name="P6"><text:span text:style-name="T18">class</text:span> <text:span text:style-name="T27">PublisherDetail</text:span>(DetailView):</text:p>
          <text:p text:style-name="P6"/>
          <text:p text:style-name="P6"><text:s text:c="4"/><text:span text:style-name="T39">context_object_name </text:span><text:span text:style-name="T40">=</text:span><text:span text:style-name="T39"> </text:span><text:span text:style-name="T26">'publisher'</text:span></text:p>
          <text:p text:style-name="P6"><text:s text:c="4"/><text:span text:style-name="T39">queryset </text:span><text:span text:style-name="T40">=</text:span><text:span text:style-name="T39"> Publisher</text:span><text:span text:style-name="T40">.</text:span><text:span text:style-name="T39">objects</text:span><text:span text:style-name="T40">.</text:span><text:span text:style-name="T39">all()</text:span></text:p>
          <text:p text:style-name="P6"><text:span text:style-name="T6">Specifying </text:span><text:span text:style-name="Teletype"><text:span text:style-name="T14">model = Publisher</text:span></text:span><text:span text:style-name="T6"> is really just shorthand for saying </text:span><text:span text:style-name="Teletype"><text:span text:style-name="T14">queryset = Publisher.objects.all()</text:span></text:span><text:span text:style-name="T6">. However, by using </text:span><text:span text:style-name="Teletype"><text:span text:style-name="T14">queryset</text:span></text:span><text:span text:style-name="T6"> to define a filtered list of objects you can be more specific about the objects that will be visible in the view (see </text:span><text:a xlink:type="simple" xlink:href="https://docs.djangoproject.com/en/1.6/topics/db/queries/"><text:span text:style-name="Emphasis"><text:span text:style-name="T9">Making queries</text:span></text:span></text:a><text:span text:style-name="T6"> for more information about </text:span><text:a xlink:type="simple" xlink:href="https://docs.djangoproject.com/en/1.6/ref/models/querysets/#django.db.models.query.QuerySet"><text:span text:style-name="Teletype"><text:span text:style-name="T12">QuerySet</text:span></text:span></text:a><text:span text:style-name="T6"> objects, and see the </text:span><text:a xlink:type="simple" xlink:href="https://docs.djangoproject.com/en/1.6/ref/class-based-views/"><text:span text:style-name="Emphasis"><text:span text:style-name="T9">class-based views reference</text:span></text:span></text:a><text:span text:style-name="T6"> for the complete details).</text:span></text:p>
          <text:p text:style-name="P6">To pick a simple example, we might want to order a list of books by publication date, with the most recent first:</text:p>
          <text:p text:style-name="P6">from <text:span text:style-name="T17">django.views.generic</text:span> import ListView</text:p>
          <text:p text:style-name="P6">from <text:span text:style-name="T17">books.models</text:span> import Book</text:p>
          <text:p text:style-name="P6"/>
          <text:p text:style-name="P6"><text:span text:style-name="T18">class</text:span> <text:span text:style-name="T27">BookList</text:span>(ListView):</text:p>
          <text:p text:style-name="P6"><text:s text:c="4"/><text:span text:style-name="T39">queryset </text:span><text:span text:style-name="T40">=</text:span><text:span text:style-name="T39"> Book</text:span><text:span text:style-name="T40">.</text:span><text:span text:style-name="T39">objects</text:span><text:span text:style-name="T40">.</text:span><text:span text:style-name="T39">order_by(</text:span><text:span text:style-name="T26">'-publication_date'</text:span><text:span text:style-name="T39">)</text:span></text:p>
          <text:p text:style-name="P6"><text:s text:c="4"/><text:span text:style-name="T39">context_object_name </text:span><text:span text:style-name="T40">=</text:span><text:span text:style-name="T39"> </text:span><text:span text:style-name="T26">'book_list'</text:span></text:p>
          <text:p text:style-name="P6">That’s a pretty simple example, but it illustrates the idea nicely. Of course, you’ll usually want to do more than just reorder objects. If you want to present a list of books by a particular publisher, you can use the same technique:</text:p>
          <text:p text:style-name="P6">from <text:span text:style-name="T17">django.views.generic</text:span> import ListView</text:p>
          <text:p text:style-name="P6">from <text:span text:style-name="T17">books.models</text:span> import Book</text:p>
          <text:p text:style-name="P6"/>
          <text:p text:style-name="P6"><text:span text:style-name="T18">class</text:span> <text:span text:style-name="T27">AcmeBookList</text:span>(ListView):</text:p>
          <text:p text:style-name="P6"/>
          <text:p text:style-name="P6"><text:soft-page-break/><text:s text:c="4"/><text:span text:style-name="T39">context_object_name </text:span><text:span text:style-name="T40">=</text:span><text:span text:style-name="T39"> </text:span><text:span text:style-name="T26">'book_list'</text:span></text:p>
          <text:p text:style-name="P6"><text:s text:c="4"/><text:span text:style-name="T39">queryset </text:span><text:span text:style-name="T40">=</text:span><text:span text:style-name="T39"> Book</text:span><text:span text:style-name="T40">.</text:span><text:span text:style-name="T39">objects</text:span><text:span text:style-name="T40">.</text:span><text:span text:style-name="T39">filter(publisher__name</text:span><text:span text:style-name="T40">=</text:span><text:span text:style-name="T26">'Acme Publishing'</text:span><text:span text:style-name="T39">)</text:span></text:p>
          <text:p text:style-name="P6"><text:s text:c="4"/><text:span text:style-name="T39">template_name </text:span><text:span text:style-name="T40">=</text:span><text:span text:style-name="T39"> </text:span><text:span text:style-name="T26">'books/acme_list.html'</text:span></text:p>
          <text:p text:style-name="P6"><text:span text:style-name="T6">Notice that along with a filtered </text:span><text:span text:style-name="Teletype"><text:span text:style-name="T14">queryset</text:span></text:span><text:span text:style-name="T6">, we’re also using a custom template name. If we didn’t, the generic view would use the same template as the “vanilla” object list, which might not be what we want.</text:span></text:p>
          <text:p text:style-name="P6">Also notice that this isn’t a very elegant way of doing publisher-specific books. If we want to add another publisher page, we’d need another handful of lines in the URLconf, and more than a few publishers would get unreasonable. We’ll deal with this problem in the next section.</text:p>
          <text:p text:style-name="P6">Note</text:p>
          <text:p text:style-name="P6"><text:span text:style-name="T6">If you get a 404 when requesting </text:span><text:span text:style-name="Teletype"><text:span text:style-name="T14">/books/acme/</text:span></text:span><text:span text:style-name="T6">, check to ensure you actually have a Publisher with the name ‘ACME Publishing’. Generic views have an </text:span><text:span text:style-name="Teletype"><text:span text:style-name="T14">allow_empty</text:span></text:span><text:span text:style-name="T6"> parameter for this case. See the </text:span><text:a xlink:type="simple" xlink:href="https://docs.djangoproject.com/en/1.6/ref/class-based-views/"><text:span text:style-name="Emphasis"><text:span text:style-name="T9">class-based-views reference</text:span></text:span></text:a><text:span text:style-name="T6"> for more details.</text:span></text:p>
        </text:section>
        <text:section text:style-name="Sect1" text:name="s-dynamic-filtering">
          <text:h text:style-name="P3" text:outline-level="2"><text:bookmark text:name="dynamic-filtering"/>Dynamic filtering</text:h>
          <text:p text:style-name="P6">Another common need is to filter down the objects given in a list page by some key in the URL. Earlier we hard-coded the publisher’s name in the URLconf, but what if we wanted to write a view that displayed all the books by some arbitrary publisher?</text:p>
          <text:p text:style-name="P6"><text:span text:style-name="T6">Handily, the </text:span><text:span text:style-name="Teletype"><text:span text:style-name="T14">ListView</text:span></text:span><text:span text:style-name="T6"> has a </text:span><text:a xlink:type="simple" xlink:href="https://docs.djangoproject.com/en/1.6/ref/class-based-views/mixins-multiple-object/#django.views.generic.list.MultipleObjectMixin.get_queryset"><text:span text:style-name="Teletype"><text:span text:style-name="T12">get_queryset()</text:span></text:span></text:a><text:span text:style-name="T6"> method we can override. Previously, it has just been returning the value of the </text:span><text:span text:style-name="Teletype"><text:span text:style-name="T14">queryset</text:span></text:span><text:span text:style-name="T6"> attribute, but now we can add more logic.</text:span></text:p>
          <text:p text:style-name="P6"><text:span text:style-name="T6">The key part to making this work is that when class-based views are called, various useful things are stored on </text:span><text:span text:style-name="Teletype"><text:span text:style-name="T14">self</text:span></text:span><text:span text:style-name="T6">; as well as the request (</text:span><text:span text:style-name="Teletype"><text:span text:style-name="T14">self.request</text:span></text:span><text:span text:style-name="T6">) this includes the positional (</text:span><text:span text:style-name="Teletype"><text:span text:style-name="T14">self.args</text:span></text:span><text:span text:style-name="T6">) and name-based (</text:span><text:span text:style-name="Teletype"><text:span text:style-name="T14">self.kwargs</text:span></text:span><text:span text:style-name="T6">) arguments captured according to the URLconf.</text:span></text:p>
          <text:p text:style-name="P6">Here, we have a URLconf with a single captured group:</text:p>
          <text:p text:style-name="P6"># urls.py</text:p>
          <text:p text:style-name="P6">from <text:span text:style-name="T17">django.conf.urls</text:span> import patterns</text:p>
          <text:p text:style-name="P6">from <text:span text:style-name="T17">books.views</text:span> import PublisherBookList</text:p>
          <text:p text:style-name="P6"/>
          <text:p text:style-name="P6">urlpatterns <text:span text:style-name="T18">=</text:span> patterns(<text:span text:style-name="T25">''</text:span>,</text:p>
          <text:p text:style-name="P6"><text:s text:c="4"/><text:span text:style-name="T39">(</text:span><text:span text:style-name="T26">r'^books/([\w-]+)/$'</text:span><text:span text:style-name="T39">, PublisherBookList</text:span><text:span text:style-name="T40">.</text:span><text:span text:style-name="T39">as_view()),</text:span></text:p>
          <text:p text:style-name="P6">)</text:p>
          <text:p text:style-name="P6"><text:span text:style-name="T6">Next, we’ll write the </text:span><text:span text:style-name="Teletype"><text:span text:style-name="T14">PublisherBookList</text:span></text:span><text:span text:style-name="T6"> view itself:</text:span></text:p>
          <text:p text:style-name="P6"># views.py</text:p>
          <text:p text:style-name="P6">from <text:span text:style-name="T17">django.shortcuts</text:span> import get_object_or_404</text:p>
          <text:p text:style-name="P6">from <text:span text:style-name="T17">django.views.generic</text:span> import ListView</text:p>
          <text:p text:style-name="P6">from <text:span text:style-name="T17">books.models</text:span> import Book, Publisher</text:p>
          <text:p text:style-name="P6"/>
          <text:p text:style-name="P6"><text:span text:style-name="T18">class</text:span> <text:span text:style-name="T27">PublisherBookList</text:span>(ListView):</text:p>
          <text:p text:style-name="P6"/>
          <text:p text:style-name="P6"><text:s text:c="4"/><text:span text:style-name="T39">template_name </text:span><text:span text:style-name="T40">=</text:span><text:span text:style-name="T39"> </text:span><text:span text:style-name="T26">'books/books_by_publisher.html'</text:span></text:p>
          <text:p text:style-name="P6"/>
          <text:p text:style-name="P6"><text:s text:c="4"/><text:span text:style-name="T40">def</text:span><text:span text:style-name="T39"> </text:span><text:span text:style-name="T30">get_queryset</text:span><text:span text:style-name="T39">(</text:span><text:span text:style-name="T22">self</text:span><text:span text:style-name="T39">):</text:span></text:p>
          <text:p text:style-name="P6"><text:s text:c="8"/><text:span text:style-name="T22">self</text:span><text:span text:style-name="T40">.</text:span><text:span text:style-name="T39">publisher </text:span><text:span text:style-name="T40">=</text:span><text:span text:style-name="T39"> get_object_or_404(Publisher, name</text:span><text:span text:style-name="T40">=</text:span><text:span text:style-name="T22">self</text:span><text:span text:style-name="T40">.</text:span><text:span text:style-name="T39">args[</text:span><text:span text:style-name="T37">0</text:span><text:span text:style-name="T39">])</text:span></text:p>
          <text:p text:style-name="P6"><text:s text:c="8"/><text:span text:style-name="T40">return</text:span><text:span text:style-name="T39"> Book</text:span><text:span text:style-name="T40">.</text:span><text:span text:style-name="T39">objects</text:span><text:span text:style-name="T40">.</text:span><text:span text:style-name="T39">filter(publisher</text:span><text:span text:style-name="T40">=</text:span><text:span text:style-name="T22">self</text:span><text:span text:style-name="T40">.</text:span><text:span text:style-name="T39">publisher)</text:span></text:p>
          <text:p text:style-name="P6"><text:span text:style-name="T6">As you can see, it’s quite easy to add more logic to the queryset selection; if we wanted, we could use </text:span><text:span text:style-name="Teletype"><text:span text:style-name="T14">self.request.user</text:span></text:span><text:span text:style-name="T6"> to filter using the current user, or other more complex logic.</text:span></text:p>
          <text:p text:style-name="P6">We can also add the publisher into the context at the same time, so we can use it in the template:</text:p>
          <text:p text:style-name="P6"># ...</text:p>
          <text:p text:style-name="P6"/>
          <text:p text:style-name="P6"><text:span text:style-name="T18">def</text:span> <text:span text:style-name="T29">get_context_data</text:span>(<text:span text:style-name="T19">self</text:span>, <text:span text:style-name="T18">**</text:span>kwargs):</text:p>
          <text:p text:style-name="P6"><text:s text:c="4"/><text:span text:style-name="T33"># Call the base implementation first to get a context</text:span></text:p>
          <text:p text:style-name="P6"><text:s text:c="4"/><text:span text:style-name="T39">context </text:span><text:span text:style-name="T40">=</text:span><text:span text:style-name="T39"> </text:span><text:span text:style-name="T22">super</text:span><text:span text:style-name="T39">(PublisherBookList, </text:span><text:span text:style-name="T22">self</text:span><text:span text:style-name="T39">)</text:span><text:span text:style-name="T40">.</text:span><text:span text:style-name="T39">get_context_data(</text:span><text:span text:style-name="T40">**</text:span><text:span text:style-name="T39">kwargs)</text:span></text:p>
          <text:p text:style-name="P6"><text:s text:c="4"/><text:span text:style-name="T33"># Add in the publisher</text:span></text:p>
          <text:p text:style-name="P6"><text:soft-page-break/><text:s text:c="4"/><text:span text:style-name="T39">context[</text:span><text:span text:style-name="T26">'publisher'</text:span><text:span text:style-name="T39">] </text:span><text:span text:style-name="T40">=</text:span><text:span text:style-name="T39"> </text:span><text:span text:style-name="T22">self</text:span><text:span text:style-name="T40">.</text:span><text:span text:style-name="T39">publisher</text:span></text:p>
          <text:p text:style-name="P6"><text:s text:c="4"/><text:span text:style-name="T40">return</text:span><text:span text:style-name="T39"> context</text:span></text:p>
        </text:section>
        <text:section text:style-name="Sect1" text:name="s-performing-extra-work">
          <text:h text:style-name="P3" text:outline-level="2"><text:bookmark text:name="generic-views-extra-work"/><text:bookmark text:name="performing-extra-work"/><text:bookmark text:name="s-generic-views-extra-work"/>Performing extra work</text:h>
          <text:p text:style-name="P6">The last common pattern we’ll look at involves doing some extra work before or after calling the generic view.</text:p>
          <text:p text:style-name="P6"><text:span text:style-name="T6">Imagine we had a </text:span><text:span text:style-name="Teletype"><text:span text:style-name="T14">last_accessed</text:span></text:span><text:span text:style-name="T6"> field on our </text:span><text:span text:style-name="Teletype"><text:span text:style-name="T14">Author</text:span></text:span><text:span text:style-name="T6"> model that we were using to keep track of the last time anybody looked at that author:</text:span></text:p>
          <text:p text:style-name="P6"># models.py</text:p>
          <text:p text:style-name="P6">from <text:span text:style-name="T17">django.db</text:span> import models</text:p>
          <text:p text:style-name="P6"/>
          <text:p text:style-name="P6"><text:span text:style-name="T18">class</text:span> <text:span text:style-name="T27">Author</text:span>(models<text:span text:style-name="T18">.</text:span>Model):</text:p>
          <text:p text:style-name="P6"><text:s text:c="4"/><text:span text:style-name="T39">salutation </text:span><text:span text:style-name="T40">=</text:span><text:span text:style-name="T39"> models</text:span><text:span text:style-name="T40">.</text:span><text:span text:style-name="T39">CharField(max_length</text:span><text:span text:style-name="T40">=</text:span><text:span text:style-name="T37">10</text:span><text:span text:style-name="T39">)</text:span></text:p>
          <text:p text:style-name="P6"><text:s text:c="4"/><text:span text:style-name="T39">name </text:span><text:span text:style-name="T40">=</text:span><text:span text:style-name="T39"> models</text:span><text:span text:style-name="T40">.</text:span><text:span text:style-name="T39">CharField(max_length</text:span><text:span text:style-name="T40">=</text:span><text:span text:style-name="T37">200</text:span><text:span text:style-name="T39">)</text:span></text:p>
          <text:p text:style-name="P6"><text:s text:c="4"/><text:span text:style-name="T39">email </text:span><text:span text:style-name="T40">=</text:span><text:span text:style-name="T39"> models</text:span><text:span text:style-name="T40">.</text:span><text:span text:style-name="T39">EmailField()</text:span></text:p>
          <text:p text:style-name="P6"><text:s text:c="4"/><text:span text:style-name="T39">headshot </text:span><text:span text:style-name="T40">=</text:span><text:span text:style-name="T39"> models</text:span><text:span text:style-name="T40">.</text:span><text:span text:style-name="T39">ImageField(upload_to</text:span><text:span text:style-name="T40">=</text:span><text:span text:style-name="T26">'author_headshots'</text:span><text:span text:style-name="T39">)</text:span></text:p>
          <text:p text:style-name="P6"><text:s text:c="4"/><text:span text:style-name="T39">last_accessed </text:span><text:span text:style-name="T40">=</text:span><text:span text:style-name="T39"> models</text:span><text:span text:style-name="T40">.</text:span><text:span text:style-name="T39">DateTimeField()</text:span></text:p>
          <text:p text:style-name="P6"><text:span text:style-name="T6">The generic </text:span><text:span text:style-name="Teletype"><text:span text:style-name="T14">DetailView</text:span></text:span><text:span text:style-name="T6"> class, of course, wouldn’t know anything about this field, but once again we could easily write a custom view to keep that field updated.</text:span></text:p>
          <text:p text:style-name="P6">First, we’d need to add an author detail bit in the URLconf to point to a custom view:</text:p>
          <text:p text:style-name="P6">from <text:span text:style-name="T17">django.conf.urls</text:span> import patterns, url</text:p>
          <text:p text:style-name="P6">from <text:span text:style-name="T17">books.views</text:span> import AuthorDetailView</text:p>
          <text:p text:style-name="P6"/>
          <text:p text:style-name="P6">urlpatterns <text:span text:style-name="T18">=</text:span> patterns(<text:span text:style-name="T25">''</text:span>,</text:p>
          <text:p text:style-name="P6"><text:s text:c="4"/><text:span text:style-name="T33">#...</text:span></text:p>
          <text:p text:style-name="P6"><text:s text:c="4"/><text:span text:style-name="T39">url(</text:span><text:span text:style-name="T26">r'^authors/(?P&lt;pk&gt;\d+)/$'</text:span><text:span text:style-name="T39">, AuthorDetailView</text:span><text:span text:style-name="T40">.</text:span><text:span text:style-name="T39">as_view(), name</text:span><text:span text:style-name="T40">=</text:span><text:span text:style-name="T26">'author-detail'</text:span><text:span text:style-name="T39">),</text:span></text:p>
          <text:p text:style-name="P6">)</text:p>
          <text:p text:style-name="P6"><text:span text:style-name="T6">Then we’d write our new view – </text:span><text:span text:style-name="Teletype"><text:span text:style-name="T14">get_object</text:span></text:span><text:span text:style-name="T6"> is the method that retrieves the object – so we simply override it and wrap the call:</text:span></text:p>
          <text:p text:style-name="P6">from <text:span text:style-name="T17">django.views.generic</text:span> import DetailView</text:p>
          <text:p text:style-name="P6">from <text:span text:style-name="T17">django.utils</text:span> import timezone</text:p>
          <text:p text:style-name="P6">from <text:span text:style-name="T17">books.models</text:span> import Author</text:p>
          <text:p text:style-name="P6"/>
          <text:p text:style-name="P6"><text:span text:style-name="T18">class</text:span> <text:span text:style-name="T27">AuthorDetailView</text:span>(DetailView):</text:p>
          <text:p text:style-name="P6"/>
          <text:p text:style-name="P6"><text:s text:c="4"/><text:span text:style-name="T39">queryset </text:span><text:span text:style-name="T40">=</text:span><text:span text:style-name="T39"> Author</text:span><text:span text:style-name="T40">.</text:span><text:span text:style-name="T39">objects</text:span><text:span text:style-name="T40">.</text:span><text:span text:style-name="T39">all()</text:span></text:p>
          <text:p text:style-name="P6"/>
          <text:p text:style-name="P6"><text:s text:c="4"/><text:span text:style-name="T40">def</text:span><text:span text:style-name="T39"> </text:span><text:span text:style-name="T30">get_object</text:span><text:span text:style-name="T39">(</text:span><text:span text:style-name="T22">self</text:span><text:span text:style-name="T39">):</text:span></text:p>
          <text:p text:style-name="P6"><text:s text:c="8"/><text:span text:style-name="T33"># Call the superclass</text:span></text:p>
          <text:p text:style-name="P6"><text:s text:c="8"/><text:span text:style-name="T22">object</text:span><text:span text:style-name="T39"> </text:span><text:span text:style-name="T40">=</text:span><text:span text:style-name="T39"> </text:span><text:span text:style-name="T22">super</text:span><text:span text:style-name="T39">(AuthorDetailView, </text:span><text:span text:style-name="T22">self</text:span><text:span text:style-name="T39">)</text:span><text:span text:style-name="T40">.</text:span><text:span text:style-name="T39">get_object()</text:span></text:p>
          <text:p text:style-name="P6"><text:s text:c="8"/><text:span text:style-name="T33"># Record the last accessed date</text:span></text:p>
          <text:p text:style-name="P6"><text:s text:c="8"/><text:span text:style-name="T22">object</text:span><text:span text:style-name="T40">.</text:span><text:span text:style-name="T39">last_accessed </text:span><text:span text:style-name="T40">=</text:span><text:span text:style-name="T39"> timezone</text:span><text:span text:style-name="T40">.</text:span><text:span text:style-name="T39">now()</text:span></text:p>
          <text:p text:style-name="P6"><text:s text:c="8"/><text:span text:style-name="T22">object</text:span><text:span text:style-name="T40">.</text:span><text:span text:style-name="T39">save()</text:span></text:p>
          <text:p text:style-name="P6"><text:s text:c="8"/><text:span text:style-name="T33"># Return the object</text:span></text:p>
          <text:p text:style-name="P6"><text:s text:c="8"/><text:span text:style-name="T40">return</text:span><text:span text:style-name="T39"> </text:span><text:span text:style-name="T22">object</text:span></text:p>
          <text:p text:style-name="P6">Note</text:p>
          <text:p text:style-name="P6"><text:span text:style-name="T6">The URLconf here uses the named group </text:span><text:span text:style-name="Teletype"><text:span text:style-name="T14">pk</text:span></text:span><text:span text:style-name="T6"> - this name is the default name that </text:span><text:span text:style-name="Teletype"><text:span text:style-name="T14">DetailView</text:span></text:span><text:span text:style-name="T6"> uses to find the value of the primary key used to filter the queryset.</text:span></text:p>
          <text:p text:style-name="P6"><text:span text:style-name="T6">If you want to call the group something else, you can set </text:span><text:span text:style-name="Teletype"><text:span text:style-name="T14">pk_url_kwarg</text:span></text:span><text:span text:style-name="T6"> on the view. More details can be found in the reference for</text:span><text:a xlink:type="simple" xlink:href="https://docs.djangoproject.com/en/1.6/ref/class-based-views/generic-display/#django.views.generic.detail.DetailView"><text:span text:style-name="Teletype"><text:span text:style-name="T12">DetailView</text:span></text:span></text:a></text:p>
        </text:section>
      </text:section>
      <text:p text:style-name="P6"/>
      <text:h text:style-name="P3" text:outline-level="2"><text:soft-page-break/>Form handling with class-based views</text:h>
      <text:p text:style-name="P6">Form processing generally has 3 paths:</text:p>
      <text:p text:style-name="P6">Initial GET (blank or prepopulated form)</text:p>
      <text:p text:style-name="P6">POST with invalid data (typically redisplay form with errors)</text:p>
      <text:p text:style-name="P6">POST with valid data (process the data and typically redirect)</text:p>
      <text:p text:style-name="P6"><text:span text:style-name="T6">Implementing this yourself often results in a lot of repeated boilerplate code (see </text:span><text:a xlink:type="simple" xlink:href="https://docs.djangoproject.com/en/1.6/topics/forms/#using-a-form-in-a-view"><text:span text:style-name="Emphasis"><text:span text:style-name="T9">Using a form in a view</text:span></text:span></text:a><text:span text:style-name="T6">). To help avoid this, Django provides a collection of generic class-based views for form processing.</text:span></text:p>
      <text:section text:style-name="Sect1" text:name="s-basic-forms">
        <text:p text:style-name="P6"><text:bookmark text:name="basic-forms"/>Basic Forms</text:p>
        <text:p text:style-name="P6">Given a simple contact form:</text:p>
        <text:p text:style-name="P6"># forms.py</text:p>
        <text:p text:style-name="P6">from <text:span text:style-name="T17">django</text:span> import forms</text:p>
        <text:p text:style-name="P6"/>
        <text:p text:style-name="P6"><text:span text:style-name="T18">class</text:span> <text:span text:style-name="T27">ContactForm</text:span>(forms<text:span text:style-name="T18">.</text:span>Form):</text:p>
        <text:p text:style-name="P6"><text:s text:c="4"/><text:span text:style-name="T39">name </text:span><text:span text:style-name="T40">=</text:span><text:span text:style-name="T39"> forms</text:span><text:span text:style-name="T40">.</text:span><text:span text:style-name="T39">CharField()</text:span></text:p>
        <text:p text:style-name="P6"><text:s text:c="4"/><text:span text:style-name="T39">message </text:span><text:span text:style-name="T40">=</text:span><text:span text:style-name="T39"> forms</text:span><text:span text:style-name="T40">.</text:span><text:span text:style-name="T39">CharField(widget</text:span><text:span text:style-name="T40">=</text:span><text:span text:style-name="T39">forms</text:span><text:span text:style-name="T40">.</text:span><text:span text:style-name="T39">Textarea)</text:span></text:p>
        <text:p text:style-name="P6"/>
        <text:p text:style-name="P6"><text:s text:c="4"/><text:span text:style-name="T40">def</text:span><text:span text:style-name="T39"> </text:span><text:span text:style-name="T30">send_email</text:span><text:span text:style-name="T39">(</text:span><text:span text:style-name="T22">self</text:span><text:span text:style-name="T39">):</text:span></text:p>
        <text:p text:style-name="P6"><text:s text:c="8"/><text:span text:style-name="T33"># send email using the self.cleaned_data dictionary</text:span></text:p>
        <text:p text:style-name="P6"><text:s text:c="8"/><text:span text:style-name="T40">pass</text:span></text:p>
        <text:p text:style-name="P6"><text:span text:style-name="T6">The view can be constructed using a </text:span><text:span text:style-name="Teletype"><text:span text:style-name="T14">FormView</text:span></text:span><text:span text:style-name="T6">:</text:span></text:p>
        <text:p text:style-name="P6"># views.py</text:p>
        <text:p text:style-name="P6">from <text:span text:style-name="T17">myapp.forms</text:span> import ContactForm</text:p>
        <text:p text:style-name="P6">from <text:span text:style-name="T17">django.views.generic.edit</text:span> import FormView</text:p>
        <text:p text:style-name="P6"/>
        <text:p text:style-name="P6"><text:span text:style-name="T18">class</text:span> <text:span text:style-name="T27">ContactView</text:span>(FormView):</text:p>
        <text:p text:style-name="P6"><text:s text:c="4"/><text:span text:style-name="T39">template_name </text:span><text:span text:style-name="T40">=</text:span><text:span text:style-name="T39"> </text:span><text:span text:style-name="T26">'contact.html'</text:span></text:p>
        <text:p text:style-name="P6"><text:s text:c="4"/><text:span text:style-name="T39">form_class </text:span><text:span text:style-name="T40">=</text:span><text:span text:style-name="T39"> ContactForm</text:span></text:p>
        <text:p text:style-name="P6"><text:s text:c="4"/><text:span text:style-name="T39">success_url </text:span><text:span text:style-name="T40">=</text:span><text:span text:style-name="T39"> </text:span><text:span text:style-name="T26">'/thanks/'</text:span></text:p>
        <text:p text:style-name="P6"/>
        <text:p text:style-name="P6"><text:s text:c="4"/><text:span text:style-name="T40">def</text:span><text:span text:style-name="T39"> </text:span><text:span text:style-name="T30">form_valid</text:span><text:span text:style-name="T39">(</text:span><text:span text:style-name="T22">self</text:span><text:span text:style-name="T39">, form):</text:span></text:p>
        <text:p text:style-name="P6"><text:s text:c="8"/><text:span text:style-name="T33"># This method is called when valid form data has been POSTed.</text:span></text:p>
        <text:p text:style-name="P6"><text:s text:c="8"/><text:span text:style-name="T33"># It should return an HttpResponse.</text:span></text:p>
        <text:p text:style-name="P6"><text:s text:c="8"/><text:span text:style-name="T39">form</text:span><text:span text:style-name="T40">.</text:span><text:span text:style-name="T39">send_email()</text:span></text:p>
        <text:p text:style-name="P6"><text:s text:c="8"/><text:span text:style-name="T40">return</text:span><text:span text:style-name="T39"> </text:span><text:span text:style-name="T22">super</text:span><text:span text:style-name="T39">(ContactView, </text:span><text:span text:style-name="T22">self</text:span><text:span text:style-name="T39">)</text:span><text:span text:style-name="T40">.</text:span><text:span text:style-name="T39">form_valid(form)</text:span></text:p>
        <text:p text:style-name="P6">Notes:</text:p>
        <text:p text:style-name="P6"><text:span text:style-name="T6">FormView inherits </text:span><text:a xlink:type="simple" xlink:href="https://docs.djangoproject.com/en/1.6/ref/class-based-views/mixins-simple/#django.views.generic.base.TemplateResponseMixin"><text:span text:style-name="Teletype"><text:span text:style-name="T12">TemplateResponseMixin</text:span></text:span></text:a><text:span text:style-name="T6"> so </text:span><text:a xlink:type="simple" xlink:href="https://docs.djangoproject.com/en/1.6/ref/class-based-views/mixins-simple/#django.views.generic.base.TemplateResponseMixin.template_name"><text:span text:style-name="Teletype"><text:span text:style-name="T12">template_name</text:span></text:span></text:a><text:span text:style-name="T6"> can be used here.</text:span></text:p>
        <text:p text:style-name="P6"><text:span text:style-name="T6">The default implementation for </text:span><text:a xlink:type="simple" xlink:href="https://docs.djangoproject.com/en/1.6/ref/class-based-views/mixins-editing/#django.views.generic.edit.FormMixin.form_valid"><text:span text:style-name="Teletype"><text:span text:style-name="T12">form_valid()</text:span></text:span></text:a><text:span text:style-name="T6"> simply redirects to the </text:span><text:a xlink:type="simple" xlink:href="https://docs.djangoproject.com/en/1.6/ref/class-based-views/mixins-editing/#django.views.generic.edit.FormMixin.success_url"><text:span text:style-name="Teletype"><text:span text:style-name="T12">success_url</text:span></text:span></text:a><text:span text:style-name="T6">.</text:span></text:p>
      </text:section>
      <text:section text:style-name="Sect1" text:name="s-model-forms">
        <text:h text:style-name="P3" text:outline-level="2"><text:bookmark text:name="model-forms"/>Model Forms</text:h>
        <text:p text:style-name="P6"><text:span text:style-name="T6">Generic views really shine when working with models. These generic views will automatically create a </text:span><text:a xlink:type="simple" xlink:href="https://docs.djangoproject.com/en/1.6/topics/forms/modelforms/#django.forms.ModelForm"><text:span text:style-name="Teletype"><text:span text:style-name="T12">ModelForm</text:span></text:span></text:a><text:span text:style-name="T6">, so long as they can work out which model class to use:</text:span></text:p>
        <text:p text:style-name="P6"><text:span text:style-name="T6">If the </text:span><text:a xlink:type="simple" xlink:href="https://docs.djangoproject.com/en/1.6/ref/class-based-views/mixins-editing/#django.views.generic.edit.ModelFormMixin.model"><text:span text:style-name="Teletype"><text:span text:style-name="T12">model</text:span></text:span></text:a><text:span text:style-name="T6"> attribute is given, that model class will be used.</text:span></text:p>
        <text:p text:style-name="P6"><text:span text:style-name="T6">If </text:span><text:a xlink:type="simple" xlink:href="https://docs.djangoproject.com/en/1.6/ref/class-based-views/mixins-single-object/#django.views.generic.detail.SingleObjectMixin.get_object"><text:span text:style-name="Teletype"><text:span text:style-name="T12">get_object()</text:span></text:span></text:a><text:span text:style-name="T6"> returns an object, the class of that object will be used.</text:span></text:p>
        <text:p text:style-name="P6"><text:span text:style-name="T6">If a </text:span><text:a xlink:type="simple" xlink:href="https://docs.djangoproject.com/en/1.6/ref/class-based-views/mixins-single-object/#django.views.generic.detail.SingleObjectMixin.queryset"><text:span text:style-name="Teletype"><text:span text:style-name="T12">queryset</text:span></text:span></text:a><text:span text:style-name="T6"> is given, the model for that queryset will be used.</text:span></text:p>
        <text:p text:style-name="P6"><text:span text:style-name="T6">Model form views provide a </text:span><text:a xlink:type="simple" xlink:href="https://docs.djangoproject.com/en/1.6/ref/class-based-views/mixins-editing/#django.views.generic.edit.ModelFormMixin.form_valid"><text:span text:style-name="Teletype"><text:span text:style-name="T12">form_valid()</text:span></text:span></text:a><text:span text:style-name="T6"> implementation that saves the model automatically. You can override this if you have any special requirements; see below for examples.</text:span></text:p>
        <text:p text:style-name="P6"><text:span text:style-name="T6">You don’t even need to provide a </text:span><text:span text:style-name="Teletype"><text:span text:style-name="T14">success_url</text:span></text:span><text:span text:style-name="T6"> for </text:span><text:a xlink:type="simple" xlink:href="https://docs.djangoproject.com/en/1.6/ref/class-based-views/generic-editing/#django.views.generic.edit.CreateView"><text:span text:style-name="Teletype"><text:span text:style-name="T12">CreateView</text:span></text:span></text:a><text:span text:style-name="T6"> or </text:span><text:a xlink:type="simple" xlink:href="https://docs.djangoproject.com/en/1.6/ref/class-based-views/generic-editing/#django.views.generic.edit.UpdateView"><text:span text:style-name="Teletype"><text:span text:style-name="T12">UpdateView</text:span></text:span></text:a><text:span text:style-name="T6"> - they will use </text:span><text:a xlink:type="simple" xlink:href="https://docs.djangoproject.com/en/1.6/ref/models/instances/#django.db.models.Model.get_absolute_url"><text:span text:style-name="Teletype"><text:span text:style-name="T12">get_absolute_url()</text:span></text:span></text:a><text:span text:style-name="T6"> on the model object if available.</text:span></text:p>
        <text:p text:style-name="P6"><text:span text:style-name="T6">If you want to use a custom </text:span><text:a xlink:type="simple" xlink:href="https://docs.djangoproject.com/en/1.6/topics/forms/modelforms/#django.forms.ModelForm"><text:span text:style-name="Teletype"><text:span text:style-name="T12">ModelForm</text:span></text:span></text:a><text:span text:style-name="T6"> (for instance to add extra validation) simply set </text:span><text:a xlink:type="simple" xlink:href="https://docs.djangoproject.com/en/1.6/ref/class-based-views/mixins-editing/#django.views.generic.edit.FormMixin.form_class"><text:span text:style-name="Teletype"><text:span text:style-name="T12">form_class</text:span></text:span></text:a><text:span text:style-name="T6"> on your view.</text:span></text:p>
        <text:p text:style-name="P6">Note</text:p>
        <text:p text:style-name="P6"><text:span text:style-name="T6">When specifying a custom form class, you must still specify the model, even though the </text:span><text:a xlink:type="simple" xlink:href="https://docs.djangoproject.com/en/1.6/ref/class-based-views/mixins-editing/#django.views.generic.edit.FormMixin.form_class"><text:span text:style-name="Teletype"><text:span text:style-name="T12">form_class</text:span></text:span></text:a><text:span text:style-name="T6"> may be </text:span><text:soft-page-break/><text:span text:style-name="T6">a </text:span><text:a xlink:type="simple" xlink:href="https://docs.djangoproject.com/en/1.6/topics/forms/modelforms/#django.forms.ModelForm"><text:span text:style-name="Teletype"><text:span text:style-name="T12">ModelForm</text:span></text:span></text:a><text:span text:style-name="T6">.</text:span></text:p>
        <text:p text:style-name="P6"><text:span text:style-name="T6">First we need to add </text:span><text:a xlink:type="simple" xlink:href="https://docs.djangoproject.com/en/1.6/ref/models/instances/#django.db.models.Model.get_absolute_url"><text:span text:style-name="Teletype"><text:span text:style-name="T12">get_absolute_url()</text:span></text:span></text:a><text:span text:style-name="T6"> to our </text:span><text:span text:style-name="Teletype"><text:span text:style-name="T14">Author</text:span></text:span><text:span text:style-name="T6"> class:</text:span></text:p>
        <text:p text:style-name="P6"># models.py</text:p>
        <text:p text:style-name="P6">from <text:span text:style-name="T17">django.core.urlresolvers</text:span> import reverse</text:p>
        <text:p text:style-name="P6">from <text:span text:style-name="T17">django.db</text:span> import models</text:p>
        <text:p text:style-name="P6"/>
        <text:p text:style-name="P6"><text:span text:style-name="T18">class</text:span> <text:span text:style-name="T27">Author</text:span>(models<text:span text:style-name="T18">.</text:span>Model):</text:p>
        <text:p text:style-name="P6"><text:s text:c="4"/><text:span text:style-name="T39">name </text:span><text:span text:style-name="T40">=</text:span><text:span text:style-name="T39"> models</text:span><text:span text:style-name="T40">.</text:span><text:span text:style-name="T39">CharField(max_length</text:span><text:span text:style-name="T40">=</text:span><text:span text:style-name="T37">200</text:span><text:span text:style-name="T39">)</text:span></text:p>
        <text:p text:style-name="P6"/>
        <text:p text:style-name="P6"><text:s text:c="4"/><text:span text:style-name="T40">def</text:span><text:span text:style-name="T39"> </text:span><text:span text:style-name="T30">get_absolute_url</text:span><text:span text:style-name="T39">(</text:span><text:span text:style-name="T22">self</text:span><text:span text:style-name="T39">):</text:span></text:p>
        <text:p text:style-name="P6"><text:s text:c="8"/><text:span text:style-name="T40">return</text:span><text:span text:style-name="T39"> reverse(</text:span><text:span text:style-name="T26">'author-detail'</text:span><text:span text:style-name="T39">, kwargs</text:span><text:span text:style-name="T40">=</text:span><text:span text:style-name="T39">{</text:span><text:span text:style-name="T26">'pk'</text:span><text:span text:style-name="T39">: </text:span><text:span text:style-name="T22">self</text:span><text:span text:style-name="T40">.</text:span><text:span text:style-name="T39">pk})</text:span></text:p>
        <text:p text:style-name="P6"><text:span text:style-name="T6">Then we can use </text:span><text:a xlink:type="simple" xlink:href="https://docs.djangoproject.com/en/1.6/ref/class-based-views/flattened-index/#CreateView"><text:span text:style-name="Teletype"><text:span text:style-name="T12">CreateView</text:span></text:span></text:a><text:span text:style-name="T6"> and friends to do the actual work. Notice how we’re just configuring the generic class-based views here; we don’t have to write any logic ourselves:</text:span></text:p>
        <text:p text:style-name="P6"># views.py</text:p>
        <text:p text:style-name="P6">from <text:span text:style-name="T17">django.views.generic.edit</text:span> import CreateView, UpdateView, DeleteView</text:p>
        <text:p text:style-name="P6">from <text:span text:style-name="T17">django.core.urlresolvers</text:span> import reverse_lazy</text:p>
        <text:p text:style-name="P6">from <text:span text:style-name="T17">myapp.models</text:span> import Author</text:p>
        <text:p text:style-name="P6"/>
        <text:p text:style-name="P6"><text:span text:style-name="T18">class</text:span> <text:span text:style-name="T27">AuthorCreate</text:span>(CreateView):</text:p>
        <text:p text:style-name="P6"><text:s text:c="4"/><text:span text:style-name="T39">model </text:span><text:span text:style-name="T40">=</text:span><text:span text:style-name="T39"> Author</text:span></text:p>
        <text:p text:style-name="P6"><text:s text:c="4"/><text:span text:style-name="T39">fields </text:span><text:span text:style-name="T40">=</text:span><text:span text:style-name="T39"> [</text:span><text:span text:style-name="T26">'name'</text:span><text:span text:style-name="T39">]</text:span></text:p>
        <text:p text:style-name="P6"/>
        <text:p text:style-name="P6"><text:span text:style-name="T18">class</text:span> <text:span text:style-name="T27">AuthorUpdate</text:span>(UpdateView):</text:p>
        <text:p text:style-name="P6"><text:s text:c="4"/><text:span text:style-name="T39">model </text:span><text:span text:style-name="T40">=</text:span><text:span text:style-name="T39"> Author</text:span></text:p>
        <text:p text:style-name="P6"><text:s text:c="4"/><text:span text:style-name="T39">fields </text:span><text:span text:style-name="T40">=</text:span><text:span text:style-name="T39"> [</text:span><text:span text:style-name="T26">'name'</text:span><text:span text:style-name="T39">]</text:span></text:p>
        <text:p text:style-name="P6"/>
        <text:p text:style-name="P6"><text:span text:style-name="T18">class</text:span> <text:span text:style-name="T27">AuthorDelete</text:span>(DeleteView):</text:p>
        <text:p text:style-name="P6"><text:s text:c="4"/><text:span text:style-name="T39">model </text:span><text:span text:style-name="T40">=</text:span><text:span text:style-name="T39"> Author</text:span></text:p>
        <text:p text:style-name="P6"><text:s text:c="4"/><text:span text:style-name="T39">success_url </text:span><text:span text:style-name="T40">=</text:span><text:span text:style-name="T39"> reverse_lazy(</text:span><text:span text:style-name="T26">'author-list'</text:span><text:span text:style-name="T39">)</text:span></text:p>
        <text:p text:style-name="P6">Note</text:p>
        <text:p text:style-name="P6"><text:span text:style-name="T6">We have to use </text:span><text:a xlink:type="simple" xlink:href="https://docs.djangoproject.com/en/1.6/ref/urlresolvers/#django.core.urlresolvers.reverse_lazy"><text:span text:style-name="Teletype"><text:span text:style-name="T12">reverse_lazy()</text:span></text:span></text:a><text:span text:style-name="T6"> here, not just </text:span><text:span text:style-name="Teletype"><text:span text:style-name="T14">reverse</text:span></text:span><text:span text:style-name="T6"> as the urls are not loaded when the file is imported.</text:span></text:p>
        <text:p text:style-name="P6">Changed in Django 1.6.</text:p>
        <text:p text:style-name="P6"><text:span text:style-name="T6">In Django 1.6, the </text:span><text:span text:style-name="Teletype"><text:span text:style-name="T14">fields</text:span></text:span><text:span text:style-name="T6"> attribute was added, which works the same way as the </text:span><text:span text:style-name="Teletype"><text:span text:style-name="T14">fields</text:span></text:span><text:span text:style-name="T6"> attribute on the inner </text:span><text:span text:style-name="Teletype"><text:span text:style-name="T14">Meta</text:span></text:span><text:span text:style-name="T6"> class on </text:span><text:a xlink:type="simple" xlink:href="https://docs.djangoproject.com/en/1.6/topics/forms/modelforms/#django.forms.ModelForm"><text:span text:style-name="Teletype"><text:span text:style-name="T12">ModelForm</text:span></text:span></text:a><text:span text:style-name="T6">.</text:span></text:p>
        <text:p text:style-name="P6">Omitting the fields attribute will work as previously, but is deprecated and this attribute will be required from 1.8 (unless you define the form class in another way).</text:p>
        <text:p text:style-name="P6">Finally, we hook these new views into the URLconf:</text:p>
        <text:p text:style-name="P6"># urls.py</text:p>
        <text:p text:style-name="P6">from <text:span text:style-name="T17">django.conf.urls</text:span> import patterns, url</text:p>
        <text:p text:style-name="P6">from <text:span text:style-name="T17">myapp.views</text:span> import AuthorCreate, AuthorUpdate, AuthorDelete</text:p>
        <text:p text:style-name="P6"/>
        <text:p text:style-name="P6">urlpatterns <text:span text:style-name="T18">=</text:span> patterns(<text:span text:style-name="T25">''</text:span>,</text:p>
        <text:p text:style-name="P6"><text:s text:c="4"/><text:span text:style-name="T33"># ...</text:span></text:p>
        <text:p text:style-name="P6"><text:s text:c="4"/><text:span text:style-name="T39">url(</text:span><text:span text:style-name="T26">r'author/add/$'</text:span><text:span text:style-name="T39">, AuthorCreate</text:span><text:span text:style-name="T40">.</text:span><text:span text:style-name="T39">as_view(), name</text:span><text:span text:style-name="T40">=</text:span><text:span text:style-name="T26">'author_add'</text:span><text:span text:style-name="T39">),</text:span></text:p>
        <text:p text:style-name="P6"><text:s text:c="4"/><text:span text:style-name="T39">url(</text:span><text:span text:style-name="T26">r'author/(?P&lt;pk&gt;\d+)/$'</text:span><text:span text:style-name="T39">, AuthorUpdate</text:span><text:span text:style-name="T40">.</text:span><text:span text:style-name="T39">as_view(), name</text:span><text:span text:style-name="T40">=</text:span><text:span text:style-name="T26">'author_update'</text:span><text:span text:style-name="T39">),</text:span></text:p>
        <text:p text:style-name="P6"><text:s text:c="4"/><text:span text:style-name="T39">url(</text:span><text:span text:style-name="T26">r'author/(?P&lt;pk&gt;\d+)/delete/$'</text:span><text:span text:style-name="T39">, AuthorDelete</text:span><text:span text:style-name="T40">.</text:span><text:span text:style-name="T39">as_view(), name</text:span><text:span text:style-name="T40">=</text:span><text:span text:style-name="T26">'author_delete'</text:span><text:span text:style-name="T39">),</text:span></text:p>
        <text:p text:style-name="P6">)</text:p>
        <text:p text:style-name="P6">Note</text:p>
        <text:p text:style-name="P6"><text:span text:style-name="T6">These views inherit </text:span><text:a xlink:type="simple" xlink:href="https://docs.djangoproject.com/en/1.6/ref/class-based-views/mixins-single-object/#django.views.generic.detail.SingleObjectTemplateResponseMixin"><text:span text:style-name="Teletype"><text:span text:style-name="T12">SingleObjectTemplateResponseMixin</text:span></text:span></text:a><text:span text:style-name="T6"> which uses </text:span><text:a xlink:type="simple" xlink:href="https://docs.djangoproject.com/en/1.6/ref/class-based-views/mixins-single-object/#django.views.generic.detail.SingleObjectTemplateResponseMixin.template_name_suffix"><text:span text:style-name="Teletype"><text:span text:style-name="T12">template_name_suffix</text:span></text:span></text:a><text:span text:style-name="T6"> to construct the</text:span><text:a xlink:type="simple" xlink:href="https://docs.djangoproject.com/en/1.6/ref/class-based-views/mixins-simple/#django.views.generic.base.TemplateResponseMixin.template_name"><text:span text:style-name="Teletype"><text:span text:style-name="T12">template_name</text:span></text:span></text:a><text:span text:style-name="T6"> based on the model.</text:span></text:p>
        <text:p text:style-name="P6">In this example:</text:p>
        <text:p text:style-name="P6"><text:a xlink:type="simple" xlink:href="https://docs.djangoproject.com/en/1.6/ref/class-based-views/flattened-index/#CreateView"><text:span text:style-name="Teletype"><text:span text:style-name="T12">CreateView</text:span></text:span></text:a><text:span text:style-name="T6"> and </text:span><text:a xlink:type="simple" xlink:href="https://docs.djangoproject.com/en/1.6/ref/class-based-views/flattened-index/#UpdateView"><text:span text:style-name="Teletype"><text:span text:style-name="T12">UpdateView</text:span></text:span></text:a><text:span text:style-name="T6"> use </text:span><text:span text:style-name="Teletype"><text:span text:style-name="T14">myapp/author_form.html</text:span></text:span></text:p>
        <text:p text:style-name="P6"><text:soft-page-break/><text:a xlink:type="simple" xlink:href="https://docs.djangoproject.com/en/1.6/ref/class-based-views/flattened-index/#DeleteView"><text:span text:style-name="Teletype"><text:span text:style-name="T12">DeleteView</text:span></text:span></text:a><text:span text:style-name="T6"> uses </text:span><text:span text:style-name="Teletype"><text:span text:style-name="T14">myapp/author_confirm_delete.html</text:span></text:span></text:p>
        <text:p text:style-name="P6"><text:span text:style-name="T6">If you wish to have separate templates for </text:span><text:a xlink:type="simple" xlink:href="https://docs.djangoproject.com/en/1.6/ref/class-based-views/flattened-index/#CreateView"><text:span text:style-name="Teletype"><text:span text:style-name="T12">CreateView</text:span></text:span></text:a><text:span text:style-name="T6"> and </text:span><text:a xlink:type="simple" xlink:href="https://docs.djangoproject.com/en/1.6/ref/class-based-views/flattened-index/#UpdateView"><text:span text:style-name="Teletype"><text:span text:style-name="T12">UpdateView</text:span></text:span></text:a><text:span text:style-name="T6">, you can set either </text:span><text:a xlink:type="simple" xlink:href="https://docs.djangoproject.com/en/1.6/ref/class-based-views/mixins-simple/#django.views.generic.base.TemplateResponseMixin.template_name"><text:span text:style-name="Teletype"><text:span text:style-name="T12">template_name</text:span></text:span></text:a><text:span text:style-name="T6"> or</text:span><text:a xlink:type="simple" xlink:href="https://docs.djangoproject.com/en/1.6/ref/class-based-views/mixins-single-object/#django.views.generic.detail.SingleObjectTemplateResponseMixin.template_name_suffix"><text:span text:style-name="Teletype"><text:span text:style-name="T12">template_name_suffix</text:span></text:span></text:a><text:span text:style-name="T6"> on your view class.</text:span></text:p>
      </text:section>
      <text:section text:style-name="Sect1" text:name="s-models-and-request-user">
        <text:h text:style-name="P3" text:outline-level="2"><text:bookmark text:name="models-and-request-user"/>Models and request.user</text:h>
        <text:p text:style-name="P6"><text:span text:style-name="T6">To track the user that created an object using a </text:span><text:a xlink:type="simple" xlink:href="https://docs.djangoproject.com/en/1.6/ref/class-based-views/flattened-index/#CreateView"><text:span text:style-name="Teletype"><text:span text:style-name="T12">CreateView</text:span></text:span></text:a><text:span text:style-name="T6">, you can use a custom </text:span><text:a xlink:type="simple" xlink:href="https://docs.djangoproject.com/en/1.6/topics/forms/modelforms/#django.forms.ModelForm"><text:span text:style-name="Teletype"><text:span text:style-name="T12">ModelForm</text:span></text:span></text:a><text:span text:style-name="T6"> to do this. First, add the foreign key relation to the model:</text:span></text:p>
        <text:p text:style-name="P6"># models.py</text:p>
        <text:p text:style-name="P6">from <text:span text:style-name="T17">django.contrib.auth</text:span> import User</text:p>
        <text:p text:style-name="P6">from <text:span text:style-name="T17">django.db</text:span> import models</text:p>
        <text:p text:style-name="P6"/>
        <text:p text:style-name="P6"><text:span text:style-name="T18">class</text:span> <text:span text:style-name="T27">Author</text:span>(models<text:span text:style-name="T18">.</text:span>Model):</text:p>
        <text:p text:style-name="P6"><text:s text:c="4"/><text:span text:style-name="T39">name </text:span><text:span text:style-name="T40">=</text:span><text:span text:style-name="T39"> models</text:span><text:span text:style-name="T40">.</text:span><text:span text:style-name="T39">CharField(max_length</text:span><text:span text:style-name="T40">=</text:span><text:span text:style-name="T37">200</text:span><text:span text:style-name="T39">)</text:span></text:p>
        <text:p text:style-name="P6"><text:s text:c="4"/><text:span text:style-name="T39">created_by </text:span><text:span text:style-name="T40">=</text:span><text:span text:style-name="T39"> models</text:span><text:span text:style-name="T40">.</text:span><text:span text:style-name="T39">ForeignKey(User)</text:span></text:p>
        <text:p text:style-name="P6"/>
        <text:p text:style-name="P6"><text:s text:c="4"/><text:span text:style-name="T33"># ...</text:span></text:p>
        <text:p text:style-name="P6"><text:span text:style-name="T6">In the view, ensure that you don’t include </text:span><text:span text:style-name="Teletype"><text:span text:style-name="T14">created_by</text:span></text:span><text:span text:style-name="T6"> in the list of fields to edit, and override </text:span><text:a xlink:type="simple" xlink:href="https://docs.djangoproject.com/en/1.6/ref/class-based-views/mixins-editing/#django.views.generic.edit.ModelFormMixin.form_valid"><text:span text:style-name="Teletype"><text:span text:style-name="T12">form_valid()</text:span></text:span></text:a><text:span text:style-name="T6"> to add the user:</text:span></text:p>
        <text:p text:style-name="P6"># views.py</text:p>
        <text:p text:style-name="P6">from <text:span text:style-name="T17">django.views.generic.edit</text:span> import CreateView</text:p>
        <text:p text:style-name="P6">from <text:span text:style-name="T17">myapp.models</text:span> import Author</text:p>
        <text:p text:style-name="P6"/>
        <text:p text:style-name="P6"><text:span text:style-name="T18">class</text:span> <text:span text:style-name="T27">AuthorCreate</text:span>(CreateView):</text:p>
        <text:p text:style-name="P6"><text:s text:c="4"/><text:span text:style-name="T39">model </text:span><text:span text:style-name="T40">=</text:span><text:span text:style-name="T39"> Author</text:span></text:p>
        <text:p text:style-name="P6"><text:s text:c="4"/><text:span text:style-name="T39">fields </text:span><text:span text:style-name="T40">=</text:span><text:span text:style-name="T39"> [</text:span><text:span text:style-name="T26">'name'</text:span><text:span text:style-name="T39">]</text:span></text:p>
        <text:p text:style-name="P6"/>
        <text:p text:style-name="P6"><text:s text:c="4"/><text:span text:style-name="T40">def</text:span><text:span text:style-name="T39"> </text:span><text:span text:style-name="T30">form_valid</text:span><text:span text:style-name="T39">(</text:span><text:span text:style-name="T22">self</text:span><text:span text:style-name="T39">, form):</text:span></text:p>
        <text:p text:style-name="P6"><text:s text:c="8"/><text:span text:style-name="T39">form</text:span><text:span text:style-name="T40">.</text:span><text:span text:style-name="T39">instance</text:span><text:span text:style-name="T40">.</text:span><text:span text:style-name="T39">created_by </text:span><text:span text:style-name="T40">=</text:span><text:span text:style-name="T39"> </text:span><text:span text:style-name="T22">self</text:span><text:span text:style-name="T40">.</text:span><text:span text:style-name="T39">request</text:span><text:span text:style-name="T40">.</text:span><text:span text:style-name="T39">user</text:span></text:p>
        <text:p text:style-name="P6"><text:s text:c="8"/><text:span text:style-name="T40">return</text:span><text:span text:style-name="T39"> </text:span><text:span text:style-name="T22">super</text:span><text:span text:style-name="T39">(AuthorCreate, </text:span><text:span text:style-name="T22">self</text:span><text:span text:style-name="T39">)</text:span><text:span text:style-name="T40">.</text:span><text:span text:style-name="T39">form_valid(form)</text:span></text:p>
        <text:p text:style-name="P6"><text:span text:style-name="T6">Note that you’ll need to </text:span><text:a xlink:type="simple" xlink:href="https://docs.djangoproject.com/en/1.6/topics/class-based-views/intro/#id1"><text:span text:style-name="Emphasis"><text:span text:style-name="T9">decorate this view</text:span></text:span></text:a><text:span text:style-name="T6"> using </text:span><text:a xlink:type="simple" xlink:href="https://docs.djangoproject.com/en/1.6/topics/auth/default/#django.contrib.auth.decorators.login_required"><text:span text:style-name="Teletype"><text:span text:style-name="T12">login_required()</text:span></text:span></text:a><text:span text:style-name="T6">, or alternatively handle unauthorized users in the </text:span><text:a xlink:type="simple" xlink:href="https://docs.djangoproject.com/en/1.6/ref/class-based-views/mixins-editing/#django.views.generic.edit.ModelFormMixin.form_valid"><text:span text:style-name="Teletype"><text:span text:style-name="T12">form_valid()</text:span></text:span></text:a><text:span text:style-name="T6">.</text:span></text:p>
      </text:section>
      <text:section text:style-name="Sect1" text:name="s-ajax-example">
        <text:h text:style-name="P3" text:outline-level="2"><text:bookmark text:name="ajax-example"/>AJAX example</text:h>
        <text:p text:style-name="P6">Here is a simple example showing how you might go about implementing a form that works for AJAX requests as well as ‘normal’ form POSTs:</text:p>
        <text:p text:style-name="P6">import <text:span text:style-name="T17">json</text:span></text:p>
        <text:p text:style-name="P6"/>
        <text:p text:style-name="P6">from <text:span text:style-name="T17">django.http</text:span> import HttpResponse</text:p>
        <text:p text:style-name="P6">from <text:span text:style-name="T17">django.views.generic.edit</text:span> import CreateView</text:p>
        <text:p text:style-name="P6">from <text:span text:style-name="T17">myapp.models</text:span> import Author</text:p>
        <text:p text:style-name="P6"/>
        <text:p text:style-name="P6"><text:span text:style-name="T18">class</text:span> <text:span text:style-name="T27">AjaxableResponseMixin</text:span>(<text:span text:style-name="T19">object</text:span>):</text:p>
        <text:p text:style-name="P6"><text:s text:c="4"/><text:span text:style-name="T26">"""</text:span></text:p>
        <text:p text:style-name="P6"><text:s text:c="4"/><text:span text:style-name="T39">Mixin to add AJAX support to a form.</text:span></text:p>
        <text:p text:style-name="P6"><text:s text:c="4"/><text:span text:style-name="T39">Must be used with an object-based FormView (e.g. CreateView)</text:span></text:p>
        <text:p text:style-name="P6"><text:s text:c="4"/><text:span text:style-name="T39">"""</text:span></text:p>
        <text:p text:style-name="P6"><text:s text:c="4"/><text:span text:style-name="T40">def</text:span><text:span text:style-name="T39"> </text:span><text:span text:style-name="T30">render_to_json_response</text:span><text:span text:style-name="T39">(</text:span><text:span text:style-name="T22">self</text:span><text:span text:style-name="T39">, context, </text:span><text:span text:style-name="T40">**</text:span><text:span text:style-name="T39">response_kwargs):</text:span></text:p>
        <text:p text:style-name="P6"><text:s text:c="8"/><text:span text:style-name="T39">data </text:span><text:span text:style-name="T40">=</text:span><text:span text:style-name="T39"> json</text:span><text:span text:style-name="T40">.</text:span><text:span text:style-name="T39">dumps(context)</text:span></text:p>
        <text:p text:style-name="P6"><text:s text:c="8"/><text:span text:style-name="T39">response_kwargs[</text:span><text:span text:style-name="T26">'content_type'</text:span><text:span text:style-name="T39">] </text:span><text:span text:style-name="T40">=</text:span><text:span text:style-name="T39"> </text:span><text:span text:style-name="T26">'application/json'</text:span></text:p>
        <text:p text:style-name="P6"><text:s text:c="8"/><text:span text:style-name="T40">return</text:span><text:span text:style-name="T39"> HttpResponse(data, </text:span><text:span text:style-name="T40">**</text:span><text:span text:style-name="T39">response_kwargs)</text:span></text:p>
        <text:p text:style-name="P6"/>
        <text:p text:style-name="P6"><text:s text:c="4"/><text:span text:style-name="T40">def</text:span><text:span text:style-name="T39"> </text:span><text:span text:style-name="T30">form_invalid</text:span><text:span text:style-name="T39">(</text:span><text:span text:style-name="T22">self</text:span><text:span text:style-name="T39">, form):</text:span></text:p>
        <text:p text:style-name="P6"><text:s text:c="8"/><text:span text:style-name="T39">response </text:span><text:span text:style-name="T40">=</text:span><text:span text:style-name="T39"> </text:span><text:span text:style-name="T22">super</text:span><text:span text:style-name="T39">(AjaxableResponseMixin, </text:span><text:span text:style-name="T22">self</text:span><text:span text:style-name="T39">)</text:span><text:span text:style-name="T40">.</text:span><text:span text:style-name="T39">form_invalid(form)</text:span></text:p>
        <text:p text:style-name="P6"><text:soft-page-break/><text:s text:c="8"/><text:span text:style-name="T40">if</text:span><text:span text:style-name="T39"> </text:span><text:span text:style-name="T22">self</text:span><text:span text:style-name="T40">.</text:span><text:span text:style-name="T39">request</text:span><text:span text:style-name="T40">.</text:span><text:span text:style-name="T39">is_ajax():</text:span></text:p>
        <text:p text:style-name="P6"><text:s text:c="12"/><text:span text:style-name="T40">return</text:span><text:span text:style-name="T39"> </text:span><text:span text:style-name="T22">self</text:span><text:span text:style-name="T40">.</text:span><text:span text:style-name="T39">render_to_json_response(form</text:span><text:span text:style-name="T40">.</text:span><text:span text:style-name="T39">errors, status</text:span><text:span text:style-name="T40">=</text:span><text:span text:style-name="T37">400</text:span><text:span text:style-name="T39">)</text:span></text:p>
        <text:p text:style-name="P6"><text:s text:c="8"/><text:span text:style-name="T40">else</text:span><text:span text:style-name="T39">:</text:span></text:p>
        <text:p text:style-name="P6"><text:s text:c="12"/><text:span text:style-name="T40">return</text:span><text:span text:style-name="T39"> response</text:span></text:p>
        <text:p text:style-name="P6"/>
        <text:p text:style-name="P6"><text:s text:c="4"/><text:span text:style-name="T40">def</text:span><text:span text:style-name="T39"> </text:span><text:span text:style-name="T30">form_valid</text:span><text:span text:style-name="T39">(</text:span><text:span text:style-name="T22">self</text:span><text:span text:style-name="T39">, form):</text:span></text:p>
        <text:p text:style-name="P6"><text:s text:c="8"/><text:span text:style-name="T33"># We make sure to call the parent's form_valid() method because</text:span></text:p>
        <text:p text:style-name="P6"><text:s text:c="8"/><text:span text:style-name="T33"># it might do some processing (in the case of CreateView, it will</text:span></text:p>
        <text:p text:style-name="P6"><text:s text:c="8"/><text:span text:style-name="T33"># call form.save() for example).</text:span></text:p>
        <text:p text:style-name="P6"><text:s text:c="8"/><text:span text:style-name="T39">response </text:span><text:span text:style-name="T40">=</text:span><text:span text:style-name="T39"> </text:span><text:span text:style-name="T22">super</text:span><text:span text:style-name="T39">(AjaxableResponseMixin, </text:span><text:span text:style-name="T22">self</text:span><text:span text:style-name="T39">)</text:span><text:span text:style-name="T40">.</text:span><text:span text:style-name="T39">form_valid(form)</text:span></text:p>
        <text:p text:style-name="P6"><text:s text:c="8"/><text:span text:style-name="T40">if</text:span><text:span text:style-name="T39"> </text:span><text:span text:style-name="T22">self</text:span><text:span text:style-name="T40">.</text:span><text:span text:style-name="T39">request</text:span><text:span text:style-name="T40">.</text:span><text:span text:style-name="T39">is_ajax():</text:span></text:p>
        <text:p text:style-name="P6"><text:s text:c="12"/><text:span text:style-name="T39">data </text:span><text:span text:style-name="T40">=</text:span><text:span text:style-name="T39"> {</text:span></text:p>
        <text:p text:style-name="P6"><text:s text:c="16"/><text:span text:style-name="T26">'pk'</text:span><text:span text:style-name="T39">: </text:span><text:span text:style-name="T22">self</text:span><text:span text:style-name="T40">.</text:span><text:span text:style-name="T39">object</text:span><text:span text:style-name="T40">.</text:span><text:span text:style-name="T39">pk,</text:span></text:p>
        <text:p text:style-name="P6"><text:s text:c="12"/><text:span text:style-name="T39">}</text:span></text:p>
        <text:p text:style-name="P6"><text:s text:c="12"/><text:span text:style-name="T40">return</text:span><text:span text:style-name="T39"> </text:span><text:span text:style-name="T22">self</text:span><text:span text:style-name="T40">.</text:span><text:span text:style-name="T39">render_to_json_response(data)</text:span></text:p>
        <text:p text:style-name="P6"><text:s text:c="8"/><text:span text:style-name="T40">else</text:span><text:span text:style-name="T39">:</text:span></text:p>
        <text:p text:style-name="P6"><text:s text:c="12"/><text:span text:style-name="T40">return</text:span><text:span text:style-name="T39"> response</text:span></text:p>
        <text:p text:style-name="P6"/>
        <text:p text:style-name="P6"><text:span text:style-name="T18">class</text:span> <text:span text:style-name="T27">AuthorCreate</text:span>(AjaxableResponseMixin, CreateView):</text:p>
        <text:p text:style-name="P6"><text:s text:c="4"/><text:span text:style-name="T39">model </text:span><text:span text:style-name="T40">=</text:span><text:span text:style-name="T39"> Author</text:span></text:p>
        <text:p text:style-name="P6"><text:s text:c="4"/><text:span text:style-name="T39">fields </text:span><text:span text:style-name="T40">=</text:span><text:span text:style-name="T39"> [</text:span><text:span text:style-name="T26">'name'</text:span><text:span text:style-name="T39">]</text:span></text:p>
      </text:section>
      <text:p text:style-name="P6"/>
      <text:h text:style-name="P2" text:outline-level="1">Using mixins with class-based views</text:h>
      <text:h text:style-name="P3" text:outline-level="2">Caution</text:h>
      <text:p text:style-name="P6"><text:span text:style-name="T5">This is an advanced topic. A working knowledge of </text:span><text:a xlink:type="simple" xlink:href="https://docs.djangoproject.com/en/1.6/topics/class-based-views/"><text:span text:style-name="Emphasis"><text:span text:style-name="T8">Django’s class-based views</text:span></text:span></text:a><text:span text:style-name="T5"> is advised before exploring these techniques.</text:span></text:p>
      <text:p text:style-name="P6"><text:span text:style-name="T6">Django’s built-in class-based views provide a lot of functionality, but some of it you may want to use separately. For instance, you may want to write a view that renders a template to make the HTTP response, but you can’t use </text:span><text:a xlink:type="simple" xlink:href="https://docs.djangoproject.com/en/1.6/ref/class-based-views/base/#django.views.generic.base.TemplateView"><text:span text:style-name="Teletype"><text:span text:style-name="T12">TemplateView</text:span></text:span></text:a><text:span text:style-name="T6">; perhaps you need to render a template only on </text:span><text:span text:style-name="Teletype"><text:span text:style-name="T14">POST</text:span></text:span><text:span text:style-name="T6">, with </text:span><text:span text:style-name="Teletype"><text:span text:style-name="T14">GET</text:span></text:span><text:span text:style-name="T6"> doing something else entirely. While you could use </text:span><text:a xlink:type="simple" xlink:href="https://docs.djangoproject.com/en/1.6/ref/template-response/#django.template.response.TemplateResponse"><text:span text:style-name="Teletype"><text:span text:style-name="T12">TemplateResponse</text:span></text:span></text:a><text:span text:style-name="T6"> directly, this will likely result in duplicate code.</text:span></text:p>
      <text:p text:style-name="P6"><text:span text:style-name="T6">For this reason, Django also provides a number of mixins that provide more discrete functionality. Template rendering, for instance, is encapsulated in the </text:span><text:a xlink:type="simple" xlink:href="https://docs.djangoproject.com/en/1.6/ref/class-based-views/mixins-simple/#django.views.generic.base.TemplateResponseMixin"><text:span text:style-name="Teletype"><text:span text:style-name="T12">TemplateResponseMixin</text:span></text:span></text:a><text:span text:style-name="T6">. The Django reference documentation contains </text:span><text:a xlink:type="simple" xlink:href="https://docs.djangoproject.com/en/1.6/ref/class-based-views/mixins/"><text:span text:style-name="Emphasis"><text:span text:style-name="T9">full documentation of all the mixins</text:span></text:span></text:a><text:span text:style-name="T6">.</text:span></text:p>
      <text:section text:style-name="Sect1" text:name="s-context-and-template-responses">
        <text:h text:style-name="P3" text:outline-level="2"><text:bookmark text:name="context-and-template-responses"/>Context and template responses</text:h>
        <text:p text:style-name="P6">Two central mixins are provided that help in providing a consistent interface to working with templates in class-based views.</text:p>
        <text:p text:style-name="P6"><text:a xlink:type="simple" xlink:href="https://docs.djangoproject.com/en/1.6/ref/class-based-views/mixins-simple/#django.views.generic.base.TemplateResponseMixin"><text:span text:style-name="Teletype"><text:span text:style-name="T13">TemplateResponseMixin</text:span></text:span></text:a></text:p>
        <text:p text:style-name="P6"><text:span text:style-name="T6">Every built in view which returns a </text:span><text:a xlink:type="simple" xlink:href="https://docs.djangoproject.com/en/1.6/ref/template-response/#django.template.response.TemplateResponse"><text:span text:style-name="Teletype"><text:span text:style-name="T12">TemplateResponse</text:span></text:span></text:a><text:span text:style-name="T6"> will call the </text:span><text:a xlink:type="simple" xlink:href="https://docs.djangoproject.com/en/1.6/ref/class-based-views/mixins-simple/#django.views.generic.base.TemplateResponseMixin.render_to_response"><text:span text:style-name="Teletype"><text:span text:style-name="T12">render_to_response()</text:span></text:span></text:a><text:span text:style-name="T6"> method that </text:span><text:span text:style-name="Teletype"><text:span text:style-name="T14">TemplateResponseMixin</text:span></text:span><text:span text:style-name="T6"> provides. Most of the time this will be called for you (for instance, it is called by the </text:span><text:span text:style-name="Teletype"><text:span text:style-name="T14">get()</text:span></text:span><text:span text:style-name="T6"> method implemented by both </text:span><text:a xlink:type="simple" xlink:href="https://docs.djangoproject.com/en/1.6/ref/class-based-views/base/#django.views.generic.base.TemplateView"><text:span text:style-name="Teletype"><text:span text:style-name="T12">TemplateView</text:span></text:span></text:a><text:span text:style-name="T6"> and </text:span><text:a xlink:type="simple" xlink:href="https://docs.djangoproject.com/en/1.6/ref/class-based-views/generic-display/#django.views.generic.detail.DetailView"><text:span text:style-name="Teletype"><text:span text:style-name="T12">DetailView</text:span></text:span></text:a><text:span text:style-name="T6">); similarly, it’s unlikely that you’ll need to override it, although if you want your response to return something not rendered via a Django template then you’ll want to do it. For an example of this, see the </text:span><text:a xlink:type="simple" xlink:href="https://docs.djangoproject.com/en/1.6/topics/class-based-views/mixins/#jsonresponsemixin-example"><text:span text:style-name="Emphasis"><text:span text:style-name="T9">JSONResponseMixin example</text:span></text:span></text:a><text:span text:style-name="T6">.</text:span></text:p>
        <text:p text:style-name="P6"><text:span text:style-name="Teletype"><text:span text:style-name="T14">render_to_response()</text:span></text:span><text:span text:style-name="T6"> itself calls </text:span><text:a xlink:type="simple" xlink:href="https://docs.djangoproject.com/en/1.6/ref/class-based-views/mixins-simple/#django.views.generic.base.TemplateResponseMixin.get_template_names"><text:span text:style-name="Teletype"><text:span text:style-name="T12">get_template_names()</text:span></text:span></text:a><text:span text:style-name="T6">, which by default will just look up </text:span><text:a xlink:type="simple" xlink:href="https://docs.djangoproject.com/en/1.6/ref/class-based-views/mixins-simple/#django.views.generic.base.TemplateResponseMixin.template_name"><text:span text:style-name="Teletype"><text:span text:style-name="T12">template_name</text:span></text:span></text:a><text:span text:style-name="T6"> on the class-based view; two other mixins (</text:span><text:a xlink:type="simple" xlink:href="https://docs.djangoproject.com/en/1.6/ref/class-based-views/mixins-single-object/#django.views.generic.detail.SingleObjectTemplateResponseMixin"><text:span text:style-name="Teletype"><text:span text:style-name="T12">SingleObjectTemplateResponseMixin</text:span></text:span></text:a><text:span text:style-name="T6"> and </text:span><text:a xlink:type="simple" xlink:href="https://docs.djangoproject.com/en/1.6/ref/class-based-views/mixins-multiple-object/#django.views.generic.list.MultipleObjectTemplateResponseMixin"><text:span text:style-name="Teletype"><text:span text:style-name="T12">MultipleObjectTemplateResponseMixin</text:span></text:span></text:a><text:span text:style-name="T6">) override this to provide more flexible defaults when dealing with actual objects.</text:span></text:p>
        <text:p text:style-name="P6">New in Django 1.5.</text:p>
        <text:p text:style-name="P6"><text:a xlink:type="simple" xlink:href="https://docs.djangoproject.com/en/1.6/ref/class-based-views/mixins-simple/#django.views.generic.base.ContextMixin"><text:span text:style-name="Teletype"><text:span text:style-name="T13">ContextMixin</text:span></text:span></text:a></text:p>
        <text:p text:style-name="P6"><text:span text:style-name="T6">Every built in view which needs context data, such as for rendering a template </text:span><text:soft-page-break/><text:span text:style-name="T6">(including </text:span><text:span text:style-name="Teletype"><text:span text:style-name="T14">TemplateResponseMixin</text:span></text:span><text:span text:style-name="T6"> above), should call</text:span><text:a xlink:type="simple" xlink:href="https://docs.djangoproject.com/en/1.6/ref/class-based-views/mixins-simple/#django.views.generic.base.ContextMixin.get_context_data"><text:span text:style-name="Teletype"><text:span text:style-name="T12">get_context_data()</text:span></text:span></text:a><text:span text:style-name="T6"> passing any data they want to ensure is in there as keyword arguments. </text:span><text:span text:style-name="Teletype"><text:span text:style-name="T14">get_context_data()</text:span></text:span><text:span text:style-name="T6"> returns a dictionary; in</text:span><text:span text:style-name="Teletype"><text:span text:style-name="T14">ContextMixin</text:span></text:span><text:span text:style-name="T6"> it simply returns its keyword arguments, but it is common to override this to add more members to the dictionary.</text:span></text:p>
      </text:section>
      <text:section text:style-name="Sect1" text:name="s-building-up-django-s-generic-class-based-views">
        <text:h text:style-name="P3" text:outline-level="2"><text:bookmark text:name="building-up-django-s-generic-class-based-views"/>Building up Django’s generic class-based views</text:h>
        <text:p text:style-name="P6"><text:span text:style-name="T6">Let’s look at how two of Django’s generic class-based views are built out of mixins providing discrete functionality. We’ll consider </text:span><text:a xlink:type="simple" xlink:href="https://docs.djangoproject.com/en/1.6/ref/class-based-views/generic-display/#django.views.generic.detail.DetailView"><text:span text:style-name="Teletype"><text:span text:style-name="T12">DetailView</text:span></text:span></text:a><text:span text:style-name="T6">, which renders a “detail” view of an object, and </text:span><text:a xlink:type="simple" xlink:href="https://docs.djangoproject.com/en/1.6/ref/class-based-views/generic-display/#django.views.generic.list.ListView"><text:span text:style-name="Teletype"><text:span text:style-name="T12">ListView</text:span></text:span></text:a><text:span text:style-name="T6">, which will render a list of objects, typically from a queryset, and optionally paginate them. This will introduce us to four mixins which between them provide useful functionality when working with either a single Django object, or multiple objects.</text:span></text:p>
        <text:p text:style-name="P6"><text:span text:style-name="T6">There are also mixins involved in the generic edit views (</text:span><text:a xlink:type="simple" xlink:href="https://docs.djangoproject.com/en/1.6/ref/class-based-views/generic-editing/#django.views.generic.edit.FormView"><text:span text:style-name="Teletype"><text:span text:style-name="T12">FormView</text:span></text:span></text:a><text:span text:style-name="T6">, and the model-specific views </text:span><text:a xlink:type="simple" xlink:href="https://docs.djangoproject.com/en/1.6/ref/class-based-views/generic-editing/#django.views.generic.edit.CreateView"><text:span text:style-name="Teletype"><text:span text:style-name="T12">CreateView</text:span></text:span></text:a><text:span text:style-name="T6">, </text:span><text:a xlink:type="simple" xlink:href="https://docs.djangoproject.com/en/1.6/ref/class-based-views/generic-editing/#django.views.generic.edit.UpdateView"><text:span text:style-name="Teletype"><text:span text:style-name="T12">UpdateView</text:span></text:span></text:a><text:span text:style-name="T6"> and </text:span><text:a xlink:type="simple" xlink:href="https://docs.djangoproject.com/en/1.6/ref/class-based-views/generic-editing/#django.views.generic.edit.DeleteView"><text:span text:style-name="Teletype"><text:span text:style-name="T12">DeleteView</text:span></text:span></text:a><text:span text:style-name="T6">), and in the date-based generic views. These are covered in the </text:span><text:a xlink:type="simple" xlink:href="https://docs.djangoproject.com/en/1.6/ref/class-based-views/mixins/"><text:span text:style-name="Emphasis"><text:span text:style-name="T9">mixin reference documentation</text:span></text:span></text:a><text:span text:style-name="T6">.</text:span></text:p>
        <text:section text:style-name="Sect1" text:name="s-detailview-working-with-a-single-django-object">
          <text:h text:style-name="P3" text:outline-level="2"><text:bookmark text:name="detailview-working-with-a-single-django-object"/>DetailView: working with a single Django object</text:h>
          <text:p text:style-name="P6"><text:span text:style-name="T6">To show the detail of an object, we basically need to do two things: we need to look up the object and then we need to make a</text:span><text:a xlink:type="simple" xlink:href="https://docs.djangoproject.com/en/1.6/ref/template-response/#django.template.response.TemplateResponse"><text:span text:style-name="Teletype"><text:span text:style-name="T12">TemplateResponse</text:span></text:span></text:a><text:span text:style-name="T6"> with a suitable template, and that object as context.</text:span></text:p>
          <text:p text:style-name="P6"><text:span text:style-name="T6">To get the object, </text:span><text:a xlink:type="simple" xlink:href="https://docs.djangoproject.com/en/1.6/ref/class-based-views/generic-display/#django.views.generic.detail.DetailView"><text:span text:style-name="Teletype"><text:span text:style-name="T12">DetailView</text:span></text:span></text:a><text:span text:style-name="T6"> relies on </text:span><text:a xlink:type="simple" xlink:href="https://docs.djangoproject.com/en/1.6/ref/class-based-views/mixins-single-object/#django.views.generic.detail.SingleObjectMixin"><text:span text:style-name="Teletype"><text:span text:style-name="T12">SingleObjectMixin</text:span></text:span></text:a><text:span text:style-name="T6">, which provides a </text:span><text:a xlink:type="simple" xlink:href="https://docs.djangoproject.com/en/1.6/ref/class-based-views/mixins-single-object/#django.views.generic.detail.SingleObjectMixin.get_object"><text:span text:style-name="Teletype"><text:span text:style-name="T12">get_object()</text:span></text:span></text:a><text:span text:style-name="T6"> method that figures out the object based on the URL of the request (it looks for </text:span><text:span text:style-name="Teletype"><text:span text:style-name="T14">pk</text:span></text:span><text:span text:style-name="T6"> and </text:span><text:span text:style-name="Teletype"><text:span text:style-name="T14">slug</text:span></text:span><text:span text:style-name="T6"> keyword arguments as declared in the URLConf, and looks the object up either from the </text:span><text:a xlink:type="simple" xlink:href="https://docs.djangoproject.com/en/1.6/ref/class-based-views/mixins-single-object/#django.views.generic.detail.SingleObjectMixin.model"><text:span text:style-name="Teletype"><text:span text:style-name="T12">model</text:span></text:span></text:a><text:span text:style-name="T6">attribute on the view, or the </text:span><text:a xlink:type="simple" xlink:href="https://docs.djangoproject.com/en/1.6/ref/class-based-views/mixins-single-object/#django.views.generic.detail.SingleObjectMixin.queryset"><text:span text:style-name="Teletype"><text:span text:style-name="T12">queryset</text:span></text:span></text:a><text:span text:style-name="T6"> attribute if that’s provided). </text:span><text:span text:style-name="Teletype"><text:span text:style-name="T14">SingleObjectMixin</text:span></text:span><text:span text:style-name="T6"> also overrides </text:span><text:a xlink:type="simple" xlink:href="https://docs.djangoproject.com/en/1.6/ref/class-based-views/mixins-simple/#django.views.generic.base.ContextMixin.get_context_data"><text:span text:style-name="Teletype"><text:span text:style-name="T12">get_context_data()</text:span></text:span></text:a><text:span text:style-name="T6">, which is used across all Django’s built in class-based views to supply context data for template renders.</text:span></text:p>
          <text:p text:style-name="P6"><text:span text:style-name="T6">To then make a </text:span><text:a xlink:type="simple" xlink:href="https://docs.djangoproject.com/en/1.6/ref/template-response/#django.template.response.TemplateResponse"><text:span text:style-name="Teletype"><text:span text:style-name="T12">TemplateResponse</text:span></text:span></text:a><text:span text:style-name="T6">, </text:span><text:a xlink:type="simple" xlink:href="https://docs.djangoproject.com/en/1.6/ref/class-based-views/flattened-index/#DetailView"><text:span text:style-name="Teletype"><text:span text:style-name="T12">DetailView</text:span></text:span></text:a><text:span text:style-name="T6"> uses </text:span><text:a xlink:type="simple" xlink:href="https://docs.djangoproject.com/en/1.6/ref/class-based-views/mixins-single-object/#django.views.generic.detail.SingleObjectTemplateResponseMixin"><text:span text:style-name="Teletype"><text:span text:style-name="T12">SingleObjectTemplateResponseMixin</text:span></text:span></text:a><text:span text:style-name="T6">, which extends </text:span><text:a xlink:type="simple" xlink:href="https://docs.djangoproject.com/en/1.6/ref/class-based-views/mixins-simple/#django.views.generic.base.TemplateResponseMixin"><text:span text:style-name="Teletype"><text:span text:style-name="T12">TemplateResponseMixin</text:span></text:span></text:a><text:span text:style-name="T6">, overriding </text:span><text:a xlink:type="simple" xlink:href="https://docs.djangoproject.com/en/1.6/ref/class-based-views/mixins-simple/#django.views.generic.base.TemplateResponseMixin.get_template_names"><text:span text:style-name="Teletype"><text:span text:style-name="T12">get_template_names()</text:span></text:span></text:a><text:span text:style-name="T6"> as discussed above. It actually provides a fairly sophisticated set of options, but the main one that most people are going to use is </text:span><text:span text:style-name="Teletype"><text:span text:style-name="T14">&lt;app_label&gt;/&lt;object_name&gt;_detail.html</text:span></text:span><text:span text:style-name="T6">. The </text:span><text:span text:style-name="Teletype"><text:span text:style-name="T14">_detail</text:span></text:span><text:span text:style-name="T6"> part can be changed by setting</text:span><text:a xlink:type="simple" xlink:href="https://docs.djangoproject.com/en/1.6/ref/class-based-views/mixins-single-object/#django.views.generic.detail.SingleObjectTemplateResponseMixin.template_name_suffix"><text:span text:style-name="Teletype"><text:span text:style-name="T12">template_name_suffix</text:span></text:span></text:a><text:span text:style-name="T6"> on a subclass to something else. (For instance, the </text:span><text:a xlink:type="simple" xlink:href="https://docs.djangoproject.com/en/1.6/topics/class-based-views/generic-editing/"><text:span text:style-name="Emphasis"><text:span text:style-name="T9">generic edit views</text:span></text:span></text:a><text:span text:style-name="T6"> use </text:span><text:span text:style-name="Teletype"><text:span text:style-name="T14">_form</text:span></text:span><text:span text:style-name="T6"> for create and update views, and</text:span><text:span text:style-name="Teletype"><text:span text:style-name="T14">_confirm_delete</text:span></text:span><text:span text:style-name="T6"> for delete views.)</text:span></text:p>
        </text:section>
        <text:section text:style-name="Sect1" text:name="s-listview-working-with-many-django-objects">
          <text:h text:style-name="P3" text:outline-level="2"><text:bookmark text:name="listview-working-with-many-django-objects"/>ListView: working with many Django objects</text:h>
          <text:p text:style-name="P6"><text:span text:style-name="T6">Lists of objects follow roughly the same pattern: we need a (possibly paginated) list of objects, typically a </text:span><text:a xlink:type="simple" xlink:href="https://docs.djangoproject.com/en/1.6/ref/models/querysets/#django.db.models.query.QuerySet"><text:span text:style-name="Teletype"><text:span text:style-name="T12">QuerySet</text:span></text:span></text:a><text:span text:style-name="T6">, and then we need to make a</text:span><text:a xlink:type="simple" xlink:href="https://docs.djangoproject.com/en/1.6/ref/template-response/#django.template.response.TemplateResponse"><text:span text:style-name="Teletype"><text:span text:style-name="T12">TemplateResponse</text:span></text:span></text:a><text:span text:style-name="T6"> with a suitable template using that list of objects.</text:span></text:p>
          <text:p text:style-name="P6"><text:span text:style-name="T6">To get the objects, </text:span><text:a xlink:type="simple" xlink:href="https://docs.djangoproject.com/en/1.6/ref/class-based-views/generic-display/#django.views.generic.list.ListView"><text:span text:style-name="Teletype"><text:span text:style-name="T12">ListView</text:span></text:span></text:a><text:span text:style-name="T6"> uses </text:span><text:a xlink:type="simple" xlink:href="https://docs.djangoproject.com/en/1.6/ref/class-based-views/mixins-multiple-object/#django.views.generic.list.MultipleObjectMixin"><text:span text:style-name="Teletype"><text:span text:style-name="T12">MultipleObjectMixin</text:span></text:span></text:a><text:span text:style-name="T6">, which provides both </text:span><text:a xlink:type="simple" xlink:href="https://docs.djangoproject.com/en/1.6/ref/class-based-views/mixins-multiple-object/#django.views.generic.list.MultipleObjectMixin.get_queryset"><text:span text:style-name="Teletype"><text:span text:style-name="T12">get_queryset()</text:span></text:span></text:a><text:span text:style-name="T6"> and </text:span><text:a xlink:type="simple" xlink:href="https://docs.djangoproject.com/en/1.6/ref/class-based-views/mixins-multiple-object/#django.views.generic.list.MultipleObjectMixin.paginate_queryset"><text:span text:style-name="Teletype"><text:span text:style-name="T12">paginate_queryset()</text:span></text:span></text:a><text:span text:style-name="T6">. Unlike with</text:span><text:a xlink:type="simple" xlink:href="https://docs.djangoproject.com/en/1.6/ref/class-based-views/mixins-single-object/#django.views.generic.detail.SingleObjectMixin"><text:span text:style-name="Teletype"><text:span text:style-name="T12">SingleObjectMixin</text:span></text:span></text:a><text:span text:style-name="T6">, there’s no need to key off parts of the URL to figure out the queryset to work with, so the default just uses the </text:span><text:a xlink:type="simple" xlink:href="https://docs.djangoproject.com/en/1.6/ref/class-based-views/mixins-multiple-object/#django.views.generic.list.MultipleObjectMixin.queryset"><text:span text:style-name="Teletype"><text:span text:style-name="T12">queryset</text:span></text:span></text:a><text:span text:style-name="T6"> or</text:span><text:a xlink:type="simple" xlink:href="https://docs.djangoproject.com/en/1.6/ref/class-based-views/mixins-multiple-object/#django.views.generic.list.MultipleObjectMixin.model"><text:span text:style-name="Teletype"><text:span text:style-name="T12">model</text:span></text:span></text:a><text:span text:style-name="T6"> attribute on the view class. A common reason to override </text:span><text:a xlink:type="simple" xlink:href="https://docs.djangoproject.com/en/1.6/ref/class-based-views/mixins-multiple-object/#django.views.generic.list.MultipleObjectMixin.get_queryset"><text:span text:style-name="Teletype"><text:span text:style-name="T12">get_queryset()</text:span></text:span></text:a><text:span text:style-name="T6"> here would be to dynamically vary the objects, such as depending on the current user or to exclude posts in the future for a blog.</text:span></text:p>
          <text:p text:style-name="P6"><text:a xlink:type="simple" xlink:href="https://docs.djangoproject.com/en/1.6/ref/class-based-views/mixins-multiple-object/#django.views.generic.list.MultipleObjectMixin"><text:span text:style-name="Teletype"><text:span text:style-name="T12">MultipleObjectMixin</text:span></text:span></text:a><text:span text:style-name="T6"> also overrides </text:span><text:a xlink:type="simple" xlink:href="https://docs.djangoproject.com/en/1.6/ref/class-based-views/mixins-simple/#django.views.generic.base.ContextMixin.get_context_data"><text:span text:style-name="Teletype"><text:span text:style-name="T12">get_context_data()</text:span></text:span></text:a><text:span text:style-name="T6"> to include appropriate context variables for pagination (providing dummies if pagination is disabled). It relies on </text:span><text:span text:style-name="Teletype"><text:span text:style-name="T14">object_list</text:span></text:span><text:span text:style-name="T6"> being passed in as a keyword argument, which </text:span><text:a xlink:type="simple" xlink:href="https://docs.djangoproject.com/en/1.6/ref/class-based-views/flattened-index/#ListView"><text:span text:style-name="Teletype"><text:span text:style-name="T12">ListView</text:span></text:span></text:a><text:span text:style-name="T6"> arranges for it.</text:span></text:p>
          <text:p text:style-name="P6"><text:span text:style-name="T6">To make a </text:span><text:a xlink:type="simple" xlink:href="https://docs.djangoproject.com/en/1.6/ref/template-response/#django.template.response.TemplateResponse"><text:span text:style-name="Teletype"><text:span text:style-name="T12">TemplateResponse</text:span></text:span></text:a><text:span text:style-name="T6">, </text:span><text:a xlink:type="simple" xlink:href="https://docs.djangoproject.com/en/1.6/ref/class-based-views/flattened-index/#ListView"><text:span text:style-name="Teletype"><text:span text:style-name="T12">ListView</text:span></text:span></text:a><text:span text:style-name="T6"> then uses </text:span><text:a xlink:type="simple" xlink:href="https://docs.djangoproject.com/en/1.6/ref/class-based-views/mixins-multiple-object/#django.views.generic.list.MultipleObjectTemplateResponseMixin"><text:span text:style-name="Teletype"><text:span text:style-name="T12">MultipleObjectTemplateResponseMixin</text:span></text:span></text:a><text:span text:style-name="T6">; as with</text:span><text:a xlink:type="simple" xlink:href="https://docs.djangoproject.com/en/1.6/ref/class-based-views/mixins-single-object/#django.views.generic.detail.SingleObjectTemplateResponseMixin"><text:span text:style-name="Teletype"><text:span text:style-name="T12">SingleObjectTemplateResponseMixin</text:span></text:span></text:a><text:span text:style-name="T6"> above, this overrides </text:span><text:span text:style-name="Teletype"><text:span text:style-name="T14">get_template_names()</text:span></text:span><text:span text:style-name="T6"> to provide </text:span><text:a xlink:type="simple" xlink:href="https://docs.djangoproject.com/en/1.6/ref/class-based-views/mixins-multiple-object/#django.views.generic.list.MultipleObjectTemplateResponseMixin"><text:span text:style-name="Teletype"><text:span text:style-name="T12">a range of options</text:span></text:span></text:a><text:span text:style-name="T6">, with the most commonly-used being </text:span><text:span text:style-name="Teletype"><text:span text:style-name="T14">&lt;app_label&gt;/&lt;object_name&gt;_list.html</text:span></text:span><text:span text:style-name="T6">, with the </text:span><text:span text:style-name="Teletype"><text:span text:style-name="T14">_list</text:span></text:span><text:span text:style-name="T6"> part again being taken from the </text:span><text:a xlink:type="simple" xlink:href="https://docs.djangoproject.com/en/1.6/ref/class-based-views/mixins-multiple-object/#django.views.generic.list.MultipleObjectTemplateResponseMixin.template_name_suffix"><text:span text:style-name="Teletype"><text:span text:style-name="T12">template_name_suffix</text:span></text:span></text:a><text:span text:style-name="T6">attribute. (The date based generic views use suffixes such as </text:span><text:span text:style-name="Teletype"><text:span text:style-name="T14">_archive</text:span></text:span><text:span text:style-name="T6">, </text:span><text:span text:style-name="Teletype"><text:span text:style-name="T14">_archive_year</text:span></text:span><text:span text:style-name="T6"> and so on to use different templates for the various specialised date-based list views.)</text:span></text:p>
        </text:section>
      </text:section>
      <text:section text:style-name="Sect1" text:name="s-using-django-s-class-based-view-mixins">
        <text:h text:style-name="P3" text:outline-level="2"><text:bookmark text:name="using-django-s-class-based-view-mixins"/>Using Django’s class-based view mixins</text:h>
        <text:p text:style-name="P6">Now we’ve seen how Django’s generic class-based views use the provided mixins, let’s look at other ways we can combine them. Of course we’re still going to be combining them with either built-in class-based views, or other generic class-based views, but there are a range of rarer problems you can solve than are provided for by Django out of the box.</text:p>
        <text:p text:style-name="P6"><text:soft-page-break/>Warning</text:p>
        <text:p text:style-name="P6"><text:span text:style-name="T6">Not all mixins can be used together, and not all generic class based views can be used with all other mixins. Here we present a few examples that do work; if you want to bring together other functionality then you’ll have to consider interactions between attributes and methods that overlap between the different classes you’re using, and how </text:span><text:a xlink:type="simple" xlink:href="http://www.python.org/download/releases/2.3/mro/"><text:span text:style-name="T9">method resolution order</text:span></text:a><text:span text:style-name="T6"> will affect which versions of the methods will be called in what order.</text:span></text:p>
        <text:p text:style-name="P6"><text:span text:style-name="T6">The reference documentation for Django’s </text:span><text:a xlink:type="simple" xlink:href="https://docs.djangoproject.com/en/1.6/ref/class-based-views/"><text:span text:style-name="Emphasis"><text:span text:style-name="T9">class-based views</text:span></text:span></text:a><text:span text:style-name="T6"> and </text:span><text:a xlink:type="simple" xlink:href="https://docs.djangoproject.com/en/1.6/ref/class-based-views/mixins/"><text:span text:style-name="Emphasis"><text:span text:style-name="T9">class-based view mixins</text:span></text:span></text:a><text:span text:style-name="T6"> will help you in understanding which attributes and methods are likely to cause conflict between different classes and mixins.</text:span></text:p>
        <text:p text:style-name="P6"><text:span text:style-name="T6">If in doubt, it’s often better to back off and base your work on </text:span><text:a xlink:type="simple" xlink:href="https://docs.djangoproject.com/en/1.6/ref/class-based-views/flattened-index/#View"><text:span text:style-name="Teletype"><text:span text:style-name="T12">View</text:span></text:span></text:a><text:span text:style-name="T6"> or </text:span><text:a xlink:type="simple" xlink:href="https://docs.djangoproject.com/en/1.6/ref/class-based-views/flattened-index/#TemplateView"><text:span text:style-name="Teletype"><text:span text:style-name="T12">TemplateView</text:span></text:span></text:a><text:span text:style-name="T6">, perhaps with </text:span><text:a xlink:type="simple" xlink:href="https://docs.djangoproject.com/en/1.6/ref/class-based-views/mixins-single-object/#django.views.generic.detail.SingleObjectMixin"><text:span text:style-name="Teletype"><text:span text:style-name="T12">SingleObjectMixin</text:span></text:span></text:a><text:span text:style-name="T6"> and</text:span><text:a xlink:type="simple" xlink:href="https://docs.djangoproject.com/en/1.6/ref/class-based-views/mixins-multiple-object/#django.views.generic.list.MultipleObjectMixin"><text:span text:style-name="Teletype"><text:span text:style-name="T12">MultipleObjectMixin</text:span></text:span></text:a><text:span text:style-name="T6">. Although you will probably end up writing more code, it is more likely to be clearly understandable to someone else coming to it later, and with fewer interactions to worry about you will save yourself some thinking. (Of course, you can always dip into Django’s implementation of the generic class based views for inspiration on how to tackle problems.)</text:span></text:p>
        <text:section text:style-name="Sect1" text:name="s-using-singleobjectmixin-with-view">
          <text:h text:style-name="P3" text:outline-level="2"><text:bookmark text:name="using-singleobjectmixin-with-view"/>Using SingleObjectMixin with View</text:h>
          <text:p text:style-name="P6"><text:span text:style-name="T6">If we want to write a simple class-based view that responds only to </text:span><text:span text:style-name="Teletype"><text:span text:style-name="T14">POST</text:span></text:span><text:span text:style-name="T6">, we’ll subclass </text:span><text:a xlink:type="simple" xlink:href="https://docs.djangoproject.com/en/1.6/ref/class-based-views/base/#django.views.generic.base.View"><text:span text:style-name="Teletype"><text:span text:style-name="T12">View</text:span></text:span></text:a><text:span text:style-name="T6"> and write a </text:span><text:span text:style-name="Teletype"><text:span text:style-name="T14">post()</text:span></text:span><text:span text:style-name="T6"> method in the subclass. However if we want our processing to work on a particular object, identified from the URL, we’ll want the functionality provided by</text:span><text:a xlink:type="simple" xlink:href="https://docs.djangoproject.com/en/1.6/ref/class-based-views/mixins-single-object/#django.views.generic.detail.SingleObjectMixin"><text:span text:style-name="Teletype"><text:span text:style-name="T12">SingleObjectMixin</text:span></text:span></text:a><text:span text:style-name="T6">.</text:span></text:p>
          <text:p text:style-name="P6"><text:span text:style-name="T6">We’ll demonstrate this with the publisher modelling we used in the </text:span><text:a xlink:type="simple" xlink:href="https://docs.djangoproject.com/en/1.6/topics/class-based-views/generic-display/"><text:span text:style-name="Emphasis"><text:span text:style-name="T9">generic class-based views introduction</text:span></text:span></text:a><text:span text:style-name="T6">.</text:span></text:p>
          <text:p text:style-name="P6"># views.py</text:p>
          <text:p text:style-name="P6">from <text:span text:style-name="T17">django.http</text:span> import HttpResponseForbidden, HttpResponseRedirect</text:p>
          <text:p text:style-name="P6">from <text:span text:style-name="T17">django.core.urlresolvers</text:span> import reverse</text:p>
          <text:p text:style-name="P6">from <text:span text:style-name="T17">django.views.generic</text:span> import View</text:p>
          <text:p text:style-name="P6">from <text:span text:style-name="T17">django.views.generic.detail</text:span> import SingleObjectMixin</text:p>
          <text:p text:style-name="P6">from <text:span text:style-name="T17">books.models</text:span> import Author</text:p>
          <text:p text:style-name="P6"/>
          <text:p text:style-name="P6"><text:span text:style-name="T18">class</text:span> <text:span text:style-name="T27">RecordInterest</text:span>(SingleObjectMixin, View):</text:p>
          <text:p text:style-name="P6"><text:s text:c="4"/><text:span text:style-name="T26">"""Records the current user's interest in an author."""</text:span></text:p>
          <text:p text:style-name="P6"><text:s text:c="4"/><text:span text:style-name="T39">model </text:span><text:span text:style-name="T40">=</text:span><text:span text:style-name="T39"> Author</text:span></text:p>
          <text:p text:style-name="P6"/>
          <text:p text:style-name="P6"><text:s text:c="4"/><text:span text:style-name="T40">def</text:span><text:span text:style-name="T39"> </text:span><text:span text:style-name="T30">post</text:span><text:span text:style-name="T39">(</text:span><text:span text:style-name="T22">self</text:span><text:span text:style-name="T39">, request, </text:span><text:span text:style-name="T40">*</text:span><text:span text:style-name="T39">args, </text:span><text:span text:style-name="T40">**</text:span><text:span text:style-name="T39">kwargs):</text:span></text:p>
          <text:p text:style-name="P6"><text:s text:c="8"/><text:span text:style-name="T40">if</text:span><text:span text:style-name="T39"> </text:span><text:span text:style-name="T40">not</text:span><text:span text:style-name="T39"> request</text:span><text:span text:style-name="T40">.</text:span><text:span text:style-name="T39">user</text:span><text:span text:style-name="T40">.</text:span><text:span text:style-name="T39">is_authenticated():</text:span></text:p>
          <text:p text:style-name="P6"><text:s text:c="12"/><text:span text:style-name="T40">return</text:span><text:span text:style-name="T39"> HttpResponseForbidden()</text:span></text:p>
          <text:p text:style-name="P6"/>
          <text:p text:style-name="P6"><text:s text:c="8"/><text:span text:style-name="T33"># Look up the author we're interested in.</text:span></text:p>
          <text:p text:style-name="P6"><text:s text:c="8"/><text:span text:style-name="T22">self</text:span><text:span text:style-name="T40">.</text:span><text:span text:style-name="T39">object </text:span><text:span text:style-name="T40">=</text:span><text:span text:style-name="T39"> </text:span><text:span text:style-name="T22">self</text:span><text:span text:style-name="T40">.</text:span><text:span text:style-name="T39">get_object()</text:span></text:p>
          <text:p text:style-name="P6"><text:s text:c="8"/><text:span text:style-name="T33"># Actually record interest somehow here!</text:span></text:p>
          <text:p text:style-name="P6"/>
          <text:p text:style-name="P6"><text:s text:c="8"/><text:span text:style-name="T40">return</text:span><text:span text:style-name="T39"> HttpResponseRedirect(reverse(</text:span><text:span text:style-name="T26">'author-detail'</text:span><text:span text:style-name="T39">, kwargs</text:span><text:span text:style-name="T40">=</text:span><text:span text:style-name="T39">{</text:span><text:span text:style-name="T26">'pk'</text:span><text:span text:style-name="T39">: </text:span><text:span text:style-name="T22">self</text:span><text:span text:style-name="T40">.</text:span><text:span text:style-name="T39">object</text:span><text:span text:style-name="T40">.</text:span><text:span text:style-name="T39">pk}))</text:span></text:p>
          <text:p text:style-name="P6"><text:span text:style-name="T6">In practice you’d probably want to record the interest in a key-value store rather than in a relational database, so we’ve left that bit out. The only bit of the view that needs to worry about using </text:span><text:a xlink:type="simple" xlink:href="https://docs.djangoproject.com/en/1.6/ref/class-based-views/mixins-single-object/#django.views.generic.detail.SingleObjectMixin"><text:span text:style-name="Teletype"><text:span text:style-name="T12">SingleObjectMixin</text:span></text:span></text:a><text:span text:style-name="T6"> is where we want to look up the author we’re interested in, which it just does with a simple call to </text:span><text:span text:style-name="Teletype"><text:span text:style-name="T14">self.get_object()</text:span></text:span><text:span text:style-name="T6">. Everything else is taken care of for us by the mixin.</text:span></text:p>
          <text:p text:style-name="P6">We can hook this into our URLs easily enough:</text:p>
          <text:p text:style-name="P6"># urls.py</text:p>
          <text:p text:style-name="P6">from <text:span text:style-name="T17">django.conf.urls</text:span> import patterns, url</text:p>
          <text:p text:style-name="P6">from <text:span text:style-name="T17">books.views</text:span> import RecordInterest</text:p>
          <text:p text:style-name="P6"/>
          <text:p text:style-name="P6">urlpatterns <text:span text:style-name="T18">=</text:span> patterns(<text:span text:style-name="T25">''</text:span>,</text:p>
          <text:p text:style-name="P6"><text:s text:c="4"/><text:span text:style-name="T33">#...</text:span></text:p>
          <text:p text:style-name="P6"><text:s text:c="4"/><text:span text:style-name="T39">url(</text:span><text:span text:style-name="T26">r'^author/(?P&lt;pk&gt;\d+)/interest/$'</text:span><text:span text:style-name="T39">, RecordInterest</text:span><text:span text:style-name="T40">.</text:span><text:span text:style-name="T39">as_view(), name</text:span><text:span text:style-name="T40">=</text:span><text:span text:style-name="T26">'author-interest'</text:span><text:span text:style-name="T39">),</text:span></text:p>
          <text:p text:style-name="P6"><text:soft-page-break/>)</text:p>
          <text:p text:style-name="P6"><text:span text:style-name="T6">Note the </text:span><text:span text:style-name="Teletype"><text:span text:style-name="T14">pk</text:span></text:span><text:span text:style-name="T6"> named group, which </text:span><text:a xlink:type="simple" xlink:href="https://docs.djangoproject.com/en/1.6/ref/class-based-views/mixins-single-object/#django.views.generic.detail.SingleObjectMixin.get_object"><text:span text:style-name="Teletype"><text:span text:style-name="T12">get_object()</text:span></text:span></text:a><text:span text:style-name="T6"> uses to look up the </text:span><text:span text:style-name="Teletype"><text:span text:style-name="T14">Author</text:span></text:span><text:span text:style-name="T6"> instance. You could also use a slug, or any of the other features of</text:span><text:a xlink:type="simple" xlink:href="https://docs.djangoproject.com/en/1.6/ref/class-based-views/mixins-single-object/#django.views.generic.detail.SingleObjectMixin"><text:span text:style-name="Teletype"><text:span text:style-name="T12">SingleObjectMixin</text:span></text:span></text:a><text:span text:style-name="T6">.</text:span></text:p>
        </text:section>
        <text:section text:style-name="Sect1" text:name="s-using-singleobjectmixin-with-listview">
          <text:h text:style-name="P3" text:outline-level="2"><text:bookmark text:name="using-singleobjectmixin-with-listview"/>Using SingleObjectMixin with ListView</text:h>
          <text:p text:style-name="P6"><text:a xlink:type="simple" xlink:href="https://docs.djangoproject.com/en/1.6/ref/class-based-views/generic-display/#django.views.generic.list.ListView"><text:span text:style-name="Teletype"><text:span text:style-name="T12">ListView</text:span></text:span></text:a><text:span text:style-name="T6"> provides built-in pagination, but you might want to paginate a list of objects that are all linked (by a foreign key) to another object. In our publishing example, you might want to paginate through all the books by a particular publisher.</text:span></text:p>
          <text:p text:style-name="P6"><text:span text:style-name="T6">One way to do this is to combine </text:span><text:a xlink:type="simple" xlink:href="https://docs.djangoproject.com/en/1.6/ref/class-based-views/flattened-index/#ListView"><text:span text:style-name="Teletype"><text:span text:style-name="T12">ListView</text:span></text:span></text:a><text:span text:style-name="T6"> with </text:span><text:a xlink:type="simple" xlink:href="https://docs.djangoproject.com/en/1.6/ref/class-based-views/mixins-single-object/#django.views.generic.detail.SingleObjectMixin"><text:span text:style-name="Teletype"><text:span text:style-name="T12">SingleObjectMixin</text:span></text:span></text:a><text:span text:style-name="T6">, so that the queryset for the paginated list of books can hang off the publisher found as the single object. In order to do this, we need to have two different querysets:</text:span></text:p>
          <text:p text:style-name="P6"><text:span text:style-name="Teletype"><text:span text:style-name="T15">Book</text:span></text:span><text:span text:style-name="T7"> queryset for use by </text:span><text:a xlink:type="simple" xlink:href="https://docs.djangoproject.com/en/1.6/ref/class-based-views/generic-display/#django.views.generic.list.ListView"><text:span text:style-name="Teletype"><text:span text:style-name="T13">ListView</text:span></text:span></text:a></text:p>
          <text:p text:style-name="P6"><text:span text:style-name="T6">Since we have access to the </text:span><text:span text:style-name="Teletype"><text:span text:style-name="T14">Publisher</text:span></text:span><text:span text:style-name="T6"> whose books we want to list, we simply override </text:span><text:span text:style-name="Teletype"><text:span text:style-name="T14">get_queryset()</text:span></text:span><text:span text:style-name="T6"> and use the </text:span><text:span text:style-name="Teletype"><text:span text:style-name="T14">Publisher</text:span></text:span><text:span text:style-name="T6">’s </text:span><text:a xlink:type="simple" xlink:href="https://docs.djangoproject.com/en/1.6/topics/db/queries/#backwards-related-objects"><text:span text:style-name="Emphasis"><text:span text:style-name="T9">reverse foreign key manager</text:span></text:span></text:a><text:span text:style-name="T6">.</text:span></text:p>
          <text:p text:style-name="P6"><text:span text:style-name="Teletype"><text:span text:style-name="T15">Publisher</text:span></text:span><text:span text:style-name="T7"> queryset for use in </text:span><text:a xlink:type="simple" xlink:href="https://docs.djangoproject.com/en/1.6/ref/class-based-views/mixins-single-object/#django.views.generic.detail.SingleObjectMixin.get_object"><text:span text:style-name="Teletype"><text:span text:style-name="T13">get_object()</text:span></text:span></text:a></text:p>
          <text:p text:style-name="P6"><text:span text:style-name="T6">We’ll rely on the default implementation of </text:span><text:span text:style-name="Teletype"><text:span text:style-name="T14">get_object()</text:span></text:span><text:span text:style-name="T6"> to fetch the correct </text:span><text:span text:style-name="Teletype"><text:span text:style-name="T14">Publisher</text:span></text:span><text:span text:style-name="T6"> object. However, we need to explicitly pass a</text:span><text:span text:style-name="Teletype"><text:span text:style-name="T14">queryset</text:span></text:span><text:span text:style-name="T6"> argument because otherwise the default implementation of </text:span><text:span text:style-name="Teletype"><text:span text:style-name="T14">get_object()</text:span></text:span><text:span text:style-name="T6"> would call </text:span><text:span text:style-name="Teletype"><text:span text:style-name="T14">get_queryset()</text:span></text:span><text:span text:style-name="T6"> which we have overridden to return </text:span><text:span text:style-name="Teletype"><text:span text:style-name="T14">Book</text:span></text:span><text:span text:style-name="T6"> objects instead of </text:span><text:span text:style-name="Teletype"><text:span text:style-name="T14">Publisher</text:span></text:span><text:span text:style-name="T6"> ones.</text:span></text:p>
          <text:p text:style-name="P6">Note</text:p>
          <text:p text:style-name="P6"><text:span text:style-name="T6">We have to think carefully about </text:span><text:span text:style-name="Teletype"><text:span text:style-name="T14">get_context_data()</text:span></text:span><text:span text:style-name="T6">. Since both </text:span><text:a xlink:type="simple" xlink:href="https://docs.djangoproject.com/en/1.6/ref/class-based-views/mixins-single-object/#django.views.generic.detail.SingleObjectMixin"><text:span text:style-name="Teletype"><text:span text:style-name="T12">SingleObjectMixin</text:span></text:span></text:a><text:span text:style-name="T6"> and </text:span><text:a xlink:type="simple" xlink:href="https://docs.djangoproject.com/en/1.6/ref/class-based-views/flattened-index/#ListView"><text:span text:style-name="Teletype"><text:span text:style-name="T12">ListView</text:span></text:span></text:a><text:span text:style-name="T6"> will put things in the context data under the value of </text:span><text:span text:style-name="Teletype"><text:span text:style-name="T14">context_object_name</text:span></text:span><text:span text:style-name="T6"> if it’s set, we’ll instead explictly ensure the </text:span><text:span text:style-name="Teletype"><text:span text:style-name="T14">Publisher</text:span></text:span><text:span text:style-name="T6"> is in the context data.</text:span><text:a xlink:type="simple" xlink:href="https://docs.djangoproject.com/en/1.6/ref/class-based-views/flattened-index/#ListView"><text:span text:style-name="Teletype"><text:span text:style-name="T12">ListView</text:span></text:span></text:a><text:span text:style-name="T6"> will add in the suitable </text:span><text:span text:style-name="Teletype"><text:span text:style-name="T14">page_obj</text:span></text:span><text:span text:style-name="T6"> and </text:span><text:span text:style-name="Teletype"><text:span text:style-name="T14">paginator</text:span></text:span><text:span text:style-name="T6"> for us providing we remember to call </text:span><text:span text:style-name="Teletype"><text:span text:style-name="T14">super()</text:span></text:span><text:span text:style-name="T6">.</text:span></text:p>
          <text:p text:style-name="P6"><text:span text:style-name="T6">Now we can write a new </text:span><text:span text:style-name="Teletype"><text:span text:style-name="T14">PublisherDetail</text:span></text:span><text:span text:style-name="T6">:</text:span></text:p>
          <text:p text:style-name="P6">from <text:span text:style-name="T17">django.views.generic</text:span> import ListView</text:p>
          <text:p text:style-name="P6">from <text:span text:style-name="T17">django.views.generic.detail</text:span> import SingleObjectMixin</text:p>
          <text:p text:style-name="P6">from <text:span text:style-name="T17">books.models</text:span> import Publisher</text:p>
          <text:p text:style-name="P6"/>
          <text:p text:style-name="P6"><text:span text:style-name="T18">class</text:span> <text:span text:style-name="T27">PublisherDetail</text:span>(SingleObjectMixin, ListView):</text:p>
          <text:p text:style-name="P6"><text:s text:c="4"/><text:span text:style-name="T39">paginate_by </text:span><text:span text:style-name="T40">=</text:span><text:span text:style-name="T39"> </text:span><text:span text:style-name="T37">2</text:span></text:p>
          <text:p text:style-name="P6"><text:s text:c="4"/><text:span text:style-name="T39">template_name </text:span><text:span text:style-name="T40">=</text:span><text:span text:style-name="T39"> </text:span><text:span text:style-name="T26">"books/publisher_detail.html"</text:span></text:p>
          <text:p text:style-name="P6"/>
          <text:p text:style-name="P6"><text:s text:c="4"/><text:span text:style-name="T40">def</text:span><text:span text:style-name="T39"> </text:span><text:span text:style-name="T30">get</text:span><text:span text:style-name="T39">(</text:span><text:span text:style-name="T22">self</text:span><text:span text:style-name="T39">, request, </text:span><text:span text:style-name="T40">*</text:span><text:span text:style-name="T39">args, </text:span><text:span text:style-name="T40">**</text:span><text:span text:style-name="T39">kwargs):</text:span></text:p>
          <text:p text:style-name="P6"><text:s text:c="8"/><text:span text:style-name="T22">self</text:span><text:span text:style-name="T40">.</text:span><text:span text:style-name="T39">object </text:span><text:span text:style-name="T40">=</text:span><text:span text:style-name="T39"> </text:span><text:span text:style-name="T22">self</text:span><text:span text:style-name="T40">.</text:span><text:span text:style-name="T39">get_object(queryset</text:span><text:span text:style-name="T40">=</text:span><text:span text:style-name="T39">Publisher</text:span><text:span text:style-name="T40">.</text:span><text:span text:style-name="T39">objects</text:span><text:span text:style-name="T40">.</text:span><text:span text:style-name="T39">all())</text:span></text:p>
          <text:p text:style-name="P6"><text:s text:c="8"/><text:span text:style-name="T40">return</text:span><text:span text:style-name="T39"> </text:span><text:span text:style-name="T22">super</text:span><text:span text:style-name="T39">(PublisherDetail, </text:span><text:span text:style-name="T22">self</text:span><text:span text:style-name="T39">)</text:span><text:span text:style-name="T40">.</text:span><text:span text:style-name="T39">get(request, </text:span><text:span text:style-name="T40">*</text:span><text:span text:style-name="T39">args, </text:span><text:span text:style-name="T40">**</text:span><text:span text:style-name="T39">kwargs)</text:span></text:p>
          <text:p text:style-name="P6"/>
          <text:p text:style-name="P6"><text:s text:c="4"/><text:span text:style-name="T40">def</text:span><text:span text:style-name="T39"> </text:span><text:span text:style-name="T30">get_context_data</text:span><text:span text:style-name="T39">(</text:span><text:span text:style-name="T22">self</text:span><text:span text:style-name="T39">, </text:span><text:span text:style-name="T40">**</text:span><text:span text:style-name="T39">kwargs):</text:span></text:p>
          <text:p text:style-name="P6"><text:s text:c="8"/><text:span text:style-name="T39">context </text:span><text:span text:style-name="T40">=</text:span><text:span text:style-name="T39"> </text:span><text:span text:style-name="T22">super</text:span><text:span text:style-name="T39">(PublisherDetail, </text:span><text:span text:style-name="T22">self</text:span><text:span text:style-name="T39">)</text:span><text:span text:style-name="T40">.</text:span><text:span text:style-name="T39">get_context_data(</text:span><text:span text:style-name="T40">**</text:span><text:span text:style-name="T39">kwargs)</text:span></text:p>
          <text:p text:style-name="P6"><text:s text:c="8"/><text:span text:style-name="T39">context[</text:span><text:span text:style-name="T26">'publisher'</text:span><text:span text:style-name="T39">] </text:span><text:span text:style-name="T40">=</text:span><text:span text:style-name="T39"> </text:span><text:span text:style-name="T22">self</text:span><text:span text:style-name="T40">.</text:span><text:span text:style-name="T39">object</text:span></text:p>
          <text:p text:style-name="P6"><text:s text:c="8"/><text:span text:style-name="T40">return</text:span><text:span text:style-name="T39"> context</text:span></text:p>
          <text:p text:style-name="P6"/>
          <text:p text:style-name="P6"><text:s text:c="4"/><text:span text:style-name="T40">def</text:span><text:span text:style-name="T39"> </text:span><text:span text:style-name="T30">get_queryset</text:span><text:span text:style-name="T39">(</text:span><text:span text:style-name="T22">self</text:span><text:span text:style-name="T39">):</text:span></text:p>
          <text:p text:style-name="P6"><text:s text:c="8"/><text:span text:style-name="T40">return</text:span><text:span text:style-name="T39"> </text:span><text:span text:style-name="T22">self</text:span><text:span text:style-name="T40">.</text:span><text:span text:style-name="T39">object</text:span><text:span text:style-name="T40">.</text:span><text:span text:style-name="T39">book_set</text:span><text:span text:style-name="T40">.</text:span><text:span text:style-name="T39">all()</text:span></text:p>
          <text:p text:style-name="P6"><text:span text:style-name="T6">Notice how we set </text:span><text:span text:style-name="Teletype"><text:span text:style-name="T14">self.object</text:span></text:span><text:span text:style-name="T6"> within </text:span><text:span text:style-name="Teletype"><text:span text:style-name="T14">get()</text:span></text:span><text:span text:style-name="T6"> so we can use it again later in </text:span><text:span text:style-name="Teletype"><text:span text:style-name="T14">get_context_data()</text:span></text:span><text:span text:style-name="T6"> and </text:span><text:span text:style-name="Teletype"><text:span text:style-name="T14">get_queryset()</text:span></text:span><text:span text:style-name="T6">. If you don’t set</text:span><text:span text:style-name="Teletype"><text:span text:style-name="T14">template_name</text:span></text:span><text:span text:style-name="T6">, the template will default to the normal </text:span><text:a xlink:type="simple" xlink:href="https://docs.djangoproject.com/en/1.6/ref/class-based-views/flattened-index/#ListView"><text:span text:style-name="Teletype"><text:span text:style-name="T12">ListView</text:span></text:span></text:a><text:span text:style-name="T6"> choice, which in this case would be </text:span><text:span text:style-name="Teletype"><text:span text:style-name="T14">"books/book_list.html"</text:span></text:span><text:span text:style-name="T6"> because it’s a list of books; </text:span><text:a xlink:type="simple" xlink:href="https://docs.djangoproject.com/en/1.6/ref/class-based-views/flattened-index/#ListView"><text:span text:style-name="Teletype"><text:span text:style-name="T12">ListView</text:span></text:span></text:a><text:span text:style-name="T6"> knows nothing about </text:span><text:a xlink:type="simple" xlink:href="https://docs.djangoproject.com/en/1.6/ref/class-based-views/mixins-single-object/#django.views.generic.detail.SingleObjectMixin"><text:span text:style-name="Teletype"><text:span text:style-name="T12">SingleObjectMixin</text:span></text:span></text:a><text:span text:style-name="T6">, so it doesn’t have any clue this view is anything to do with a </text:span><text:span text:style-name="Teletype"><text:span text:style-name="T14">Publisher</text:span></text:span><text:span text:style-name="T6">.</text:span></text:p>
          <text:p text:style-name="P6"><text:span text:style-name="T6">The </text:span><text:span text:style-name="Teletype"><text:span text:style-name="T14">paginate_by</text:span></text:span><text:span text:style-name="T6"> is deliberately small in the example so you don’t have to create lots of books to see the pagination working! Here’s the template you’d want to use:</text:span></text:p>
          <text:p text:style-name="P6"><text:span text:style-name="T20">{%</text:span> <text:span text:style-name="T18">extends</text:span> <text:span text:style-name="T25">"base.html"</text:span> <text:span text:style-name="T20">%}</text:span></text:p>
          <text:p text:style-name="P6"><text:soft-page-break/></text:p>
          <text:p text:style-name="P6"><text:span text:style-name="T20">{%</text:span> <text:span text:style-name="T18">block</text:span> <text:span text:style-name="T23">content</text:span> <text:span text:style-name="T20">%}</text:span></text:p>
          <text:p text:style-name="P6"><text:s text:c="4"/><text:span text:style-name="T35">&lt;h2&gt;</text:span><text:span text:style-name="T39">Publisher </text:span><text:span text:style-name="T21">{{</text:span><text:span text:style-name="T39"> </text:span><text:span text:style-name="T24">publisher.name</text:span><text:span text:style-name="T39"> </text:span><text:span text:style-name="T21">}}</text:span><text:span text:style-name="T35">&lt;/h2&gt;</text:span></text:p>
          <text:p text:style-name="P6"/>
          <text:p text:style-name="P6"><text:s text:c="4"/><text:span text:style-name="T35">&lt;ol&gt;</text:span></text:p>
          <text:p text:style-name="P6"><text:s text:c="6"/><text:span text:style-name="T21">{%</text:span><text:span text:style-name="T39"> </text:span><text:span text:style-name="T40">for</text:span><text:span text:style-name="T39"> </text:span><text:span text:style-name="T24">book</text:span><text:span text:style-name="T39"> </text:span><text:span text:style-name="T40">in</text:span><text:span text:style-name="T39"> </text:span><text:span text:style-name="T24">page_obj</text:span><text:span text:style-name="T39"> </text:span><text:span text:style-name="T21">%}</text:span></text:p>
          <text:p text:style-name="P6"><text:s text:c="8"/><text:span text:style-name="T35">&lt;li&gt;</text:span><text:span text:style-name="T21">{{</text:span><text:span text:style-name="T39"> </text:span><text:span text:style-name="T24">book.title</text:span><text:span text:style-name="T39"> </text:span><text:span text:style-name="T21">}}</text:span><text:span text:style-name="T35">&lt;/li&gt;</text:span></text:p>
          <text:p text:style-name="P6"><text:s text:c="6"/><text:span text:style-name="T21">{%</text:span><text:span text:style-name="T39"> </text:span><text:span text:style-name="T40">endfor</text:span><text:span text:style-name="T39"> </text:span><text:span text:style-name="T21">%}</text:span></text:p>
          <text:p text:style-name="P6"><text:s text:c="4"/><text:span text:style-name="T35">&lt;/ol&gt;</text:span></text:p>
          <text:p text:style-name="P6"/>
          <text:p text:style-name="P6"><text:s text:c="4"/><text:span text:style-name="T35">&lt;div</text:span><text:span text:style-name="T39"> </text:span><text:span text:style-name="T24">class=</text:span><text:span text:style-name="T26">"pagination"</text:span><text:span text:style-name="T35">&gt;</text:span></text:p>
          <text:p text:style-name="P6"><text:s text:c="8"/><text:span text:style-name="T35">&lt;span</text:span><text:span text:style-name="T39"> </text:span><text:span text:style-name="T24">class=</text:span><text:span text:style-name="T26">"step-links"</text:span><text:span text:style-name="T35">&gt;</text:span></text:p>
          <text:p text:style-name="P6"><text:s text:c="12"/><text:span text:style-name="T21">{%</text:span><text:span text:style-name="T39"> </text:span><text:span text:style-name="T40">if</text:span><text:span text:style-name="T39"> </text:span><text:span text:style-name="T24">page_obj.has_previous</text:span><text:span text:style-name="T39"> </text:span><text:span text:style-name="T21">%}</text:span></text:p>
          <text:p text:style-name="P6"><text:s text:c="16"/><text:span text:style-name="T35">&lt;a</text:span><text:span text:style-name="T39"> </text:span><text:span text:style-name="T24">href=</text:span><text:span text:style-name="T26">"?page=</text:span><text:span text:style-name="T21">{{</text:span><text:span text:style-name="T39"> </text:span><text:span text:style-name="T24">page_obj.previous_page_number</text:span><text:span text:style-name="T39"> </text:span><text:span text:style-name="T21">}}</text:span><text:span text:style-name="T26">"</text:span><text:span text:style-name="T35">&gt;</text:span><text:span text:style-name="T39">previous</text:span><text:span text:style-name="T35">&lt;/a&gt;</text:span></text:p>
          <text:p text:style-name="P6"><text:s text:c="12"/><text:span text:style-name="T21">{%</text:span><text:span text:style-name="T39"> </text:span><text:span text:style-name="T40">endif</text:span><text:span text:style-name="T39"> </text:span><text:span text:style-name="T21">%}</text:span></text:p>
          <text:p text:style-name="P6"/>
          <text:p text:style-name="P6"><text:s text:c="12"/><text:span text:style-name="T35">&lt;span</text:span><text:span text:style-name="T39"> </text:span><text:span text:style-name="T24">class=</text:span><text:span text:style-name="T26">"current"</text:span><text:span text:style-name="T35">&gt;</text:span></text:p>
          <text:p text:style-name="P6"><text:s text:c="16"/><text:span text:style-name="T39">Page </text:span><text:span text:style-name="T21">{{</text:span><text:span text:style-name="T39"> </text:span><text:span text:style-name="T24">page_obj.number</text:span><text:span text:style-name="T39"> </text:span><text:span text:style-name="T21">}}</text:span><text:span text:style-name="T39"> of </text:span><text:span text:style-name="T21">{{</text:span><text:span text:style-name="T39"> </text:span><text:span text:style-name="T24">paginator.num_pages</text:span><text:span text:style-name="T39"> </text:span><text:span text:style-name="T21">}}</text:span><text:span text:style-name="T39">.</text:span></text:p>
          <text:p text:style-name="P6"><text:s text:c="12"/><text:span text:style-name="T35">&lt;/span&gt;</text:span></text:p>
          <text:p text:style-name="P6"/>
          <text:p text:style-name="P6"><text:s text:c="12"/><text:span text:style-name="T21">{%</text:span><text:span text:style-name="T39"> </text:span><text:span text:style-name="T40">if</text:span><text:span text:style-name="T39"> </text:span><text:span text:style-name="T24">page_obj.has_next</text:span><text:span text:style-name="T39"> </text:span><text:span text:style-name="T21">%}</text:span></text:p>
          <text:p text:style-name="P6"><text:s text:c="16"/><text:span text:style-name="T35">&lt;a</text:span><text:span text:style-name="T39"> </text:span><text:span text:style-name="T24">href=</text:span><text:span text:style-name="T26">"?page=</text:span><text:span text:style-name="T21">{{</text:span><text:span text:style-name="T39"> </text:span><text:span text:style-name="T24">page_obj.next_page_number</text:span><text:span text:style-name="T39"> </text:span><text:span text:style-name="T21">}}</text:span><text:span text:style-name="T26">"</text:span><text:span text:style-name="T35">&gt;</text:span><text:span text:style-name="T39">next</text:span><text:span text:style-name="T35">&lt;/a&gt;</text:span></text:p>
          <text:p text:style-name="P6"><text:s text:c="12"/><text:span text:style-name="T21">{%</text:span><text:span text:style-name="T39"> </text:span><text:span text:style-name="T40">endif</text:span><text:span text:style-name="T39"> </text:span><text:span text:style-name="T21">%}</text:span></text:p>
          <text:p text:style-name="P6"><text:s text:c="8"/><text:span text:style-name="T35">&lt;/span&gt;</text:span></text:p>
          <text:p text:style-name="P6"><text:s text:c="4"/><text:span text:style-name="T35">&lt;/div&gt;</text:span></text:p>
          <text:p text:style-name="P6"><text:span text:style-name="T20">{%</text:span> <text:span text:style-name="T18">endblock</text:span> <text:span text:style-name="T20">%}</text:span></text:p>
        </text:section>
      </text:section>
      <text:section text:style-name="Sect1" text:name="s-avoid-anything-more-complex">
        <text:h text:style-name="P3" text:outline-level="2"><text:bookmark text:name="avoid-anything-more-complex"/>Avoid anything more complex</text:h>
        <text:p text:style-name="P6"><text:span text:style-name="T6">Generally you can use </text:span><text:a xlink:type="simple" xlink:href="https://docs.djangoproject.com/en/1.6/ref/class-based-views/mixins-simple/#django.views.generic.base.TemplateResponseMixin"><text:span text:style-name="Teletype"><text:span text:style-name="T12">TemplateResponseMixin</text:span></text:span></text:a><text:span text:style-name="T6"> and </text:span><text:a xlink:type="simple" xlink:href="https://docs.djangoproject.com/en/1.6/ref/class-based-views/mixins-single-object/#django.views.generic.detail.SingleObjectMixin"><text:span text:style-name="Teletype"><text:span text:style-name="T12">SingleObjectMixin</text:span></text:span></text:a><text:span text:style-name="T6"> when you need their functionality. As shown above, with a bit of care you can even combine </text:span><text:span text:style-name="Teletype"><text:span text:style-name="T14">SingleObjectMixin</text:span></text:span><text:span text:style-name="T6"> with </text:span><text:a xlink:type="simple" xlink:href="https://docs.djangoproject.com/en/1.6/ref/class-based-views/generic-display/#django.views.generic.list.ListView"><text:span text:style-name="Teletype"><text:span text:style-name="T12">ListView</text:span></text:span></text:a><text:span text:style-name="T6">. However things get increasingly complex as you try to do so, and a good rule of thumb is:</text:span></text:p>
        <text:h text:style-name="P3" text:outline-level="2">Hint</text:h>
        <text:p text:style-name="P6"><text:span text:style-name="T6">Each of your views should use only mixins or views from one of the groups of generic class-based views: </text:span><text:a xlink:type="simple" xlink:href="https://docs.djangoproject.com/en/1.6/topics/class-based-views/generic-display/"><text:span text:style-name="Emphasis"><text:span text:style-name="T9">detail, list</text:span></text:span></text:a><text:span text:style-name="T6">, </text:span><text:a xlink:type="simple" xlink:href="https://docs.djangoproject.com/en/1.6/topics/class-based-views/generic-editing/"><text:span text:style-name="Emphasis"><text:span text:style-name="T9">editing</text:span></text:span></text:a><text:span text:style-name="T6"> and date. For example it’s fine to combine </text:span><text:a xlink:type="simple" xlink:href="https://docs.djangoproject.com/en/1.6/ref/class-based-views/flattened-index/#TemplateView"><text:span text:style-name="Teletype"><text:span text:style-name="T12">TemplateView</text:span></text:span></text:a><text:span text:style-name="T6"> (built in view) with </text:span><text:a xlink:type="simple" xlink:href="https://docs.djangoproject.com/en/1.6/ref/class-based-views/mixins-multiple-object/#django.views.generic.list.MultipleObjectMixin"><text:span text:style-name="Teletype"><text:span text:style-name="T12">MultipleObjectMixin</text:span></text:span></text:a><text:span text:style-name="T6"> (generic list), but you’re likely to have problems combining </text:span><text:span text:style-name="Teletype"><text:span text:style-name="T14">SingleObjectMixin</text:span></text:span><text:span text:style-name="T6"> (generic detail) with </text:span><text:span text:style-name="Teletype"><text:span text:style-name="T14">MultipleObjectMixin</text:span></text:span><text:span text:style-name="T6"> (generic list).</text:span></text:p>
        <text:p text:style-name="P6"><text:span text:style-name="T6">To show what happens when you try to get more sophisticated, we show an example that sacrifices readability and maintainability when there is a simpler solution. First, let’s look at a naive attempt to combine </text:span><text:a xlink:type="simple" xlink:href="https://docs.djangoproject.com/en/1.6/ref/class-based-views/generic-display/#django.views.generic.detail.DetailView"><text:span text:style-name="Teletype"><text:span text:style-name="T12">DetailView</text:span></text:span></text:a><text:span text:style-name="T6"> with </text:span><text:a xlink:type="simple" xlink:href="https://docs.djangoproject.com/en/1.6/ref/class-based-views/mixins-editing/#django.views.generic.edit.FormMixin"><text:span text:style-name="Teletype"><text:span text:style-name="T12">FormMixin</text:span></text:span></text:a><text:span text:style-name="T6"> to enable use to </text:span><text:span text:style-name="Teletype"><text:span text:style-name="T14">POST</text:span></text:span><text:span text:style-name="T6"> a Django </text:span><text:a xlink:type="simple" xlink:href="https://docs.djangoproject.com/en/1.6/ref/forms/api/#django.forms.Form"><text:span text:style-name="Teletype"><text:span text:style-name="T12">Form</text:span></text:span></text:a><text:span text:style-name="T6"> to the same URL as we’re displaying an object using </text:span><text:a xlink:type="simple" xlink:href="https://docs.djangoproject.com/en/1.6/ref/class-based-views/flattened-index/#DetailView"><text:span text:style-name="Teletype"><text:span text:style-name="T12">DetailView</text:span></text:span></text:a><text:span text:style-name="T6">.</text:span></text:p>
        <text:section text:style-name="Sect1" text:name="s-using-formmixin-with-detailview">
          <text:h text:style-name="P3" text:outline-level="2"><text:bookmark text:name="using-formmixin-with-detailview"/>Using FormMixin with DetailView</text:h>
          <text:p text:style-name="P6"><text:span text:style-name="T6">Think back to our earlier example of using </text:span><text:a xlink:type="simple" xlink:href="https://docs.djangoproject.com/en/1.6/ref/class-based-views/flattened-index/#View"><text:span text:style-name="Teletype"><text:span text:style-name="T12">View</text:span></text:span></text:a><text:span text:style-name="T6"> and </text:span><text:a xlink:type="simple" xlink:href="https://docs.djangoproject.com/en/1.6/ref/class-based-views/mixins-single-object/#django.views.generic.detail.SingleObjectMixin"><text:span text:style-name="Teletype"><text:span text:style-name="T12">SingleObjectMixin</text:span></text:span></text:a><text:span text:style-name="T6"> together. We were recording a user’s interest in a particular author; say now that we want to let them leave a message saying why they like them. Again, let’s assume we’re not going to store this in a relational database but instead in something more esoteric that we won’t worry about here.</text:span></text:p>
          <text:p text:style-name="P6"><text:span text:style-name="T6">At this point it’s natural to reach for a </text:span><text:a xlink:type="simple" xlink:href="https://docs.djangoproject.com/en/1.6/ref/forms/api/#django.forms.Form"><text:span text:style-name="Teletype"><text:span text:style-name="T12">Form</text:span></text:span></text:a><text:span text:style-name="T6"> to encapsulate the information sent from the user’s browser to Django. Say also that we’re heavily invested in </text:span><text:a xlink:type="simple" xlink:href="http://en.wikipedia.org/wiki/Representational_state_transfer"><text:span text:style-name="T9">REST</text:span></text:a><text:span text:style-name="T6">, so we want to use the same URL for displaying the author as for capturing the message from the user. Let’s rewrite our</text:span><text:span text:style-name="Teletype"><text:span text:style-name="T14">AuthorDetailView</text:span></text:span><text:span text:style-name="T6"> to do that.</text:span></text:p>
          <text:p text:style-name="P6"><text:span text:style-name="T6">We’ll keep the </text:span><text:span text:style-name="Teletype"><text:span text:style-name="T14">GET</text:span></text:span><text:span text:style-name="T6"> handling from </text:span><text:a xlink:type="simple" xlink:href="https://docs.djangoproject.com/en/1.6/ref/class-based-views/flattened-index/#DetailView"><text:span text:style-name="Teletype"><text:span text:style-name="T12">DetailView</text:span></text:span></text:a><text:span text:style-name="T6">, although we’ll have to add a </text:span><text:a xlink:type="simple" xlink:href="https://docs.djangoproject.com/en/1.6/ref/forms/api/#django.forms.Form"><text:span text:style-name="Teletype"><text:span text:style-name="T12">Form</text:span></text:span></text:a><text:span text:style-name="T6"> into the context data so we can render it in the template. We’ll also want to pull in form processing from </text:span><text:a xlink:type="simple" xlink:href="https://docs.djangoproject.com/en/1.6/ref/class-based-views/mixins-editing/#django.views.generic.edit.FormMixin"><text:span text:style-name="Teletype"><text:span text:style-name="T12">FormMixin</text:span></text:span></text:a><text:span text:style-name="T6">, and write a bit of code so that on </text:span><text:span text:style-name="Teletype"><text:span text:style-name="T14">POST</text:span></text:span><text:span text:style-name="T6"> the form gets called appropriately.</text:span></text:p>
          <text:p text:style-name="P6"><text:soft-page-break/>Note</text:p>
          <text:p text:style-name="P6"><text:span text:style-name="T6">We use </text:span><text:a xlink:type="simple" xlink:href="https://docs.djangoproject.com/en/1.6/ref/class-based-views/mixins-editing/#django.views.generic.edit.FormMixin"><text:span text:style-name="Teletype"><text:span text:style-name="T12">FormMixin</text:span></text:span></text:a><text:span text:style-name="T6"> and implement </text:span><text:span text:style-name="Teletype"><text:span text:style-name="T14">post()</text:span></text:span><text:span text:style-name="T6"> ourselves rather than try to mix </text:span><text:a xlink:type="simple" xlink:href="https://docs.djangoproject.com/en/1.6/ref/class-based-views/flattened-index/#DetailView"><text:span text:style-name="Teletype"><text:span text:style-name="T12">DetailView</text:span></text:span></text:a><text:span text:style-name="T6"> with </text:span><text:a xlink:type="simple" xlink:href="https://docs.djangoproject.com/en/1.6/ref/class-based-views/flattened-index/#FormView"><text:span text:style-name="Teletype"><text:span text:style-name="T12">FormView</text:span></text:span></text:a><text:span text:style-name="T6"> (which provides a suitable</text:span><text:span text:style-name="Teletype"><text:span text:style-name="T14">post()</text:span></text:span><text:span text:style-name="T6"> already) because both of the views implement </text:span><text:span text:style-name="Teletype"><text:span text:style-name="T14">get()</text:span></text:span><text:span text:style-name="T6">, and things would get much more confusing.</text:span></text:p>
          <text:p text:style-name="P6"><text:span text:style-name="T6">Our new </text:span><text:span text:style-name="Teletype"><text:span text:style-name="T14">AuthorDetail</text:span></text:span><text:span text:style-name="T6"> looks like this:</text:span></text:p>
          <text:p text:style-name="P6"># CAUTION: you almost certainly do not want to do this.</text:p>
          <text:p text:style-name="P6"># It is provided as part of a discussion of problems you can</text:p>
          <text:p text:style-name="P6"># run into when combining different generic class-based view</text:p>
          <text:p text:style-name="P6"># functionality that is not designed to be used together.</text:p>
          <text:p text:style-name="P6"/>
          <text:p text:style-name="P6">from <text:span text:style-name="T17">django</text:span> import forms</text:p>
          <text:p text:style-name="P6">from <text:span text:style-name="T17">django.http</text:span> import HttpResponseForbidden</text:p>
          <text:p text:style-name="P6">from <text:span text:style-name="T17">django.core.urlresolvers</text:span> import reverse</text:p>
          <text:p text:style-name="P6">from <text:span text:style-name="T17">django.views.generic</text:span> import DetailView</text:p>
          <text:p text:style-name="P6">from <text:span text:style-name="T17">django.views.generic.edit</text:span> import FormMixin</text:p>
          <text:p text:style-name="P6">from <text:span text:style-name="T17">books.models</text:span> import Author</text:p>
          <text:p text:style-name="P6"/>
          <text:p text:style-name="P6"><text:span text:style-name="T18">class</text:span> <text:span text:style-name="T27">AuthorInterestForm</text:span>(forms<text:span text:style-name="T18">.</text:span>Form):</text:p>
          <text:p text:style-name="P6"><text:s text:c="4"/><text:span text:style-name="T39">message </text:span><text:span text:style-name="T40">=</text:span><text:span text:style-name="T39"> forms</text:span><text:span text:style-name="T40">.</text:span><text:span text:style-name="T39">CharField()</text:span></text:p>
          <text:p text:style-name="P6"/>
          <text:p text:style-name="P6"><text:span text:style-name="T18">class</text:span> <text:span text:style-name="T27">AuthorDetail</text:span>(FormMixin, DetailView):</text:p>
          <text:p text:style-name="P6"><text:s text:c="4"/><text:span text:style-name="T39">model </text:span><text:span text:style-name="T40">=</text:span><text:span text:style-name="T39"> Author</text:span></text:p>
          <text:p text:style-name="P6"><text:s text:c="4"/><text:span text:style-name="T39">form_class </text:span><text:span text:style-name="T40">=</text:span><text:span text:style-name="T39"> AuthorInterestForm</text:span></text:p>
          <text:p text:style-name="P6"/>
          <text:p text:style-name="P6"><text:s text:c="4"/><text:span text:style-name="T40">def</text:span><text:span text:style-name="T39"> </text:span><text:span text:style-name="T30">get_success_url</text:span><text:span text:style-name="T39">(</text:span><text:span text:style-name="T22">self</text:span><text:span text:style-name="T39">):</text:span></text:p>
          <text:p text:style-name="P6"><text:s text:c="8"/><text:span text:style-name="T40">return</text:span><text:span text:style-name="T39"> reverse(</text:span><text:span text:style-name="T26">'author-detail'</text:span><text:span text:style-name="T39">, kwargs</text:span><text:span text:style-name="T40">=</text:span><text:span text:style-name="T39">{</text:span><text:span text:style-name="T26">'pk'</text:span><text:span text:style-name="T39">: </text:span><text:span text:style-name="T22">self</text:span><text:span text:style-name="T40">.</text:span><text:span text:style-name="T39">object</text:span><text:span text:style-name="T40">.</text:span><text:span text:style-name="T39">pk})</text:span></text:p>
          <text:p text:style-name="P6"/>
          <text:p text:style-name="P6"><text:s text:c="4"/><text:span text:style-name="T40">def</text:span><text:span text:style-name="T39"> </text:span><text:span text:style-name="T30">get_context_data</text:span><text:span text:style-name="T39">(</text:span><text:span text:style-name="T22">self</text:span><text:span text:style-name="T39">, </text:span><text:span text:style-name="T40">**</text:span><text:span text:style-name="T39">kwargs):</text:span></text:p>
          <text:p text:style-name="P6"><text:s text:c="8"/><text:span text:style-name="T39">context </text:span><text:span text:style-name="T40">=</text:span><text:span text:style-name="T39"> </text:span><text:span text:style-name="T22">super</text:span><text:span text:style-name="T39">(AuthorDetail, </text:span><text:span text:style-name="T22">self</text:span><text:span text:style-name="T39">)</text:span><text:span text:style-name="T40">.</text:span><text:span text:style-name="T39">get_context_data(</text:span><text:span text:style-name="T40">**</text:span><text:span text:style-name="T39">kwargs)</text:span></text:p>
          <text:p text:style-name="P6"><text:s text:c="8"/><text:span text:style-name="T39">form_class </text:span><text:span text:style-name="T40">=</text:span><text:span text:style-name="T39"> </text:span><text:span text:style-name="T22">self</text:span><text:span text:style-name="T40">.</text:span><text:span text:style-name="T39">get_form_class()</text:span></text:p>
          <text:p text:style-name="P6"><text:s text:c="8"/><text:span text:style-name="T39">context[</text:span><text:span text:style-name="T26">'form'</text:span><text:span text:style-name="T39">] </text:span><text:span text:style-name="T40">=</text:span><text:span text:style-name="T39"> </text:span><text:span text:style-name="T22">self</text:span><text:span text:style-name="T40">.</text:span><text:span text:style-name="T39">get_form(form_class)</text:span></text:p>
          <text:p text:style-name="P6"><text:s text:c="8"/><text:span text:style-name="T40">return</text:span><text:span text:style-name="T39"> context</text:span></text:p>
          <text:p text:style-name="P6"/>
          <text:p text:style-name="P6"><text:s text:c="4"/><text:span text:style-name="T40">def</text:span><text:span text:style-name="T39"> </text:span><text:span text:style-name="T30">post</text:span><text:span text:style-name="T39">(</text:span><text:span text:style-name="T22">self</text:span><text:span text:style-name="T39">, request, </text:span><text:span text:style-name="T40">*</text:span><text:span text:style-name="T39">args, </text:span><text:span text:style-name="T40">**</text:span><text:span text:style-name="T39">kwargs):</text:span></text:p>
          <text:p text:style-name="P6"><text:s text:c="8"/><text:span text:style-name="T40">if</text:span><text:span text:style-name="T39"> </text:span><text:span text:style-name="T40">not</text:span><text:span text:style-name="T39"> request</text:span><text:span text:style-name="T40">.</text:span><text:span text:style-name="T39">user</text:span><text:span text:style-name="T40">.</text:span><text:span text:style-name="T39">is_authenticated():</text:span></text:p>
          <text:p text:style-name="P6"><text:s text:c="12"/><text:span text:style-name="T40">return</text:span><text:span text:style-name="T39"> HttpResponseForbidden()</text:span></text:p>
          <text:p text:style-name="P6"><text:s text:c="8"/><text:span text:style-name="T22">self</text:span><text:span text:style-name="T40">.</text:span><text:span text:style-name="T39">object </text:span><text:span text:style-name="T40">=</text:span><text:span text:style-name="T39"> </text:span><text:span text:style-name="T22">self</text:span><text:span text:style-name="T40">.</text:span><text:span text:style-name="T39">get_object()</text:span></text:p>
          <text:p text:style-name="P6"><text:s text:c="8"/><text:span text:style-name="T39">form_class </text:span><text:span text:style-name="T40">=</text:span><text:span text:style-name="T39"> </text:span><text:span text:style-name="T22">self</text:span><text:span text:style-name="T40">.</text:span><text:span text:style-name="T39">get_form_class()</text:span></text:p>
          <text:p text:style-name="P6"><text:s text:c="8"/><text:span text:style-name="T39">form </text:span><text:span text:style-name="T40">=</text:span><text:span text:style-name="T39"> </text:span><text:span text:style-name="T22">self</text:span><text:span text:style-name="T40">.</text:span><text:span text:style-name="T39">get_form(form_class)</text:span></text:p>
          <text:p text:style-name="P6"><text:s text:c="8"/><text:span text:style-name="T40">if</text:span><text:span text:style-name="T39"> form</text:span><text:span text:style-name="T40">.</text:span><text:span text:style-name="T39">is_valid():</text:span></text:p>
          <text:p text:style-name="P6"><text:s text:c="12"/><text:span text:style-name="T40">return</text:span><text:span text:style-name="T39"> </text:span><text:span text:style-name="T22">self</text:span><text:span text:style-name="T40">.</text:span><text:span text:style-name="T39">form_valid(form)</text:span></text:p>
          <text:p text:style-name="P6"><text:s text:c="8"/><text:span text:style-name="T40">else</text:span><text:span text:style-name="T39">:</text:span></text:p>
          <text:p text:style-name="P6"><text:s text:c="12"/><text:span text:style-name="T40">return</text:span><text:span text:style-name="T39"> </text:span><text:span text:style-name="T22">self</text:span><text:span text:style-name="T40">.</text:span><text:span text:style-name="T39">form_invalid(form)</text:span></text:p>
          <text:p text:style-name="P6"/>
          <text:p text:style-name="P6"><text:s text:c="4"/><text:span text:style-name="T40">def</text:span><text:span text:style-name="T39"> </text:span><text:span text:style-name="T30">form_valid</text:span><text:span text:style-name="T39">(</text:span><text:span text:style-name="T22">self</text:span><text:span text:style-name="T39">, form):</text:span></text:p>
          <text:p text:style-name="P6"><text:s text:c="8"/><text:span text:style-name="T33"># Here, we would record the user's interest using the message</text:span></text:p>
          <text:p text:style-name="P6"><text:s text:c="8"/><text:span text:style-name="T33"># passed in form.cleaned_data['message']</text:span></text:p>
          <text:p text:style-name="P6"><text:s text:c="8"/><text:span text:style-name="T40">return</text:span><text:span text:style-name="T39"> </text:span><text:span text:style-name="T22">super</text:span><text:span text:style-name="T39">(AuthorDetail, </text:span><text:span text:style-name="T22">self</text:span><text:span text:style-name="T39">)</text:span><text:span text:style-name="T40">.</text:span><text:span text:style-name="T39">form_valid(form)</text:span></text:p>
          <text:p text:style-name="P6"><text:span text:style-name="Teletype"><text:span text:style-name="T14">get_success_url()</text:span></text:span><text:span text:style-name="T6"> is just providing somewhere to redirect to, which gets used in the default implementation of </text:span><text:span text:style-name="Teletype"><text:span text:style-name="T14">form_valid()</text:span></text:span><text:span text:style-name="T6">. We have to provide our own </text:span><text:span text:style-name="Teletype"><text:span text:style-name="T14">post()</text:span></text:span><text:span text:style-name="T6"> as noted earlier, and override </text:span><text:span text:style-name="Teletype"><text:span text:style-name="T14">get_context_data()</text:span></text:span><text:span text:style-name="T6"> to make the </text:span><text:a xlink:type="simple" xlink:href="https://docs.djangoproject.com/en/1.6/ref/forms/api/#django.forms.Form"><text:span text:style-name="Teletype"><text:span text:style-name="T12">Form</text:span></text:span></text:a><text:span text:style-name="T6"> available in the context data.</text:span></text:p>
        </text:section>
        <text:section text:style-name="Sect1" text:name="s-a-better-solution">
          <text:h text:style-name="P3" text:outline-level="2"><text:bookmark text:name="a-better-solution"/><text:soft-page-break/>A better solution</text:h>
          <text:p text:style-name="P6"><text:span text:style-name="T6">It should be obvious that the number of subtle interactions between </text:span><text:a xlink:type="simple" xlink:href="https://docs.djangoproject.com/en/1.6/ref/class-based-views/mixins-editing/#django.views.generic.edit.FormMixin"><text:span text:style-name="Teletype"><text:span text:style-name="T12">FormMixin</text:span></text:span></text:a><text:span text:style-name="T6"> and </text:span><text:a xlink:type="simple" xlink:href="https://docs.djangoproject.com/en/1.6/ref/class-based-views/flattened-index/#DetailView"><text:span text:style-name="Teletype"><text:span text:style-name="T12">DetailView</text:span></text:span></text:a><text:span text:style-name="T6"> is already testing our ability to manage things. It’s unlikely you’d want to write this kind of class yourself.</text:span></text:p>
          <text:p text:style-name="P6"><text:span text:style-name="T6">In this case, it would be fairly easy to just write the </text:span><text:span text:style-name="Teletype"><text:span text:style-name="T14">post()</text:span></text:span><text:span text:style-name="T6"> method yourself, keeping </text:span><text:a xlink:type="simple" xlink:href="https://docs.djangoproject.com/en/1.6/ref/class-based-views/flattened-index/#DetailView"><text:span text:style-name="Teletype"><text:span text:style-name="T12">DetailView</text:span></text:span></text:a><text:span text:style-name="T6"> as the only generic functionality, although writing </text:span><text:a xlink:type="simple" xlink:href="https://docs.djangoproject.com/en/1.6/ref/forms/api/#django.forms.Form"><text:span text:style-name="Teletype"><text:span text:style-name="T12">Form</text:span></text:span></text:a><text:span text:style-name="T6"> handling code involves a lot of duplication.</text:span></text:p>
          <text:p text:style-name="P6"><text:span text:style-name="T6">Alternatively, it would still be easier than the above approach to have a separate view for processing the form, which could use </text:span><text:a xlink:type="simple" xlink:href="https://docs.djangoproject.com/en/1.6/ref/class-based-views/generic-editing/#django.views.generic.edit.FormView"><text:span text:style-name="Teletype"><text:span text:style-name="T12">FormView</text:span></text:span></text:a><text:span text:style-name="T6"> distinct from </text:span><text:a xlink:type="simple" xlink:href="https://docs.djangoproject.com/en/1.6/ref/class-based-views/flattened-index/#DetailView"><text:span text:style-name="Teletype"><text:span text:style-name="T12">DetailView</text:span></text:span></text:a><text:span text:style-name="T6"> without concerns.</text:span></text:p>
        </text:section>
        <text:section text:style-name="Sect1" text:name="s-an-alternative-better-solution">
          <text:h text:style-name="P3" text:outline-level="2"><text:bookmark text:name="an-alternative-better-solution"/>An alternative better solution</text:h>
          <text:p text:style-name="P6"><text:span text:style-name="T6">What we’re really trying to do here is to use two different class based views from the same URL. So why not do just that? We have a very clear division here: </text:span><text:span text:style-name="Teletype"><text:span text:style-name="T14">GET</text:span></text:span><text:span text:style-name="T6"> requests should get the </text:span><text:a xlink:type="simple" xlink:href="https://docs.djangoproject.com/en/1.6/ref/class-based-views/flattened-index/#DetailView"><text:span text:style-name="Teletype"><text:span text:style-name="T12">DetailView</text:span></text:span></text:a><text:span text:style-name="T6"> (with the </text:span><text:a xlink:type="simple" xlink:href="https://docs.djangoproject.com/en/1.6/ref/forms/api/#django.forms.Form"><text:span text:style-name="Teletype"><text:span text:style-name="T12">Form</text:span></text:span></text:a><text:span text:style-name="T6"> added to the context data), and </text:span><text:span text:style-name="Teletype"><text:span text:style-name="T14">POST</text:span></text:span><text:span text:style-name="T6"> requests should get the </text:span><text:a xlink:type="simple" xlink:href="https://docs.djangoproject.com/en/1.6/ref/class-based-views/flattened-index/#FormView"><text:span text:style-name="Teletype"><text:span text:style-name="T12">FormView</text:span></text:span></text:a><text:span text:style-name="T6">. Let’s set up those views first.</text:span></text:p>
          <text:p text:style-name="P6"><text:span text:style-name="T6">The </text:span><text:span text:style-name="Teletype"><text:span text:style-name="T14">AuthorDisplay</text:span></text:span><text:span text:style-name="T6"> view is almost the same as </text:span><text:a xlink:type="simple" xlink:href="https://docs.djangoproject.com/en/1.6/topics/class-based-views/generic-display/#generic-views-extra-work"><text:span text:style-name="Emphasis"><text:span text:style-name="T9">when we first introduced AuthorDetail</text:span></text:span></text:a><text:span text:style-name="T6">; we have to write our own </text:span><text:span text:style-name="Teletype"><text:span text:style-name="T14">get_context_data()</text:span></text:span><text:span text:style-name="T6"> to make the </text:span><text:span text:style-name="Teletype"><text:span text:style-name="T14">AuthorInterestForm</text:span></text:span><text:span text:style-name="T6"> available to the template. We’ll skip the </text:span><text:span text:style-name="Teletype"><text:span text:style-name="T14">get_object()</text:span></text:span><text:span text:style-name="T6"> override from before for clarity.</text:span></text:p>
          <text:p text:style-name="P6">from <text:span text:style-name="T17">django.views.generic</text:span> import DetailView</text:p>
          <text:p text:style-name="P6">from <text:span text:style-name="T17">django</text:span> import forms</text:p>
          <text:p text:style-name="P6">from <text:span text:style-name="T17">books.models</text:span> import Author</text:p>
          <text:p text:style-name="P6"/>
          <text:p text:style-name="P6"><text:span text:style-name="T18">class</text:span> <text:span text:style-name="T27">AuthorInterestForm</text:span>(forms<text:span text:style-name="T18">.</text:span>Form):</text:p>
          <text:p text:style-name="P6"><text:s text:c="4"/><text:span text:style-name="T39">message </text:span><text:span text:style-name="T40">=</text:span><text:span text:style-name="T39"> forms</text:span><text:span text:style-name="T40">.</text:span><text:span text:style-name="T39">CharField()</text:span></text:p>
          <text:p text:style-name="P6"/>
          <text:p text:style-name="P6"><text:span text:style-name="T18">class</text:span> <text:span text:style-name="T27">AuthorDisplay</text:span>(DetailView):</text:p>
          <text:p text:style-name="P6"><text:s text:c="4"/><text:span text:style-name="T39">model </text:span><text:span text:style-name="T40">=</text:span><text:span text:style-name="T39"> Author</text:span></text:p>
          <text:p text:style-name="P6"/>
          <text:p text:style-name="P6"><text:s text:c="4"/><text:span text:style-name="T40">def</text:span><text:span text:style-name="T39"> </text:span><text:span text:style-name="T30">get_context_data</text:span><text:span text:style-name="T39">(</text:span><text:span text:style-name="T22">self</text:span><text:span text:style-name="T39">, </text:span><text:span text:style-name="T40">**</text:span><text:span text:style-name="T39">kwargs):</text:span></text:p>
          <text:p text:style-name="P6"><text:s text:c="8"/><text:span text:style-name="T39">context </text:span><text:span text:style-name="T40">=</text:span><text:span text:style-name="T39"> </text:span><text:span text:style-name="T22">super</text:span><text:span text:style-name="T39">(AuthorDisplay, </text:span><text:span text:style-name="T22">self</text:span><text:span text:style-name="T39">)</text:span><text:span text:style-name="T40">.</text:span><text:span text:style-name="T39">get_context_data(</text:span><text:span text:style-name="T40">**</text:span><text:span text:style-name="T39">kwargs)</text:span></text:p>
          <text:p text:style-name="P6"><text:s text:c="8"/><text:span text:style-name="T39">context[</text:span><text:span text:style-name="T26">'form'</text:span><text:span text:style-name="T39">] </text:span><text:span text:style-name="T40">=</text:span><text:span text:style-name="T39"> AuthorInterestForm()</text:span></text:p>
          <text:p text:style-name="P6"><text:s text:c="8"/><text:span text:style-name="T40">return</text:span><text:span text:style-name="T39"> context</text:span></text:p>
          <text:p text:style-name="P6"><text:span text:style-name="T6">Then the </text:span><text:span text:style-name="Teletype"><text:span text:style-name="T14">AuthorInterest</text:span></text:span><text:span text:style-name="T6"> is a simple </text:span><text:a xlink:type="simple" xlink:href="https://docs.djangoproject.com/en/1.6/ref/class-based-views/flattened-index/#FormView"><text:span text:style-name="Teletype"><text:span text:style-name="T12">FormView</text:span></text:span></text:a><text:span text:style-name="T6">, but we have to bring in </text:span><text:a xlink:type="simple" xlink:href="https://docs.djangoproject.com/en/1.6/ref/class-based-views/mixins-single-object/#django.views.generic.detail.SingleObjectMixin"><text:span text:style-name="Teletype"><text:span text:style-name="T12">SingleObjectMixin</text:span></text:span></text:a><text:span text:style-name="T6"> so we can find the author we’re talking about, and we have to remember to set </text:span><text:span text:style-name="Teletype"><text:span text:style-name="T14">template_name</text:span></text:span><text:span text:style-name="T6"> to ensure that form errors will render the same template as </text:span><text:span text:style-name="Teletype"><text:span text:style-name="T14">AuthorDisplay</text:span></text:span><text:span text:style-name="T6"> is using on </text:span><text:span text:style-name="Teletype"><text:span text:style-name="T14">GET</text:span></text:span><text:span text:style-name="T6">.</text:span></text:p>
          <text:p text:style-name="P6">from <text:span text:style-name="T17">django.core.urlresolvers</text:span> import reverse</text:p>
          <text:p text:style-name="P6">from <text:span text:style-name="T17">django.http</text:span> import HttpResponseForbidden</text:p>
          <text:p text:style-name="P6">from <text:span text:style-name="T17">django.views.generic</text:span> import FormView</text:p>
          <text:p text:style-name="P6">from <text:span text:style-name="T17">django.views.generic.detail</text:span> import SingleObjectMixin</text:p>
          <text:p text:style-name="P6"/>
          <text:p text:style-name="P6"><text:span text:style-name="T18">class</text:span> <text:span text:style-name="T27">AuthorInterest</text:span>(SingleObjectMixin, FormView):</text:p>
          <text:p text:style-name="P6"><text:s text:c="4"/><text:span text:style-name="T39">template_name </text:span><text:span text:style-name="T40">=</text:span><text:span text:style-name="T39"> </text:span><text:span text:style-name="T26">'books/author_detail.html'</text:span></text:p>
          <text:p text:style-name="P6"><text:s text:c="4"/><text:span text:style-name="T39">form_class </text:span><text:span text:style-name="T40">=</text:span><text:span text:style-name="T39"> AuthorInterestForm</text:span></text:p>
          <text:p text:style-name="P6"><text:s text:c="4"/><text:span text:style-name="T39">model </text:span><text:span text:style-name="T40">=</text:span><text:span text:style-name="T39"> Author</text:span></text:p>
          <text:p text:style-name="P6"/>
          <text:p text:style-name="P6"><text:s text:c="4"/><text:span text:style-name="T40">def</text:span><text:span text:style-name="T39"> </text:span><text:span text:style-name="T30">post</text:span><text:span text:style-name="T39">(</text:span><text:span text:style-name="T22">self</text:span><text:span text:style-name="T39">, request, </text:span><text:span text:style-name="T40">*</text:span><text:span text:style-name="T39">args, </text:span><text:span text:style-name="T40">**</text:span><text:span text:style-name="T39">kwargs):</text:span></text:p>
          <text:p text:style-name="P6"><text:s text:c="8"/><text:span text:style-name="T40">if</text:span><text:span text:style-name="T39"> </text:span><text:span text:style-name="T40">not</text:span><text:span text:style-name="T39"> request</text:span><text:span text:style-name="T40">.</text:span><text:span text:style-name="T39">user</text:span><text:span text:style-name="T40">.</text:span><text:span text:style-name="T39">is_authenticated():</text:span></text:p>
          <text:p text:style-name="P6"><text:s text:c="12"/><text:span text:style-name="T40">return</text:span><text:span text:style-name="T39"> HttpResponseForbidden()</text:span></text:p>
          <text:p text:style-name="P6"><text:s text:c="8"/><text:span text:style-name="T22">self</text:span><text:span text:style-name="T40">.</text:span><text:span text:style-name="T39">object </text:span><text:span text:style-name="T40">=</text:span><text:span text:style-name="T39"> </text:span><text:span text:style-name="T22">self</text:span><text:span text:style-name="T40">.</text:span><text:span text:style-name="T39">get_object()</text:span></text:p>
          <text:p text:style-name="P6"><text:s text:c="8"/><text:span text:style-name="T40">return</text:span><text:span text:style-name="T39"> </text:span><text:span text:style-name="T22">super</text:span><text:span text:style-name="T39">(AuthorInterest, </text:span><text:span text:style-name="T22">self</text:span><text:span text:style-name="T39">)</text:span><text:span text:style-name="T40">.</text:span><text:span text:style-name="T39">post(request, </text:span><text:span text:style-name="T40">*</text:span><text:span text:style-name="T39">args, </text:span><text:span text:style-name="T40">**</text:span><text:span text:style-name="T39">kwargs)</text:span></text:p>
          <text:p text:style-name="P6"/>
          <text:p text:style-name="P6"><text:s text:c="4"/><text:span text:style-name="T40">def</text:span><text:span text:style-name="T39"> </text:span><text:span text:style-name="T30">get_success_url</text:span><text:span text:style-name="T39">(</text:span><text:span text:style-name="T22">self</text:span><text:span text:style-name="T39">):</text:span></text:p>
          <text:p text:style-name="P6"><text:s text:c="8"/><text:span text:style-name="T40">return</text:span><text:span text:style-name="T39"> reverse(</text:span><text:span text:style-name="T26">'author-detail'</text:span><text:span text:style-name="T39">, kwargs</text:span><text:span text:style-name="T40">=</text:span><text:span text:style-name="T39">{</text:span><text:span text:style-name="T26">'pk'</text:span><text:span text:style-name="T39">: </text:span><text:span text:style-name="T22">self</text:span><text:span text:style-name="T40">.</text:span><text:span text:style-name="T39">object</text:span><text:span text:style-name="T40">.</text:span><text:span text:style-name="T39">pk})</text:span></text:p>
          <text:p text:style-name="P6"><text:span text:style-name="T6">Finally we bring this together in a new </text:span><text:span text:style-name="Teletype"><text:span text:style-name="T14">AuthorDetail</text:span></text:span><text:span text:style-name="T6"> view. We already know that calling </text:span><text:a xlink:type="simple" xlink:href="https://docs.djangoproject.com/en/1.6/ref/class-based-views/base/#django.views.generic.base.View.as_view"><text:span text:style-name="Teletype"><text:span text:style-name="T12">as_view()</text:span></text:span></text:a><text:span text:style-name="T6"> on a </text:span><text:soft-page-break/><text:span text:style-name="T6">class-based view gives us something that behaves exactly like a function based view, so we can do that at the point we choose between the two subviews.</text:span></text:p>
          <text:p text:style-name="P6"><text:span text:style-name="T6">You can of course pass through keyword arguments to </text:span><text:a xlink:type="simple" xlink:href="https://docs.djangoproject.com/en/1.6/ref/class-based-views/base/#django.views.generic.base.View.as_view"><text:span text:style-name="Teletype"><text:span text:style-name="T12">as_view()</text:span></text:span></text:a><text:span text:style-name="T6"> in the same way you would in your URLconf, such as if you wanted the</text:span><text:span text:style-name="Teletype"><text:span text:style-name="T14">AuthorInterest</text:span></text:span><text:span text:style-name="T6"> behavior to also appear at another URL but using a different template.</text:span></text:p>
          <text:p text:style-name="P6">from <text:span text:style-name="T17">django.views.generic</text:span> import View</text:p>
          <text:p text:style-name="P6"/>
          <text:p text:style-name="P6"><text:span text:style-name="T18">class</text:span> <text:span text:style-name="T27">AuthorDetail</text:span>(View):</text:p>
          <text:p text:style-name="P6"/>
          <text:p text:style-name="P6"><text:s text:c="4"/><text:span text:style-name="T40">def</text:span><text:span text:style-name="T39"> </text:span><text:span text:style-name="T30">get</text:span><text:span text:style-name="T39">(</text:span><text:span text:style-name="T22">self</text:span><text:span text:style-name="T39">, request, </text:span><text:span text:style-name="T40">*</text:span><text:span text:style-name="T39">args, </text:span><text:span text:style-name="T40">**</text:span><text:span text:style-name="T39">kwargs):</text:span></text:p>
          <text:p text:style-name="P6"><text:s text:c="8"/><text:span text:style-name="T39">view </text:span><text:span text:style-name="T40">=</text:span><text:span text:style-name="T39"> AuthorDisplay</text:span><text:span text:style-name="T40">.</text:span><text:span text:style-name="T39">as_view()</text:span></text:p>
          <text:p text:style-name="P6"><text:s text:c="8"/><text:span text:style-name="T40">return</text:span><text:span text:style-name="T39"> view(request, </text:span><text:span text:style-name="T40">*</text:span><text:span text:style-name="T39">args, </text:span><text:span text:style-name="T40">**</text:span><text:span text:style-name="T39">kwargs)</text:span></text:p>
          <text:p text:style-name="P6"/>
          <text:p text:style-name="P6"><text:s text:c="4"/><text:span text:style-name="T40">def</text:span><text:span text:style-name="T39"> </text:span><text:span text:style-name="T30">post</text:span><text:span text:style-name="T39">(</text:span><text:span text:style-name="T22">self</text:span><text:span text:style-name="T39">, request, </text:span><text:span text:style-name="T40">*</text:span><text:span text:style-name="T39">args, </text:span><text:span text:style-name="T40">**</text:span><text:span text:style-name="T39">kwargs):</text:span></text:p>
          <text:p text:style-name="P6"><text:s text:c="8"/><text:span text:style-name="T39">view </text:span><text:span text:style-name="T40">=</text:span><text:span text:style-name="T39"> AuthorInterest</text:span><text:span text:style-name="T40">.</text:span><text:span text:style-name="T39">as_view()</text:span></text:p>
          <text:p text:style-name="P6"><text:s text:c="8"/><text:span text:style-name="T40">return</text:span><text:span text:style-name="T39"> view(request, </text:span><text:span text:style-name="T40">*</text:span><text:span text:style-name="T39">args, </text:span><text:span text:style-name="T40">**</text:span><text:span text:style-name="T39">kwargs)</text:span></text:p>
          <text:p text:style-name="P6"><text:span text:style-name="T6">This approach can also be used with any other generic class-based views or your own class-based views inheriting directly from </text:span><text:a xlink:type="simple" xlink:href="https://docs.djangoproject.com/en/1.6/ref/class-based-views/flattened-index/#View"><text:span text:style-name="Teletype"><text:span text:style-name="T12">View</text:span></text:span></text:a><text:span text:style-name="T6"> or</text:span><text:a xlink:type="simple" xlink:href="https://docs.djangoproject.com/en/1.6/ref/class-based-views/flattened-index/#TemplateView"><text:span text:style-name="Teletype"><text:span text:style-name="T12">TemplateView</text:span></text:span></text:a><text:span text:style-name="T6">, as it keeps the different views as separate as possible.</text:span></text:p>
        </text:section>
      </text:section>
      <text:section text:style-name="Sect1" text:name="s-more-than-just-html">
        <text:h text:style-name="P3" text:outline-level="2"><text:bookmark text:name="jsonresponsemixin-example"/><text:bookmark text:name="more-than-just-html"/><text:bookmark text:name="s-jsonresponsemixin-example"/>More than just HTML</text:h>
        <text:p text:style-name="P6">Where class based views shine is when you want to do the same thing many times. Suppose you’re writing an API, and every view should return JSON instead of rendered HTML.</text:p>
        <text:p text:style-name="P6">We can create a mixin class to use in all of our views, handling the conversion to JSON once.</text:p>
        <text:p text:style-name="P6">For example, a simple JSON mixin might look something like this:</text:p>
        <text:p text:style-name="P6">import <text:span text:style-name="T17">json</text:span></text:p>
        <text:p text:style-name="P6">from <text:span text:style-name="T17">django.http</text:span> import HttpResponse</text:p>
        <text:p text:style-name="P6"/>
        <text:p text:style-name="P6"><text:span text:style-name="T18">class</text:span> <text:span text:style-name="T27">JSONResponseMixin</text:span>(<text:span text:style-name="T19">object</text:span>):</text:p>
        <text:p text:style-name="P6"><text:s text:c="4"/><text:span text:style-name="T26">"""</text:span></text:p>
        <text:p text:style-name="P6"><text:s text:c="4"/><text:span text:style-name="T39">A mixin that can be used to render a JSON response.</text:span></text:p>
        <text:p text:style-name="P6"><text:s text:c="4"/><text:span text:style-name="T39">"""</text:span></text:p>
        <text:p text:style-name="P6"><text:s text:c="4"/><text:span text:style-name="T40">def</text:span><text:span text:style-name="T39"> </text:span><text:span text:style-name="T30">render_to_json_response</text:span><text:span text:style-name="T39">(</text:span><text:span text:style-name="T22">self</text:span><text:span text:style-name="T39">, context, </text:span><text:span text:style-name="T40">**</text:span><text:span text:style-name="T39">response_kwargs):</text:span></text:p>
        <text:p text:style-name="P6"><text:s text:c="8"/><text:span text:style-name="T26">"""</text:span></text:p>
        <text:p text:style-name="P6"><text:s text:c="8"/><text:span text:style-name="T39">Returns a JSON response, transforming 'context' to make the payload.</text:span></text:p>
        <text:p text:style-name="P6"><text:s text:c="8"/><text:span text:style-name="T39">"""</text:span></text:p>
        <text:p text:style-name="P6"><text:s text:c="8"/><text:span text:style-name="T40">return</text:span><text:span text:style-name="T39"> HttpResponse(</text:span></text:p>
        <text:p text:style-name="P6"><text:s text:c="12"/><text:span text:style-name="T22">self</text:span><text:span text:style-name="T40">.</text:span><text:span text:style-name="T39">convert_context_to_json(context),</text:span></text:p>
        <text:p text:style-name="P6"><text:s text:c="12"/><text:span text:style-name="T39">content_type</text:span><text:span text:style-name="T40">=</text:span><text:span text:style-name="T26">'application/json'</text:span><text:span text:style-name="T39">,</text:span></text:p>
        <text:p text:style-name="P6"><text:s text:c="12"/><text:span text:style-name="T40">**</text:span><text:span text:style-name="T39">response_kwargs</text:span></text:p>
        <text:p text:style-name="P6"><text:s text:c="8"/><text:span text:style-name="T39">)</text:span></text:p>
        <text:p text:style-name="P6"/>
        <text:p text:style-name="P6"><text:s text:c="4"/><text:span text:style-name="T40">def</text:span><text:span text:style-name="T39"> </text:span><text:span text:style-name="T30">convert_context_to_json</text:span><text:span text:style-name="T39">(</text:span><text:span text:style-name="T22">self</text:span><text:span text:style-name="T39">, context):</text:span></text:p>
        <text:p text:style-name="P6"><text:s text:c="8"/><text:span text:style-name="T26">"Convert the context dictionary into a JSON object"</text:span></text:p>
        <text:p text:style-name="P6"><text:s text:c="8"/><text:span text:style-name="T33"># Note: This is *EXTREMELY* naive; in reality, you'll need</text:span></text:p>
        <text:p text:style-name="P6"><text:s text:c="8"/><text:span text:style-name="T33"># to do much more complex handling to ensure that arbitrary</text:span></text:p>
        <text:p text:style-name="P6"><text:s text:c="8"/><text:span text:style-name="T33"># objects -- such as Django model instances or querysets</text:span></text:p>
        <text:p text:style-name="P6"><text:s text:c="8"/><text:span text:style-name="T33"># -- can be serialized as JSON.</text:span></text:p>
        <text:p text:style-name="P6"><text:s text:c="8"/><text:span text:style-name="T40">return</text:span><text:span text:style-name="T39"> json</text:span><text:span text:style-name="T40">.</text:span><text:span text:style-name="T39">dumps(context)</text:span></text:p>
        <text:p text:style-name="P6">Note</text:p>
        <text:p text:style-name="P6"><text:span text:style-name="T6">Check out the </text:span><text:a xlink:type="simple" xlink:href="https://docs.djangoproject.com/en/1.6/topics/serialization/"><text:span text:style-name="Emphasis"><text:span text:style-name="T9">Serializing Django objects</text:span></text:span></text:a><text:span text:style-name="T6"> documentation for more information on how to correctly transform Django models and querysets into JSON.</text:span></text:p>
        <text:p text:style-name="P6"><text:span text:style-name="T6">This mixin provides a </text:span><text:span text:style-name="Teletype"><text:span text:style-name="T14">render_to_json_response()</text:span></text:span><text:span text:style-name="T6"> method with the same signature as </text:span><text:a xlink:type="simple" xlink:href="https://docs.djangoproject.com/en/1.6/ref/class-based-views/mixins-simple/#django.views.generic.base.TemplateResponseMixin.render_to_response"><text:span text:style-name="Teletype"><text:span text:style-name="T12">render_to_response()</text:span></text:span></text:a><text:span text:style-name="T6">. </text:span><text:soft-page-break/><text:span text:style-name="T6">To use it, we simply need to mix it into a </text:span><text:span text:style-name="Teletype"><text:span text:style-name="T14">TemplateView</text:span></text:span><text:span text:style-name="T6"> for example, and override </text:span><text:span text:style-name="Teletype"><text:span text:style-name="T14">render_to_response()</text:span></text:span><text:span text:style-name="T6"> to call </text:span><text:span text:style-name="Teletype"><text:span text:style-name="T14">render_to_json_response()</text:span></text:span><text:span text:style-name="T6"> instead:</text:span></text:p>
        <text:p text:style-name="P6">from <text:span text:style-name="T17">django.views.generic</text:span> import TemplateView</text:p>
        <text:p text:style-name="P6"/>
        <text:p text:style-name="P6"><text:span text:style-name="T18">class</text:span> <text:span text:style-name="T27">JSONView</text:span>(JSONResponseMixin, TemplateView):</text:p>
        <text:p text:style-name="P6"><text:s text:c="4"/><text:span text:style-name="T40">def</text:span><text:span text:style-name="T39"> </text:span><text:span text:style-name="T30">render_to_response</text:span><text:span text:style-name="T39">(</text:span><text:span text:style-name="T22">self</text:span><text:span text:style-name="T39">, context, </text:span><text:span text:style-name="T40">**</text:span><text:span text:style-name="T39">response_kwargs):</text:span></text:p>
        <text:p text:style-name="P6"><text:s text:c="8"/><text:span text:style-name="T40">return</text:span><text:span text:style-name="T39"> </text:span><text:span text:style-name="T22">self</text:span><text:span text:style-name="T40">.</text:span><text:span text:style-name="T39">render_to_json_response(context, </text:span><text:span text:style-name="T40">**</text:span><text:span text:style-name="T39">response_kwargs)</text:span></text:p>
        <text:p text:style-name="P6"><text:span text:style-name="T6">Equally we could use our mixin with one of the generic views. We can make our own version of </text:span><text:a xlink:type="simple" xlink:href="https://docs.djangoproject.com/en/1.6/ref/class-based-views/generic-display/#django.views.generic.detail.DetailView"><text:span text:style-name="Teletype"><text:span text:style-name="T12">DetailView</text:span></text:span></text:a><text:span text:style-name="T6"> by mixing </text:span><text:span text:style-name="Teletype"><text:span text:style-name="T14">JSONResponseMixin</text:span></text:span><text:span text:style-name="T6"> with the </text:span><text:span text:style-name="Teletype"><text:span text:style-name="T14">django.views.generic.detail.BaseDetailView</text:span></text:span><text:span text:style-name="T6"> – (the </text:span><text:a xlink:type="simple" xlink:href="https://docs.djangoproject.com/en/1.6/ref/class-based-views/generic-display/#django.views.generic.detail.DetailView"><text:span text:style-name="Teletype"><text:span text:style-name="T12">DetailView</text:span></text:span></text:a><text:span text:style-name="T6"> before template rendering behavior has been mixed in):</text:span></text:p>
        <text:p text:style-name="P6">from <text:span text:style-name="T17">django.views.generic.detail</text:span> import BaseDetailView</text:p>
        <text:p text:style-name="P6"/>
        <text:p text:style-name="P6"><text:span text:style-name="T18">class</text:span> <text:span text:style-name="T27">JSONDetailView</text:span>(JSONResponseMixin, BaseDetailView):</text:p>
        <text:p text:style-name="P6"><text:s text:c="4"/><text:span text:style-name="T40">def</text:span><text:span text:style-name="T39"> </text:span><text:span text:style-name="T30">render_to_response</text:span><text:span text:style-name="T39">(</text:span><text:span text:style-name="T22">self</text:span><text:span text:style-name="T39">, context, </text:span><text:span text:style-name="T40">**</text:span><text:span text:style-name="T39">response_kwargs):</text:span></text:p>
        <text:p text:style-name="P6"><text:s text:c="8"/><text:span text:style-name="T40">return</text:span><text:span text:style-name="T39"> </text:span><text:span text:style-name="T22">self</text:span><text:span text:style-name="T40">.</text:span><text:span text:style-name="T39">render_to_json_response(context, </text:span><text:span text:style-name="T40">**</text:span><text:span text:style-name="T39">response_kwargs)</text:span></text:p>
        <text:p text:style-name="P6"><text:span text:style-name="T6">This view can then be deployed in the same way as any other </text:span><text:a xlink:type="simple" xlink:href="https://docs.djangoproject.com/en/1.6/ref/class-based-views/generic-display/#django.views.generic.detail.DetailView"><text:span text:style-name="Teletype"><text:span text:style-name="T12">DetailView</text:span></text:span></text:a><text:span text:style-name="T6">, with exactly the same behavior – except for the format of the response.</text:span></text:p>
        <text:p text:style-name="P6"><text:span text:style-name="T6">If you want to be really adventurous, you could even mix a </text:span><text:a xlink:type="simple" xlink:href="https://docs.djangoproject.com/en/1.6/ref/class-based-views/generic-display/#django.views.generic.detail.DetailView"><text:span text:style-name="Teletype"><text:span text:style-name="T12">DetailView</text:span></text:span></text:a><text:span text:style-name="T6"> subclass that is able to return </text:span><text:span text:style-name="Emphasis"><text:span text:style-name="T6">both</text:span></text:span><text:span text:style-name="T6"> HTML and JSON content, depending on some property of the HTTP request, such as a query argument or a HTTP header. Just mix in both the </text:span><text:span text:style-name="Teletype"><text:span text:style-name="T14">JSONResponseMixin</text:span></text:span><text:span text:style-name="T6"> and a</text:span><text:a xlink:type="simple" xlink:href="https://docs.djangoproject.com/en/1.6/ref/class-based-views/mixins-single-object/#django.views.generic.detail.SingleObjectTemplateResponseMixin"><text:span text:style-name="Teletype"><text:span text:style-name="T12">SingleObjectTemplateResponseMixin</text:span></text:span></text:a><text:span text:style-name="T6">, and override the implementation of </text:span><text:a xlink:type="simple" xlink:href="https://docs.djangoproject.com/en/1.6/ref/class-based-views/mixins-simple/#django.views.generic.base.TemplateResponseMixin.render_to_response"><text:span text:style-name="Teletype"><text:span text:style-name="T12">render_to_response()</text:span></text:span></text:a><text:span text:style-name="T6"> to defer to the appropriate rendering method depending on the type of response that the user requested:</text:span></text:p>
        <text:p text:style-name="P6">from <text:span text:style-name="T17">django.views.generic.detail</text:span> import SingleObjectTemplateResponseMixin</text:p>
        <text:p text:style-name="P6"/>
        <text:p text:style-name="P6"><text:span text:style-name="T18">class</text:span> <text:span text:style-name="T27">HybridDetailView</text:span>(JSONResponseMixin, SingleObjectTemplateResponseMixin, BaseDetailView):</text:p>
        <text:p text:style-name="P6"><text:s text:c="4"/><text:span text:style-name="T40">def</text:span><text:span text:style-name="T39"> </text:span><text:span text:style-name="T30">render_to_response</text:span><text:span text:style-name="T39">(</text:span><text:span text:style-name="T22">self</text:span><text:span text:style-name="T39">, context):</text:span></text:p>
        <text:p text:style-name="P6"><text:s text:c="8"/><text:span text:style-name="T33"># Look for a 'format=json' GET argument</text:span></text:p>
        <text:p text:style-name="P6"><text:s text:c="8"/><text:span text:style-name="T40">if</text:span><text:span text:style-name="T39"> </text:span><text:span text:style-name="T22">self</text:span><text:span text:style-name="T40">.</text:span><text:span text:style-name="T39">request</text:span><text:span text:style-name="T40">.</text:span><text:span text:style-name="T39">GET</text:span><text:span text:style-name="T40">.</text:span><text:span text:style-name="T39">get(</text:span><text:span text:style-name="T26">'format'</text:span><text:span text:style-name="T39">) </text:span><text:span text:style-name="T40">==</text:span><text:span text:style-name="T39"> </text:span><text:span text:style-name="T26">'json'</text:span><text:span text:style-name="T39">:</text:span></text:p>
        <text:p text:style-name="P6"><text:s text:c="12"/><text:span text:style-name="T40">return</text:span><text:span text:style-name="T39"> </text:span><text:span text:style-name="T22">self</text:span><text:span text:style-name="T40">.</text:span><text:span text:style-name="T39">render_to_json_response(context)</text:span></text:p>
        <text:p text:style-name="P6"><text:s text:c="8"/><text:span text:style-name="T40">else</text:span><text:span text:style-name="T39">:</text:span></text:p>
        <text:p text:style-name="P6"><text:s text:c="12"/><text:span text:style-name="T40">return</text:span><text:span text:style-name="T39"> </text:span><text:span text:style-name="T22">super</text:span><text:span text:style-name="T39">(HybridDetailView, </text:span><text:span text:style-name="T22">self</text:span><text:span text:style-name="T39">)</text:span><text:span text:style-name="T40">.</text:span><text:span text:style-name="T39">render_to_response(context)</text:span></text:p>
        <text:p text:style-name="P6"><text:span text:style-name="T6">Because of the way that Python resolves method overloading, the call to </text:span><text:span text:style-name="Teletype"><text:span text:style-name="T14">super(HybridDetailView, self).render_to_response(context)</text:span></text:span><text:span text:style-name="T6">ends up calling the </text:span><text:a xlink:type="simple" xlink:href="https://docs.djangoproject.com/en/1.6/ref/class-based-views/mixins-simple/#django.views.generic.base.TemplateResponseMixin.render_to_response"><text:span text:style-name="Teletype"><text:span text:style-name="T12">render_to_response()</text:span></text:span></text:a><text:span text:style-name="T6"> implementation of </text:span><text:a xlink:type="simple" xlink:href="https://docs.djangoproject.com/en/1.6/ref/class-based-views/mixins-simple/#django.views.generic.base.TemplateResponseMixin"><text:span text:style-name="Teletype"><text:span text:style-name="T12">TemplateResponseMixin</text:span></text:span></text:a><text:span text:style-name="T6">.</text:span></text:p>
      </text:section>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rebuchet MS" svg:font-family="'Trebuchet MS', sans-serif"/>
    <style:font-face style:name="Verdana" svg:font-family="Verdana, sans-serif"/>
    <style:font-face style:name="DejaVu Sans1" svg:font-family="'DejaVu Sans'" style:font-family-generic="swiss"/>
    <style:font-face style:name="Segoe UI" svg:font-family="'Segoe UI'" style:font-family-generic="swiss"/>
    <style:font-face style:name="DejaVu Sans Mono" svg:font-family="'DejaVu Sans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harp"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harp"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Zen Hei Sharp1"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Zen Hei Sharp" style:font-size-asian="12pt" style:font-weight-asian="bold" style:font-name-complex="DejaVu Sans" style:font-size-complex="12pt" style:font-weight-complex="bold"/>
    </style:style>
    <style:style style:name="Footer" style:family="paragraph" style:parent-style-name="Standard" style:class="extra">
      <style:paragraph-properties text:number-lines="false" text:line-number="0">
        <style:tab-stops>
          <style:tab-stop style:position="9.458cm" style:type="center"/>
          <style:tab-stop style:position="18.918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WenQuanYi Zen Hei Sharp1" style:font-name-complex="DejaVu Sans Mono"/>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restart-on-page="true" text:offset="0.499cm" style:num-format="1" text:number-position="left" text:increment="5"/>
  </office:styles>
  <office:automatic-styles>
    <style:style style:name="MT1" style:family="text">
      <style:text-properties fo:language="uk" fo:country="UA" officeooo:rsid="00150f79"/>
    </style:style>
    <style:style style:name="MT2" style:family="text">
      <style:text-properties fo:language="uk" fo:country="UA" officeooo:rsid="00193667"/>
    </style:style>
    <style:style style:name="MT3" style:family="text">
      <style:text-properties fo:language="uk" fo:country="UA" officeooo:rsid="00225002"/>
    </style:style>
    <style:page-layout style:name="Mpm1">
      <style:page-layout-properties fo:page-width="21.59cm" fo:page-height="27.94cm" style:num-format="1" style:print-orientation="portrait" fo:margin-top="0.7cm" fo:margin-bottom="0.7cm" fo:margin-left="2.499cm" fo:margin-right="0.7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Номер сторінки - </text:span><text:page-number text:select-page="current">1</text:page-number> <text:span text:style-name="MT2">;</text:span> <text:s text:c="2"/><text:span text:style-name="MT3">загальна</text:span> <text:span text:style-name="MT2">кількість символів <text:s/></text:span><text:span text:style-name="MT2"><text:character-count>139199</text:character-count></text:span><text:span text:style-name="MT2"> <text:s/></text:span></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8T10:49:05</meta:creation-date>
    <meta:generator>LibreOffice/4.0.4.2$Windows_x86 LibreOffice_project/9e9821abd0ffdbc09cd8c52eaa574fa09eb08f2</meta:generator>
    <dc:date>2013-11-23T17:34:24.02</dc:date>
    <meta:editing-duration>P1DT6H41M18S</meta:editing-duration>
    <meta:editing-cycles>24</meta:editing-cycles>
    <meta:print-date>2013-11-23T16:56:29.96</meta:print-date>
    <meta:document-statistic meta:table-count="0" meta:image-count="0" meta:object-count="0" meta:page-count="51" meta:paragraph-count="1755" meta:word-count="19933" meta:character-count="139199" meta:non-whitespace-character-count="118337"/>
  </office:meta>
</office:document-meta>
</file>